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5701in" fo:margin-left="0in" fo:margin-top="0in" fo:margin-bottom="0in" table:align="left" style:writing-mode="lr-tb"/>
    </style:style>
    <style:style style:name="Table1.A" style:family="table-column">
      <style:table-column-properties style:column-width="0.1903in"/>
    </style:style>
    <style:style style:name="Table1.B" style:family="table-column">
      <style:table-column-properties style:column-width="2.3792in"/>
    </style:style>
    <style:style style:name="Table1.1" style:family="table-row">
      <style:table-row-properties fo:keep-together="auto"/>
    </style:style>
    <style:style style:name="Table1.A1" style:family="table-cell">
      <style:table-cell-properties fo:padding="0.0104in" fo:border="none"/>
    </style:style>
    <style:style style:name="Table1.B1" style:family="table-cell">
      <style:table-cell-properties style:vertical-align="middle" fo:padding="0.0104in" fo:border="none"/>
    </style:style>
    <style:style style:name="Table2" style:family="table">
      <style:table-properties style:width="1.3535in" fo:margin-left="0in" fo:margin-top="0in" fo:margin-bottom="0in" table:align="left" style:writing-mode="lr-tb"/>
    </style:style>
    <style:style style:name="Table2.A" style:family="table-column">
      <style:table-column-properties style:column-width="0.191in"/>
    </style:style>
    <style:style style:name="Table2.B" style:family="table-column">
      <style:table-column-properties style:column-width="1.1618in"/>
    </style:style>
    <style:style style:name="Table2.1" style:family="table-row">
      <style:table-row-properties fo:keep-together="auto"/>
    </style:style>
    <style:style style:name="Table2.A1" style:family="table-cell">
      <style:table-cell-properties fo:padding="0.0104in" fo:border="none"/>
    </style:style>
    <style:style style:name="Table2.B1" style:family="table-cell">
      <style:table-cell-properties style:vertical-align="middle" fo:padding="0.0104in" fo:border="none"/>
    </style:style>
    <style:style style:name="Table3" style:family="table">
      <style:table-properties style:width="1.1118in" fo:margin-left="0in" fo:margin-top="0in" fo:margin-bottom="0in" table:align="left" style:writing-mode="lr-tb"/>
    </style:style>
    <style:style style:name="Table3.A" style:family="table-column">
      <style:table-column-properties style:column-width="0.1903in"/>
    </style:style>
    <style:style style:name="Table3.B" style:family="table-column">
      <style:table-column-properties style:column-width="0.9208in"/>
    </style:style>
    <style:style style:name="Table3.1" style:family="table-row">
      <style:table-row-properties fo:keep-together="auto"/>
    </style:style>
    <style:style style:name="Table3.A1" style:family="table-cell">
      <style:table-cell-properties fo:padding="0.0104in" fo:border="none"/>
    </style:style>
    <style:style style:name="Table3.B1" style:family="table-cell">
      <style:table-cell-properties style:vertical-align="middle" fo:padding="0.0104in" fo:border="none"/>
    </style:style>
    <style:style style:name="Table4" style:family="table">
      <style:table-properties style:width="1.1118in" fo:margin-left="0in" fo:margin-top="0in" fo:margin-bottom="0in" table:align="left" style:writing-mode="lr-tb"/>
    </style:style>
    <style:style style:name="Table4.A" style:family="table-column">
      <style:table-column-properties style:column-width="0.1903in"/>
    </style:style>
    <style:style style:name="Table4.B" style:family="table-column">
      <style:table-column-properties style:column-width="0.9208in"/>
    </style:style>
    <style:style style:name="Table4.1" style:family="table-row">
      <style:table-row-properties fo:keep-together="auto"/>
    </style:style>
    <style:style style:name="Table4.A1" style:family="table-cell">
      <style:table-cell-properties fo:padding="0.0104in" fo:border="none"/>
    </style:style>
    <style:style style:name="Table4.B1" style:family="table-cell">
      <style:table-cell-properties style:vertical-align="middle" fo:padding="0.0104in" fo:border="none"/>
    </style:style>
    <style:style style:name="Table5" style:family="table">
      <style:table-properties style:width="1.1118in" fo:margin-left="0in" fo:margin-top="0in" fo:margin-bottom="0in" table:align="left" style:writing-mode="lr-tb"/>
    </style:style>
    <style:style style:name="Table5.A" style:family="table-column">
      <style:table-column-properties style:column-width="0.1903in"/>
    </style:style>
    <style:style style:name="Table5.B" style:family="table-column">
      <style:table-column-properties style:column-width="0.9208in"/>
    </style:style>
    <style:style style:name="Table5.1" style:family="table-row">
      <style:table-row-properties fo:keep-together="auto"/>
    </style:style>
    <style:style style:name="Table5.A1" style:family="table-cell">
      <style:table-cell-properties fo:padding="0.0104in" fo:border="none"/>
    </style:style>
    <style:style style:name="Table5.B1" style:family="table-cell">
      <style:table-cell-properties style:vertical-align="middle" fo:padding="0.0104in" fo:border="none"/>
    </style:style>
    <style:style style:name="Table6" style:family="table">
      <style:table-properties style:width="1.5868in" fo:margin-left="0in" fo:margin-top="0in" fo:margin-bottom="0in" table:align="left" style:writing-mode="lr-tb"/>
    </style:style>
    <style:style style:name="Table6.A" style:family="table-column">
      <style:table-column-properties style:column-width="0.1903in"/>
    </style:style>
    <style:style style:name="Table6.B" style:family="table-column">
      <style:table-column-properties style:column-width="1.3958in"/>
    </style:style>
    <style:style style:name="Table6.1" style:family="table-row">
      <style:table-row-properties fo:keep-together="auto"/>
    </style:style>
    <style:style style:name="Table6.A1" style:family="table-cell">
      <style:table-cell-properties fo:padding="0.0104in" fo:border="none"/>
    </style:style>
    <style:style style:name="Table6.B1" style:family="table-cell">
      <style:table-cell-properties style:vertical-align="middle" fo:padding="0.0104in" fo:border="none"/>
    </style:style>
    <style:style style:name="Table7" style:family="table">
      <style:table-properties style:width="3.2299in" fo:margin-left="0in" fo:margin-top="0in" fo:margin-bottom="0in" table:align="left" style:writing-mode="lr-tb"/>
    </style:style>
    <style:style style:name="Table7.A" style:family="table-column">
      <style:table-column-properties style:column-width="0.1903in"/>
    </style:style>
    <style:style style:name="Table7.B" style:family="table-column">
      <style:table-column-properties style:column-width="3.0389in"/>
    </style:style>
    <style:style style:name="Table7.1" style:family="table-row">
      <style:table-row-properties fo:keep-together="auto"/>
    </style:style>
    <style:style style:name="Table7.A1" style:family="table-cell">
      <style:table-cell-properties fo:padding="0.0104in" fo:border="none"/>
    </style:style>
    <style:style style:name="Table7.B1" style:family="table-cell">
      <style:table-cell-properties style:vertical-align="middle" fo:padding="0.0104in" fo:border="none"/>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0.191in"/>
    </style:style>
    <style:style style:name="Table8.B" style:family="table-column">
      <style:table-column-properties style:column-width="6.3083in"/>
    </style:style>
    <style:style style:name="Table8.1" style:family="table-row">
      <style:table-row-properties fo:keep-together="auto"/>
    </style:style>
    <style:style style:name="Table8.A1" style:family="table-cell">
      <style:table-cell-properties fo:padding="0.0104in" fo:border="none"/>
    </style:style>
    <style:style style:name="Table8.B1" style:family="table-cell">
      <style:table-cell-properties style:vertical-align="middle" fo:padding="0.0104in" fo:border="none"/>
    </style:style>
    <style:style style:name="Table9" style:family="table">
      <style:table-properties style:width="4.2007in" fo:margin-left="0in" fo:margin-top="0in" fo:margin-bottom="0in" table:align="left" style:writing-mode="lr-tb"/>
    </style:style>
    <style:style style:name="Table9.A" style:family="table-column">
      <style:table-column-properties style:column-width="0.191in"/>
    </style:style>
    <style:style style:name="Table9.B" style:family="table-column">
      <style:table-column-properties style:column-width="4.009in"/>
    </style:style>
    <style:style style:name="Table9.1" style:family="table-row">
      <style:table-row-properties fo:keep-together="auto"/>
    </style:style>
    <style:style style:name="Table9.A1" style:family="table-cell">
      <style:table-cell-properties fo:padding="0.0104in" fo:border="none"/>
    </style:style>
    <style:style style:name="Table9.B1" style:family="table-cell">
      <style:table-cell-properties style:vertical-align="middle" fo:padding="0.0104in" fo:border="none"/>
    </style:style>
    <style:style style:name="Table10" style:family="table">
      <style:table-properties style:width="4.2007in" fo:margin-left="0in" fo:margin-top="0in" fo:margin-bottom="0in" table:align="left" style:writing-mode="lr-tb"/>
    </style:style>
    <style:style style:name="Table10.A" style:family="table-column">
      <style:table-column-properties style:column-width="0.191in"/>
    </style:style>
    <style:style style:name="Table10.B" style:family="table-column">
      <style:table-column-properties style:column-width="4.009in"/>
    </style:style>
    <style:style style:name="Table10.1" style:family="table-row">
      <style:table-row-properties fo:keep-together="auto"/>
    </style:style>
    <style:style style:name="Table10.A1" style:family="table-cell">
      <style:table-cell-properties fo:padding="0.0104in" fo:border="none"/>
    </style:style>
    <style:style style:name="Table10.B1" style:family="table-cell">
      <style:table-cell-properties style:vertical-align="middle" fo:padding="0.0104in" fo:border="none"/>
    </style:style>
    <style:style style:name="Table11" style:family="table">
      <style:table-properties style:width="4.2007in" fo:margin-left="0in" fo:margin-top="0in" fo:margin-bottom="0in" table:align="left" style:writing-mode="lr-tb"/>
    </style:style>
    <style:style style:name="Table11.A" style:family="table-column">
      <style:table-column-properties style:column-width="0.191in"/>
    </style:style>
    <style:style style:name="Table11.B" style:family="table-column">
      <style:table-column-properties style:column-width="4.009in"/>
    </style:style>
    <style:style style:name="Table11.1" style:family="table-row">
      <style:table-row-properties fo:keep-together="auto"/>
    </style:style>
    <style:style style:name="Table11.A1" style:family="table-cell">
      <style:table-cell-properties fo:padding="0.0104in" fo:border="none"/>
    </style:style>
    <style:style style:name="Table11.B1" style:family="table-cell">
      <style:table-cell-properties style:vertical-align="middle" fo:padding="0.0104in" fo:border="none"/>
    </style:style>
    <style:style style:name="Table12" style:family="table">
      <style:table-properties style:width="4.6451in" fo:margin-left="0in" fo:margin-top="0in" fo:margin-bottom="0in" table:align="left" style:writing-mode="lr-tb"/>
    </style:style>
    <style:style style:name="Table12.A" style:family="table-column">
      <style:table-column-properties style:column-width="0.1903in"/>
    </style:style>
    <style:style style:name="Table12.B" style:family="table-column">
      <style:table-column-properties style:column-width="4.4542in"/>
    </style:style>
    <style:style style:name="Table12.1" style:family="table-row">
      <style:table-row-properties fo:keep-together="auto"/>
    </style:style>
    <style:style style:name="Table12.A1" style:family="table-cell">
      <style:table-cell-properties fo:padding="0.0104in" fo:border="none"/>
    </style:style>
    <style:style style:name="Table12.B1" style:family="table-cell">
      <style:table-cell-properties style:vertical-align="middle" fo:padding="0.0104in" fo:border="none"/>
    </style:style>
    <style:style style:name="Table13" style:family="table">
      <style:table-properties style:width="4.6451in" fo:margin-left="0in" fo:margin-top="0in" fo:margin-bottom="0in" table:align="left" style:writing-mode="lr-tb"/>
    </style:style>
    <style:style style:name="Table13.A" style:family="table-column">
      <style:table-column-properties style:column-width="0.1903in"/>
    </style:style>
    <style:style style:name="Table13.B" style:family="table-column">
      <style:table-column-properties style:column-width="4.4542in"/>
    </style:style>
    <style:style style:name="Table13.1" style:family="table-row">
      <style:table-row-properties fo:keep-together="auto"/>
    </style:style>
    <style:style style:name="Table13.A1" style:family="table-cell">
      <style:table-cell-properties fo:padding="0.0104in" fo:border="none"/>
    </style:style>
    <style:style style:name="Table13.B1" style:family="table-cell">
      <style:table-cell-properties style:vertical-align="middle" fo:padding="0.0104in" fo:border="none"/>
    </style:style>
    <style:style style:name="Table14" style:family="table">
      <style:table-properties style:width="4.6451in" fo:margin-left="0in" fo:margin-top="0in" fo:margin-bottom="0in" table:align="left" style:writing-mode="lr-tb"/>
    </style:style>
    <style:style style:name="Table14.A" style:family="table-column">
      <style:table-column-properties style:column-width="0.1903in"/>
    </style:style>
    <style:style style:name="Table14.B" style:family="table-column">
      <style:table-column-properties style:column-width="4.4542in"/>
    </style:style>
    <style:style style:name="Table14.1" style:family="table-row">
      <style:table-row-properties fo:keep-together="auto"/>
    </style:style>
    <style:style style:name="Table14.A1" style:family="table-cell">
      <style:table-cell-properties fo:padding="0.0104in" fo:border="none"/>
    </style:style>
    <style:style style:name="Table14.B1" style:family="table-cell">
      <style:table-cell-properties style:vertical-align="middle" fo:padding="0.0104in" fo:border="none"/>
    </style:style>
    <style:style style:name="Table15" style:family="table">
      <style:table-properties style:width="4.6451in" fo:margin-left="0in" fo:margin-top="0in" fo:margin-bottom="0in" table:align="left" style:writing-mode="lr-tb"/>
    </style:style>
    <style:style style:name="Table15.A" style:family="table-column">
      <style:table-column-properties style:column-width="0.1903in"/>
    </style:style>
    <style:style style:name="Table15.B" style:family="table-column">
      <style:table-column-properties style:column-width="4.4542in"/>
    </style:style>
    <style:style style:name="Table15.1" style:family="table-row">
      <style:table-row-properties fo:keep-together="auto"/>
    </style:style>
    <style:style style:name="Table15.A1" style:family="table-cell">
      <style:table-cell-properties fo:padding="0.0104in" fo:border="none"/>
    </style:style>
    <style:style style:name="Table15.B1" style:family="table-cell">
      <style:table-cell-properties style:vertical-align="middle" fo:padding="0.0104in" fo:border="none"/>
    </style:style>
    <style:style style:name="Table16" style:family="table">
      <style:table-properties style:width="4.6451in" fo:margin-left="0in" fo:margin-top="0in" fo:margin-bottom="0in" table:align="left" style:writing-mode="lr-tb"/>
    </style:style>
    <style:style style:name="Table16.A" style:family="table-column">
      <style:table-column-properties style:column-width="0.1903in"/>
    </style:style>
    <style:style style:name="Table16.B" style:family="table-column">
      <style:table-column-properties style:column-width="4.4542in"/>
    </style:style>
    <style:style style:name="Table16.1" style:family="table-row">
      <style:table-row-properties fo:keep-together="auto"/>
    </style:style>
    <style:style style:name="Table16.A1" style:family="table-cell">
      <style:table-cell-properties fo:padding="0.0104in" fo:border="none"/>
    </style:style>
    <style:style style:name="Table16.B1" style:family="table-cell">
      <style:table-cell-properties style:vertical-align="middle" fo:padding="0.0104in" fo:border="none"/>
    </style:style>
    <style:style style:name="Table17" style:family="table">
      <style:table-properties style:width="2.6319in" fo:margin-left="0in" fo:margin-top="0in" fo:margin-bottom="0in" table:align="left" style:writing-mode="lr-tb"/>
    </style:style>
    <style:style style:name="Table17.A" style:family="table-column">
      <style:table-column-properties style:column-width="0.191in"/>
    </style:style>
    <style:style style:name="Table17.B" style:family="table-column">
      <style:table-column-properties style:column-width="2.4403in"/>
    </style:style>
    <style:style style:name="Table17.1" style:family="table-row">
      <style:table-row-properties fo:keep-together="auto"/>
    </style:style>
    <style:style style:name="Table17.A1" style:family="table-cell">
      <style:table-cell-properties fo:padding="0.0104in" fo:border="none"/>
    </style:style>
    <style:style style:name="Table17.B1" style:family="table-cell">
      <style:table-cell-properties style:vertical-align="middle" fo:padding="0.0104in" fo:border="none"/>
    </style:style>
    <style:style style:name="Table18" style:family="table">
      <style:table-properties style:width="5.4688in" fo:margin-left="0in" fo:margin-top="0in" fo:margin-bottom="0in" table:align="left" style:writing-mode="lr-tb"/>
    </style:style>
    <style:style style:name="Table18.A" style:family="table-column">
      <style:table-column-properties style:column-width="0.1903in"/>
    </style:style>
    <style:style style:name="Table18.B" style:family="table-column">
      <style:table-column-properties style:column-width="5.2778in"/>
    </style:style>
    <style:style style:name="Table18.1" style:family="table-row">
      <style:table-row-properties fo:keep-together="auto"/>
    </style:style>
    <style:style style:name="Table18.A1" style:family="table-cell">
      <style:table-cell-properties fo:padding="0.0104in" fo:border="none"/>
    </style:style>
    <style:style style:name="Table18.B1" style:family="table-cell">
      <style:table-cell-properties style:vertical-align="middle" fo:padding="0.0104in" fo:border="none"/>
    </style:style>
    <style:style style:name="Table19" style:family="table">
      <style:table-properties style:width="2.566in" fo:margin-left="0in" fo:margin-top="0in" fo:margin-bottom="0in" table:align="left" style:writing-mode="lr-tb"/>
    </style:style>
    <style:style style:name="Table19.A" style:family="table-column">
      <style:table-column-properties style:column-width="0.1903in"/>
    </style:style>
    <style:style style:name="Table19.B" style:family="table-column">
      <style:table-column-properties style:column-width="2.375in"/>
    </style:style>
    <style:style style:name="Table19.1" style:family="table-row">
      <style:table-row-properties fo:keep-together="auto"/>
    </style:style>
    <style:style style:name="Table19.A1" style:family="table-cell">
      <style:table-cell-properties fo:padding="0.0104in" fo:border="none"/>
    </style:style>
    <style:style style:name="Table19.B1" style:family="table-cell">
      <style:table-cell-properties style:vertical-align="middle" fo:padding="0.0104in" fo:border="none"/>
    </style:style>
    <style:style style:name="Table20" style:family="table">
      <style:table-properties style:width="0.5125in" fo:margin-left="0in" fo:margin-top="0in" fo:margin-bottom="0in" table:align="left" style:writing-mode="lr-tb"/>
    </style:style>
    <style:style style:name="Table20.A" style:family="table-column">
      <style:table-column-properties style:column-width="0.1903in"/>
    </style:style>
    <style:style style:name="Table20.B" style:family="table-column">
      <style:table-column-properties style:column-width="0.3215in"/>
    </style:style>
    <style:style style:name="Table20.1" style:family="table-row">
      <style:table-row-properties fo:keep-together="auto"/>
    </style:style>
    <style:style style:name="Table20.A1" style:family="table-cell">
      <style:table-cell-properties fo:padding="0.0104in" fo:border="none"/>
    </style:style>
    <style:style style:name="Table20.B1" style:family="table-cell">
      <style:table-cell-properties style:vertical-align="middle" fo:padding="0.0104in" fo:border="none"/>
    </style:style>
    <style:style style:name="Table21" style:family="table">
      <style:table-properties style:width="1.075in" fo:margin-left="0in" fo:margin-top="0in" fo:margin-bottom="0in" table:align="left" style:writing-mode="lr-tb"/>
    </style:style>
    <style:style style:name="Table21.A" style:family="table-column">
      <style:table-column-properties style:column-width="0.2792in"/>
    </style:style>
    <style:style style:name="Table21.B" style:family="table-column">
      <style:table-column-properties style:column-width="0.7951in"/>
    </style:style>
    <style:style style:name="Table21.1" style:family="table-row">
      <style:table-row-properties fo:keep-together="auto"/>
    </style:style>
    <style:style style:name="Table21.A1" style:family="table-cell">
      <style:table-cell-properties fo:padding="0.0104in" fo:border="none"/>
    </style:style>
    <style:style style:name="Table21.B1" style:family="table-cell">
      <style:table-cell-properties style:vertical-align="middle" fo:padding="0.0104in" fo:border="none"/>
    </style:style>
    <style:style style:name="Table22" style:family="table">
      <style:table-properties style:width="1.575in" fo:margin-left="0in" fo:margin-top="0in" fo:margin-bottom="0in" table:align="left" style:writing-mode="lr-tb"/>
    </style:style>
    <style:style style:name="Table22.A" style:family="table-column">
      <style:table-column-properties style:column-width="0.191in"/>
    </style:style>
    <style:style style:name="Table22.B" style:family="table-column">
      <style:table-column-properties style:column-width="1.3833in"/>
    </style:style>
    <style:style style:name="Table22.1" style:family="table-row">
      <style:table-row-properties fo:keep-together="auto"/>
    </style:style>
    <style:style style:name="Table22.A1" style:family="table-cell">
      <style:table-cell-properties fo:padding="0.0104in" fo:border="none"/>
    </style:style>
    <style:style style:name="Table22.B1" style:family="table-cell">
      <style:table-cell-properties style:vertical-align="middle" fo:padding="0.0104in" fo:border="none"/>
    </style:style>
    <style:style style:name="Table23" style:family="table">
      <style:table-properties style:width="4.1958in" fo:margin-left="0in" fo:margin-top="0in" fo:margin-bottom="0in" table:align="left" style:writing-mode="lr-tb"/>
    </style:style>
    <style:style style:name="Table23.A" style:family="table-column">
      <style:table-column-properties style:column-width="0.1903in"/>
    </style:style>
    <style:style style:name="Table23.B" style:family="table-column">
      <style:table-column-properties style:column-width="4.0049in"/>
    </style:style>
    <style:style style:name="Table23.1" style:family="table-row">
      <style:table-row-properties fo:keep-together="auto"/>
    </style:style>
    <style:style style:name="Table23.A1" style:family="table-cell">
      <style:table-cell-properties fo:padding="0.0104in" fo:border="none"/>
    </style:style>
    <style:style style:name="Table23.B1" style:family="table-cell">
      <style:table-cell-properties style:vertical-align="middle" fo:padding="0.0104in" fo:border="none"/>
    </style:style>
    <style:style style:name="Table24" style:family="table">
      <style:table-properties style:width="3.9486in" fo:margin-left="0in" fo:margin-top="0in" fo:margin-bottom="0in" table:align="left" style:writing-mode="lr-tb"/>
    </style:style>
    <style:style style:name="Table24.A" style:family="table-column">
      <style:table-column-properties style:column-width="0.191in"/>
    </style:style>
    <style:style style:name="Table24.B" style:family="table-column">
      <style:table-column-properties style:column-width="3.7569in"/>
    </style:style>
    <style:style style:name="Table24.1" style:family="table-row">
      <style:table-row-properties fo:keep-together="auto"/>
    </style:style>
    <style:style style:name="Table24.A1" style:family="table-cell">
      <style:table-cell-properties fo:padding="0.0104in" fo:border="none"/>
    </style:style>
    <style:style style:name="Table24.B1" style:family="table-cell">
      <style:table-cell-properties style:vertical-align="middle" fo:padding="0.0104in" fo:border="none"/>
    </style:style>
    <style:style style:name="Table25" style:family="table">
      <style:table-properties style:width="1.6813in" fo:margin-left="0in" fo:margin-top="0in" fo:margin-bottom="0in" table:align="left" style:writing-mode="lr-tb"/>
    </style:style>
    <style:style style:name="Table25.A" style:family="table-column">
      <style:table-column-properties style:column-width="0.191in"/>
    </style:style>
    <style:style style:name="Table25.B" style:family="table-column">
      <style:table-column-properties style:column-width="1.4896in"/>
    </style:style>
    <style:style style:name="Table25.1" style:family="table-row">
      <style:table-row-properties fo:keep-together="auto"/>
    </style:style>
    <style:style style:name="Table25.A1" style:family="table-cell">
      <style:table-cell-properties fo:padding="0.0104in" fo:border="none"/>
    </style:style>
    <style:style style:name="Table25.B1" style:family="table-cell">
      <style:table-cell-properties style:vertical-align="middle" fo:padding="0.0104in" fo:border="none"/>
    </style:style>
    <style:style style:name="Table26" style:family="table">
      <style:table-properties style:width="0.4681in" fo:margin-left="0in" fo:margin-top="0in" fo:margin-bottom="0in" table:align="left" style:writing-mode="lr-tb"/>
    </style:style>
    <style:style style:name="Table26.A" style:family="table-column">
      <style:table-column-properties style:column-width="0.1903in"/>
    </style:style>
    <style:style style:name="Table26.B" style:family="table-column">
      <style:table-column-properties style:column-width="0.2771in"/>
    </style:style>
    <style:style style:name="Table26.1" style:family="table-row">
      <style:table-row-properties fo:keep-together="auto"/>
    </style:style>
    <style:style style:name="Table26.A1" style:family="table-cell">
      <style:table-cell-properties fo:padding="0.0104in" fo:border="none"/>
    </style:style>
    <style:style style:name="Table26.B1" style:family="table-cell">
      <style:table-cell-properties style:vertical-align="middle" fo:padding="0.0104in" fo:border="none"/>
    </style:style>
    <style:style style:name="Table27" style:family="table">
      <style:table-properties style:width="5.584in" fo:margin-left="0in" fo:margin-top="0in" fo:margin-bottom="0in" table:align="left" style:writing-mode="lr-tb"/>
    </style:style>
    <style:style style:name="Table27.A" style:family="table-column">
      <style:table-column-properties style:column-width="0.2792in"/>
    </style:style>
    <style:style style:name="Table27.B" style:family="table-column">
      <style:table-column-properties style:column-width="5.3042in"/>
    </style:style>
    <style:style style:name="Table27.1" style:family="table-row">
      <style:table-row-properties fo:keep-together="auto"/>
    </style:style>
    <style:style style:name="Table27.A1" style:family="table-cell">
      <style:table-cell-properties fo:padding="0.0104in" fo:border="none"/>
    </style:style>
    <style:style style:name="Table27.B1" style:family="table-cell">
      <style:table-cell-properties style:vertical-align="middle" fo:padding="0.0104in" fo:border="none"/>
    </style:style>
    <style:style style:name="Table28" style:family="table">
      <style:table-properties style:width="6.0903in" fo:margin-left="0in" fo:margin-top="0in" fo:margin-bottom="0in" table:align="left" style:writing-mode="lr-tb"/>
    </style:style>
    <style:style style:name="Table28.A" style:family="table-column">
      <style:table-column-properties style:column-width="0.3674in"/>
    </style:style>
    <style:style style:name="Table28.B" style:family="table-column">
      <style:table-column-properties style:column-width="5.7222in"/>
    </style:style>
    <style:style style:name="Table28.1" style:family="table-row">
      <style:table-row-properties fo:keep-together="auto"/>
    </style:style>
    <style:style style:name="Table28.A1" style:family="table-cell">
      <style:table-cell-properties fo:padding="0.0104in" fo:border="none"/>
    </style:style>
    <style:style style:name="Table28.B1" style:family="table-cell">
      <style:table-cell-properties style:vertical-align="middle" fo:padding="0.0104in" fo:border="none"/>
    </style:style>
    <style:style style:name="Table29" style:family="table">
      <style:table-properties style:width="1.8111in" fo:margin-left="0in" fo:margin-top="0in" fo:margin-bottom="0in" table:align="left" style:writing-mode="lr-tb"/>
    </style:style>
    <style:style style:name="Table29.A" style:family="table-column">
      <style:table-column-properties style:column-width="0.1903in"/>
    </style:style>
    <style:style style:name="Table29.B" style:family="table-column">
      <style:table-column-properties style:column-width="1.6201in"/>
    </style:style>
    <style:style style:name="Table29.1" style:family="table-row">
      <style:table-row-properties fo:keep-together="auto"/>
    </style:style>
    <style:style style:name="Table29.A1" style:family="table-cell">
      <style:table-cell-properties fo:padding="0.0104in" fo:border="none"/>
    </style:style>
    <style:style style:name="Table29.B1" style:family="table-cell">
      <style:table-cell-properties style:vertical-align="middle" fo:padding="0.0104in" fo:border="none"/>
    </style:style>
    <style:style style:name="Table30" style:family="table">
      <style:table-properties style:width="2.2118in" fo:margin-left="0in" fo:margin-top="0in" fo:margin-bottom="0in" table:align="left" style:writing-mode="lr-tb"/>
    </style:style>
    <style:style style:name="Table30.A" style:family="table-column">
      <style:table-column-properties style:column-width="0.1903in"/>
    </style:style>
    <style:style style:name="Table30.B" style:family="table-column">
      <style:table-column-properties style:column-width="2.0208in"/>
    </style:style>
    <style:style style:name="Table30.1" style:family="table-row">
      <style:table-row-properties fo:keep-together="auto"/>
    </style:style>
    <style:style style:name="Table30.A1" style:family="table-cell">
      <style:table-cell-properties fo:padding="0.0104in" fo:border="none"/>
    </style:style>
    <style:style style:name="Table30.B1" style:family="table-cell">
      <style:table-cell-properties style:vertical-align="middle" fo:padding="0.0104in" fo:border="none"/>
    </style:style>
    <style:style style:name="Table31" style:family="table">
      <style:table-properties style:width="4.1535in" fo:margin-left="0in" fo:margin-top="0in" fo:margin-bottom="0in" table:align="left" style:writing-mode="lr-tb"/>
    </style:style>
    <style:style style:name="Table31.A" style:family="table-column">
      <style:table-column-properties style:column-width="0.191in"/>
    </style:style>
    <style:style style:name="Table31.B" style:family="table-column">
      <style:table-column-properties style:column-width="3.9618in"/>
    </style:style>
    <style:style style:name="Table31.1" style:family="table-row">
      <style:table-row-properties fo:keep-together="auto"/>
    </style:style>
    <style:style style:name="Table31.A1" style:family="table-cell">
      <style:table-cell-properties fo:padding="0.0104in" fo:border="none"/>
    </style:style>
    <style:style style:name="Table31.B1" style:family="table-cell">
      <style:table-cell-properties style:vertical-align="middle" fo:padding="0.0104in" fo:border="none"/>
    </style:style>
    <style:style style:name="Table32" style:family="table">
      <style:table-properties style:width="0.7361in" fo:margin-left="0in" fo:margin-top="0in" fo:margin-bottom="0in" table:align="left" style:writing-mode="lr-tb"/>
    </style:style>
    <style:style style:name="Table32.A" style:family="table-column">
      <style:table-column-properties style:column-width="0.1903in"/>
    </style:style>
    <style:style style:name="Table32.B" style:family="table-column">
      <style:table-column-properties style:column-width="0.5451in"/>
    </style:style>
    <style:style style:name="Table32.1" style:family="table-row">
      <style:table-row-properties fo:keep-together="auto"/>
    </style:style>
    <style:style style:name="Table32.A1" style:family="table-cell">
      <style:table-cell-properties fo:padding="0.0104in" fo:border="none"/>
    </style:style>
    <style:style style:name="Table32.B1" style:family="table-cell">
      <style:table-cell-properties style:vertical-align="middle" fo:padding="0.0104in" fo:border="none"/>
    </style:style>
    <style:style style:name="Table33" style:family="table">
      <style:table-properties style:width="0.6854in" fo:margin-left="0in" fo:margin-top="0in" fo:margin-bottom="0in" table:align="left" style:writing-mode="lr-tb"/>
    </style:style>
    <style:style style:name="Table33.A" style:family="table-column">
      <style:table-column-properties style:column-width="0.2799in"/>
    </style:style>
    <style:style style:name="Table33.B" style:family="table-column">
      <style:table-column-properties style:column-width="0.4049in"/>
    </style:style>
    <style:style style:name="Table33.1" style:family="table-row">
      <style:table-row-properties fo:keep-together="auto"/>
    </style:style>
    <style:style style:name="Table33.A1" style:family="table-cell">
      <style:table-cell-properties fo:padding="0.0104in" fo:border="none"/>
    </style:style>
    <style:style style:name="Table33.B1" style:family="table-cell">
      <style:table-cell-properties style:vertical-align="middle" fo:padding="0.0104in" fo:border="none"/>
    </style:style>
    <style:style style:name="Table34" style:family="table">
      <style:table-properties style:width="0.7361in" fo:margin-left="0in" fo:margin-top="0in" fo:margin-bottom="0in" table:align="left" style:writing-mode="lr-tb"/>
    </style:style>
    <style:style style:name="Table34.A" style:family="table-column">
      <style:table-column-properties style:column-width="0.1903in"/>
    </style:style>
    <style:style style:name="Table34.B" style:family="table-column">
      <style:table-column-properties style:column-width="0.5451in"/>
    </style:style>
    <style:style style:name="Table34.1" style:family="table-row">
      <style:table-row-properties fo:keep-together="auto"/>
    </style:style>
    <style:style style:name="Table34.A1" style:family="table-cell">
      <style:table-cell-properties fo:padding="0.0104in" fo:border="none"/>
    </style:style>
    <style:style style:name="Table34.B1" style:family="table-cell">
      <style:table-cell-properties style:vertical-align="middle" fo:padding="0.0104in" fo:border="none"/>
    </style:style>
    <style:style style:name="Table35" style:family="table">
      <style:table-properties style:width="0.6854in" fo:margin-left="0in" fo:margin-top="0in" fo:margin-bottom="0in" table:align="left" style:writing-mode="lr-tb"/>
    </style:style>
    <style:style style:name="Table35.A" style:family="table-column">
      <style:table-column-properties style:column-width="0.2799in"/>
    </style:style>
    <style:style style:name="Table35.B" style:family="table-column">
      <style:table-column-properties style:column-width="0.4049in"/>
    </style:style>
    <style:style style:name="Table35.1" style:family="table-row">
      <style:table-row-properties fo:keep-together="auto"/>
    </style:style>
    <style:style style:name="Table35.A1" style:family="table-cell">
      <style:table-cell-properties fo:padding="0.0104in" fo:border="none"/>
    </style:style>
    <style:style style:name="Table35.B1" style:family="table-cell">
      <style:table-cell-properties style:vertical-align="middle" fo:padding="0.0104in" fo:border="none"/>
    </style:style>
    <style:style style:name="Table36" style:family="table">
      <style:table-properties style:width="1.45in" fo:margin-left="0in" fo:margin-top="0in" fo:margin-bottom="0in" table:align="left" style:writing-mode="lr-tb"/>
    </style:style>
    <style:style style:name="Table36.A" style:family="table-column">
      <style:table-column-properties style:column-width="0.1903in"/>
    </style:style>
    <style:style style:name="Table36.B" style:family="table-column">
      <style:table-column-properties style:column-width="1.259in"/>
    </style:style>
    <style:style style:name="Table36.1" style:family="table-row">
      <style:table-row-properties fo:keep-together="auto"/>
    </style:style>
    <style:style style:name="Table36.A1" style:family="table-cell">
      <style:table-cell-properties fo:padding="0.0104in" fo:border="none"/>
    </style:style>
    <style:style style:name="Table36.B1" style:family="table-cell">
      <style:table-cell-properties style:vertical-align="middle" fo:padding="0.0104in" fo:border="none"/>
    </style:style>
    <style:style style:name="Table37" style:family="table">
      <style:table-properties style:width="0.7396in" fo:margin-left="0in" fo:margin-top="0in" fo:margin-bottom="0in" table:align="left" style:writing-mode="lr-tb"/>
    </style:style>
    <style:style style:name="Table37.A" style:family="table-column">
      <style:table-column-properties style:column-width="0.191in"/>
    </style:style>
    <style:style style:name="Table37.B" style:family="table-column">
      <style:table-column-properties style:column-width="0.5479in"/>
    </style:style>
    <style:style style:name="Table37.1" style:family="table-row">
      <style:table-row-properties fo:keep-together="auto"/>
    </style:style>
    <style:style style:name="Table37.A1" style:family="table-cell">
      <style:table-cell-properties fo:padding="0.0104in" fo:border="none"/>
    </style:style>
    <style:style style:name="Table37.B1" style:family="table-cell">
      <style:table-cell-properties style:vertical-align="middle" fo:padding="0.0104in" fo:border="none"/>
    </style:style>
    <style:style style:name="Table38" style:family="table">
      <style:table-properties style:width="1.7708in" fo:margin-left="0in" fo:margin-top="0in" fo:margin-bottom="0in" table:align="left" style:writing-mode="lr-tb"/>
    </style:style>
    <style:style style:name="Table38.A" style:family="table-column">
      <style:table-column-properties style:column-width="0.1903in"/>
    </style:style>
    <style:style style:name="Table38.B" style:family="table-column">
      <style:table-column-properties style:column-width="1.5799in"/>
    </style:style>
    <style:style style:name="Table38.1" style:family="table-row">
      <style:table-row-properties fo:keep-together="auto"/>
    </style:style>
    <style:style style:name="Table38.A1" style:family="table-cell">
      <style:table-cell-properties fo:padding="0.0104in" fo:border="none"/>
    </style:style>
    <style:style style:name="Table38.B1" style:family="table-cell">
      <style:table-cell-properties style:vertical-align="middle" fo:padding="0.0104in" fo:border="none"/>
    </style:style>
    <style:style style:name="Table39" style:family="table">
      <style:table-properties style:width="1.8417in" fo:margin-left="0in" fo:margin-top="0in" fo:margin-bottom="0in" table:align="left" style:writing-mode="lr-tb"/>
    </style:style>
    <style:style style:name="Table39.A" style:family="table-column">
      <style:table-column-properties style:column-width="0.191in"/>
    </style:style>
    <style:style style:name="Table39.B" style:family="table-column">
      <style:table-column-properties style:column-width="1.65in"/>
    </style:style>
    <style:style style:name="Table39.1" style:family="table-row">
      <style:table-row-properties fo:keep-together="auto"/>
    </style:style>
    <style:style style:name="Table39.A1" style:family="table-cell">
      <style:table-cell-properties fo:padding="0.0104in" fo:border="none"/>
    </style:style>
    <style:style style:name="Table39.B1" style:family="table-cell">
      <style:table-cell-properties style:vertical-align="middle" fo:padding="0.0104in" fo:border="none"/>
    </style:style>
    <style:style style:name="Table40" style:family="table">
      <style:table-properties style:width="6.5in" fo:margin-left="0in" fo:margin-top="0in" fo:margin-bottom="0in" table:align="left" style:writing-mode="lr-tb"/>
    </style:style>
    <style:style style:name="Table40.A" style:family="table-column">
      <style:table-column-properties style:column-width="0.191in"/>
    </style:style>
    <style:style style:name="Table40.B" style:family="table-column">
      <style:table-column-properties style:column-width="6.3083in"/>
    </style:style>
    <style:style style:name="Table40.1" style:family="table-row">
      <style:table-row-properties fo:keep-together="auto"/>
    </style:style>
    <style:style style:name="Table40.A1" style:family="table-cell">
      <style:table-cell-properties fo:padding="0.0104in" fo:border="none"/>
    </style:style>
    <style:style style:name="Table40.B1" style:family="table-cell">
      <style:table-cell-properties style:vertical-align="middle" fo:padding="0.0104in" fo:border="none"/>
    </style:style>
    <style:style style:name="Table41" style:family="table">
      <style:table-properties style:width="1.7708in" fo:margin-left="0in" fo:margin-top="0in" fo:margin-bottom="0in" table:align="left" style:writing-mode="lr-tb"/>
    </style:style>
    <style:style style:name="Table41.A" style:family="table-column">
      <style:table-column-properties style:column-width="0.1903in"/>
    </style:style>
    <style:style style:name="Table41.B" style:family="table-column">
      <style:table-column-properties style:column-width="1.5799in"/>
    </style:style>
    <style:style style:name="Table41.1" style:family="table-row">
      <style:table-row-properties fo:keep-together="auto"/>
    </style:style>
    <style:style style:name="Table41.A1" style:family="table-cell">
      <style:table-cell-properties fo:padding="0.0104in" fo:border="none"/>
    </style:style>
    <style:style style:name="Table41.B1" style:family="table-cell">
      <style:table-cell-properties style:vertical-align="middle" fo:padding="0.0104in" fo:border="none"/>
    </style:style>
    <style:style style:name="Table42" style:family="table">
      <style:table-properties style:width="1.8417in" fo:margin-left="0in" fo:margin-top="0in" fo:margin-bottom="0in" table:align="left" style:writing-mode="lr-tb"/>
    </style:style>
    <style:style style:name="Table42.A" style:family="table-column">
      <style:table-column-properties style:column-width="0.191in"/>
    </style:style>
    <style:style style:name="Table42.B" style:family="table-column">
      <style:table-column-properties style:column-width="1.65in"/>
    </style:style>
    <style:style style:name="Table42.1" style:family="table-row">
      <style:table-row-properties fo:keep-together="auto"/>
    </style:style>
    <style:style style:name="Table42.A1" style:family="table-cell">
      <style:table-cell-properties fo:padding="0.0104in" fo:border="none"/>
    </style:style>
    <style:style style:name="Table42.B1" style:family="table-cell">
      <style:table-cell-properties style:vertical-align="middle" fo:padding="0.0104in" fo:border="none"/>
    </style:style>
    <style:style style:name="Table43" style:family="table">
      <style:table-properties style:width="6.5in" fo:margin-left="0in" fo:margin-top="0in" fo:margin-bottom="0in" table:align="left" style:writing-mode="lr-tb"/>
    </style:style>
    <style:style style:name="Table43.A" style:family="table-column">
      <style:table-column-properties style:column-width="0.191in"/>
    </style:style>
    <style:style style:name="Table43.B" style:family="table-column">
      <style:table-column-properties style:column-width="6.3083in"/>
    </style:style>
    <style:style style:name="Table43.1" style:family="table-row">
      <style:table-row-properties fo:keep-together="auto"/>
    </style:style>
    <style:style style:name="Table43.A1" style:family="table-cell">
      <style:table-cell-properties fo:padding="0.0104in" fo:border="none"/>
    </style:style>
    <style:style style:name="Table43.B1" style:family="table-cell">
      <style:table-cell-properties style:vertical-align="middle" fo:padding="0.0104in" fo:border="none"/>
    </style:style>
    <style:style style:name="Table44" style:family="table">
      <style:table-properties style:width="1.7708in" fo:margin-left="0in" fo:margin-top="0in" fo:margin-bottom="0in" table:align="left" style:writing-mode="lr-tb"/>
    </style:style>
    <style:style style:name="Table44.A" style:family="table-column">
      <style:table-column-properties style:column-width="0.1903in"/>
    </style:style>
    <style:style style:name="Table44.B" style:family="table-column">
      <style:table-column-properties style:column-width="1.5799in"/>
    </style:style>
    <style:style style:name="Table44.1" style:family="table-row">
      <style:table-row-properties fo:keep-together="auto"/>
    </style:style>
    <style:style style:name="Table44.A1" style:family="table-cell">
      <style:table-cell-properties fo:padding="0.0104in" fo:border="none"/>
    </style:style>
    <style:style style:name="Table44.B1" style:family="table-cell">
      <style:table-cell-properties style:vertical-align="middle" fo:padding="0.0104in" fo:border="none"/>
    </style:style>
    <style:style style:name="Table45" style:family="table">
      <style:table-properties style:width="1.8417in" fo:margin-left="0in" fo:margin-top="0in" fo:margin-bottom="0in" table:align="left" style:writing-mode="lr-tb"/>
    </style:style>
    <style:style style:name="Table45.A" style:family="table-column">
      <style:table-column-properties style:column-width="0.191in"/>
    </style:style>
    <style:style style:name="Table45.B" style:family="table-column">
      <style:table-column-properties style:column-width="1.65in"/>
    </style:style>
    <style:style style:name="Table45.1" style:family="table-row">
      <style:table-row-properties fo:keep-together="auto"/>
    </style:style>
    <style:style style:name="Table45.A1" style:family="table-cell">
      <style:table-cell-properties fo:padding="0.0104in" fo:border="none"/>
    </style:style>
    <style:style style:name="Table45.B1" style:family="table-cell">
      <style:table-cell-properties style:vertical-align="middle" fo:padding="0.0104in" fo:border="none"/>
    </style:style>
    <style:style style:name="Table46" style:family="table">
      <style:table-properties style:width="6.5in" fo:margin-left="0in" fo:margin-top="0in" fo:margin-bottom="0in" table:align="left" style:writing-mode="lr-tb"/>
    </style:style>
    <style:style style:name="Table46.A" style:family="table-column">
      <style:table-column-properties style:column-width="0.191in"/>
    </style:style>
    <style:style style:name="Table46.B" style:family="table-column">
      <style:table-column-properties style:column-width="6.3083in"/>
    </style:style>
    <style:style style:name="Table46.1" style:family="table-row">
      <style:table-row-properties fo:keep-together="auto"/>
    </style:style>
    <style:style style:name="Table46.A1" style:family="table-cell">
      <style:table-cell-properties fo:padding="0.0104in" fo:border="none"/>
    </style:style>
    <style:style style:name="Table46.B1" style:family="table-cell">
      <style:table-cell-properties style:vertical-align="middle" fo:padding="0.0104in" fo:border="none"/>
    </style:style>
    <style:style style:name="Table47" style:family="table">
      <style:table-properties style:width="1.7708in" fo:margin-left="0in" fo:margin-top="0in" fo:margin-bottom="0in" table:align="left" style:writing-mode="lr-tb"/>
    </style:style>
    <style:style style:name="Table47.A" style:family="table-column">
      <style:table-column-properties style:column-width="0.1903in"/>
    </style:style>
    <style:style style:name="Table47.B" style:family="table-column">
      <style:table-column-properties style:column-width="1.5799in"/>
    </style:style>
    <style:style style:name="Table47.1" style:family="table-row">
      <style:table-row-properties fo:keep-together="auto"/>
    </style:style>
    <style:style style:name="Table47.A1" style:family="table-cell">
      <style:table-cell-properties fo:padding="0.0104in" fo:border="none"/>
    </style:style>
    <style:style style:name="Table47.B1" style:family="table-cell">
      <style:table-cell-properties style:vertical-align="middle" fo:padding="0.0104in" fo:border="none"/>
    </style:style>
    <style:style style:name="Table48" style:family="table">
      <style:table-properties style:width="1.8417in" fo:margin-left="0in" fo:margin-top="0in" fo:margin-bottom="0in" table:align="left" style:writing-mode="lr-tb"/>
    </style:style>
    <style:style style:name="Table48.A" style:family="table-column">
      <style:table-column-properties style:column-width="0.191in"/>
    </style:style>
    <style:style style:name="Table48.B" style:family="table-column">
      <style:table-column-properties style:column-width="1.65in"/>
    </style:style>
    <style:style style:name="Table48.1" style:family="table-row">
      <style:table-row-properties fo:keep-together="auto"/>
    </style:style>
    <style:style style:name="Table48.A1" style:family="table-cell">
      <style:table-cell-properties fo:padding="0.0104in" fo:border="none"/>
    </style:style>
    <style:style style:name="Table48.B1" style:family="table-cell">
      <style:table-cell-properties style:vertical-align="middle" fo:padding="0.0104in" fo:border="none"/>
    </style:style>
    <style:style style:name="Table49" style:family="table">
      <style:table-properties style:width="6.5in" fo:margin-left="0in" fo:margin-top="0in" fo:margin-bottom="0in" table:align="left" style:writing-mode="lr-tb"/>
    </style:style>
    <style:style style:name="Table49.A" style:family="table-column">
      <style:table-column-properties style:column-width="0.191in"/>
    </style:style>
    <style:style style:name="Table49.B" style:family="table-column">
      <style:table-column-properties style:column-width="6.3083in"/>
    </style:style>
    <style:style style:name="Table49.1" style:family="table-row">
      <style:table-row-properties fo:keep-together="auto"/>
    </style:style>
    <style:style style:name="Table49.A1" style:family="table-cell">
      <style:table-cell-properties fo:padding="0.0104in" fo:border="none"/>
    </style:style>
    <style:style style:name="Table49.B1" style:family="table-cell">
      <style:table-cell-properties style:vertical-align="middle" fo:padding="0.0104in" fo:border="none"/>
    </style:style>
    <style:style style:name="Table50" style:family="table">
      <style:table-properties style:width="1.7708in" fo:margin-left="0in" fo:margin-top="0in" fo:margin-bottom="0in" table:align="left" style:writing-mode="lr-tb"/>
    </style:style>
    <style:style style:name="Table50.A" style:family="table-column">
      <style:table-column-properties style:column-width="0.1903in"/>
    </style:style>
    <style:style style:name="Table50.B" style:family="table-column">
      <style:table-column-properties style:column-width="1.5799in"/>
    </style:style>
    <style:style style:name="Table50.1" style:family="table-row">
      <style:table-row-properties fo:keep-together="auto"/>
    </style:style>
    <style:style style:name="Table50.A1" style:family="table-cell">
      <style:table-cell-properties fo:padding="0.0104in" fo:border="none"/>
    </style:style>
    <style:style style:name="Table50.B1" style:family="table-cell">
      <style:table-cell-properties style:vertical-align="middle" fo:padding="0.0104in" fo:border="none"/>
    </style:style>
    <style:style style:name="Table51" style:family="table">
      <style:table-properties style:width="1.8417in" fo:margin-left="0in" fo:margin-top="0in" fo:margin-bottom="0in" table:align="left" style:writing-mode="lr-tb"/>
    </style:style>
    <style:style style:name="Table51.A" style:family="table-column">
      <style:table-column-properties style:column-width="0.191in"/>
    </style:style>
    <style:style style:name="Table51.B" style:family="table-column">
      <style:table-column-properties style:column-width="1.65in"/>
    </style:style>
    <style:style style:name="Table51.1" style:family="table-row">
      <style:table-row-properties fo:keep-together="auto"/>
    </style:style>
    <style:style style:name="Table51.A1" style:family="table-cell">
      <style:table-cell-properties fo:padding="0.0104in" fo:border="none"/>
    </style:style>
    <style:style style:name="Table51.B1" style:family="table-cell">
      <style:table-cell-properties style:vertical-align="middle" fo:padding="0.0104in" fo:border="none"/>
    </style:style>
    <style:style style:name="Table52" style:family="table">
      <style:table-properties style:width="6.5in" fo:margin-left="0in" fo:margin-top="0in" fo:margin-bottom="0in" table:align="left" style:writing-mode="lr-tb"/>
    </style:style>
    <style:style style:name="Table52.A" style:family="table-column">
      <style:table-column-properties style:column-width="0.191in"/>
    </style:style>
    <style:style style:name="Table52.B" style:family="table-column">
      <style:table-column-properties style:column-width="6.3083in"/>
    </style:style>
    <style:style style:name="Table52.1" style:family="table-row">
      <style:table-row-properties fo:keep-together="auto"/>
    </style:style>
    <style:style style:name="Table52.A1" style:family="table-cell">
      <style:table-cell-properties fo:padding="0.0104in" fo:border="none"/>
    </style:style>
    <style:style style:name="Table52.B1" style:family="table-cell">
      <style:table-cell-properties style:vertical-align="middle" fo:padding="0.0104in" fo:border="none"/>
    </style:style>
    <style:style style:name="Table53" style:family="table">
      <style:table-properties style:width="1.7708in" fo:margin-left="0in" fo:margin-top="0in" fo:margin-bottom="0in" table:align="left" style:writing-mode="lr-tb"/>
    </style:style>
    <style:style style:name="Table53.A" style:family="table-column">
      <style:table-column-properties style:column-width="0.1903in"/>
    </style:style>
    <style:style style:name="Table53.B" style:family="table-column">
      <style:table-column-properties style:column-width="1.5799in"/>
    </style:style>
    <style:style style:name="Table53.1" style:family="table-row">
      <style:table-row-properties fo:keep-together="auto"/>
    </style:style>
    <style:style style:name="Table53.A1" style:family="table-cell">
      <style:table-cell-properties fo:padding="0.0104in" fo:border="none"/>
    </style:style>
    <style:style style:name="Table53.B1" style:family="table-cell">
      <style:table-cell-properties style:vertical-align="middle" fo:padding="0.0104in" fo:border="none"/>
    </style:style>
    <style:style style:name="Table54" style:family="table">
      <style:table-properties style:width="1.8417in" fo:margin-left="0in" fo:margin-top="0in" fo:margin-bottom="0in" table:align="left" style:writing-mode="lr-tb"/>
    </style:style>
    <style:style style:name="Table54.A" style:family="table-column">
      <style:table-column-properties style:column-width="0.191in"/>
    </style:style>
    <style:style style:name="Table54.B" style:family="table-column">
      <style:table-column-properties style:column-width="1.65in"/>
    </style:style>
    <style:style style:name="Table54.1" style:family="table-row">
      <style:table-row-properties fo:keep-together="auto"/>
    </style:style>
    <style:style style:name="Table54.A1" style:family="table-cell">
      <style:table-cell-properties fo:padding="0.0104in" fo:border="none"/>
    </style:style>
    <style:style style:name="Table54.B1" style:family="table-cell">
      <style:table-cell-properties style:vertical-align="middle" fo:padding="0.0104in" fo:border="none"/>
    </style:style>
    <style:style style:name="Table55" style:family="table">
      <style:table-properties style:width="6.5in" fo:margin-left="0in" fo:margin-top="0in" fo:margin-bottom="0in" table:align="left" style:writing-mode="lr-tb"/>
    </style:style>
    <style:style style:name="Table55.A" style:family="table-column">
      <style:table-column-properties style:column-width="0.191in"/>
    </style:style>
    <style:style style:name="Table55.B" style:family="table-column">
      <style:table-column-properties style:column-width="6.3083in"/>
    </style:style>
    <style:style style:name="Table55.1" style:family="table-row">
      <style:table-row-properties fo:keep-together="auto"/>
    </style:style>
    <style:style style:name="Table55.A1" style:family="table-cell">
      <style:table-cell-properties fo:padding="0.0104in" fo:border="none"/>
    </style:style>
    <style:style style:name="Table55.B1" style:family="table-cell">
      <style:table-cell-properties style:vertical-align="middle" fo:padding="0.0104in" fo:border="none"/>
    </style:style>
    <style:style style:name="Table56" style:family="table">
      <style:table-properties style:width="1.7708in" fo:margin-left="0in" fo:margin-top="0in" fo:margin-bottom="0in" table:align="left" style:writing-mode="lr-tb"/>
    </style:style>
    <style:style style:name="Table56.A" style:family="table-column">
      <style:table-column-properties style:column-width="0.1903in"/>
    </style:style>
    <style:style style:name="Table56.B" style:family="table-column">
      <style:table-column-properties style:column-width="1.5799in"/>
    </style:style>
    <style:style style:name="Table56.1" style:family="table-row">
      <style:table-row-properties fo:keep-together="auto"/>
    </style:style>
    <style:style style:name="Table56.A1" style:family="table-cell">
      <style:table-cell-properties fo:padding="0.0104in" fo:border="none"/>
    </style:style>
    <style:style style:name="Table56.B1" style:family="table-cell">
      <style:table-cell-properties style:vertical-align="middle" fo:padding="0.0104in" fo:border="none"/>
    </style:style>
    <style:style style:name="Table57" style:family="table">
      <style:table-properties style:width="1.8417in" fo:margin-left="0in" fo:margin-top="0in" fo:margin-bottom="0in" table:align="left" style:writing-mode="lr-tb"/>
    </style:style>
    <style:style style:name="Table57.A" style:family="table-column">
      <style:table-column-properties style:column-width="0.191in"/>
    </style:style>
    <style:style style:name="Table57.B" style:family="table-column">
      <style:table-column-properties style:column-width="1.65in"/>
    </style:style>
    <style:style style:name="Table57.1" style:family="table-row">
      <style:table-row-properties fo:keep-together="auto"/>
    </style:style>
    <style:style style:name="Table57.A1" style:family="table-cell">
      <style:table-cell-properties fo:padding="0.0104in" fo:border="none"/>
    </style:style>
    <style:style style:name="Table57.B1" style:family="table-cell">
      <style:table-cell-properties style:vertical-align="middle" fo:padding="0.0104in" fo:border="none"/>
    </style:style>
    <style:style style:name="Table58" style:family="table">
      <style:table-properties style:width="6.5in" fo:margin-left="0in" fo:margin-top="0in" fo:margin-bottom="0in" table:align="left" style:writing-mode="lr-tb"/>
    </style:style>
    <style:style style:name="Table58.A" style:family="table-column">
      <style:table-column-properties style:column-width="0.191in"/>
    </style:style>
    <style:style style:name="Table58.B" style:family="table-column">
      <style:table-column-properties style:column-width="6.3083in"/>
    </style:style>
    <style:style style:name="Table58.1" style:family="table-row">
      <style:table-row-properties fo:keep-together="auto"/>
    </style:style>
    <style:style style:name="Table58.A1" style:family="table-cell">
      <style:table-cell-properties fo:padding="0.0104in" fo:border="none"/>
    </style:style>
    <style:style style:name="Table58.B1" style:family="table-cell">
      <style:table-cell-properties style:vertical-align="middle" fo:padding="0.0104in" fo:border="none"/>
    </style:style>
    <style:style style:name="Table59" style:family="table">
      <style:table-properties style:width="1.7708in" fo:margin-left="0in" fo:margin-top="0in" fo:margin-bottom="0in" table:align="left" style:writing-mode="lr-tb"/>
    </style:style>
    <style:style style:name="Table59.A" style:family="table-column">
      <style:table-column-properties style:column-width="0.1903in"/>
    </style:style>
    <style:style style:name="Table59.B" style:family="table-column">
      <style:table-column-properties style:column-width="1.5799in"/>
    </style:style>
    <style:style style:name="Table59.1" style:family="table-row">
      <style:table-row-properties fo:keep-together="auto"/>
    </style:style>
    <style:style style:name="Table59.A1" style:family="table-cell">
      <style:table-cell-properties fo:padding="0.0104in" fo:border="none"/>
    </style:style>
    <style:style style:name="Table59.B1" style:family="table-cell">
      <style:table-cell-properties style:vertical-align="middle" fo:padding="0.0104in" fo:border="none"/>
    </style:style>
    <style:style style:name="Table60" style:family="table">
      <style:table-properties style:width="1.8417in" fo:margin-left="0in" fo:margin-top="0in" fo:margin-bottom="0in" table:align="left" style:writing-mode="lr-tb"/>
    </style:style>
    <style:style style:name="Table60.A" style:family="table-column">
      <style:table-column-properties style:column-width="0.191in"/>
    </style:style>
    <style:style style:name="Table60.B" style:family="table-column">
      <style:table-column-properties style:column-width="1.65in"/>
    </style:style>
    <style:style style:name="Table60.1" style:family="table-row">
      <style:table-row-properties fo:keep-together="auto"/>
    </style:style>
    <style:style style:name="Table60.A1" style:family="table-cell">
      <style:table-cell-properties fo:padding="0.0104in" fo:border="none"/>
    </style:style>
    <style:style style:name="Table60.B1" style:family="table-cell">
      <style:table-cell-properties style:vertical-align="middle" fo:padding="0.0104in" fo:border="none"/>
    </style:style>
    <style:style style:name="Table61" style:family="table">
      <style:table-properties style:width="6.5in" fo:margin-left="0in" fo:margin-top="0in" fo:margin-bottom="0in" table:align="left" style:writing-mode="lr-tb"/>
    </style:style>
    <style:style style:name="Table61.A" style:family="table-column">
      <style:table-column-properties style:column-width="0.191in"/>
    </style:style>
    <style:style style:name="Table61.B" style:family="table-column">
      <style:table-column-properties style:column-width="6.3083in"/>
    </style:style>
    <style:style style:name="Table61.1" style:family="table-row">
      <style:table-row-properties fo:keep-together="auto"/>
    </style:style>
    <style:style style:name="Table61.A1" style:family="table-cell">
      <style:table-cell-properties fo:padding="0.0104in" fo:border="none"/>
    </style:style>
    <style:style style:name="Table61.B1" style:family="table-cell">
      <style:table-cell-properties style:vertical-align="middle" fo:padding="0.0104in" fo:border="none"/>
    </style:style>
    <style:style style:name="Table62" style:family="table">
      <style:table-properties style:width="1.7708in" fo:margin-left="0in" fo:margin-top="0in" fo:margin-bottom="0in" table:align="left" style:writing-mode="lr-tb"/>
    </style:style>
    <style:style style:name="Table62.A" style:family="table-column">
      <style:table-column-properties style:column-width="0.1903in"/>
    </style:style>
    <style:style style:name="Table62.B" style:family="table-column">
      <style:table-column-properties style:column-width="1.5799in"/>
    </style:style>
    <style:style style:name="Table62.1" style:family="table-row">
      <style:table-row-properties fo:keep-together="auto"/>
    </style:style>
    <style:style style:name="Table62.A1" style:family="table-cell">
      <style:table-cell-properties fo:padding="0.0104in" fo:border="none"/>
    </style:style>
    <style:style style:name="Table62.B1" style:family="table-cell">
      <style:table-cell-properties style:vertical-align="middle" fo:padding="0.0104in" fo:border="none"/>
    </style:style>
    <style:style style:name="Table63" style:family="table">
      <style:table-properties style:width="1.8417in" fo:margin-left="0in" fo:margin-top="0in" fo:margin-bottom="0in" table:align="left" style:writing-mode="lr-tb"/>
    </style:style>
    <style:style style:name="Table63.A" style:family="table-column">
      <style:table-column-properties style:column-width="0.191in"/>
    </style:style>
    <style:style style:name="Table63.B" style:family="table-column">
      <style:table-column-properties style:column-width="1.65in"/>
    </style:style>
    <style:style style:name="Table63.1" style:family="table-row">
      <style:table-row-properties fo:keep-together="auto"/>
    </style:style>
    <style:style style:name="Table63.A1" style:family="table-cell">
      <style:table-cell-properties fo:padding="0.0104in" fo:border="none"/>
    </style:style>
    <style:style style:name="Table63.B1" style:family="table-cell">
      <style:table-cell-properties style:vertical-align="middle" fo:padding="0.0104in" fo:border="none"/>
    </style:style>
    <style:style style:name="Table64" style:family="table">
      <style:table-properties style:width="6.5in" fo:margin-left="0in" fo:margin-top="0in" fo:margin-bottom="0in" table:align="left" style:writing-mode="lr-tb"/>
    </style:style>
    <style:style style:name="Table64.A" style:family="table-column">
      <style:table-column-properties style:column-width="0.191in"/>
    </style:style>
    <style:style style:name="Table64.B" style:family="table-column">
      <style:table-column-properties style:column-width="6.3083in"/>
    </style:style>
    <style:style style:name="Table64.1" style:family="table-row">
      <style:table-row-properties fo:keep-together="auto"/>
    </style:style>
    <style:style style:name="Table64.A1" style:family="table-cell">
      <style:table-cell-properties fo:padding="0.0104in" fo:border="none"/>
    </style:style>
    <style:style style:name="Table64.B1" style:family="table-cell">
      <style:table-cell-properties style:vertical-align="middle" fo:padding="0.0104in" fo:border="none"/>
    </style:style>
    <style:style style:name="Table65" style:family="table">
      <style:table-properties style:width="1.7708in" fo:margin-left="0in" fo:margin-top="0in" fo:margin-bottom="0in" table:align="left" style:writing-mode="lr-tb"/>
    </style:style>
    <style:style style:name="Table65.A" style:family="table-column">
      <style:table-column-properties style:column-width="0.1903in"/>
    </style:style>
    <style:style style:name="Table65.B" style:family="table-column">
      <style:table-column-properties style:column-width="1.5799in"/>
    </style:style>
    <style:style style:name="Table65.1" style:family="table-row">
      <style:table-row-properties fo:keep-together="auto"/>
    </style:style>
    <style:style style:name="Table65.A1" style:family="table-cell">
      <style:table-cell-properties fo:padding="0.0104in" fo:border="none"/>
    </style:style>
    <style:style style:name="Table65.B1" style:family="table-cell">
      <style:table-cell-properties style:vertical-align="middle" fo:padding="0.0104in" fo:border="none"/>
    </style:style>
    <style:style style:name="Table66" style:family="table">
      <style:table-properties style:width="1.8417in" fo:margin-left="0in" fo:margin-top="0in" fo:margin-bottom="0in" table:align="left" style:writing-mode="lr-tb"/>
    </style:style>
    <style:style style:name="Table66.A" style:family="table-column">
      <style:table-column-properties style:column-width="0.191in"/>
    </style:style>
    <style:style style:name="Table66.B" style:family="table-column">
      <style:table-column-properties style:column-width="1.65in"/>
    </style:style>
    <style:style style:name="Table66.1" style:family="table-row">
      <style:table-row-properties fo:keep-together="auto"/>
    </style:style>
    <style:style style:name="Table66.A1" style:family="table-cell">
      <style:table-cell-properties fo:padding="0.0104in" fo:border="none"/>
    </style:style>
    <style:style style:name="Table66.B1" style:family="table-cell">
      <style:table-cell-properties style:vertical-align="middle" fo:padding="0.0104in" fo:border="none"/>
    </style:style>
    <style:style style:name="Table67" style:family="table">
      <style:table-properties style:width="6.5in" fo:margin-left="0in" fo:margin-top="0in" fo:margin-bottom="0in" table:align="left" style:writing-mode="lr-tb"/>
    </style:style>
    <style:style style:name="Table67.A" style:family="table-column">
      <style:table-column-properties style:column-width="0.191in"/>
    </style:style>
    <style:style style:name="Table67.B" style:family="table-column">
      <style:table-column-properties style:column-width="6.3083in"/>
    </style:style>
    <style:style style:name="Table67.1" style:family="table-row">
      <style:table-row-properties fo:keep-together="auto"/>
    </style:style>
    <style:style style:name="Table67.A1" style:family="table-cell">
      <style:table-cell-properties fo:padding="0.0104in" fo:border="none"/>
    </style:style>
    <style:style style:name="Table67.B1" style:family="table-cell">
      <style:table-cell-properties style:vertical-align="middle" fo:padding="0.0104in" fo:border="none"/>
    </style:style>
    <style:style style:name="Table68" style:family="table">
      <style:table-properties style:width="0.3319in" fo:margin-left="0in" fo:margin-top="0in" fo:margin-bottom="0in" table:align="left" style:writing-mode="lr-tb"/>
    </style:style>
    <style:style style:name="Table68.A" style:family="table-column">
      <style:table-column-properties style:column-width="0.1903in"/>
    </style:style>
    <style:style style:name="Table68.B" style:family="table-column">
      <style:table-column-properties style:column-width="0.141in"/>
    </style:style>
    <style:style style:name="Table68.1" style:family="table-row">
      <style:table-row-properties fo:keep-together="auto"/>
    </style:style>
    <style:style style:name="Table68.A1" style:family="table-cell">
      <style:table-cell-properties fo:padding="0.0104in" fo:border="none"/>
    </style:style>
    <style:style style:name="Table68.B1" style:family="table-cell">
      <style:table-cell-properties style:vertical-align="middle" fo:padding="0.0104in" fo:border="none"/>
    </style:style>
    <style:style style:name="Table69" style:family="table">
      <style:table-properties style:width="0.5125in" fo:margin-left="0in" fo:margin-top="0in" fo:margin-bottom="0in" table:align="left" style:writing-mode="lr-tb"/>
    </style:style>
    <style:style style:name="Table69.A" style:family="table-column">
      <style:table-column-properties style:column-width="0.1903in"/>
    </style:style>
    <style:style style:name="Table69.B" style:family="table-column">
      <style:table-column-properties style:column-width="0.3215in"/>
    </style:style>
    <style:style style:name="Table69.1" style:family="table-row">
      <style:table-row-properties fo:keep-together="auto"/>
    </style:style>
    <style:style style:name="Table69.A1" style:family="table-cell">
      <style:table-cell-properties fo:padding="0.0104in" fo:border="none"/>
    </style:style>
    <style:style style:name="Table69.B1" style:family="table-cell">
      <style:table-cell-properties style:vertical-align="middle" fo:padding="0.0104in" fo:border="none"/>
    </style:style>
    <style:style style:name="P1" style:family="paragraph" style:parent-style-name="Standard" style:list-style-name="">
      <style:paragraph-properties fo:margin-top="0.1945in" fo:margin-bottom="0.1945in" loext:contextual-spacing="false" fo:line-height="100%"/>
    </style:style>
    <style:style style:name="P2" style:family="paragraph" style:parent-style-name="Standard" style:list-style-name="">
      <style:paragraph-properties fo:margin-top="0.1945in" fo:margin-bottom="0.1945in" loext:contextual-spacing="false" fo:line-height="100%"/>
    </style:style>
    <style:style style:name="P3" style:family="paragraph" style:parent-style-name="Standard">
      <style:paragraph-properties fo:margin-top="0.1945in" fo:margin-bottom="0.1945in" loext:contextual-spacing="false" fo:line-height="100%"/>
    </style:style>
    <style:style style:name="P4" style:family="paragraph" style:parent-style-name="Standard" style:list-style-name="" style:master-page-name="Standard">
      <style:paragraph-properties fo:margin-top="0.1945in" fo:margin-bottom="0.1945in" loext:contextual-spacing="false" fo:line-height="100%" style:page-number="auto"/>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Standard">
      <style:paragraph-properties fo:margin-top="0in" fo:margin-bottom="0in" loext:contextual-spacing="false" fo:line-height="100%"/>
      <style:text-properties style:font-name="Verdana" fo:font-size="10pt" style:font-name-asian="Times New Roman1" style:font-size-asian="10pt" style:font-name-complex="Times New Roman1" style:font-size-complex="10pt"/>
    </style:style>
    <style:style style:name="P8" style:family="paragraph" style:parent-style-name="Standard" style:list-style-name="WWNum1">
      <style:paragraph-properties fo:margin-top="0.1945in" fo:margin-bottom="0in" loext:contextual-spacing="false" fo:line-height="100%"/>
    </style:style>
    <style:style style:name="P9" style:family="paragraph" style:parent-style-name="Standard" style:list-style-name="WWNum2">
      <style:paragraph-properties fo:margin-top="0.1945in" fo:margin-bottom="0in" loext:contextual-spacing="false" fo:line-height="100%"/>
    </style:style>
    <style:style style:name="P10" style:family="paragraph" style:parent-style-name="Standard" style:list-style-name="WWNum3">
      <style:paragraph-properties fo:margin-top="0.1945in" fo:margin-bottom="0in" loext:contextual-spacing="false" fo:line-height="100%"/>
    </style:style>
    <style:style style:name="P11" style:family="paragraph" style:parent-style-name="Standard" style:list-style-name="WWNum4">
      <style:paragraph-properties fo:margin-top="0.1945in" fo:margin-bottom="0in" loext:contextual-spacing="false" fo:line-height="100%"/>
    </style:style>
    <style:style style:name="P12" style:family="paragraph" style:parent-style-name="Standard" style:list-style-name="WWNum5">
      <style:paragraph-properties fo:margin-top="0.1945in" fo:margin-bottom="0in" loext:contextual-spacing="false" fo:line-height="100%"/>
    </style:style>
    <style:style style:name="P13" style:family="paragraph" style:parent-style-name="Standard" style:list-style-name="WWNum6">
      <style:paragraph-properties fo:margin-top="0.1945in" fo:margin-bottom="0in" loext:contextual-spacing="false" fo:line-height="100%"/>
    </style:style>
    <style:style style:name="P14" style:family="paragraph" style:parent-style-name="Standard" style:list-style-name="WWNum7">
      <style:paragraph-properties fo:margin-top="0.1945in" fo:margin-bottom="0in" loext:contextual-spacing="false" fo:line-height="100%"/>
    </style:style>
    <style:style style:name="P15" style:family="paragraph" style:parent-style-name="Standard" style:list-style-name="WWNum8">
      <style:paragraph-properties fo:margin-top="0.1945in" fo:margin-bottom="0in" loext:contextual-spacing="false" fo:line-height="100%"/>
    </style:style>
    <style:style style:name="P16" style:family="paragraph" style:parent-style-name="Standard" style:list-style-name="WWNum9">
      <style:paragraph-properties fo:margin-top="0.1945in" fo:margin-bottom="0in" loext:contextual-spacing="false" fo:line-height="100%"/>
    </style:style>
    <style:style style:name="P17" style:family="paragraph" style:parent-style-name="Standard" style:list-style-name="WWNum10">
      <style:paragraph-properties fo:margin-top="0.1945in" fo:margin-bottom="0in" loext:contextual-spacing="false" fo:line-height="100%"/>
    </style:style>
    <style:style style:name="P18" style:family="paragraph" style:parent-style-name="Standard" style:list-style-name="WWNum1">
      <style:paragraph-properties fo:margin-top="0in" fo:margin-bottom="0.1945in" loext:contextual-spacing="false" fo:line-height="100%"/>
    </style:style>
    <style:style style:name="P19" style:family="paragraph" style:parent-style-name="Standard" style:list-style-name="WWNum2">
      <style:paragraph-properties fo:margin-top="0in" fo:margin-bottom="0.1945in" loext:contextual-spacing="false" fo:line-height="100%"/>
    </style:style>
    <style:style style:name="P20" style:family="paragraph" style:parent-style-name="Standard" style:list-style-name="WWNum3">
      <style:paragraph-properties fo:margin-top="0in" fo:margin-bottom="0.1945in" loext:contextual-spacing="false" fo:line-height="100%"/>
    </style:style>
    <style:style style:name="P21" style:family="paragraph" style:parent-style-name="Standard" style:list-style-name="WWNum4">
      <style:paragraph-properties fo:margin-top="0in" fo:margin-bottom="0.1945in" loext:contextual-spacing="false" fo:line-height="100%"/>
    </style:style>
    <style:style style:name="P22" style:family="paragraph" style:parent-style-name="Standard" style:list-style-name="WWNum5">
      <style:paragraph-properties fo:margin-top="0in" fo:margin-bottom="0.1945in" loext:contextual-spacing="false" fo:line-height="100%"/>
    </style:style>
    <style:style style:name="P23" style:family="paragraph" style:parent-style-name="Standard" style:list-style-name="WWNum6">
      <style:paragraph-properties fo:margin-top="0in" fo:margin-bottom="0.1945in" loext:contextual-spacing="false" fo:line-height="100%"/>
    </style:style>
    <style:style style:name="P24" style:family="paragraph" style:parent-style-name="Standard" style:list-style-name="WWNum7">
      <style:paragraph-properties fo:margin-top="0in" fo:margin-bottom="0.1945in" loext:contextual-spacing="false" fo:line-height="100%"/>
    </style:style>
    <style:style style:name="P25" style:family="paragraph" style:parent-style-name="Standard" style:list-style-name="WWNum8">
      <style:paragraph-properties fo:margin-top="0in" fo:margin-bottom="0.1945in" loext:contextual-spacing="false" fo:line-height="100%"/>
    </style:style>
    <style:style style:name="P26" style:family="paragraph" style:parent-style-name="Standard" style:list-style-name="WWNum9">
      <style:paragraph-properties fo:margin-top="0in" fo:margin-bottom="0.1945in" loext:contextual-spacing="false" fo:line-height="100%"/>
    </style:style>
    <style:style style:name="P27" style:family="paragraph" style:parent-style-name="Standard" style:list-style-name="WWNum10">
      <style:paragraph-properties fo:margin-top="0in" fo:margin-bottom="0.1945in" loext:contextual-spacing="false" fo:line-height="100%"/>
    </style:style>
    <style:style style:name="P28" style:family="paragraph">
      <loext:graphic-properties draw:fill="solid" draw:fill-color="#a0a0a0"/>
      <style:paragraph-properties fo:text-align="center"/>
    </style:style>
    <style:style style:name="T1" style:family="text">
      <style:text-properties style:font-name="Verdana" fo:font-size="10pt" fo:font-weight="bold" style:letter-kerning="true" style:font-name-asian="Times New Roman1" style:font-size-asian="10pt" style:font-weight-asian="bold" style:font-name-complex="Times New Roman1" style:font-size-complex="10pt" style:font-weight-complex="bold"/>
    </style:style>
    <style:style style:name="T2" style:family="text">
      <style:text-properties style:font-name="Verdana" fo:font-size="10pt" fo:font-weight="bold" style:font-name-asian="Times New Roman1" style:font-size-asian="10pt" style:font-weight-asian="bold" style:font-name-complex="Times New Roman1" style:font-size-complex="10pt" style:font-weight-complex="bold"/>
    </style:style>
    <style:style style:name="T3" style:family="text">
      <style:text-properties style:font-name="Verdana" fo:font-size="10pt" style:font-name-asian="Times New Roman1" style:font-size-asian="10pt" style:font-name-complex="Times New Roman1" style:font-size-complex="10pt"/>
    </style:style>
    <style:style style:name="T4" style:family="text">
      <style:text-properties style:font-name="Verdana" fo:font-size="10pt" style:font-name-asian="Times New Roman1" style:font-size-asian="10pt" style:font-name-complex="Courier New2" style:font-size-complex="10pt"/>
    </style:style>
    <style:style style:name="T5" style:family="text">
      <style:text-properties style:font-name="Verdana" fo:font-size="10pt" fo:language="nl" fo:country="NL" fo:font-style="italic" style:font-name-asian="Times New Roman1" style:font-size-asian="10pt" style:font-style-asian="italic" style:font-name-complex="Times New Roman1" style:font-size-complex="10pt" style:font-style-complex="italic"/>
    </style:style>
    <style:style style:name="T6" style:family="text">
      <style:text-properties style:font-name="Verdana" fo:font-size="10pt" fo:language="nl" fo:country="NL" style:font-name-asian="Times New Roman1" style:font-size-asian="10pt" style:font-name-complex="Times New Roman1" style:font-size-complex="10pt"/>
    </style:style>
    <style:style style:name="T7" style:family="text">
      <style:text-properties style:font-name="Verdana" fo:font-size="10pt" fo:language="nl" fo:country="NL" style:font-name-asian="Times New Roman1" style:font-size-asian="10pt" style:font-name-complex="Courier New2" style:font-size-complex="10pt"/>
    </style:style>
    <style:style style:name="T8" style:family="text">
      <style:text-properties style:font-name="Verdana" fo:font-size="10pt" fo:language="nl" fo:country="NL" fo:font-weight="bold" style:font-name-asian="Times New Roman1" style:font-size-asian="10pt" style:font-weight-asian="bold" style:font-name-complex="Times New Roman1" style:font-size-complex="10pt" style:font-weight-complex="bold"/>
    </style:style>
    <style:style style:name="T9" style:family="text">
      <style:text-properties style:font-name="Verdana" fo:font-size="10pt" fo:language="nl" fo:country="NL" style:text-underline-style="solid" style:text-underline-width="auto" style:text-underline-color="font-color" style:font-name-asian="Times New Roman1" style:font-size-asian="10pt" style:font-name-complex="Times New Roman1" style:font-size-complex="10pt"/>
    </style:style>
    <style:style style:name="T10" style:family="text">
      <style:text-properties style:font-name="Verdana" fo:font-size="10pt" fo:font-style="italic" style:font-name-asian="Times New Roman1" style:font-size-asian="10pt" style:font-style-asian="italic" style:font-name-complex="Times New Roman1" style:font-size-complex="10pt" style:font-style-complex="italic"/>
    </style:style>
    <style:style style:name="T11" style:family="text">
      <style:text-properties style:text-position="super 58%" style:font-name="Verdana" fo:font-size="10pt" fo:language="nl" fo:country="NL" style:font-name-asian="Times New Roman1" style:font-size-asian="10pt" style:font-name-complex="Times New Roman1"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L_CoronavirusImpact_wave3</text:span></text:h>
      <text:h text:style-name="P1" text:outline-level="2"><text:span text:style-name="T2">Questions</text:span></text:h>
      <text:p text:style-name="P5"><draw:rect text:anchor-type="as-char" style:rel-width="100%" draw:z-index="0" draw:style-name="gr1" draw:text-style-name="P28" svg:width="0.0012in" svg:height="0.0213in"><text:p/></draw:rect></text:p>
      <text:p text:style-name="P5"><text:span text:style-name="T5">Page 1</text:span></text:p>
      <text:h text:style-name="P1" text:outline-level="2"><text:span text:style-name="T8">intro</text:span></text:h>
      <text:p text:style-name="P5"><text:span text:style-name="T6">Deze maand krijgt u de derde vragenlijst uit de reeks “Corona-uitbraak in Nederland” over hoe het coronavirus van invloed is op uw dagelijkse leven. Ook als u de eerdere twee vragenlijsten niet hebt ingevuld, kunt u meedoen.<text:line-break/><text:line-break/>Een aantal van de vragen uit de eerste twee vragenlijsten wordt nu opnieuw aan u voorgelegd, om te kijken of uw situatie twee maanden na de genomen maatregelen is veranderd ten opzichte van toen de maatregelen net waren ingevoerd. <text:line-break/><text:line-break/>Hoewel er voorzichtig positieve signalen zijn, “zijn we er nog lang niet”, meldt premier Rutte. Het blijft daarom belangrijk dat er onderzoek wordt gedaan. Naast onderzoek naar gezondheid, en iemands welbevinden, is ook onderzoek naar de economische gevolgen voor werkenden, gepensioneerden en niet-werkenden nodig. Op basis van de situatie nu, zou er voor de toekomst beleid moeten worden gemaakt, zodat bij eventuele volgende uitbraken op de juiste manier kan worden gehandeld.<text:line-break/><text:line-break/>Ook nu weer: bedankt alvast voor het meedoen!</text:span></text:p>
      <text:p text:style-name="P5"><text:span text:style-name="T6"> </text:span></text:p>
      <text:p text:style-name="P5"><text:span text:style-name="T5">Answer type:</text:span><text:span text:style-name="T6"> None</text:span></text:p>
      <text:p text:style-name="P5"><draw:rect text:anchor-type="as-char" style:rel-width="100%" draw:z-index="1" draw:style-name="gr1" draw:text-style-name="P28" svg:width="0.0012in" svg:height="0.0213in"><text:p/></draw:rect></text:p>
      <text:p text:style-name="P5"><text:span text:style-name="T5">Page 2</text:span></text:p>
      <text:h text:style-name="P1" text:outline-level="2"><text:span text:style-name="T8">InfectionDiagnosed</text:span></text:h>
      <text:p text:style-name="P5"><text:span text:style-name="T6">Heeft een huisarts of een ander medisch deskundige bij u de diagnose gesteld dat u besmet bent met het coronavirus (Covid-19)?</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10">1. </text:span></text:p>
          </table:table-cell>
          <table:table-cell table:style-name="Table1.B1" office:value-type="string">
            <text:p text:style-name="P5"><text:span text:style-name="T6">Ja, die diagnose is bij mij gesteld</text:span></text:p>
          </table:table-cell>
        </table:table-row>
        <table:table-row table:style-name="Table1.1">
          <table:table-cell table:style-name="Table1.A1" office:value-type="string">
            <text:p text:style-name="P5"><text:span text:style-name="T10">2. </text:span></text:p>
          </table:table-cell>
          <table:table-cell table:style-name="Table1.B1" office:value-type="string">
            <text:p text:style-name="P5"><text:span text:style-name="T3">Nee</text:span></text:p>
          </table:table-cell>
        </table:table-row>
        <table:table-row table:style-name="Table1.1">
          <table:table-cell table:style-name="Table1.A1" office:value-type="string">
            <text:p text:style-name="P5"><text:span text:style-name="T10">3. </text:span></text:p>
          </table:table-cell>
          <table:table-cell table:style-name="Table1.B1" office:value-type="string">
            <text:p text:style-name="P5"><text:span text:style-name="T6">Het is nog niet zeker</text:span></text:p>
          </table:table-cell>
        </table:table-row>
      </table:table>
      <text:p text:style-name="P5"><draw:rect text:anchor-type="as-char" style:rel-width="100%" draw:z-index="2" draw:style-name="gr1" draw:text-style-name="P28" svg:width="0.0012in" svg:height="0.0213in"><text:p/></draw:rect></text:p>
      <text:p text:style-name="P5"><text:span text:style-name="T5">Page 3</text:span></text:p>
      <text:h text:style-name="P1" text:outline-level="2"><text:span text:style-name="T8">SelfPerceivedInfection</text:span></text:h>
      <text:p text:style-name="P5"><text:span text:style-name="T6">Denkt u zelf dat u besmet bent of bent geweest met het coronavirus (Covid-19)?</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10">1. </text:span></text:p>
          </table:table-cell>
          <table:table-cell table:style-name="Table2.B1" office:value-type="string">
            <text:p text:style-name="P5"><text:span text:style-name="T3">Ja</text:span></text:p>
          </table:table-cell>
        </table:table-row>
        <table:table-row table:style-name="Table2.1">
          <table:table-cell table:style-name="Table2.A1" office:value-type="string">
            <text:p text:style-name="P5"><text:span text:style-name="T10">2. </text:span></text:p>
          </table:table-cell>
          <table:table-cell table:style-name="Table2.B1" office:value-type="string">
            <text:p text:style-name="P5"><text:span text:style-name="T3">Nee</text:span></text:p>
          </table:table-cell>
        </table:table-row>
        <text:soft-page-break/>
        <table:table-row table:style-name="Table2.1">
          <table:table-cell table:style-name="Table2.A1" office:value-type="string">
            <text:p text:style-name="P5"><text:span text:style-name="T10">3. </text:span></text:p>
          </table:table-cell>
          <table:table-cell table:style-name="Table2.B1" office:value-type="string">
            <text:p text:style-name="P5"><text:span text:style-name="T3">Ik weet het niet</text:span></text:p>
          </table:table-cell>
        </table:table-row>
      </table:table>
      <text:p text:style-name="P5"><draw:rect text:anchor-type="as-char" style:rel-width="100%" draw:z-index="3" draw:style-name="gr1" draw:text-style-name="P28" svg:width="0.0012in" svg:height="0.0213in"><text:p/></draw:rect></text:p>
      <text:p text:style-name="P5"><text:span text:style-name="T5">Page 4</text:span></text:p>
      <text:h text:style-name="P1" text:outline-level="2"><text:span text:style-name="T8">q1header</text:span></text:h>
      <text:p text:style-name="P5"><text:span text:style-name="T6">Hoe groot denkt u dat de kans is dat de volgende dingen </text:span><text:span text:style-name="T8">in de komende drie maanden</text:span><text:span text:style-name="T6"> gebeuren? <text:line-break/>U kunt deze vraag beantwoorden op een schaal van 0 tot en met 100, waarbij 0 staat voor zeker niet en 100 voor zeker wel.</text:span></text:p>
      <text:p text:style-name="P5"><text:span text:style-name="T6"> </text:span></text:p>
      <text:p text:style-name="P5"><text:span text:style-name="T10">Question type:</text:span><text:span text:style-name="T3"> Table</text:span></text:p>
      <text:p text:style-name="P5"><text:span text:style-name="T10">Answer type:</text:span><text:span text:style-name="T3"> Integer</text:span></text:p>
      <text:p text:style-name="P5"><text:span text:style-name="T5">Subquestions:</text:span><text:span text:style-name="T6"><text:line-break/></text:span><text:span text:style-name="T8">q1a</text:span><text:span text:style-name="T6"> u wordt besmet<text:line-break/></text:span><text:span text:style-name="T8">q1b</text:span><text:span text:style-name="T6"> iemand in uw directe omgeving (familie, vrienden, collega’s) wordt besmet<text:line-break/></text:span><text:span text:style-name="T8">q1c</text:span><text:span text:style-name="T6"> u moet naar het ziekenhuis als u wordt besmet<text:line-break/></text:span><text:span text:style-name="T8">q1e</text:span><text:span text:style-name="T6"> u wordt besmet en u besmet iemand anders</text:span></text:p>
      <text:p text:style-name="P5"><draw:rect text:anchor-type="as-char" style:rel-width="100%" draw:z-index="4" draw:style-name="gr1" draw:text-style-name="P28" svg:width="0.0012in" svg:height="0.0213in"><text:p/></draw:rect></text:p>
      <text:p text:style-name="P5"><text:span text:style-name="T5">Page 5</text:span></text:p>
      <text:h text:style-name="P1" text:outline-level="2"><text:span text:style-name="T8">q30hd_week_pre</text:span></text:h>
      <text:p text:style-name="P5"><text:span text:style-name="T6">De volgende vraag gaat over hoe u zich voelde in de </text:span><text:span text:style-name="T8">afgelopen zeven dagen</text:span><text:span text:style-name="T6">. Geeft u het antwoord dat het best uw gevoel weergeeft. <text:line-break/><text:line-break/>De afgelopen zeven dagen...</text:span></text:p>
      <text:p text:style-name="P5"><text:span text:style-name="T6"> </text:span></text:p>
      <text:p text:style-name="P5"><text:span text:style-name="T5">Question type:</text:span><text:span text:style-name="T6"> Table</text:span></text:p>
      <text:p text:style-name="P5"><text:span text:style-name="T5">Answer type:</text:span><text:span text:style-name="T6"> Radiobuttons</text:span></text:p>
      <text:p text:style-name="P5"><text:span text:style-name="T5">Subquestions:</text:span><text:span text:style-name="T6"><text:line-break/></text:span><text:span text:style-name="T8">q30a_wk_pre</text:span><text:span text:style-name="T6"> was ik erg zenuwachtig<text:line-break/></text:span><text:span text:style-name="T8">q30b_wk_pre</text:span><text:span text:style-name="T6"> zat ik zo erg in de put dat niets mij kon opvrolijken<text:line-break/></text:span><text:span text:style-name="T8">q30c_wk_pre</text:span><text:span text:style-name="T6"> voelde ik me kalm en rustig<text:line-break/></text:span><text:span text:style-name="T8">q30d_wk_pre</text:span><text:span text:style-name="T6"> voelde ik me neerslachtig en somber<text:line-break/></text:span><text:span text:style-name="T8">q30e_wk_pre</text:span><text:span text:style-name="T6"> voelde ik me gelukkig</text:span></text:p>
      <text:p text:style-name="P5"><text:span text:style-name="T10">Categories:</text:span></text:p>
      <table:table table:name="Table3" table:style-name="Table3">
        <table:table-column table:style-name="Table3.A"/>
        <table:table-column table:style-name="Table3.B"/>
        <table:table-row table:style-name="Table3.1">
          <table:table-cell table:style-name="Table3.A1" office:value-type="string">
            <text:p text:style-name="P5"><text:span text:style-name="T10">1. </text:span></text:p>
          </table:table-cell>
          <table:table-cell table:style-name="Table3.B1" office:value-type="string">
            <text:p text:style-name="P5"><text:span text:style-name="T3">Nooit</text:span></text:p>
          </table:table-cell>
        </table:table-row>
        <table:table-row table:style-name="Table3.1">
          <table:table-cell table:style-name="Table3.A1" office:value-type="string">
            <text:p text:style-name="P5"><text:span text:style-name="T10">2. </text:span></text:p>
          </table:table-cell>
          <table:table-cell table:style-name="Table3.B1" office:value-type="string">
            <text:p text:style-name="P5"><text:span text:style-name="T3">Zelden</text:span></text:p>
          </table:table-cell>
        </table:table-row>
        <table:table-row table:style-name="Table3.1">
          <table:table-cell table:style-name="Table3.A1" office:value-type="string">
            <text:p text:style-name="P5"><text:span text:style-name="T10">3. </text:span></text:p>
          </table:table-cell>
          <table:table-cell table:style-name="Table3.B1" office:value-type="string">
            <text:p text:style-name="P5"><text:span text:style-name="T3">Soms</text:span></text:p>
          </table:table-cell>
        </table:table-row>
        <table:table-row table:style-name="Table3.1">
          <table:table-cell table:style-name="Table3.A1" office:value-type="string">
            <text:p text:style-name="P5"><text:span text:style-name="T10">4. </text:span></text:p>
          </table:table-cell>
          <table:table-cell table:style-name="Table3.B1" office:value-type="string">
            <text:p text:style-name="P5"><text:span text:style-name="T3">Vaak</text:span></text:p>
          </table:table-cell>
        </table:table-row>
        <table:table-row table:style-name="Table3.1">
          <table:table-cell table:style-name="Table3.A1" office:value-type="string">
            <text:p text:style-name="P5"><text:span text:style-name="T10">5. </text:span></text:p>
          </table:table-cell>
          <table:table-cell table:style-name="Table3.B1" office:value-type="string">
            <text:p text:style-name="P5"><text:span text:style-name="T3">Meestal</text:span></text:p>
          </table:table-cell>
        </table:table-row>
        <table:table-row table:style-name="Table3.1">
          <table:table-cell table:style-name="Table3.A1" office:value-type="string">
            <text:p text:style-name="P5"><text:span text:style-name="T10">6. </text:span></text:p>
          </table:table-cell>
          <table:table-cell table:style-name="Table3.B1" office:value-type="string">
            <text:p text:style-name="P5"><text:span text:style-name="T3">Voortdurend</text:span></text:p>
          </table:table-cell>
        </table:table-row>
      </table:table>
      <text:p text:style-name="P5"><draw:rect text:anchor-type="as-char" style:rel-width="100%" draw:z-index="5" draw:style-name="gr1" draw:text-style-name="P28" svg:width="0.0012in" svg:height="0.0213in"><text:p/></draw:rect></text:p>
      <text:p text:style-name="P5"><text:span text:style-name="T5">Page 6</text:span></text:p>
      <text:h text:style-name="P1" text:outline-level="2"><text:span text:style-name="T8">q30hd_maand</text:span></text:h>
      <text:p text:style-name="P5"><text:span text:style-name="T6">De volgende vraag gaat over hoe u zich voelde in de </text:span><text:span text:style-name="T8">afgelopen maand</text:span><text:span text:style-name="T6">. Geeft u het antwoord dat het best uw gevoel weergeeft. <text:line-break/><text:line-break/>De afgelopen maand...</text:span></text:p>
      <text:p text:style-name="P5"><text:span text:style-name="T6"> </text:span></text:p>
      <text:p text:style-name="P5"><text:soft-page-break/><text:span text:style-name="T5">Question type:</text:span><text:span text:style-name="T6"> Table</text:span></text:p>
      <text:p text:style-name="P5"><text:span text:style-name="T5">Answer type:</text:span><text:span text:style-name="T6"> Radiobuttons</text:span></text:p>
      <text:p text:style-name="P5"><text:span text:style-name="T5">Subquestions:</text:span><text:span text:style-name="T6"><text:line-break/></text:span><text:span text:style-name="T8">q30a_mnd</text:span><text:span text:style-name="T6"> was ik erg zenuwachtig<text:line-break/></text:span><text:span text:style-name="T8">q30b_mdn</text:span><text:span text:style-name="T6"> zat ik zo erg in de put dat niets mij kon opvrolijken<text:line-break/></text:span><text:span text:style-name="T8">q30c_mnd</text:span><text:span text:style-name="T6"> voelde ik me kalm en rustig<text:line-break/></text:span><text:span text:style-name="T8">q30d_mnd</text:span><text:span text:style-name="T6"> voelde ik me neerslachtig en somber<text:line-break/></text:span><text:span text:style-name="T8">q30e_mnd</text:span><text:span text:style-name="T6"> voelde ik me gelukkig</text:span></text:p>
      <text:p text:style-name="P5"><text:span text:style-name="T10">Categories:</text:span></text:p>
      <table:table table:name="Table4" table:style-name="Table4">
        <table:table-column table:style-name="Table4.A"/>
        <table:table-column table:style-name="Table4.B"/>
        <table:table-row table:style-name="Table4.1">
          <table:table-cell table:style-name="Table4.A1" office:value-type="string">
            <text:p text:style-name="P5"><text:span text:style-name="T10">1. </text:span></text:p>
          </table:table-cell>
          <table:table-cell table:style-name="Table4.B1" office:value-type="string">
            <text:p text:style-name="P5"><text:span text:style-name="T3">Nooit</text:span></text:p>
          </table:table-cell>
        </table:table-row>
        <table:table-row table:style-name="Table4.1">
          <table:table-cell table:style-name="Table4.A1" office:value-type="string">
            <text:p text:style-name="P5"><text:span text:style-name="T10">2. </text:span></text:p>
          </table:table-cell>
          <table:table-cell table:style-name="Table4.B1" office:value-type="string">
            <text:p text:style-name="P5"><text:span text:style-name="T3">Zelden</text:span></text:p>
          </table:table-cell>
        </table:table-row>
        <table:table-row table:style-name="Table4.1">
          <table:table-cell table:style-name="Table4.A1" office:value-type="string">
            <text:p text:style-name="P5"><text:span text:style-name="T10">3. </text:span></text:p>
          </table:table-cell>
          <table:table-cell table:style-name="Table4.B1" office:value-type="string">
            <text:p text:style-name="P5"><text:span text:style-name="T3">Soms</text:span></text:p>
          </table:table-cell>
        </table:table-row>
        <table:table-row table:style-name="Table4.1">
          <table:table-cell table:style-name="Table4.A1" office:value-type="string">
            <text:p text:style-name="P5"><text:span text:style-name="T10">4. </text:span></text:p>
          </table:table-cell>
          <table:table-cell table:style-name="Table4.B1" office:value-type="string">
            <text:p text:style-name="P5"><text:span text:style-name="T3">Vaak</text:span></text:p>
          </table:table-cell>
        </table:table-row>
        <table:table-row table:style-name="Table4.1">
          <table:table-cell table:style-name="Table4.A1" office:value-type="string">
            <text:p text:style-name="P5"><text:span text:style-name="T10">5. </text:span></text:p>
          </table:table-cell>
          <table:table-cell table:style-name="Table4.B1" office:value-type="string">
            <text:p text:style-name="P5"><text:span text:style-name="T3">Meestal</text:span></text:p>
          </table:table-cell>
        </table:table-row>
        <table:table-row table:style-name="Table4.1">
          <table:table-cell table:style-name="Table4.A1" office:value-type="string">
            <text:p text:style-name="P5"><text:span text:style-name="T10">6. </text:span></text:p>
          </table:table-cell>
          <table:table-cell table:style-name="Table4.B1" office:value-type="string">
            <text:p text:style-name="P5"><text:span text:style-name="T3">Voortdurend</text:span></text:p>
          </table:table-cell>
        </table:table-row>
      </table:table>
      <text:p text:style-name="P5"><draw:rect text:anchor-type="as-char" style:rel-width="100%" draw:z-index="6" draw:style-name="gr1" draw:text-style-name="P28" svg:width="0.0012in" svg:height="0.0213in"><text:p/></draw:rect></text:p>
      <text:p text:style-name="P5"><text:span text:style-name="T5">Page 7</text:span></text:p>
      <text:h text:style-name="P1" text:outline-level="2"><text:span text:style-name="T8">q30hd_week_post</text:span></text:h>
      <text:p text:style-name="P5"><text:span text:style-name="T6">De volgende vraag gaat over hoe u zich voelde in de </text:span><text:span text:style-name="T8">afgelopen zeven dagen</text:span><text:span text:style-name="T6">. Geeft u het antwoord dat het best uw gevoel weergeeft. <text:line-break/><text:line-break/>De afgelopen zeven dagen...</text:span></text:p>
      <text:p text:style-name="P5"><text:span text:style-name="T6"> </text:span></text:p>
      <text:p text:style-name="P5"><text:span text:style-name="T5">Question type:</text:span><text:span text:style-name="T6"> Table</text:span></text:p>
      <text:p text:style-name="P5"><text:span text:style-name="T5">Answer type:</text:span><text:span text:style-name="T6"> Radiobuttons</text:span></text:p>
      <text:p text:style-name="P5"><text:span text:style-name="T5">Subquestions:</text:span><text:span text:style-name="T6"><text:line-break/></text:span><text:span text:style-name="T8">q30a_wk_post</text:span><text:span text:style-name="T6"> was ik erg zenuwachtig<text:line-break/></text:span><text:span text:style-name="T8">q30b_wk_post</text:span><text:span text:style-name="T6"> zat ik zo erg in de put dat niets mij kon opvrolijken<text:line-break/></text:span><text:span text:style-name="T8">q30c_wk_post</text:span><text:span text:style-name="T6"> voelde ik me kalm en rustig<text:line-break/></text:span><text:span text:style-name="T8">q30d_wk_post</text:span><text:span text:style-name="T6"> voelde ik me neerslachtig en somber<text:line-break/></text:span><text:span text:style-name="T8">q30e_wk_post</text:span><text:span text:style-name="T6"> voelde ik me gelukkig</text:span></text:p>
      <text:p text:style-name="P5"><text:span text:style-name="T10">Categories:</text:span></text:p>
      <table:table table:name="Table5" table:style-name="Table5">
        <table:table-column table:style-name="Table5.A"/>
        <table:table-column table:style-name="Table5.B"/>
        <table:table-row table:style-name="Table5.1">
          <table:table-cell table:style-name="Table5.A1" office:value-type="string">
            <text:p text:style-name="P5"><text:span text:style-name="T10">1. </text:span></text:p>
          </table:table-cell>
          <table:table-cell table:style-name="Table5.B1" office:value-type="string">
            <text:p text:style-name="P5"><text:span text:style-name="T3">Nooit</text:span></text:p>
          </table:table-cell>
        </table:table-row>
        <table:table-row table:style-name="Table5.1">
          <table:table-cell table:style-name="Table5.A1" office:value-type="string">
            <text:p text:style-name="P5"><text:span text:style-name="T10">2. </text:span></text:p>
          </table:table-cell>
          <table:table-cell table:style-name="Table5.B1" office:value-type="string">
            <text:p text:style-name="P5"><text:span text:style-name="T3">Zelden</text:span></text:p>
          </table:table-cell>
        </table:table-row>
        <table:table-row table:style-name="Table5.1">
          <table:table-cell table:style-name="Table5.A1" office:value-type="string">
            <text:p text:style-name="P5"><text:span text:style-name="T10">3. </text:span></text:p>
          </table:table-cell>
          <table:table-cell table:style-name="Table5.B1" office:value-type="string">
            <text:p text:style-name="P5"><text:span text:style-name="T3">Soms</text:span></text:p>
          </table:table-cell>
        </table:table-row>
        <table:table-row table:style-name="Table5.1">
          <table:table-cell table:style-name="Table5.A1" office:value-type="string">
            <text:p text:style-name="P5"><text:span text:style-name="T10">4. </text:span></text:p>
          </table:table-cell>
          <table:table-cell table:style-name="Table5.B1" office:value-type="string">
            <text:p text:style-name="P5"><text:span text:style-name="T3">Vaak</text:span></text:p>
          </table:table-cell>
        </table:table-row>
        <table:table-row table:style-name="Table5.1">
          <table:table-cell table:style-name="Table5.A1" office:value-type="string">
            <text:p text:style-name="P5"><text:span text:style-name="T10">5. </text:span></text:p>
          </table:table-cell>
          <table:table-cell table:style-name="Table5.B1" office:value-type="string">
            <text:p text:style-name="P5"><text:span text:style-name="T3">Meestal</text:span></text:p>
          </table:table-cell>
        </table:table-row>
        <table:table-row table:style-name="Table5.1">
          <table:table-cell table:style-name="Table5.A1" office:value-type="string">
            <text:p text:style-name="P5"><text:span text:style-name="T10">6. </text:span></text:p>
          </table:table-cell>
          <table:table-cell table:style-name="Table5.B1" office:value-type="string">
            <text:p text:style-name="P5"><text:span text:style-name="T3">Voortdurend</text:span></text:p>
          </table:table-cell>
        </table:table-row>
      </table:table>
      <text:p text:style-name="P5"><draw:rect text:anchor-type="as-char" style:rel-width="100%" draw:z-index="7" draw:style-name="gr1" draw:text-style-name="P28" svg:width="0.0012in" svg:height="0.0213in"><text:p/></draw:rect></text:p>
      <text:p text:style-name="P5"><text:span text:style-name="T5">Page 8</text:span></text:p>
      <text:h text:style-name="P1" text:outline-level="2"><text:span text:style-name="T8">SAH</text:span></text:h>
      <text:p text:style-name="P5"><text:span text:style-name="T6">Gaat het met uw gezondheid beter of slechter dan in november vorig jaar?</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6" table:style-name="Table6">
        <table:table-column table:style-name="Table6.A"/>
        <table:table-column table:style-name="Table6.B"/>
        <table:table-row table:style-name="Table6.1">
          <table:table-cell table:style-name="Table6.A1" office:value-type="string">
            <text:p text:style-name="P5"><text:span text:style-name="T10">1. </text:span></text:p>
          </table:table-cell>
          <table:table-cell table:style-name="Table6.B1" office:value-type="string">
            <text:p text:style-name="P5"><text:span text:style-name="T3">Veel slechter</text:span></text:p>
          </table:table-cell>
        </table:table-row>
        <table:table-row table:style-name="Table6.1">
          <table:table-cell table:style-name="Table6.A1" office:value-type="string">
            <text:p text:style-name="P5"><text:span text:style-name="T10">2. </text:span></text:p>
          </table:table-cell>
          <table:table-cell table:style-name="Table6.B1" office:value-type="string">
            <text:p text:style-name="P5"><text:span text:style-name="T3">Een beetje slechter</text:span></text:p>
          </table:table-cell>
        </table:table-row>
        <table:table-row table:style-name="Table6.1">
          <table:table-cell table:style-name="Table6.A1" office:value-type="string">
            <text:p text:style-name="P5"><text:span text:style-name="T10">3. </text:span></text:p>
          </table:table-cell>
          <table:table-cell table:style-name="Table6.B1" office:value-type="string">
            <text:p text:style-name="P5"><text:span text:style-name="T3">Gelijk</text:span></text:p>
          </table:table-cell>
        </table:table-row>
        <text:soft-page-break/>
        <table:table-row table:style-name="Table6.1">
          <table:table-cell table:style-name="Table6.A1" office:value-type="string">
            <text:p text:style-name="P5"><text:span text:style-name="T10">4. </text:span></text:p>
          </table:table-cell>
          <table:table-cell table:style-name="Table6.B1" office:value-type="string">
            <text:p text:style-name="P5"><text:span text:style-name="T3">Een beetje beter</text:span></text:p>
          </table:table-cell>
        </table:table-row>
        <table:table-row table:style-name="Table6.1">
          <table:table-cell table:style-name="Table6.A1" office:value-type="string">
            <text:p text:style-name="P5"><text:span text:style-name="T10">5. </text:span></text:p>
          </table:table-cell>
          <table:table-cell table:style-name="Table6.B1" office:value-type="string">
            <text:p text:style-name="P5"><text:span text:style-name="T3">Veel beter</text:span></text:p>
          </table:table-cell>
        </table:table-row>
      </table:table>
      <text:p text:style-name="P5"><draw:rect text:anchor-type="as-char" style:rel-width="100%" draw:z-index="8" draw:style-name="gr1" draw:text-style-name="P28" svg:width="0.0012in" svg:height="0.0213in"><text:p/></draw:rect></text:p>
      <text:p text:style-name="P5"><text:span text:style-name="T5">Page 9</text:span></text:p>
      <text:h text:style-name="P1" text:outline-level="2"><text:span text:style-name="T8">expectedduration</text:span></text:h>
      <text:p text:style-name="P5"><text:span text:style-name="T6">Wanneer, denkt u, zullen de beperkingen die er nu zijn </text:span><text:span text:style-name="T9">niet</text:span><text:span text:style-name="T6"> meer van kracht zijn, en zullen...</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duration1</text:span><text:span text:style-name="T6"> alle scholen weer open zijn op een gewone manier (dus bv. zonder om de dag of halve dagen naar school te gaan zoals vanaf 11 mei voor de basisscholen geldt)<text:line-break/></text:span><text:span text:style-name="T8">duration2</text:span><text:span text:style-name="T6"> cafés en restaurants weer open zijn<text:line-break/></text:span><text:span text:style-name="T8">duration3</text:span><text:span text:style-name="T6"> we weer op vakantie kunnen gaan in bijna heel Europa<text:line-break/></text:span><text:span text:style-name="T8">duration4</text:span><text:span text:style-name="T6"> alle economische activiteiten weer plaatsvinden zoals voorheen</text:span></text:p>
      <text:p text:style-name="P5"><text:span text:style-name="T10">Categories:</text:span></text:p>
      <table:table table:name="Table7" table:style-name="Table7">
        <table:table-column table:style-name="Table7.A"/>
        <table:table-column table:style-name="Table7.B"/>
        <table:table-row table:style-name="Table7.1">
          <table:table-cell table:style-name="Table7.A1" office:value-type="string">
            <text:p text:style-name="P5"><text:span text:style-name="T10">1. </text:span></text:p>
          </table:table-cell>
          <table:table-cell table:style-name="Table7.B1" office:value-type="string">
            <text:p text:style-name="P5"><text:span text:style-name="T3">tegen eind juni</text:span></text:p>
          </table:table-cell>
        </table:table-row>
        <table:table-row table:style-name="Table7.1">
          <table:table-cell table:style-name="Table7.A1" office:value-type="string">
            <text:p text:style-name="P5"><text:span text:style-name="T10">2. </text:span></text:p>
          </table:table-cell>
          <table:table-cell table:style-name="Table7.B1" office:value-type="string">
            <text:p text:style-name="P5"><text:span text:style-name="T6">tussen juli en eind augustus</text:span></text:p>
          </table:table-cell>
        </table:table-row>
        <table:table-row table:style-name="Table7.1">
          <table:table-cell table:style-name="Table7.A1" office:value-type="string">
            <text:p text:style-name="P5"><text:span text:style-name="T10">3. </text:span></text:p>
          </table:table-cell>
          <table:table-cell table:style-name="Table7.B1" office:value-type="string">
            <text:p text:style-name="P5"><text:span text:style-name="T6">tussen september en het eind van het jaar</text:span></text:p>
          </table:table-cell>
        </table:table-row>
        <table:table-row table:style-name="Table7.1">
          <table:table-cell table:style-name="Table7.A1" office:value-type="string">
            <text:p text:style-name="P5"><text:span text:style-name="T10">4. </text:span></text:p>
          </table:table-cell>
          <table:table-cell table:style-name="Table7.B1" office:value-type="string">
            <text:p text:style-name="P5"><text:span text:style-name="T3">in 2021</text:span></text:p>
          </table:table-cell>
        </table:table-row>
        <table:table-row table:style-name="Table7.1">
          <table:table-cell table:style-name="Table7.A1" office:value-type="string">
            <text:p text:style-name="P5"><text:span text:style-name="T10">5. </text:span></text:p>
          </table:table-cell>
          <table:table-cell table:style-name="Table7.B1" office:value-type="string">
            <text:p text:style-name="P5"><text:span text:style-name="T3">in 2022 of later</text:span></text:p>
          </table:table-cell>
        </table:table-row>
      </table:table>
      <text:p text:style-name="P5"><draw:rect text:anchor-type="as-char" style:rel-width="100%" draw:z-index="9" draw:style-name="gr1" draw:text-style-name="P28" svg:width="0.0012in" svg:height="0.0213in"><text:p/></draw:rect></text:p>
      <text:p text:style-name="P5"><text:span text:style-name="T5">Page 10</text:span></text:p>
      <text:h text:style-name="P1" text:outline-level="2"><text:span text:style-name="T8">EmploymentStatus</text:span></text:h>
      <text:p text:style-name="P5"><text:span text:style-name="T6">Welke van de volgende opties beschrijft uw situatie het </text:span><text:span text:style-name="T8">best</text:span><text:span text:style-name="T6">? <text:line-break/><text:line-break/></text:span><text:span text:style-name="T5">Als er meer opties mogelijk zijn, kiest u dan de hoofdactiviteit of -baan.</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8" table:style-name="Table8">
        <table:table-column table:style-name="Table8.A"/>
        <table:table-column table:style-name="Table8.B"/>
        <table:table-row table:style-name="Table8.1">
          <table:table-cell table:style-name="Table8.A1" office:value-type="string">
            <text:p text:style-name="P5"><text:span text:style-name="T10">1. </text:span></text:p>
          </table:table-cell>
          <table:table-cell table:style-name="Table8.B1" office:value-type="string">
            <text:p text:style-name="P5"><text:span text:style-name="T3">Ik verricht betaald werk in loondienst, full-time of part-time</text:span></text:p>
          </table:table-cell>
        </table:table-row>
        <table:table-row table:style-name="Table8.1">
          <table:table-cell table:style-name="Table8.A1" office:value-type="string">
            <text:p text:style-name="P5"><text:span text:style-name="T10">2. </text:span></text:p>
          </table:table-cell>
          <table:table-cell table:style-name="Table8.B1" office:value-type="string">
            <text:p text:style-name="P5"><text:span text:style-name="T3">Ik ben zelfstandig ondernemer</text:span></text:p>
          </table:table-cell>
        </table:table-row>
        <table:table-row table:style-name="Table8.1">
          <table:table-cell table:style-name="Table8.A1" office:value-type="string">
            <text:p text:style-name="P5"><text:span text:style-name="T10">3. </text:span></text:p>
          </table:table-cell>
          <table:table-cell table:style-name="Table8.B1" office:value-type="string">
            <text:p text:style-name="P5"><text:span text:style-name="T6">Ik ben werkloos en ben op zoek naar werk</text:span></text:p>
          </table:table-cell>
        </table:table-row>
        <table:table-row table:style-name="Table8.1">
          <table:table-cell table:style-name="Table8.A1" office:value-type="string">
            <text:p text:style-name="P5"><text:span text:style-name="T10">4. </text:span></text:p>
          </table:table-cell>
          <table:table-cell table:style-name="Table8.B1" office:value-type="string">
            <text:p text:style-name="P5"><text:span text:style-name="T3">Ik ben (vervroegd) gepensioneerd</text:span></text:p>
          </table:table-cell>
        </table:table-row>
        <table:table-row table:style-name="Table8.1">
          <table:table-cell table:style-name="Table8.A1" office:value-type="string">
            <text:p text:style-name="P5"><text:span text:style-name="T10">5. </text:span></text:p>
          </table:table-cell>
          <table:table-cell table:style-name="Table8.B1" office:value-type="string">
            <text:p text:style-name="P5"><text:span text:style-name="T6">Ik ontvang een arbeidsongeschiktheidsuitkering of sociale bijstand en ben niet op zoek naar werk</text:span></text:p>
          </table:table-cell>
        </table:table-row>
        <table:table-row table:style-name="Table8.1">
          <table:table-cell table:style-name="Table8.A1" office:value-type="string">
            <text:p text:style-name="P5"><text:span text:style-name="T10">6. </text:span></text:p>
          </table:table-cell>
          <table:table-cell table:style-name="Table8.B1" office:value-type="string">
            <text:p text:style-name="P5"><text:span text:style-name="T6">Ik ben leerling / student / stagiair en krijg alleen een onkostenvergoeding</text:span></text:p>
          </table:table-cell>
        </table:table-row>
        <table:table-row table:style-name="Table8.1">
          <table:table-cell table:style-name="Table8.A1" office:value-type="string">
            <text:p text:style-name="P5"><text:span text:style-name="T10">7. </text:span></text:p>
          </table:table-cell>
          <table:table-cell table:style-name="Table8.B1" office:value-type="string">
            <text:p text:style-name="P5"><text:span text:style-name="T3">Ik doe het huishouden</text:span></text:p>
          </table:table-cell>
        </table:table-row>
      </table:table>
      <text:p text:style-name="P5"><draw:rect text:anchor-type="as-char" style:rel-width="100%" draw:z-index="10" draw:style-name="gr1" draw:text-style-name="P28" svg:width="0.0012in" svg:height="0.0213in"><text:p/></draw:rect></text:p>
      <text:p text:style-name="P5"><text:span text:style-name="T5">Page 11</text:span></text:p>
      <text:h text:style-name="P1" text:outline-level="2"><text:span text:style-name="T8">q14header</text:span></text:h>
      <text:p text:style-name="P5"><text:span text:style-name="T6">Hoeveel uur per week werkte u in de afgelopen zeven dagen op uw werkplek en vanuit huis? <text:line-break/><text:line-break/></text:span><text:span text:style-name="T5">Als u altijd thuis werkt, vult u alle uren in bij 'vanuit huis'. <text:line-break/>Vult u nul (0) in als u nooit op uw werkplek of thuis werkt.</text:span></text:p>
      <text:p text:style-name="P5"><text:soft-page-break/><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q14b</text:span><text:span text:style-name="T6"> De afgelopen zeven dagen</text:span></text:p>
      <text:p text:style-name="P5"><text:span text:style-name="T10">Columns:</text:span><text:span text:style-name="T3"><text:line-break/></text:span><text:span text:style-name="T2">q14werk</text:span></text:p>
      <text:p text:style-name="P5"><text:span text:style-name="T10">Answer type:</text:span><text:span text:style-name="T3"> Integer</text:span></text:p>
      <text:p text:style-name="P5"><text:span text:style-name="T2">q14thuis</text:span></text:p>
      <text:p text:style-name="P5"><text:span text:style-name="T10">Answer type:</text:span><text:span text:style-name="T3"> Integer</text:span></text:p>
      <text:p text:style-name="P5"><draw:rect text:anchor-type="as-char" style:rel-width="100%" draw:z-index="11" draw:style-name="gr1" draw:text-style-name="P28" svg:width="0.0012in" svg:height="0.0213in"><text:p/></draw:rect></text:p>
      <text:p text:style-name="P5"><text:span text:style-name="T5">Page 12</text:span></text:p>
      <text:h text:style-name="P1" text:outline-level="2"><text:span text:style-name="T8">vacsick</text:span></text:h>
      <text:p text:style-name="P5"><text:span text:style-name="T6">In de afgelopen zeven dagen, hoeveel dagen hebt u...<text:line-break/></text:span><text:span text:style-name="T5">Rond af op hele dagen (bv. een halve dag = 1 dag).<text:line-break/>Vult u nul (0) in als u geen vrije dag hebt opgenomen.</text:span></text:p>
      <text:p text:style-name="P5"><text:span text:style-name="T6"> </text:span></text:p>
      <text:p text:style-name="P5"><text:span text:style-name="T10">Question type:</text:span><text:span text:style-name="T3"> Table</text:span></text:p>
      <text:p text:style-name="P5"><text:span text:style-name="T10">Answer type:</text:span><text:span text:style-name="T3"> Integer</text:span></text:p>
      <text:p text:style-name="P5"><text:span text:style-name="T5">Subquestions:</text:span><text:span text:style-name="T6"><text:line-break/></text:span><text:span text:style-name="T8">vacsick1</text:span><text:span text:style-name="T6"> een vrije dag opgenomen voor vrije tijd (ontspanning, vermaak)<text:line-break/></text:span><text:span text:style-name="T8">vacsick2</text:span><text:span text:style-name="T6"> een vrije dag opgenomen om voor de kinderen te zorgen<text:line-break/></text:span><text:span text:style-name="T8">vacsick3</text:span><text:span text:style-name="T6"> een vrije dag opgenomen voor een andere reden<text:line-break/></text:span><text:span text:style-name="T8">vacsick4</text:span><text:span text:style-name="T6"> zich ziek gemeld<text:line-break/></text:span><text:span text:style-name="T8">vacsick5</text:span><text:span text:style-name="T6"> niet gewerkt vanwege een officiële vrije dag ^f_vacsick_vb;</text:span></text:p>
      <text:p text:style-name="P5"><draw:rect text:anchor-type="as-char" style:rel-width="100%" draw:z-index="12" draw:style-name="gr1" draw:text-style-name="P28" svg:width="0.0012in" svg:height="0.0213in"><text:p/></draw:rect></text:p>
      <text:p text:style-name="P5"><text:span text:style-name="T5">Page 13</text:span></text:p>
      <text:h text:style-name="P1" text:outline-level="2"><text:span text:style-name="T8">work_perc</text:span></text:h>
      <text:p text:style-name="P5"><text:span text:style-name="T6">Hoeveel procent van uw normale werkzaamheden van voor de uitbraak van het coronavirus kunt u ook met thuiswerken doen?</text:span></text:p>
      <text:p text:style-name="P5"><text:span text:style-name="T6"> </text:span></text:p>
      <text:p text:style-name="P5"><text:span text:style-name="T10">Answer type:</text:span><text:span text:style-name="T3"> Integer</text:span></text:p>
      <text:p text:style-name="P5"><draw:rect text:anchor-type="as-char" style:rel-width="100%" draw:z-index="13" draw:style-name="gr1" draw:text-style-name="P28" svg:width="0.0012in" svg:height="0.0213in"><text:p/></draw:rect></text:p>
      <text:p text:style-name="P5"><text:span text:style-name="T5">Page 14</text:span></text:p>
      <text:h text:style-name="P1" text:outline-level="2"><text:span text:style-name="T8">q16a</text:span></text:h>
      <text:p text:style-name="P5"><text:span text:style-name="T6">Voor zover bij u bekend, heeft uw werkgever een aanvraag ingediend voor een tegemoetkoming in de loonkosten (</text:span><text:span text:style-name="T8">de tijdelijke Noodmaatregel Overbrugging Werkgelegenheid, afgekort de NOW</text:span><text:span text:style-name="T6">)? De regeling is bedoeld voor werkgevers die als gevolg van het coronavirus kampen met een omzetverlies van ten minste 20%. Zij kunnen bij het UWV een aanvraag indienen voor een tegemoetkoming in de loonkosten.</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9" table:style-name="Table9">
        <table:table-column table:style-name="Table9.A"/>
        <table:table-column table:style-name="Table9.B"/>
        <table:table-row table:style-name="Table9.1">
          <table:table-cell table:style-name="Table9.A1" office:value-type="string">
            <text:p text:style-name="P5"><text:span text:style-name="T10">1. </text:span></text:p>
          </table:table-cell>
          <table:table-cell table:style-name="Table9.B1" office:value-type="string">
            <text:p text:style-name="P5"><text:span text:style-name="T6">Ja, de aanvraag is toegekend</text:span></text:p>
          </table:table-cell>
        </table:table-row>
        <table:table-row table:style-name="Table9.1">
          <table:table-cell table:style-name="Table9.A1" office:value-type="string">
            <text:p text:style-name="P5"><text:span text:style-name="T10">2. </text:span></text:p>
          </table:table-cell>
          <table:table-cell table:style-name="Table9.B1" office:value-type="string">
            <text:p text:style-name="P5"><text:span text:style-name="T6">Ja, maar de aanvraag is afgewezen</text:span></text:p>
          </table:table-cell>
        </table:table-row>
        <table:table-row table:style-name="Table9.1">
          <table:table-cell table:style-name="Table9.A1" office:value-type="string">
            <text:p text:style-name="P5"><text:span text:style-name="T10">3. </text:span></text:p>
          </table:table-cell>
          <table:table-cell table:style-name="Table9.B1" office:value-type="string">
            <text:p text:style-name="P5"><text:span text:style-name="T6">Ja, maar ik weet nog niet of de aanvraag is toegekend</text:span></text:p>
          </table:table-cell>
        </table:table-row>
        <table:table-row table:style-name="Table9.1">
          <table:table-cell table:style-name="Table9.A1" office:value-type="string">
            <text:p text:style-name="P5"><text:span text:style-name="T10">4. </text:span></text:p>
          </table:table-cell>
          <table:table-cell table:style-name="Table9.B1" office:value-type="string">
            <text:p text:style-name="P5"><text:span text:style-name="T6">Nee, maar ik denk dat mijn werkgever dit wel gaat doen</text:span></text:p>
          </table:table-cell>
        </table:table-row>
        <table:table-row table:style-name="Table9.1">
          <table:table-cell table:style-name="Table9.A1" office:value-type="string">
            <text:p text:style-name="P5"><text:span text:style-name="T10">5. </text:span></text:p>
          </table:table-cell>
          <table:table-cell table:style-name="Table9.B1" office:value-type="string">
            <text:p text:style-name="P5"><text:span text:style-name="T6">Nee, ik denk niet dat het nodig is</text:span></text:p>
          </table:table-cell>
        </table:table-row>
        <text:soft-page-break/>
        <table:table-row table:style-name="Table9.1">
          <table:table-cell table:style-name="Table9.A1" office:value-type="string">
            <text:p text:style-name="P5"><text:span text:style-name="T10">6. </text:span></text:p>
          </table:table-cell>
          <table:table-cell table:style-name="Table9.B1" office:value-type="string">
            <text:p text:style-name="P5"><text:span text:style-name="T6">Nee, ik denk niet dat het mogelijk is</text:span></text:p>
          </table:table-cell>
        </table:table-row>
        <table:table-row table:style-name="Table9.1">
          <table:table-cell table:style-name="Table9.A1" office:value-type="string">
            <text:p text:style-name="P5"><text:span text:style-name="T10">7. </text:span></text:p>
          </table:table-cell>
          <table:table-cell table:style-name="Table9.B1" office:value-type="string">
            <text:p text:style-name="P5"><text:span text:style-name="T3">Ik weet het niet</text:span></text:p>
          </table:table-cell>
        </table:table-row>
      </table:table>
      <text:p text:style-name="P5"><draw:rect text:anchor-type="as-char" style:rel-width="100%" draw:z-index="14" draw:style-name="gr1" draw:text-style-name="P28" svg:width="0.0012in" svg:height="0.0213in"><text:p/></draw:rect></text:p>
      <text:p text:style-name="P5"><text:span text:style-name="T5">Page 15</text:span></text:p>
      <text:h text:style-name="P1" text:outline-level="2"><text:span text:style-name="T8">q16b</text:span></text:h>
      <text:p text:style-name="P5"><text:span text:style-name="T6">Voor zover bij u bekend, heeft uw werkgever een aanvraag ingediend voor de </text:span><text:span text:style-name="T8">Tegemoetkoming Ondernemers Getroffen Sectoren Covid-19 (TOGS)</text:span><text:span text:style-name="T6">? De TOGS is een noodmaatregel om ondernemers te ondersteunen die directe schade ondervinden vanwege het coronavirus. Zij kunnen eenmalig 4000 euro krijgen om hun vaste lasten (bv. huur van een bedrijfspand) te betalen.</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T10">1. </text:span></text:p>
          </table:table-cell>
          <table:table-cell table:style-name="Table10.B1" office:value-type="string">
            <text:p text:style-name="P5"><text:span text:style-name="T6">Ja, de aanvraag is toegekend</text:span></text:p>
          </table:table-cell>
        </table:table-row>
        <table:table-row table:style-name="Table10.1">
          <table:table-cell table:style-name="Table10.A1" office:value-type="string">
            <text:p text:style-name="P5"><text:span text:style-name="T10">2. </text:span></text:p>
          </table:table-cell>
          <table:table-cell table:style-name="Table10.B1" office:value-type="string">
            <text:p text:style-name="P5"><text:span text:style-name="T6">Ja, maar de aanvraag is afgewezen</text:span></text:p>
          </table:table-cell>
        </table:table-row>
        <table:table-row table:style-name="Table10.1">
          <table:table-cell table:style-name="Table10.A1" office:value-type="string">
            <text:p text:style-name="P5"><text:span text:style-name="T10">3. </text:span></text:p>
          </table:table-cell>
          <table:table-cell table:style-name="Table10.B1" office:value-type="string">
            <text:p text:style-name="P5"><text:span text:style-name="T6">Ja, maar ik weet nog niet of de aanvraag is toegekend</text:span></text:p>
          </table:table-cell>
        </table:table-row>
        <table:table-row table:style-name="Table10.1">
          <table:table-cell table:style-name="Table10.A1" office:value-type="string">
            <text:p text:style-name="P5"><text:span text:style-name="T10">4. </text:span></text:p>
          </table:table-cell>
          <table:table-cell table:style-name="Table10.B1" office:value-type="string">
            <text:p text:style-name="P5"><text:span text:style-name="T6">Nee, maar ik denk dat mijn werkgever dit wel gaat doen</text:span></text:p>
          </table:table-cell>
        </table:table-row>
        <table:table-row table:style-name="Table10.1">
          <table:table-cell table:style-name="Table10.A1" office:value-type="string">
            <text:p text:style-name="P5"><text:span text:style-name="T10">5. </text:span></text:p>
          </table:table-cell>
          <table:table-cell table:style-name="Table10.B1" office:value-type="string">
            <text:p text:style-name="P5"><text:span text:style-name="T6">Nee, ik denk niet dat het nodig is</text:span></text:p>
          </table:table-cell>
        </table:table-row>
        <table:table-row table:style-name="Table10.1">
          <table:table-cell table:style-name="Table10.A1" office:value-type="string">
            <text:p text:style-name="P5"><text:span text:style-name="T10">6. </text:span></text:p>
          </table:table-cell>
          <table:table-cell table:style-name="Table10.B1" office:value-type="string">
            <text:p text:style-name="P5"><text:span text:style-name="T6">Nee, ik denk niet dat het mogelijk is</text:span></text:p>
          </table:table-cell>
        </table:table-row>
        <table:table-row table:style-name="Table10.1">
          <table:table-cell table:style-name="Table10.A1" office:value-type="string">
            <text:p text:style-name="P5"><text:span text:style-name="T10">7. </text:span></text:p>
          </table:table-cell>
          <table:table-cell table:style-name="Table10.B1" office:value-type="string">
            <text:p text:style-name="P5"><text:span text:style-name="T3">Ik weet het niet</text:span></text:p>
          </table:table-cell>
        </table:table-row>
      </table:table>
      <text:p text:style-name="P5"><draw:rect text:anchor-type="as-char" style:rel-width="100%" draw:z-index="15" draw:style-name="gr1" draw:text-style-name="P28" svg:width="0.0012in" svg:height="0.0213in"><text:p/></draw:rect></text:p>
      <text:p text:style-name="P5"><text:span text:style-name="T5">Page 16</text:span></text:p>
      <text:h text:style-name="P1" text:outline-level="2"><text:span text:style-name="T8">q16c</text:span></text:h>
      <text:p text:style-name="P5"><text:span text:style-name="T6">Voor zover bij u bekend, heeft uw werkgever </text:span><text:span text:style-name="T8">bijzondere uitstel van belasting</text:span><text:span text:style-name="T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11" table:style-name="Table11">
        <table:table-column table:style-name="Table11.A"/>
        <table:table-column table:style-name="Table11.B"/>
        <table:table-row table:style-name="Table11.1">
          <table:table-cell table:style-name="Table11.A1" office:value-type="string">
            <text:p text:style-name="P5"><text:span text:style-name="T10">1. </text:span></text:p>
          </table:table-cell>
          <table:table-cell table:style-name="Table11.B1" office:value-type="string">
            <text:p text:style-name="P5"><text:span text:style-name="T6">Ja, de aanvraag is toegekend</text:span></text:p>
          </table:table-cell>
        </table:table-row>
        <table:table-row table:style-name="Table11.1">
          <table:table-cell table:style-name="Table11.A1" office:value-type="string">
            <text:p text:style-name="P5"><text:span text:style-name="T10">2. </text:span></text:p>
          </table:table-cell>
          <table:table-cell table:style-name="Table11.B1" office:value-type="string">
            <text:p text:style-name="P5"><text:span text:style-name="T6">Ja, maar de aanvraag is afgewezen</text:span></text:p>
          </table:table-cell>
        </table:table-row>
        <table:table-row table:style-name="Table11.1">
          <table:table-cell table:style-name="Table11.A1" office:value-type="string">
            <text:p text:style-name="P5"><text:span text:style-name="T10">3. </text:span></text:p>
          </table:table-cell>
          <table:table-cell table:style-name="Table11.B1" office:value-type="string">
            <text:p text:style-name="P5"><text:span text:style-name="T6">Ja, maar ik weet nog niet of de aanvraag is toegekend</text:span></text:p>
          </table:table-cell>
        </table:table-row>
        <table:table-row table:style-name="Table11.1">
          <table:table-cell table:style-name="Table11.A1" office:value-type="string">
            <text:p text:style-name="P5"><text:span text:style-name="T10">4. </text:span></text:p>
          </table:table-cell>
          <table:table-cell table:style-name="Table11.B1" office:value-type="string">
            <text:p text:style-name="P5"><text:span text:style-name="T6">Nee, maar ik denk dat mijn werkgever dit wel gaat doen</text:span></text:p>
          </table:table-cell>
        </table:table-row>
        <table:table-row table:style-name="Table11.1">
          <table:table-cell table:style-name="Table11.A1" office:value-type="string">
            <text:p text:style-name="P5"><text:span text:style-name="T10">5. </text:span></text:p>
          </table:table-cell>
          <table:table-cell table:style-name="Table11.B1" office:value-type="string">
            <text:p text:style-name="P5"><text:span text:style-name="T6">Nee, ik denk niet dat het nodig is</text:span></text:p>
          </table:table-cell>
        </table:table-row>
        <table:table-row table:style-name="Table11.1">
          <table:table-cell table:style-name="Table11.A1" office:value-type="string">
            <text:p text:style-name="P5"><text:span text:style-name="T10">6. </text:span></text:p>
          </table:table-cell>
          <table:table-cell table:style-name="Table11.B1" office:value-type="string">
            <text:p text:style-name="P5"><text:span text:style-name="T6">Nee, ik denk niet dat het mogelijk is</text:span></text:p>
          </table:table-cell>
        </table:table-row>
        <table:table-row table:style-name="Table11.1">
          <table:table-cell table:style-name="Table11.A1" office:value-type="string">
            <text:p text:style-name="P5"><text:span text:style-name="T10">7. </text:span></text:p>
          </table:table-cell>
          <table:table-cell table:style-name="Table11.B1" office:value-type="string">
            <text:p text:style-name="P5"><text:span text:style-name="T3">Ik weet het niet</text:span></text:p>
          </table:table-cell>
        </table:table-row>
      </table:table>
      <text:p text:style-name="P5"><draw:rect text:anchor-type="as-char" style:rel-width="100%" draw:z-index="16" draw:style-name="gr1" draw:text-style-name="P28" svg:width="0.0012in" svg:height="0.0213in"><text:p/></draw:rect></text:p>
      <text:p text:style-name="P5"><text:span text:style-name="T5">Page 17</text:span></text:p>
      <text:h text:style-name="P1" text:outline-level="2"><text:span text:style-name="T8">q17a</text:span></text:h>
      <text:p text:style-name="P5"><text:span text:style-name="T6">Hebt u een aanvraag ingediend voor een tegemoetkoming in de loonkosten (</text:span><text:span text:style-name="T8">de tijdelijke Noodmaatregel Overbrugging Werkgelegenheid, afgekort de NOW</text:span><text:span text:style-name="T6">)? De regeling is bedoeld voor werkgevers die als gevolg van het coronavirus kampen met een omzetverlies van ten minste 20%. Zij kunnen bij het UWV een aanvraag indienen voor een tegemoetkoming in de loonkosten.</text:span></text:p>
      <text:p text:style-name="P5"><text:soft-page-break/><text:span text:style-name="T6"> </text:span></text:p>
      <text:p text:style-name="P5"><text:span text:style-name="T10">Answer type:</text:span><text:span text:style-name="T3"> Radiobuttons</text:span></text:p>
      <text:p text:style-name="P5"><text:span text:style-name="T10">Categories:</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T10">1. </text:span></text:p>
          </table:table-cell>
          <table:table-cell table:style-name="Table12.B1" office:value-type="string">
            <text:p text:style-name="P5"><text:span text:style-name="T6">Ja, de aanvraag is toegekend</text:span></text:p>
          </table:table-cell>
        </table:table-row>
        <table:table-row table:style-name="Table12.1">
          <table:table-cell table:style-name="Table12.A1" office:value-type="string">
            <text:p text:style-name="P5"><text:span text:style-name="T10">2. </text:span></text:p>
          </table:table-cell>
          <table:table-cell table:style-name="Table12.B1" office:value-type="string">
            <text:p text:style-name="P5"><text:span text:style-name="T6">Ja, maar de aanvraag is afgewezen</text:span></text:p>
          </table:table-cell>
        </table:table-row>
        <table:table-row table:style-name="Table12.1">
          <table:table-cell table:style-name="Table12.A1" office:value-type="string">
            <text:p text:style-name="P5"><text:span text:style-name="T10">3. </text:span></text:p>
          </table:table-cell>
          <table:table-cell table:style-name="Table12.B1" office:value-type="string">
            <text:p text:style-name="P5"><text:span text:style-name="T6">Ja, maar ik weet nog niet of de aanvraag is toegekend</text:span></text:p>
          </table:table-cell>
        </table:table-row>
        <table:table-row table:style-name="Table12.1">
          <table:table-cell table:style-name="Table12.A1" office:value-type="string">
            <text:p text:style-name="P5"><text:span text:style-name="T10">4. </text:span></text:p>
          </table:table-cell>
          <table:table-cell table:style-name="Table12.B1" office:value-type="string">
            <text:p text:style-name="P5"><text:span text:style-name="T6">Nee, maar ik ga dit wel doen</text:span></text:p>
          </table:table-cell>
        </table:table-row>
        <table:table-row table:style-name="Table12.1">
          <table:table-cell table:style-name="Table12.A1" office:value-type="string">
            <text:p text:style-name="P5"><text:span text:style-name="T10">5. </text:span></text:p>
          </table:table-cell>
          <table:table-cell table:style-name="Table12.B1" office:value-type="string">
            <text:p text:style-name="P5"><text:span text:style-name="T6">Nee, ik denk niet dat mijn bedrijf hiervoor in aanmerking komt</text:span></text:p>
          </table:table-cell>
        </table:table-row>
        <table:table-row table:style-name="Table12.1">
          <table:table-cell table:style-name="Table12.A1" office:value-type="string">
            <text:p text:style-name="P5"><text:span text:style-name="T10">9. </text:span></text:p>
          </table:table-cell>
          <table:table-cell table:style-name="Table12.B1" office:value-type="string">
            <text:p text:style-name="P5"><text:span text:style-name="T6">Nee, ik heb geen werknemers in dienst/geen loonkosten</text:span></text:p>
          </table:table-cell>
        </table:table-row>
        <table:table-row table:style-name="Table12.1">
          <table:table-cell table:style-name="Table12.A1" office:value-type="string">
            <text:p text:style-name="P5"><text:span text:style-name="T10">6. </text:span></text:p>
          </table:table-cell>
          <table:table-cell table:style-name="Table12.B1" office:value-type="string">
            <text:p text:style-name="P5"><text:span text:style-name="T6">Nee, dit is te veel administratief gedoe</text:span></text:p>
          </table:table-cell>
        </table:table-row>
        <table:table-row table:style-name="Table12.1">
          <table:table-cell table:style-name="Table12.A1" office:value-type="string">
            <text:p text:style-name="P5"><text:span text:style-name="T10">7. </text:span></text:p>
          </table:table-cell>
          <table:table-cell table:style-name="Table12.B1" office:value-type="string">
            <text:p text:style-name="P5"><text:span text:style-name="T6">Nee, om een andere reden</text:span></text:p>
          </table:table-cell>
        </table:table-row>
        <table:table-row table:style-name="Table12.1">
          <table:table-cell table:style-name="Table12.A1" office:value-type="string">
            <text:p text:style-name="P5"><text:span text:style-name="T10">8. </text:span></text:p>
          </table:table-cell>
          <table:table-cell table:style-name="Table12.B1" office:value-type="string">
            <text:p text:style-name="P5"><text:span text:style-name="T6">Ik wist niet dat deze regeling er is</text:span></text:p>
          </table:table-cell>
        </table:table-row>
      </table:table>
      <text:p text:style-name="P5"><draw:rect text:anchor-type="as-char" style:rel-width="100%" draw:z-index="17" draw:style-name="gr1" draw:text-style-name="P28" svg:width="0.0012in" svg:height="0.0213in"><text:p/></draw:rect></text:p>
      <text:p text:style-name="P5"><text:span text:style-name="T5">Page 18</text:span></text:p>
      <text:h text:style-name="P1" text:outline-level="2"><text:span text:style-name="T8">q17b</text:span></text:h>
      <text:p text:style-name="P5"><text:span text:style-name="T6">Hebt u een aanvraag ingediend voor de </text:span><text:span text:style-name="T8">Tegemoetkoming Ondernemers Getroffen Sectoren Covid-19 (TOGS)</text:span><text:span text:style-name="T6">? De TOGS is een noodmaatregel om ondernemers te ondersteunen die directe schade ondervinden vanwege het coronavirus. Zij kunnen eenmalig 4000 euro krijgen om hun vaste lasten (bv. huur van een bedrijfspand) te betalen.</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13" table:style-name="Table13">
        <table:table-column table:style-name="Table13.A"/>
        <table:table-column table:style-name="Table13.B"/>
        <table:table-row table:style-name="Table13.1">
          <table:table-cell table:style-name="Table13.A1" office:value-type="string">
            <text:p text:style-name="P5"><text:span text:style-name="T10">1. </text:span></text:p>
          </table:table-cell>
          <table:table-cell table:style-name="Table13.B1" office:value-type="string">
            <text:p text:style-name="P5"><text:span text:style-name="T6">Ja, de aanvraag is toegekend</text:span></text:p>
          </table:table-cell>
        </table:table-row>
        <table:table-row table:style-name="Table13.1">
          <table:table-cell table:style-name="Table13.A1" office:value-type="string">
            <text:p text:style-name="P5"><text:span text:style-name="T10">2. </text:span></text:p>
          </table:table-cell>
          <table:table-cell table:style-name="Table13.B1" office:value-type="string">
            <text:p text:style-name="P5"><text:span text:style-name="T6">Ja, maar de aanvraag is afgewezen</text:span></text:p>
          </table:table-cell>
        </table:table-row>
        <table:table-row table:style-name="Table13.1">
          <table:table-cell table:style-name="Table13.A1" office:value-type="string">
            <text:p text:style-name="P5"><text:span text:style-name="T10">3. </text:span></text:p>
          </table:table-cell>
          <table:table-cell table:style-name="Table13.B1" office:value-type="string">
            <text:p text:style-name="P5"><text:span text:style-name="T6">Ja, maar ik weet nog niet of de aanvraag is toegekend</text:span></text:p>
          </table:table-cell>
        </table:table-row>
        <table:table-row table:style-name="Table13.1">
          <table:table-cell table:style-name="Table13.A1" office:value-type="string">
            <text:p text:style-name="P5"><text:span text:style-name="T10">4. </text:span></text:p>
          </table:table-cell>
          <table:table-cell table:style-name="Table13.B1" office:value-type="string">
            <text:p text:style-name="P5"><text:span text:style-name="T6">Nee, maar ik ga dit wel doen</text:span></text:p>
          </table:table-cell>
        </table:table-row>
        <table:table-row table:style-name="Table13.1">
          <table:table-cell table:style-name="Table13.A1" office:value-type="string">
            <text:p text:style-name="P5"><text:span text:style-name="T10">5. </text:span></text:p>
          </table:table-cell>
          <table:table-cell table:style-name="Table13.B1" office:value-type="string">
            <text:p text:style-name="P5"><text:span text:style-name="T6">Nee, ik denk niet dat mijn bedrijf hiervoor in aanmerking komt</text:span></text:p>
          </table:table-cell>
        </table:table-row>
        <table:table-row table:style-name="Table13.1">
          <table:table-cell table:style-name="Table13.A1" office:value-type="string">
            <text:p text:style-name="P5"><text:span text:style-name="T10">6. </text:span></text:p>
          </table:table-cell>
          <table:table-cell table:style-name="Table13.B1" office:value-type="string">
            <text:p text:style-name="P5"><text:span text:style-name="T6">Nee, dit is te veel administratief gedoe</text:span></text:p>
          </table:table-cell>
        </table:table-row>
        <table:table-row table:style-name="Table13.1">
          <table:table-cell table:style-name="Table13.A1" office:value-type="string">
            <text:p text:style-name="P5"><text:span text:style-name="T10">7. </text:span></text:p>
          </table:table-cell>
          <table:table-cell table:style-name="Table13.B1" office:value-type="string">
            <text:p text:style-name="P5"><text:span text:style-name="T6">Nee, om een andere reden</text:span></text:p>
          </table:table-cell>
        </table:table-row>
        <table:table-row table:style-name="Table13.1">
          <table:table-cell table:style-name="Table13.A1" office:value-type="string">
            <text:p text:style-name="P5"><text:span text:style-name="T10">8. </text:span></text:p>
          </table:table-cell>
          <table:table-cell table:style-name="Table13.B1" office:value-type="string">
            <text:p text:style-name="P5"><text:span text:style-name="T6">Ik wist niet dat deze regeling er is</text:span></text:p>
          </table:table-cell>
        </table:table-row>
      </table:table>
      <text:p text:style-name="P5"><draw:rect text:anchor-type="as-char" style:rel-width="100%" draw:z-index="18" draw:style-name="gr1" draw:text-style-name="P28" svg:width="0.0012in" svg:height="0.0213in"><text:p/></draw:rect></text:p>
      <text:p text:style-name="P5"><text:span text:style-name="T5">Page 19</text:span></text:p>
      <text:h text:style-name="P1" text:outline-level="2"><text:span text:style-name="T8">q17c</text:span></text:h>
      <text:p text:style-name="P5"><text:span text:style-name="T6">Hebt u </text:span><text:span text:style-name="T8">bijzondere uitstel van belasting</text:span><text:span text:style-name="T6">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14" table:style-name="Table14">
        <table:table-column table:style-name="Table14.A"/>
        <table:table-column table:style-name="Table14.B"/>
        <table:table-row table:style-name="Table14.1">
          <table:table-cell table:style-name="Table14.A1" office:value-type="string">
            <text:p text:style-name="P5"><text:span text:style-name="T10">1. </text:span></text:p>
          </table:table-cell>
          <table:table-cell table:style-name="Table14.B1" office:value-type="string">
            <text:p text:style-name="P5"><text:span text:style-name="T6">Ja, de aanvraag is toegekend</text:span></text:p>
          </table:table-cell>
        </table:table-row>
        <table:table-row table:style-name="Table14.1">
          <table:table-cell table:style-name="Table14.A1" office:value-type="string">
            <text:p text:style-name="P5"><text:span text:style-name="T10">2. </text:span></text:p>
          </table:table-cell>
          <table:table-cell table:style-name="Table14.B1" office:value-type="string">
            <text:p text:style-name="P5"><text:span text:style-name="T6">Ja, maar de aanvraag is afgewezen</text:span></text:p>
          </table:table-cell>
        </table:table-row>
        <table:table-row table:style-name="Table14.1">
          <table:table-cell table:style-name="Table14.A1" office:value-type="string">
            <text:p text:style-name="P5"><text:span text:style-name="T10">3. </text:span></text:p>
          </table:table-cell>
          <table:table-cell table:style-name="Table14.B1" office:value-type="string">
            <text:p text:style-name="P5"><text:span text:style-name="T6">Ja, maar ik weet nog niet of de aanvraag is toegekend</text:span></text:p>
          </table:table-cell>
        </table:table-row>
        <table:table-row table:style-name="Table14.1">
          <table:table-cell table:style-name="Table14.A1" office:value-type="string">
            <text:p text:style-name="P5"><text:span text:style-name="T10">4. </text:span></text:p>
          </table:table-cell>
          <table:table-cell table:style-name="Table14.B1" office:value-type="string">
            <text:p text:style-name="P5"><text:span text:style-name="T6">Nee, maar ik ga dit wel doen</text:span></text:p>
          </table:table-cell>
        </table:table-row>
        <table:table-row table:style-name="Table14.1">
          <table:table-cell table:style-name="Table14.A1" office:value-type="string">
            <text:p text:style-name="P5"><text:span text:style-name="T10">5. </text:span></text:p>
          </table:table-cell>
          <table:table-cell table:style-name="Table14.B1" office:value-type="string">
            <text:p text:style-name="P5"><text:span text:style-name="T6">Nee, ik denk niet dat mijn bedrijf hiervoor in aanmerking komt</text:span></text:p>
          </table:table-cell>
        </table:table-row>
        <table:table-row table:style-name="Table14.1">
          <table:table-cell table:style-name="Table14.A1" office:value-type="string">
            <text:p text:style-name="P5"><text:span text:style-name="T10">6. </text:span></text:p>
          </table:table-cell>
          <table:table-cell table:style-name="Table14.B1" office:value-type="string">
            <text:p text:style-name="P5"><text:span text:style-name="T6">Nee, dit is te veel administratief gedoe</text:span></text:p>
          </table:table-cell>
        </table:table-row>
        <table:table-row table:style-name="Table14.1">
          <table:table-cell table:style-name="Table14.A1" office:value-type="string">
            <text:p text:style-name="P5"><text:span text:style-name="T10">7. </text:span></text:p>
          </table:table-cell>
          <table:table-cell table:style-name="Table14.B1" office:value-type="string">
            <text:p text:style-name="P5"><text:span text:style-name="T6">Nee, om een andere reden</text:span></text:p>
          </table:table-cell>
        </table:table-row>
        <text:soft-page-break/>
        <table:table-row table:style-name="Table14.1">
          <table:table-cell table:style-name="Table14.A1" office:value-type="string">
            <text:p text:style-name="P5"><text:span text:style-name="T10">8. </text:span></text:p>
          </table:table-cell>
          <table:table-cell table:style-name="Table14.B1" office:value-type="string">
            <text:p text:style-name="P5"><text:span text:style-name="T6">Ik wist niet dat deze regeling er is</text:span></text:p>
          </table:table-cell>
        </table:table-row>
      </table:table>
      <text:p text:style-name="P5"><draw:rect text:anchor-type="as-char" style:rel-width="100%" draw:z-index="19" draw:style-name="gr1" draw:text-style-name="P28" svg:width="0.0012in" svg:height="0.0213in"><text:p/></draw:rect></text:p>
      <text:p text:style-name="P5"><text:span text:style-name="T5">Page 20</text:span></text:p>
      <text:h text:style-name="P1" text:outline-level="2"><text:span text:style-name="T8">q17d</text:span></text:h>
      <text:p text:style-name="P5"><text:span text:style-name="T6">Hebt u een aanvraag ingediend voor de inkomensondersteuning voor zelfstandigen (</text:span><text:span text:style-name="T8">de Tijdelijke overbruggingsregeling zelfstandig ondernemers, afgekort de Tozo</text:span><text:span text:style-name="T6">)? De regeling voorziet in een aanvullende uitkering voor levensonderhoud als het inkomen door de coronacrisis tot onder het sociaal minimum daalt. En in een lening voor bedrijfskapitaal om liquiditeitsproblemen als gevolg van de coronacrisis op te vangen.</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15" table:style-name="Table15">
        <table:table-column table:style-name="Table15.A"/>
        <table:table-column table:style-name="Table15.B"/>
        <table:table-row table:style-name="Table15.1">
          <table:table-cell table:style-name="Table15.A1" office:value-type="string">
            <text:p text:style-name="P5"><text:span text:style-name="T10">1. </text:span></text:p>
          </table:table-cell>
          <table:table-cell table:style-name="Table15.B1" office:value-type="string">
            <text:p text:style-name="P5"><text:span text:style-name="T6">Ja, de aanvraag is toegekend</text:span></text:p>
          </table:table-cell>
        </table:table-row>
        <table:table-row table:style-name="Table15.1">
          <table:table-cell table:style-name="Table15.A1" office:value-type="string">
            <text:p text:style-name="P5"><text:span text:style-name="T10">2. </text:span></text:p>
          </table:table-cell>
          <table:table-cell table:style-name="Table15.B1" office:value-type="string">
            <text:p text:style-name="P5"><text:span text:style-name="T6">Ja, maar de aanvraag is afgewezen</text:span></text:p>
          </table:table-cell>
        </table:table-row>
        <table:table-row table:style-name="Table15.1">
          <table:table-cell table:style-name="Table15.A1" office:value-type="string">
            <text:p text:style-name="P5"><text:span text:style-name="T10">3. </text:span></text:p>
          </table:table-cell>
          <table:table-cell table:style-name="Table15.B1" office:value-type="string">
            <text:p text:style-name="P5"><text:span text:style-name="T6">Ja, maar ik weet nog niet of de aanvraag is toegekend</text:span></text:p>
          </table:table-cell>
        </table:table-row>
        <table:table-row table:style-name="Table15.1">
          <table:table-cell table:style-name="Table15.A1" office:value-type="string">
            <text:p text:style-name="P5"><text:span text:style-name="T10">4. </text:span></text:p>
          </table:table-cell>
          <table:table-cell table:style-name="Table15.B1" office:value-type="string">
            <text:p text:style-name="P5"><text:span text:style-name="T6">Nee, maar ik ga dit wel doen</text:span></text:p>
          </table:table-cell>
        </table:table-row>
        <table:table-row table:style-name="Table15.1">
          <table:table-cell table:style-name="Table15.A1" office:value-type="string">
            <text:p text:style-name="P5"><text:span text:style-name="T10">5. </text:span></text:p>
          </table:table-cell>
          <table:table-cell table:style-name="Table15.B1" office:value-type="string">
            <text:p text:style-name="P5"><text:span text:style-name="T6">Nee, ik denk niet dat mijn bedrijf hiervoor in aanmerking komt</text:span></text:p>
          </table:table-cell>
        </table:table-row>
        <table:table-row table:style-name="Table15.1">
          <table:table-cell table:style-name="Table15.A1" office:value-type="string">
            <text:p text:style-name="P5"><text:span text:style-name="T10">6. </text:span></text:p>
          </table:table-cell>
          <table:table-cell table:style-name="Table15.B1" office:value-type="string">
            <text:p text:style-name="P5"><text:span text:style-name="T6">Nee, dit is te veel administratief gedoe</text:span></text:p>
          </table:table-cell>
        </table:table-row>
        <table:table-row table:style-name="Table15.1">
          <table:table-cell table:style-name="Table15.A1" office:value-type="string">
            <text:p text:style-name="P5"><text:span text:style-name="T10">7. </text:span></text:p>
          </table:table-cell>
          <table:table-cell table:style-name="Table15.B1" office:value-type="string">
            <text:p text:style-name="P5"><text:span text:style-name="T6">Nee, om een andere reden</text:span></text:p>
          </table:table-cell>
        </table:table-row>
        <table:table-row table:style-name="Table15.1">
          <table:table-cell table:style-name="Table15.A1" office:value-type="string">
            <text:p text:style-name="P5"><text:span text:style-name="T10">8. </text:span></text:p>
          </table:table-cell>
          <table:table-cell table:style-name="Table15.B1" office:value-type="string">
            <text:p text:style-name="P5"><text:span text:style-name="T6">Ik wist niet dat deze regeling er is</text:span></text:p>
          </table:table-cell>
        </table:table-row>
      </table:table>
      <text:p text:style-name="P5"><draw:rect text:anchor-type="as-char" style:rel-width="100%" draw:z-index="20" draw:style-name="gr1" draw:text-style-name="P28" svg:width="0.0012in" svg:height="0.0213in"><text:p/></draw:rect></text:p>
      <text:p text:style-name="P5"><text:span text:style-name="T5">Page 21</text:span></text:p>
      <text:h text:style-name="P1" text:outline-level="2"><text:span text:style-name="T8">q17e</text:span></text:h>
      <text:p text:style-name="P5"><text:span text:style-name="T6">Hebt u gebruik gemaakt van het </text:span><text:span text:style-name="T8">deblokkeren van de g-rekening</text:span><text:span text:style-name="T6">? Een g-rekening is een geblokkeerde bankrekening en is bedoeld voor bedrijven die personeel uitlenen. Van deze rekening kan alleen geld naar een speciaal gironummer van de Belastingdienst en naar andere g-rekeningen worden overgemaakt.</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16" table:style-name="Table16">
        <table:table-column table:style-name="Table16.A"/>
        <table:table-column table:style-name="Table16.B"/>
        <table:table-row table:style-name="Table16.1">
          <table:table-cell table:style-name="Table16.A1" office:value-type="string">
            <text:p text:style-name="P5"><text:span text:style-name="T10">1. </text:span></text:p>
          </table:table-cell>
          <table:table-cell table:style-name="Table16.B1" office:value-type="string">
            <text:p text:style-name="P5"><text:span text:style-name="T3">Ja,</text:span></text:p>
          </table:table-cell>
        </table:table-row>
        <table:table-row table:style-name="Table16.1">
          <table:table-cell table:style-name="Table16.A1" office:value-type="string">
            <text:p text:style-name="P5"><text:span text:style-name="T10">2. </text:span></text:p>
          </table:table-cell>
          <table:table-cell table:style-name="Table16.B1" office:value-type="string">
            <text:p text:style-name="P5"><text:span text:style-name="T6">Nee, maar ik ga dit wel doen</text:span></text:p>
          </table:table-cell>
        </table:table-row>
        <table:table-row table:style-name="Table16.1">
          <table:table-cell table:style-name="Table16.A1" office:value-type="string">
            <text:p text:style-name="P5"><text:span text:style-name="T10">3. </text:span></text:p>
          </table:table-cell>
          <table:table-cell table:style-name="Table16.B1" office:value-type="string">
            <text:p text:style-name="P5"><text:span text:style-name="T6">Nee, ik denk niet dat mijn bedrijf hiervoor in aanmerking komt</text:span></text:p>
          </table:table-cell>
        </table:table-row>
        <table:table-row table:style-name="Table16.1">
          <table:table-cell table:style-name="Table16.A1" office:value-type="string">
            <text:p text:style-name="P5"><text:span text:style-name="T10">4. </text:span></text:p>
          </table:table-cell>
          <table:table-cell table:style-name="Table16.B1" office:value-type="string">
            <text:p text:style-name="P5"><text:span text:style-name="T6">Nee, dit is te veel administratief gedoe</text:span></text:p>
          </table:table-cell>
        </table:table-row>
        <table:table-row table:style-name="Table16.1">
          <table:table-cell table:style-name="Table16.A1" office:value-type="string">
            <text:p text:style-name="P5"><text:span text:style-name="T10">5. </text:span></text:p>
          </table:table-cell>
          <table:table-cell table:style-name="Table16.B1" office:value-type="string">
            <text:p text:style-name="P5"><text:span text:style-name="T6">Nee, om een andere reden</text:span></text:p>
          </table:table-cell>
        </table:table-row>
        <table:table-row table:style-name="Table16.1">
          <table:table-cell table:style-name="Table16.A1" office:value-type="string">
            <text:p text:style-name="P5"><text:span text:style-name="T10">6. </text:span></text:p>
          </table:table-cell>
          <table:table-cell table:style-name="Table16.B1" office:value-type="string">
            <text:p text:style-name="P5"><text:span text:style-name="T6">Ik wist niet dat deze regeling er is</text:span></text:p>
          </table:table-cell>
        </table:table-row>
        <table:table-row table:style-name="Table16.1">
          <table:table-cell table:style-name="Table16.A1" office:value-type="string">
            <text:p text:style-name="P5"><text:span text:style-name="T10">7. </text:span></text:p>
          </table:table-cell>
          <table:table-cell table:style-name="Table16.B1" office:value-type="string">
            <text:p text:style-name="P5"><text:span text:style-name="T6">Niet van toepassing/ik heb geen g-rekening</text:span></text:p>
          </table:table-cell>
        </table:table-row>
      </table:table>
      <text:p text:style-name="P5"><draw:rect text:anchor-type="as-char" style:rel-width="100%" draw:z-index="21" draw:style-name="gr1" draw:text-style-name="P28" svg:width="0.0012in" svg:height="0.0213in"><text:p/></draw:rect></text:p>
      <text:p text:style-name="P5"><text:span text:style-name="T5">Page 22</text:span></text:p>
      <text:h text:style-name="P1" text:outline-level="2"><text:span text:style-name="T8">q17f_header</text:span></text:h>
      <text:p text:style-name="P5"><text:span text:style-name="T6">Hebt u gebruik gemaakt van...</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q17f_1</text:span><text:span text:style-name="T6"> ...een wijziging voorlopige aanslag?<text:line-break/></text:span><text:soft-page-break/><text:span text:style-name="T8">q17f_2</text:span><text:span text:style-name="T6"> ...de verruiming borgstelling MKB?<text:line-break/></text:span><text:span text:style-name="T8">q17f_3</text:span><text:span text:style-name="T6"> ...de Garantie Ondernemingsfaciliteit (GO)?<text:line-break/></text:span><text:span text:style-name="T8">q17f_4</text:span><text:span text:style-name="T6"> ...de Qredits?<text:line-break/></text:span><text:span text:style-name="T8">q17f_5</text:span><text:span text:style-name="T6"> ...het fonds voor overbruggingskredieten voor non-bancair gefinancierde bedrijven?</text:span></text:p>
      <text:p text:style-name="P5"><text:span text:style-name="T10">Categories:</text:span></text:p>
      <table:table table:name="Table17" table:style-name="Table17">
        <table:table-column table:style-name="Table17.A"/>
        <table:table-column table:style-name="Table17.B"/>
        <table:table-row table:style-name="Table17.1">
          <table:table-cell table:style-name="Table17.A1" office:value-type="string">
            <text:p text:style-name="P5"><text:span text:style-name="T10">1. </text:span></text:p>
          </table:table-cell>
          <table:table-cell table:style-name="Table17.B1" office:value-type="string">
            <text:p text:style-name="P5"><text:span text:style-name="T3">Ja</text:span></text:p>
          </table:table-cell>
        </table:table-row>
        <table:table-row table:style-name="Table17.1">
          <table:table-cell table:style-name="Table17.A1" office:value-type="string">
            <text:p text:style-name="P5"><text:span text:style-name="T10">2. </text:span></text:p>
          </table:table-cell>
          <table:table-cell table:style-name="Table17.B1" office:value-type="string">
            <text:p text:style-name="P5"><text:span text:style-name="T6">Nee, maar ik ga dit wel doen</text:span></text:p>
          </table:table-cell>
        </table:table-row>
        <table:table-row table:style-name="Table17.1">
          <table:table-cell table:style-name="Table17.A1" office:value-type="string">
            <text:p text:style-name="P5"><text:span text:style-name="T10">3. </text:span></text:p>
          </table:table-cell>
          <table:table-cell table:style-name="Table17.B1" office:value-type="string">
            <text:p text:style-name="P5"><text:span text:style-name="T6">Nee, ik ben dat ook niet van plan</text:span></text:p>
          </table:table-cell>
        </table:table-row>
        <table:table-row table:style-name="Table17.1">
          <table:table-cell table:style-name="Table17.A1" office:value-type="string">
            <text:p text:style-name="P5"><text:span text:style-name="T10">4. </text:span></text:p>
          </table:table-cell>
          <table:table-cell table:style-name="Table17.B1" office:value-type="string">
            <text:p text:style-name="P5"><text:span text:style-name="T6">Ik wist niet dat deze regeling er is</text:span></text:p>
          </table:table-cell>
        </table:table-row>
        <table:table-row table:style-name="Table17.1">
          <table:table-cell table:style-name="Table17.A1" office:value-type="string">
            <text:p text:style-name="P5"><text:span text:style-name="T10">5. </text:span></text:p>
          </table:table-cell>
          <table:table-cell table:style-name="Table17.B1" office:value-type="string">
            <text:p text:style-name="P5"><text:span text:style-name="T3">Niet van toepassing</text:span></text:p>
          </table:table-cell>
        </table:table-row>
      </table:table>
      <text:p text:style-name="P5"><draw:rect text:anchor-type="as-char" style:rel-width="100%" draw:z-index="22" draw:style-name="gr1" draw:text-style-name="P28" svg:width="0.0012in" svg:height="0.0213in"><text:p/></draw:rect></text:p>
      <text:p text:style-name="P5"><text:span text:style-name="T5">Page 23</text:span></text:p>
      <text:h text:style-name="P1" text:outline-level="2"><text:span text:style-name="T8">change_empl</text:span></text:h>
      <text:p text:style-name="P5"><text:span text:style-name="T6">Als u uw situatie vergelijkt met die van voor de coronavirus crisis, welke situatie is dan nu op u van toepassing?</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18" table:style-name="Table18">
        <table:table-column table:style-name="Table18.A"/>
        <table:table-column table:style-name="Table18.B"/>
        <table:table-row table:style-name="Table18.1">
          <table:table-cell table:style-name="Table18.A1" office:value-type="string">
            <text:p text:style-name="P5"><text:span text:style-name="T10">1. </text:span></text:p>
          </table:table-cell>
          <table:table-cell table:style-name="Table18.B1" office:value-type="string">
            <text:p text:style-name="P5"><text:span text:style-name="T6">Ik heb een arbeidscontract met meer uren</text:span></text:p>
          </table:table-cell>
        </table:table-row>
        <table:table-row table:style-name="Table18.1">
          <table:table-cell table:style-name="Table18.A1" office:value-type="string">
            <text:p text:style-name="P5"><text:span text:style-name="T10">2. </text:span></text:p>
          </table:table-cell>
          <table:table-cell table:style-name="Table18.B1" office:value-type="string">
            <text:p text:style-name="P5"><text:span text:style-name="T6">Ik heb een arbeidscontract met hetzelfde aantal uren</text:span></text:p>
          </table:table-cell>
        </table:table-row>
        <table:table-row table:style-name="Table18.1">
          <table:table-cell table:style-name="Table18.A1" office:value-type="string">
            <text:p text:style-name="P5"><text:span text:style-name="T10">3. </text:span></text:p>
          </table:table-cell>
          <table:table-cell table:style-name="Table18.B1" office:value-type="string">
            <text:p text:style-name="P5"><text:span text:style-name="T6">Ik heb een arbeidscontract met minder uren</text:span></text:p>
          </table:table-cell>
        </table:table-row>
        <table:table-row table:style-name="Table18.1">
          <table:table-cell table:style-name="Table18.A1" office:value-type="string">
            <text:p text:style-name="P5"><text:span text:style-name="T10">4. </text:span></text:p>
          </table:table-cell>
          <table:table-cell table:style-name="Table18.B1" office:value-type="string">
            <text:p text:style-name="P5"><text:span text:style-name="T6">Mijn werkgever heeft me ontslagen, maar het ontslag is nog niet ingegaan</text:span></text:p>
          </table:table-cell>
        </table:table-row>
        <table:table-row table:style-name="Table18.1">
          <table:table-cell table:style-name="Table18.A1" office:value-type="string">
            <text:p text:style-name="P5"><text:span text:style-name="T10">5. </text:span></text:p>
          </table:table-cell>
          <table:table-cell table:style-name="Table18.B1" office:value-type="string">
            <text:p text:style-name="P5"><text:span text:style-name="T3">Anders, namelijk...</text:span></text:p>
          </table:table-cell>
        </table:table-row>
      </table:table>
      <text:h text:style-name="P1" text:outline-level="3"><text:span text:style-name="T2">change_empl_str</text:span></text:h>
      <text:p text:style-name="P5"><text:span text:style-name="T10">Question type:</text:span><text:span text:style-name="T3"> Inline textfield attached to code 5 of question "change_empl"</text:span></text:p>
      <text:p text:style-name="P5"><draw:rect text:anchor-type="as-char" style:rel-width="100%" draw:z-index="23" draw:style-name="gr1" draw:text-style-name="P28" svg:width="0.0012in" svg:height="0.0213in"><text:p/></draw:rect></text:p>
      <text:p text:style-name="P5"><text:span text:style-name="T5">Page 24</text:span></text:p>
      <text:h text:style-name="P1" text:outline-level="2"><text:span text:style-name="T8">change_selfempl</text:span></text:h>
      <text:p text:style-name="P5"><text:span text:style-name="T6">Als u uw situatie vergelijkt met die van voor de coronavirus crisis, welke situatie is dan nu op u van toepassing?</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19" table:style-name="Table19">
        <table:table-column table:style-name="Table19.A"/>
        <table:table-column table:style-name="Table19.B"/>
        <table:table-row table:style-name="Table19.1">
          <table:table-cell table:style-name="Table19.A1" office:value-type="string">
            <text:p text:style-name="P5"><text:span text:style-name="T10">1. </text:span></text:p>
          </table:table-cell>
          <table:table-cell table:style-name="Table19.B1" office:value-type="string">
            <text:p text:style-name="P5"><text:span text:style-name="T3">Mijn inkomen is hoger</text:span></text:p>
          </table:table-cell>
        </table:table-row>
        <table:table-row table:style-name="Table19.1">
          <table:table-cell table:style-name="Table19.A1" office:value-type="string">
            <text:p text:style-name="P5"><text:span text:style-name="T10">2. </text:span></text:p>
          </table:table-cell>
          <table:table-cell table:style-name="Table19.B1" office:value-type="string">
            <text:p text:style-name="P5"><text:span text:style-name="T3">Mijn inkomen is hetzelfde</text:span></text:p>
          </table:table-cell>
        </table:table-row>
        <table:table-row table:style-name="Table19.1">
          <table:table-cell table:style-name="Table19.A1" office:value-type="string">
            <text:p text:style-name="P5"><text:span text:style-name="T10">3. </text:span></text:p>
          </table:table-cell>
          <table:table-cell table:style-name="Table19.B1" office:value-type="string">
            <text:p text:style-name="P5"><text:span text:style-name="T3">Mijn inkomen is lager</text:span></text:p>
          </table:table-cell>
        </table:table-row>
        <table:table-row table:style-name="Table19.1">
          <table:table-cell table:style-name="Table19.A1" office:value-type="string">
            <text:p text:style-name="P5"><text:span text:style-name="T10">4. </text:span></text:p>
          </table:table-cell>
          <table:table-cell table:style-name="Table19.B1" office:value-type="string">
            <text:p text:style-name="P5"><text:span text:style-name="T3">Ik heb faillissement aangevraagd</text:span></text:p>
          </table:table-cell>
        </table:table-row>
        <table:table-row table:style-name="Table19.1">
          <table:table-cell table:style-name="Table19.A1" office:value-type="string">
            <text:p text:style-name="P5"><text:span text:style-name="T10">5. </text:span></text:p>
          </table:table-cell>
          <table:table-cell table:style-name="Table19.B1" office:value-type="string">
            <text:p text:style-name="P5"><text:span text:style-name="T3">Anders, namelijk...</text:span></text:p>
          </table:table-cell>
        </table:table-row>
      </table:table>
      <text:h text:style-name="P1" text:outline-level="3"><text:span text:style-name="T2">change_selfempl_str</text:span></text:h>
      <text:p text:style-name="P5"><text:span text:style-name="T10">Question type:</text:span><text:span text:style-name="T3"> Inline textfield attached to code 5 of question "change_selfempl"</text:span></text:p>
      <text:p text:style-name="P5"><draw:rect text:anchor-type="as-char" style:rel-width="100%" draw:z-index="24" draw:style-name="gr1" draw:text-style-name="P28" svg:width="0.0012in" svg:height="0.0213in"><text:p/></draw:rect></text:p>
      <text:p text:style-name="P5"><text:span text:style-name="T5">Page 25</text:span></text:p>
      <text:h text:style-name="P1" text:outline-level="2"><text:soft-page-break/><text:span text:style-name="T8">q2</text:span></text:h>
      <text:p text:style-name="P5"><text:span text:style-name="T6">^f_q2; Is uw arbeidssituatie door de uitbraak van het coronavirus veranderd?</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20" table:style-name="Table20">
        <table:table-column table:style-name="Table20.A"/>
        <table:table-column table:style-name="Table20.B"/>
        <table:table-row table:style-name="Table20.1">
          <table:table-cell table:style-name="Table20.A1" office:value-type="string">
            <text:p text:style-name="P5"><text:span text:style-name="T10">1. </text:span></text:p>
          </table:table-cell>
          <table:table-cell table:style-name="Table20.B1" office:value-type="string">
            <text:p text:style-name="P5"><text:span text:style-name="T3">Ja</text:span></text:p>
          </table:table-cell>
        </table:table-row>
        <table:table-row table:style-name="Table20.1">
          <table:table-cell table:style-name="Table20.A1" office:value-type="string">
            <text:p text:style-name="P5"><text:span text:style-name="T10">2. </text:span></text:p>
          </table:table-cell>
          <table:table-cell table:style-name="Table20.B1" office:value-type="string">
            <text:p text:style-name="P5"><text:span text:style-name="T3">Nee</text:span></text:p>
          </table:table-cell>
        </table:table-row>
      </table:table>
      <text:p text:style-name="P5"><draw:rect text:anchor-type="as-char" style:rel-width="100%" draw:z-index="25" draw:style-name="gr1" draw:text-style-name="P28" svg:width="0.0012in" svg:height="0.0213in"><text:p/></draw:rect></text:p>
      <text:p text:style-name="P5"><text:span text:style-name="T5">Page 26</text:span></text:p>
      <text:h text:style-name="P1" text:outline-level="2"><text:span text:style-name="T8">q4_header</text:span></text:h>
      <text:p text:style-name="P5"><text:span text:style-name="T6">In welke maand en in welk jaar eindigde uw laatste baan?</text:span></text:p>
      <text:p text:style-name="P5"><text:span text:style-name="T6"> </text:span></text:p>
      <text:p text:style-name="P5"><text:span text:style-name="T10">Question type:</text:span><text:span text:style-name="T3"> Grid</text:span></text:p>
      <text:p text:style-name="P5"><text:span text:style-name="T10">Subquestions:</text:span><text:span text:style-name="T3"><text:line-break/></text:span><text:span text:style-name="T2">q4</text:span><text:span text:style-name="T3"> </text:span></text:p>
      <text:p text:style-name="P5"><text:span text:style-name="T10">Columns:</text:span><text:span text:style-name="T3"><text:line-break/></text:span><text:span text:style-name="T2">maand</text:span></text:p>
      <text:p text:style-name="P5"><text:span text:style-name="T10">Answer type:</text:span><text:span text:style-name="T3"> Dropdown</text:span></text:p>
      <text:p text:style-name="P5"><text:span text:style-name="T10">Categories:</text:span></text:p>
      <table:table table:name="Table21" table:style-name="Table21">
        <table:table-column table:style-name="Table21.A"/>
        <table:table-column table:style-name="Table21.B"/>
        <table:table-row table:style-name="Table21.1">
          <table:table-cell table:style-name="Table21.A1" office:value-type="string">
            <text:p text:style-name="P5"><text:span text:style-name="T10">1. </text:span></text:p>
          </table:table-cell>
          <table:table-cell table:style-name="Table21.B1" office:value-type="string">
            <text:p text:style-name="P5"><text:span text:style-name="T3">januari</text:span></text:p>
          </table:table-cell>
        </table:table-row>
        <table:table-row table:style-name="Table21.1">
          <table:table-cell table:style-name="Table21.A1" office:value-type="string">
            <text:p text:style-name="P5"><text:span text:style-name="T10">2. </text:span></text:p>
          </table:table-cell>
          <table:table-cell table:style-name="Table21.B1" office:value-type="string">
            <text:p text:style-name="P5"><text:span text:style-name="T3">februari</text:span></text:p>
          </table:table-cell>
        </table:table-row>
        <table:table-row table:style-name="Table21.1">
          <table:table-cell table:style-name="Table21.A1" office:value-type="string">
            <text:p text:style-name="P5"><text:span text:style-name="T10">3. </text:span></text:p>
          </table:table-cell>
          <table:table-cell table:style-name="Table21.B1" office:value-type="string">
            <text:p text:style-name="P5"><text:span text:style-name="T3">maart</text:span></text:p>
          </table:table-cell>
        </table:table-row>
        <table:table-row table:style-name="Table21.1">
          <table:table-cell table:style-name="Table21.A1" office:value-type="string">
            <text:p text:style-name="P5"><text:span text:style-name="T10">4. </text:span></text:p>
          </table:table-cell>
          <table:table-cell table:style-name="Table21.B1" office:value-type="string">
            <text:p text:style-name="P5"><text:span text:style-name="T3">april</text:span></text:p>
          </table:table-cell>
        </table:table-row>
        <table:table-row table:style-name="Table21.1">
          <table:table-cell table:style-name="Table21.A1" office:value-type="string">
            <text:p text:style-name="P5"><text:span text:style-name="T10">5. </text:span></text:p>
          </table:table-cell>
          <table:table-cell table:style-name="Table21.B1" office:value-type="string">
            <text:p text:style-name="P5"><text:span text:style-name="T3">mei</text:span></text:p>
          </table:table-cell>
        </table:table-row>
        <table:table-row table:style-name="Table21.1">
          <table:table-cell table:style-name="Table21.A1" office:value-type="string">
            <text:p text:style-name="P5"><text:span text:style-name="T10">6. </text:span></text:p>
          </table:table-cell>
          <table:table-cell table:style-name="Table21.B1" office:value-type="string">
            <text:p text:style-name="P5"><text:span text:style-name="T3">juni</text:span></text:p>
          </table:table-cell>
        </table:table-row>
        <table:table-row table:style-name="Table21.1">
          <table:table-cell table:style-name="Table21.A1" office:value-type="string">
            <text:p text:style-name="P5"><text:span text:style-name="T10">7. </text:span></text:p>
          </table:table-cell>
          <table:table-cell table:style-name="Table21.B1" office:value-type="string">
            <text:p text:style-name="P5"><text:span text:style-name="T3">juli</text:span></text:p>
          </table:table-cell>
        </table:table-row>
        <table:table-row table:style-name="Table21.1">
          <table:table-cell table:style-name="Table21.A1" office:value-type="string">
            <text:p text:style-name="P5"><text:span text:style-name="T10">8. </text:span></text:p>
          </table:table-cell>
          <table:table-cell table:style-name="Table21.B1" office:value-type="string">
            <text:p text:style-name="P5"><text:span text:style-name="T3">augustus</text:span></text:p>
          </table:table-cell>
        </table:table-row>
        <table:table-row table:style-name="Table21.1">
          <table:table-cell table:style-name="Table21.A1" office:value-type="string">
            <text:p text:style-name="P5"><text:span text:style-name="T10">9. </text:span></text:p>
          </table:table-cell>
          <table:table-cell table:style-name="Table21.B1" office:value-type="string">
            <text:p text:style-name="P5"><text:span text:style-name="T3">september</text:span></text:p>
          </table:table-cell>
        </table:table-row>
        <table:table-row table:style-name="Table21.1">
          <table:table-cell table:style-name="Table21.A1" office:value-type="string">
            <text:p text:style-name="P5"><text:span text:style-name="T10">10. </text:span></text:p>
          </table:table-cell>
          <table:table-cell table:style-name="Table21.B1" office:value-type="string">
            <text:p text:style-name="P5"><text:span text:style-name="T3">oktober</text:span></text:p>
          </table:table-cell>
        </table:table-row>
        <table:table-row table:style-name="Table21.1">
          <table:table-cell table:style-name="Table21.A1" office:value-type="string">
            <text:p text:style-name="P5"><text:span text:style-name="T10">11. </text:span></text:p>
          </table:table-cell>
          <table:table-cell table:style-name="Table21.B1" office:value-type="string">
            <text:p text:style-name="P5"><text:span text:style-name="T3">november</text:span></text:p>
          </table:table-cell>
        </table:table-row>
        <table:table-row table:style-name="Table21.1">
          <table:table-cell table:style-name="Table21.A1" office:value-type="string">
            <text:p text:style-name="P5"><text:span text:style-name="T10">12. </text:span></text:p>
          </table:table-cell>
          <table:table-cell table:style-name="Table21.B1" office:value-type="string">
            <text:p text:style-name="P5"><text:span text:style-name="T3">december</text:span></text:p>
          </table:table-cell>
        </table:table-row>
      </table:table>
      <text:p text:style-name="P5"><text:span text:style-name="T2">jaar</text:span></text:p>
      <text:p text:style-name="P5"><text:span text:style-name="T10">Answer type:</text:span><text:span text:style-name="T3"> Integer</text:span></text:p>
      <text:p text:style-name="P5"><text:span text:style-name="T2">nvt</text:span></text:p>
      <text:p text:style-name="P5"><text:span text:style-name="T10">Answer type:</text:span><text:span text:style-name="T3"> Single checkbox</text:span></text:p>
      <text:p text:style-name="P5"><draw:rect text:anchor-type="as-char" style:rel-width="100%" draw:z-index="26" draw:style-name="gr1" draw:text-style-name="P28" svg:width="0.0012in" svg:height="0.0213in"><text:p/></draw:rect></text:p>
      <text:p text:style-name="P5"><text:span text:style-name="T5">Page 27</text:span></text:p>
      <text:h text:style-name="P1" text:outline-level="2"><text:span text:style-name="T8">distance</text:span></text:h>
      <text:p text:style-name="P5"><text:span text:style-name="T6">Zijn de werkzaamheden die u op uw werkplek doet te combineren met de maatregel anderhalve meter afstand te houden tot andere personen?</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T10">1. </text:span></text:p>
          </table:table-cell>
          <table:table-cell table:style-name="Table22.B1" office:value-type="string">
            <text:p text:style-name="P5"><text:span text:style-name="T3">Zeer makkelijk</text:span></text:p>
          </table:table-cell>
        </table:table-row>
        <table:table-row table:style-name="Table22.1">
          <table:table-cell table:style-name="Table22.A1" office:value-type="string">
            <text:p text:style-name="P5"><text:span text:style-name="T10">2. </text:span></text:p>
          </table:table-cell>
          <table:table-cell table:style-name="Table22.B1" office:value-type="string">
            <text:p text:style-name="P5"><text:span text:style-name="T3">Makkelijk</text:span></text:p>
          </table:table-cell>
        </table:table-row>
        <table:table-row table:style-name="Table22.1">
          <table:table-cell table:style-name="Table22.A1" office:value-type="string">
            <text:p text:style-name="P5"><text:span text:style-name="T10">3. </text:span></text:p>
          </table:table-cell>
          <table:table-cell table:style-name="Table22.B1" office:value-type="string">
            <text:p text:style-name="P5"><text:span text:style-name="T3">Moeilijk</text:span></text:p>
          </table:table-cell>
        </table:table-row>
        <table:table-row table:style-name="Table22.1">
          <table:table-cell table:style-name="Table22.A1" office:value-type="string">
            <text:p text:style-name="P5"><text:span text:style-name="T10">4. </text:span></text:p>
          </table:table-cell>
          <table:table-cell table:style-name="Table22.B1" office:value-type="string">
            <text:p text:style-name="P5"><text:span text:style-name="T3">Zeer moeilijk</text:span></text:p>
          </table:table-cell>
        </table:table-row>
        <text:soft-page-break/>
        <table:table-row table:style-name="Table22.1">
          <table:table-cell table:style-name="Table22.A1" office:value-type="string">
            <text:p text:style-name="P5"><text:span text:style-name="T10">5. </text:span></text:p>
          </table:table-cell>
          <table:table-cell table:style-name="Table22.B1" office:value-type="string">
            <text:p text:style-name="P5"><text:span text:style-name="T3">Niet te combineren</text:span></text:p>
          </table:table-cell>
        </table:table-row>
      </table:table>
      <text:p text:style-name="P5"><draw:rect text:anchor-type="as-char" style:rel-width="100%" draw:z-index="27" draw:style-name="gr1" draw:text-style-name="P28" svg:width="0.0012in" svg:height="0.0213in"><text:p/></draw:rect></text:p>
      <text:p text:style-name="P5"><text:span text:style-name="T5">Page 28</text:span></text:p>
      <text:h text:style-name="P1" text:outline-level="2"><text:span text:style-name="T8">exp_pens_hd</text:span></text:h>
      <text:p text:style-name="P5"><text:span text:style-name="T6">Wat was / is uw verwachte pensioenleeftijd...</text:span></text:p>
      <text:p text:style-name="P5"><text:span text:style-name="T6"> </text:span></text:p>
      <text:p text:style-name="P5"><text:span text:style-name="T10">Question type:</text:span><text:span text:style-name="T3"> Table</text:span></text:p>
      <text:p text:style-name="P5"><text:span text:style-name="T10">Answer type:</text:span><text:span text:style-name="T3"> Integer</text:span></text:p>
      <text:p text:style-name="P5"><text:span text:style-name="T5">Subquestions:</text:span><text:span text:style-name="T6"><text:line-break/></text:span><text:span text:style-name="T8">exp_pens_mrt</text:span><text:span text:style-name="T6"> begin maart (of voordat het coronavirus invloed had op uw werk)?<text:line-break/></text:span><text:span text:style-name="T8">exp_pens_now</text:span><text:span text:style-name="T6"> op dit moment?</text:span></text:p>
      <text:p text:style-name="P5"><draw:rect text:anchor-type="as-char" style:rel-width="100%" draw:z-index="28" draw:style-name="gr1" draw:text-style-name="P28" svg:width="0.0012in" svg:height="0.0213in"><text:p/></draw:rect></text:p>
      <text:p text:style-name="P5"><text:span text:style-name="T5">Page 29</text:span></text:p>
      <text:h text:style-name="P1" text:outline-level="2"><text:span text:style-name="T8">pens_eerder</text:span></text:h>
      <text:p text:style-name="P5"><text:span text:style-name="T6">Waarom verwacht u nu eerder met pensioen te gaan? Geeft u de belangrijkste reden.</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T10">1. </text:span></text:p>
          </table:table-cell>
          <table:table-cell table:style-name="Table23.B1" office:value-type="string">
            <text:p text:style-name="P5"><text:span text:style-name="T6">Langer doorwerken heeft nu meer gezondheidsrisico’s</text:span></text:p>
          </table:table-cell>
        </table:table-row>
        <table:table-row table:style-name="Table23.1">
          <table:table-cell table:style-name="Table23.A1" office:value-type="string">
            <text:p text:style-name="P5"><text:span text:style-name="T10">2. </text:span></text:p>
          </table:table-cell>
          <table:table-cell table:style-name="Table23.B1" office:value-type="string">
            <text:p text:style-name="P5"><text:span text:style-name="T6">Er is onvoldoende werk voor mij om langer door te gaan</text:span></text:p>
          </table:table-cell>
        </table:table-row>
        <table:table-row table:style-name="Table23.1">
          <table:table-cell table:style-name="Table23.A1" office:value-type="string">
            <text:p text:style-name="P5"><text:span text:style-name="T10">3. </text:span></text:p>
          </table:table-cell>
          <table:table-cell table:style-name="Table23.B1" office:value-type="string">
            <text:p text:style-name="P5"><text:span text:style-name="T6">Werk is minder belangrijk geworden</text:span></text:p>
          </table:table-cell>
        </table:table-row>
        <table:table-row table:style-name="Table23.1">
          <table:table-cell table:style-name="Table23.A1" office:value-type="string">
            <text:p text:style-name="P5"><text:span text:style-name="T10">4. </text:span></text:p>
          </table:table-cell>
          <table:table-cell table:style-name="Table23.B1" office:value-type="string">
            <text:p text:style-name="P5"><text:span text:style-name="T3">Om mantelzorg te verlenen</text:span></text:p>
          </table:table-cell>
        </table:table-row>
        <table:table-row table:style-name="Table23.1">
          <table:table-cell table:style-name="Table23.A1" office:value-type="string">
            <text:p text:style-name="P5"><text:span text:style-name="T10">5. </text:span></text:p>
          </table:table-cell>
          <table:table-cell table:style-name="Table23.B1" office:value-type="string">
            <text:p text:style-name="P5"><text:span text:style-name="T3">Anders, namelijk:</text:span></text:p>
          </table:table-cell>
        </table:table-row>
      </table:table>
      <text:h text:style-name="P1" text:outline-level="3"><text:span text:style-name="T2">pens_eerder_str</text:span></text:h>
      <text:p text:style-name="P5"><text:span text:style-name="T10">Question type:</text:span><text:span text:style-name="T3"> Inline textfield attached to code 5 of question "pens_eerder"</text:span></text:p>
      <text:p text:style-name="P5"><draw:rect text:anchor-type="as-char" style:rel-width="100%" draw:z-index="29" draw:style-name="gr1" draw:text-style-name="P28" svg:width="0.0012in" svg:height="0.0213in"><text:p/></draw:rect></text:p>
      <text:p text:style-name="P5"><text:span text:style-name="T5">Page 30</text:span></text:p>
      <text:h text:style-name="P1" text:outline-level="2"><text:span text:style-name="T8">pens_later</text:span></text:h>
      <text:p text:style-name="P5"><text:span text:style-name="T6">Waarom verwacht u nu later met pensioen te gaan? Geeft u de belangrijkste reden.</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T10">1. </text:span></text:p>
          </table:table-cell>
          <table:table-cell table:style-name="Table24.B1" office:value-type="string">
            <text:p text:style-name="P5"><text:span text:style-name="T6">Eerder stoppen kan ik me minder goed veroorloven</text:span></text:p>
          </table:table-cell>
        </table:table-row>
        <table:table-row table:style-name="Table24.1">
          <table:table-cell table:style-name="Table24.A1" office:value-type="string">
            <text:p text:style-name="P5"><text:span text:style-name="T10">2. </text:span></text:p>
          </table:table-cell>
          <table:table-cell table:style-name="Table24.B1" office:value-type="string">
            <text:p text:style-name="P5"><text:span text:style-name="T6">Mijn werk is belangrijker geworden</text:span></text:p>
          </table:table-cell>
        </table:table-row>
        <table:table-row table:style-name="Table24.1">
          <table:table-cell table:style-name="Table24.A1" office:value-type="string">
            <text:p text:style-name="P5"><text:span text:style-name="T10">3. </text:span></text:p>
          </table:table-cell>
          <table:table-cell table:style-name="Table24.B1" office:value-type="string">
            <text:p text:style-name="P5"><text:span text:style-name="T6">Met pensioen zijn is momenteel minder aantrekkelijk</text:span></text:p>
          </table:table-cell>
        </table:table-row>
        <table:table-row table:style-name="Table24.1">
          <table:table-cell table:style-name="Table24.A1" office:value-type="string">
            <text:p text:style-name="P5"><text:span text:style-name="T10">4. </text:span></text:p>
          </table:table-cell>
          <table:table-cell table:style-name="Table24.B1" office:value-type="string">
            <text:p text:style-name="P5"><text:span text:style-name="T3">Anders, namelijk...</text:span></text:p>
          </table:table-cell>
        </table:table-row>
      </table:table>
      <text:h text:style-name="P1" text:outline-level="3"><text:span text:style-name="T2">pens_later_str</text:span></text:h>
      <text:p text:style-name="P5"><text:span text:style-name="T10">Question type:</text:span><text:span text:style-name="T3"> Inline textfield attached to code 4 of question "pens_later"</text:span></text:p>
      <text:p text:style-name="P5"><draw:rect text:anchor-type="as-char" style:rel-width="100%" draw:z-index="30" draw:style-name="gr1" draw:text-style-name="P28" svg:width="0.0012in" svg:height="0.0213in"><text:p/></draw:rect></text:p>
      <text:p text:style-name="P5"><text:span text:style-name="T5">Page 31</text:span></text:p>
      <text:h text:style-name="P1" text:outline-level="2"><text:soft-page-break/><text:span text:style-name="T8">q26header</text:span></text:h>
      <text:p text:style-name="P5"><text:span text:style-name="T6">Hoe groot is volgens u de kans dat de volgende situaties zich </text:span><text:span text:style-name="T8">in augustus</text:span><text:span text:style-name="T6"> voordoen?<text:line-break/><text:line-break/>U kunt deze vragen beantwoorden op een schaal van 0 tot en met 100, waarbij 0 staat voor zeker niet en 100 voor zeker wel. Let op, uw antwoorden moeten optellen tot 100.</text:span></text:p>
      <text:p text:style-name="P5"><text:span text:style-name="T6"> </text:span></text:p>
      <text:p text:style-name="P5"><text:span text:style-name="T5">Question type:</text:span><text:span text:style-name="T6"> Table</text:span></text:p>
      <text:p text:style-name="P5"><text:span text:style-name="T5">Answer type:</text:span><text:span text:style-name="T6"> Integer</text:span></text:p>
      <text:p text:style-name="P5"><text:span text:style-name="T5">Subquestions:</text:span><text:span text:style-name="T6"><text:line-break/></text:span><text:span text:style-name="T8">q26a</text:span><text:span text:style-name="T6"> Ik behoud mijn baan omdat mijn werkgever / het bedrijf financieel niet sterk wordt geraakt door het coronavirus of financieel gezond genoeg is om de lonen te kunnen blijven betalen<text:line-break/></text:span><text:span text:style-name="T8">q26b</text:span><text:span text:style-name="T6"> Ik behoud mijn baan omdat de overheid hulp biedt aan mijn werkgever / het bedrijf (bv. door een tegemoetkoming in de loonkosten)<text:line-break/></text:span><text:span text:style-name="T8">q26c</text:span><text:span text:style-name="T6"> Ik heb een nieuwe baan bij een andere werkgever<text:line-break/></text:span><text:span text:style-name="T8">q26d</text:span><text:span text:style-name="T6"> Ik ben werkloos / behoor niet meer tot de beroepsbevolking / gepensioneerd / ik heb een arbeidsongeschiktheidspensioen<text:line-break/></text:span><text:span text:style-name="T8">q26e</text:span><text:span text:style-name="T6"> Iets anders gebeurt<text:line-break/></text:span><text:span text:style-name="T8">q26_totaal</text:span><text:span text:style-name="T6"> </text:span><text:span text:style-name="T8">Totaal</text:span><text:span text:style-name="T6"> (kansen van bovenstaande situaties moeten optellen tot 100)</text:span></text:p>
      <text:h text:style-name="P1" text:outline-level="2"><text:span text:style-name="T2">q26_js</text:span></text:h>
      <text:p text:style-name="P5"><text:span text:style-name="T3"> </text:span></text:p>
      <text:p text:style-name="P5"><text:span text:style-name="T10">Answer type:</text:span><text:span text:style-name="T3"> None</text:span></text:p>
      <text:p text:style-name="P5"><draw:rect text:anchor-type="as-char" style:rel-width="100%" draw:z-index="31" draw:style-name="gr1" draw:text-style-name="P28" svg:width="0.0012in" svg:height="0.0213in"><text:p/></draw:rect></text:p>
      <text:p text:style-name="P5"><text:span text:style-name="T5">Page 32</text:span></text:p>
      <text:h text:style-name="P1" text:outline-level="2"><text:span text:style-name="T8">q26header_1</text:span></text:h>
      <text:p text:style-name="P5"><text:span text:style-name="T6">Hoe groot is volgens u de kans dat de volgende situaties zich </text:span><text:span text:style-name="T8">een jaar vanaf nu</text:span><text:span text:style-name="T6"> voordoen?<text:line-break/><text:line-break/>U kunt deze vragen beantwoorden op een schaal van 0 tot en met 100, waarbij 0 staat voor zeker niet en 100 voor zeker wel. Let op, uw antwoorden moeten optellen tot 100.</text:span></text:p>
      <text:p text:style-name="P5"><text:span text:style-name="T6"> </text:span></text:p>
      <text:p text:style-name="P5"><text:span text:style-name="T5">Question type:</text:span><text:span text:style-name="T6"> Table</text:span></text:p>
      <text:p text:style-name="P5"><text:span text:style-name="T5">Answer type:</text:span><text:span text:style-name="T6"> Integer</text:span></text:p>
      <text:p text:style-name="P5"><text:span text:style-name="T5">Subquestions:</text:span><text:span text:style-name="T6"><text:line-break/></text:span><text:span text:style-name="T8">q26a_1</text:span><text:span text:style-name="T6"> Ik behoud mijn baan omdat mijn werkgever / het bedrijf financieel niet sterk wordt geraakt door het coronavirus of financieel gezond genoeg is om de lonen te kunnen blijven betalen<text:line-break/></text:span><text:span text:style-name="T8">q26b_1</text:span><text:span text:style-name="T6"> Ik behoud mijn baan omdat de overheid hulp biedt aan mijn werkgever / het bedrijf (bv. door een tegemoetkoming in de loonkosten)<text:line-break/></text:span><text:span text:style-name="T8">q26c_1</text:span><text:span text:style-name="T6"> Ik heb een nieuwe baan bij een andere werkgever<text:line-break/></text:span><text:span text:style-name="T8">q26d_1</text:span><text:span text:style-name="T6"> Ik ben werkloos / behoor niet meer tot de beroepsbevolking / gepensioneerd / ik heb een arbeidsongeschiktheidspensioen<text:line-break/></text:span><text:span text:style-name="T8">q26e_1</text:span><text:span text:style-name="T6"> Iets anders gebeurt<text:line-break/></text:span><text:span text:style-name="T8">q26_totaal_1</text:span><text:span text:style-name="T6"> </text:span><text:span text:style-name="T8">Totaal</text:span><text:span text:style-name="T6"> (kansen van bovenstaande situaties moeten optellen tot 100)</text:span></text:p>
      <text:h text:style-name="P1" text:outline-level="2"><text:span text:style-name="T2">q26_js_1</text:span></text:h>
      <text:p text:style-name="P5"><text:span text:style-name="T3"> </text:span></text:p>
      <text:p text:style-name="P5"><text:span text:style-name="T10">Answer type:</text:span><text:span text:style-name="T3"> None</text:span></text:p>
      <text:p text:style-name="P5"><draw:rect text:anchor-type="as-char" style:rel-width="100%" draw:z-index="32" draw:style-name="gr1" draw:text-style-name="P28" svg:width="0.0012in" svg:height="0.0213in"><text:p/></draw:rect></text:p>
      <text:p text:style-name="P5"><text:soft-page-break/><text:span text:style-name="T5">Page 33</text:span></text:p>
      <text:h text:style-name="P1" text:outline-level="2"><text:span text:style-name="T8">q27header</text:span></text:h>
      <text:p text:style-name="P5"><text:span text:style-name="T6">Hoe groot is volgens u de kans dat de volgende situaties zich </text:span><text:span text:style-name="T8">in augustus</text:span><text:span text:style-name="T6"> voordoen? <text:line-break/><text:line-break/>U kunt deze vraag beantwoorden op een schaal van 0 tot en met 100, waarbij 0 staat voor zeker niet en 100 voor zeker wel. Let op, uw antwoorden moeten optellen tot 100.</text:span></text:p>
      <text:p text:style-name="P5"><text:span text:style-name="T6"> </text:span></text:p>
      <text:p text:style-name="P5"><text:span text:style-name="T5">Question type:</text:span><text:span text:style-name="T6"> Table</text:span></text:p>
      <text:p text:style-name="P5"><text:span text:style-name="T5">Answer type:</text:span><text:span text:style-name="T6"> Integer</text:span></text:p>
      <text:p text:style-name="P5"><text:span text:style-name="T5">Subquestions:</text:span><text:span text:style-name="T6"><text:line-break/></text:span><text:span text:style-name="T8">q27a</text:span><text:span text:style-name="T6"> Mijn bedrijf gaat gewoon verder als eerst of het gaat zelfs beter dan voor de coronavirus crisis<text:line-break/></text:span><text:span text:style-name="T8">q27b</text:span><text:span text:style-name="T6"> Mijn bedrijf zal minder werkzaamheden hebben dan voor de coronavirus crisis, maar zal geen steun nodig hebben van de overheid<text:line-break/></text:span><text:span text:style-name="T8">q27c</text:span><text:span text:style-name="T6"> Mijn bedrijf zal minder werkzaamheden hebben dan voor de coronavirus crisis en zal alleen overleven door steun van de overheid (bv. door de versoepeling uitstel van belastingbetaling of de aanvullende inkomensondersteuning voor levensonderhoud)<text:line-break/></text:span><text:span text:style-name="T8">q27d</text:span><text:span text:style-name="T6"> Mijn bedrijf zal minder werkzaamheden hebben dan voor de coronavirus crisis en zal moeten sluiten<text:line-break/></text:span><text:span text:style-name="T8">q27e</text:span><text:span text:style-name="T6"> Iets anders gebeurt<text:line-break/></text:span><text:span text:style-name="T8">q27_totaal</text:span><text:span text:style-name="T6"> </text:span><text:span text:style-name="T8">Totaal</text:span><text:span text:style-name="T6"> (kansen van bovenstaande situaties moeten optellen tot 100)</text:span></text:p>
      <text:h text:style-name="P1" text:outline-level="2"><text:span text:style-name="T2">q27_js</text:span></text:h>
      <text:p text:style-name="P5"><text:span text:style-name="T3"> </text:span></text:p>
      <text:p text:style-name="P5"><text:span text:style-name="T10">Answer type:</text:span><text:span text:style-name="T3"> None</text:span></text:p>
      <text:p text:style-name="P5"><draw:rect text:anchor-type="as-char" style:rel-width="100%" draw:z-index="33" draw:style-name="gr1" draw:text-style-name="P28" svg:width="0.0012in" svg:height="0.0213in"><text:p/></draw:rect></text:p>
      <text:p text:style-name="P5"><text:span text:style-name="T5">Page 34</text:span></text:p>
      <text:h text:style-name="P1" text:outline-level="2"><text:span text:style-name="T8">q27header_1</text:span></text:h>
      <text:p text:style-name="P5"><text:span text:style-name="T6">Hoe groot is volgens u de kans dat de volgende situaties zich </text:span><text:span text:style-name="T8">een jaar vanaf nu</text:span><text:span text:style-name="T6"> voordoen? <text:line-break/><text:line-break/>U kunt deze vraag beantwoorden op een schaal van 0 tot en met 100, waarbij 0 staat voor zeker niet en 100 voor zeker wel. Let op, uw antwoorden moeten optellen tot 100.</text:span></text:p>
      <text:p text:style-name="P5"><text:span text:style-name="T6"> </text:span></text:p>
      <text:p text:style-name="P5"><text:span text:style-name="T5">Question type:</text:span><text:span text:style-name="T6"> Table</text:span></text:p>
      <text:p text:style-name="P5"><text:span text:style-name="T5">Answer type:</text:span><text:span text:style-name="T6"> Integer</text:span></text:p>
      <text:p text:style-name="P5"><text:span text:style-name="T5">Subquestions:</text:span><text:span text:style-name="T6"><text:line-break/></text:span><text:span text:style-name="T8">q27a_1</text:span><text:span text:style-name="T6"> Mijn bedrijf gaat gewoon verder als eerst of het gaat zelfs beter dan voor de coronavirus crisis<text:line-break/></text:span><text:span text:style-name="T8">q27b_1</text:span><text:span text:style-name="T6"> Mijn bedrijf zal minder werkzaamheden hebben dan voor de coronavirus crisis, maar zal geen steun nodig hebben van de overheid<text:line-break/></text:span><text:span text:style-name="T8">q27c_1</text:span><text:span text:style-name="T6"> Mijn bedrijf zal minder werkzaamheden hebben dan voor de coronavirus crisis en zal alleen overleven door steun van de overheid (bv. door de versoepeling uitstel van belastingbetaling of de aanvullende inkomensondersteuning voor levensonderhoud)<text:line-break/></text:span><text:span text:style-name="T8">q27d_1</text:span><text:span text:style-name="T6"> Mijn bedrijf zal minder werkzaamheden hebben dan voor de coronavirus crisis en zal moeten sluiten<text:line-break/></text:span><text:span text:style-name="T8">q27e_1</text:span><text:span text:style-name="T6"> Iets anders gebeurt<text:line-break/></text:span><text:span text:style-name="T8">q27_totaal_1</text:span><text:span text:style-name="T6"> </text:span><text:span text:style-name="T8">Totaal</text:span><text:span text:style-name="T6"> (kansen van bovenstaande situaties moeten optellen tot 100)</text:span></text:p>
      <text:h text:style-name="P1" text:outline-level="2"><text:soft-page-break/><text:span text:style-name="T2">q27_js_1</text:span></text:h>
      <text:p text:style-name="P5"><text:span text:style-name="T3"> </text:span></text:p>
      <text:p text:style-name="P5"><text:span text:style-name="T10">Answer type:</text:span><text:span text:style-name="T3"> None</text:span></text:p>
      <text:p text:style-name="P5"><draw:rect text:anchor-type="as-char" style:rel-width="100%" draw:z-index="34" draw:style-name="gr1" draw:text-style-name="P28" svg:width="0.0012in" svg:height="0.0213in"><text:p/></draw:rect></text:p>
      <text:p text:style-name="P5"><text:span text:style-name="T5">Page 35</text:span></text:p>
      <text:h text:style-name="P1" text:outline-level="2"><text:span text:style-name="T8">q27header_unempl</text:span></text:h>
      <text:p text:style-name="P5"><text:span text:style-name="T6">Hoe groot is volgens u de kans dat de volgende situaties zich </text:span><text:span text:style-name="T8">in augustus</text:span><text:span text:style-name="T6"> voordoen? <text:line-break/><text:line-break/>U kunt deze vraag beantwoorden op een schaal van 0 tot en met 100, waarbij 0 staat voor zeker niet en 100 voor zeker wel. Let op, uw antwoorden moeten optellen tot 100.</text:span></text:p>
      <text:p text:style-name="P5"><text:span text:style-name="T6"> </text:span></text:p>
      <text:p text:style-name="P5"><text:span text:style-name="T5">Question type:</text:span><text:span text:style-name="T6"> Table</text:span></text:p>
      <text:p text:style-name="P5"><text:span text:style-name="T5">Answer type:</text:span><text:span text:style-name="T6"> Integer</text:span></text:p>
      <text:p text:style-name="P5"><text:span text:style-name="T5">Subquestions:</text:span><text:span text:style-name="T6"><text:line-break/></text:span><text:span text:style-name="T8">q27a_ex</text:span><text:span text:style-name="T6"> Ik heb een nieuwe baan gevonden<text:line-break/></text:span><text:span text:style-name="T8">q27b_ex</text:span><text:span text:style-name="T6"> Ik ben bezig met een voltijds opleiding of vervolgopleiding<text:line-break/></text:span><text:span text:style-name="T8">q27c_ex</text:span><text:span text:style-name="T6"> Ik werk dan niet, maar ben op zoek naar een nieuwe baan<text:line-break/></text:span><text:span text:style-name="T8">q27d_ex</text:span><text:span text:style-name="T6"> Ik werk dan niet en ben dan ook niet op zoek naar een nieuwe baan<text:line-break/></text:span><text:span text:style-name="T8">q27e_ex</text:span><text:span text:style-name="T6"> Iets anders gebeurt<text:line-break/></text:span><text:span text:style-name="T8">q27_totaal_ex</text:span><text:span text:style-name="T6"> </text:span><text:span text:style-name="T8">Totaal</text:span><text:span text:style-name="T6"> (kansen van bovenstaande situaties moeten optellen tot 100)</text:span></text:p>
      <text:h text:style-name="P1" text:outline-level="2"><text:span text:style-name="T2">q27_js_a</text:span></text:h>
      <text:p text:style-name="P5"><text:span text:style-name="T3"> </text:span></text:p>
      <text:p text:style-name="P5"><text:span text:style-name="T10">Answer type:</text:span><text:span text:style-name="T3"> None</text:span></text:p>
      <text:p text:style-name="P5"><draw:rect text:anchor-type="as-char" style:rel-width="100%" draw:z-index="35" draw:style-name="gr1" draw:text-style-name="P28" svg:width="0.0012in" svg:height="0.0213in"><text:p/></draw:rect></text:p>
      <text:p text:style-name="P5"><text:span text:style-name="T5">Page 36</text:span></text:p>
      <text:h text:style-name="P1" text:outline-level="2"><text:span text:style-name="T8">pens_gekort</text:span></text:h>
      <text:p text:style-name="P5"><text:span text:style-name="T6">Hoe groot schat u de kans dat de pensioenen volgend jaar gekort worden? <text:line-break/><text:line-break/></text:span><text:span text:style-name="T5">Een pensioenfonds moet genoeg vermogen hebben om de uitkeringen van de deelnemers nu en in de toekomst te kunnen betalen. Als de financiële situatie van je pensioenfonds slecht is, kan het zijn dat je pensioen omlaag gaat en wordt je pensioen dus gekort. </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T10">1. </text:span></text:p>
          </table:table-cell>
          <table:table-cell table:style-name="Table25.B1" office:value-type="string">
            <text:p text:style-name="P5"><text:span text:style-name="T3">Nul</text:span></text:p>
          </table:table-cell>
        </table:table-row>
        <table:table-row table:style-name="Table25.1">
          <table:table-cell table:style-name="Table25.A1" office:value-type="string">
            <text:p text:style-name="P5"><text:span text:style-name="T10">2. </text:span></text:p>
          </table:table-cell>
          <table:table-cell table:style-name="Table25.B1" office:value-type="string">
            <text:p text:style-name="P5"><text:span text:style-name="T3">Zeer klein</text:span></text:p>
          </table:table-cell>
        </table:table-row>
        <table:table-row table:style-name="Table25.1">
          <table:table-cell table:style-name="Table25.A1" office:value-type="string">
            <text:p text:style-name="P5"><text:span text:style-name="T10">3. </text:span></text:p>
          </table:table-cell>
          <table:table-cell table:style-name="Table25.B1" office:value-type="string">
            <text:p text:style-name="P5"><text:span text:style-name="T3">Klein</text:span></text:p>
          </table:table-cell>
        </table:table-row>
        <table:table-row table:style-name="Table25.1">
          <table:table-cell table:style-name="Table25.A1" office:value-type="string">
            <text:p text:style-name="P5"><text:span text:style-name="T10">4. </text:span></text:p>
          </table:table-cell>
          <table:table-cell table:style-name="Table25.B1" office:value-type="string">
            <text:p text:style-name="P5"><text:span text:style-name="T3">Niet klein, niet groot</text:span></text:p>
          </table:table-cell>
        </table:table-row>
        <table:table-row table:style-name="Table25.1">
          <table:table-cell table:style-name="Table25.A1" office:value-type="string">
            <text:p text:style-name="P5"><text:span text:style-name="T10">5. </text:span></text:p>
          </table:table-cell>
          <table:table-cell table:style-name="Table25.B1" office:value-type="string">
            <text:p text:style-name="P5"><text:span text:style-name="T3">Groot</text:span></text:p>
          </table:table-cell>
        </table:table-row>
        <table:table-row table:style-name="Table25.1">
          <table:table-cell table:style-name="Table25.A1" office:value-type="string">
            <text:p text:style-name="P5"><text:span text:style-name="T10">6. </text:span></text:p>
          </table:table-cell>
          <table:table-cell table:style-name="Table25.B1" office:value-type="string">
            <text:p text:style-name="P5"><text:span text:style-name="T3">Zeer groot</text:span></text:p>
          </table:table-cell>
        </table:table-row>
        <table:table-row table:style-name="Table25.1">
          <table:table-cell table:style-name="Table25.A1" office:value-type="string">
            <text:p text:style-name="P5"><text:span text:style-name="T10">7. </text:span></text:p>
          </table:table-cell>
          <table:table-cell table:style-name="Table25.B1" office:value-type="string">
            <text:p text:style-name="P5"><text:span text:style-name="T3">Zeker</text:span></text:p>
          </table:table-cell>
        </table:table-row>
      </table:table>
      <text:p text:style-name="P5"><draw:rect text:anchor-type="as-char" style:rel-width="100%" draw:z-index="36" draw:style-name="gr1" draw:text-style-name="P28" svg:width="0.0012in" svg:height="0.0213in"><text:p/></draw:rect></text:p>
      <text:p text:style-name="P5"><text:span text:style-name="T5">Page 37</text:span></text:p>
      <text:h text:style-name="P1" text:outline-level="2"><text:span text:style-name="T8">korting</text:span></text:h>
      <text:p text:style-name="P5"><text:soft-page-break/><text:span text:style-name="T6">Hoe groot denkt u dat deze korting ongeveer zal zijn voor u, netto in euro’s per maand?</text:span></text:p>
      <text:p text:style-name="P5"><text:span text:style-name="T6"> </text:span></text:p>
      <text:p text:style-name="P5"><text:span text:style-name="T10">Answer type:</text:span><text:span text:style-name="T3"> Integer</text:span></text:p>
      <text:p text:style-name="P5"><draw:rect text:anchor-type="as-char" style:rel-width="100%" draw:z-index="37" draw:style-name="gr1" draw:text-style-name="P28" svg:width="0.0012in" svg:height="0.0213in"><text:p/></draw:rect></text:p>
      <text:p text:style-name="P5"><text:span text:style-name="T5">Page 38</text:span></text:p>
      <text:h text:style-name="P1" text:outline-level="2"><text:span text:style-name="T8">es4_uitspraken</text:span></text:h>
      <text:p text:style-name="P5"><text:span text:style-name="T6">Kunt u aangeven of u het eens bent met de volgende uitspraken. <text:line-break/>1 = beslist niet <text:line-break/>5 = beslist wel <text:line-break/>nvt = niet van toepassing <text:line-break/><text:line-break/>Sinds begin maart (of sinds de start van de coronavirus)...</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es4_st1</text:span><text:span text:style-name="T6"> geef ik meer geld aan mijn kinderen en/of kleinkinderen<text:line-break/></text:span><text:span text:style-name="T8">es4_st2</text:span><text:span text:style-name="T6"> spaar ik meer<text:line-break/></text:span><text:span text:style-name="T8">es4_st3</text:span><text:span text:style-name="T6"> besteed ik meer tijd aan mantelzorg<text:line-break/></text:span><text:span text:style-name="T8">es4_st4</text:span><text:span text:style-name="T6"> besteed ik minder tijd aan mantelzorg<text:line-break/></text:span><text:span text:style-name="T8">es4_st5</text:span><text:span text:style-name="T6"> heb ik een bezoek aan de huisarts uitgesteld<text:line-break/></text:span><text:span text:style-name="T8">es4_st6</text:span><text:span text:style-name="T6"> heb ik een afspraak in het ziekenhuis uitgesteld<text:line-break/></text:span><text:span text:style-name="T8">es4_st7</text:span><text:span text:style-name="T6"> heb ik het afhalen van medicijnen uitgesteld<text:line-break/></text:span><text:span text:style-name="T8">es4_st8</text:span><text:span text:style-name="T6"> heb ik minder gebruik gemaakt van fysiotherapie<text:line-break/></text:span><text:span text:style-name="T8">es4_st9</text:span><text:span text:style-name="T6"> beweeg ik minder<text:line-break/></text:span><text:span text:style-name="T8">es4_st10</text:span><text:span text:style-name="T6"> eet ik gezonder<text:line-break/></text:span><text:span text:style-name="T8">es4_st11</text:span><text:span text:style-name="T6"> ben ik eenzamer</text:span></text:p>
      <text:p text:style-name="P5"><text:span text:style-name="T10">Categorie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T10">1. </text:span></text:p>
          </table:table-cell>
          <table:table-cell table:style-name="Table26.B1" office:value-type="string">
            <text:p text:style-name="P5"><text:span text:style-name="T3">1</text:span></text:p>
          </table:table-cell>
        </table:table-row>
        <table:table-row table:style-name="Table26.1">
          <table:table-cell table:style-name="Table26.A1" office:value-type="string">
            <text:p text:style-name="P5"><text:span text:style-name="T10">2. </text:span></text:p>
          </table:table-cell>
          <table:table-cell table:style-name="Table26.B1" office:value-type="string">
            <text:p text:style-name="P5"><text:span text:style-name="T3">2</text:span></text:p>
          </table:table-cell>
        </table:table-row>
        <table:table-row table:style-name="Table26.1">
          <table:table-cell table:style-name="Table26.A1" office:value-type="string">
            <text:p text:style-name="P5"><text:span text:style-name="T10">3. </text:span></text:p>
          </table:table-cell>
          <table:table-cell table:style-name="Table26.B1" office:value-type="string">
            <text:p text:style-name="P5"><text:span text:style-name="T3">3</text:span></text:p>
          </table:table-cell>
        </table:table-row>
        <table:table-row table:style-name="Table26.1">
          <table:table-cell table:style-name="Table26.A1" office:value-type="string">
            <text:p text:style-name="P5"><text:span text:style-name="T10">4. </text:span></text:p>
          </table:table-cell>
          <table:table-cell table:style-name="Table26.B1" office:value-type="string">
            <text:p text:style-name="P5"><text:span text:style-name="T3">4</text:span></text:p>
          </table:table-cell>
        </table:table-row>
        <table:table-row table:style-name="Table26.1">
          <table:table-cell table:style-name="Table26.A1" office:value-type="string">
            <text:p text:style-name="P5"><text:span text:style-name="T10">5. </text:span></text:p>
          </table:table-cell>
          <table:table-cell table:style-name="Table26.B1" office:value-type="string">
            <text:p text:style-name="P5"><text:span text:style-name="T3">5</text:span></text:p>
          </table:table-cell>
        </table:table-row>
        <table:table-row table:style-name="Table26.1">
          <table:table-cell table:style-name="Table26.A1" office:value-type="string">
            <text:p text:style-name="P5"><text:span text:style-name="T10">6. </text:span></text:p>
          </table:table-cell>
          <table:table-cell table:style-name="Table26.B1" office:value-type="string">
            <text:p text:style-name="P5"><text:span text:style-name="T3">nvt</text:span></text:p>
          </table:table-cell>
        </table:table-row>
      </table:table>
      <text:p text:style-name="P5"><draw:rect text:anchor-type="as-char" style:rel-width="100%" draw:z-index="38" draw:style-name="gr1" draw:text-style-name="P28" svg:width="0.0012in" svg:height="0.0213in"><text:p/></draw:rect></text:p>
      <text:p text:style-name="P5"><text:span text:style-name="T5">Page 39</text:span></text:p>
      <text:h text:style-name="P1" text:outline-level="2"><text:span text:style-name="T8">es4_doelen</text:span></text:h>
      <text:p text:style-name="P5"><text:span text:style-name="T6">Voor welke doelen bent u in de afgelopen twee weken naar buiten geweest? <text:line-break/></text:span><text:span text:style-name="T3">Meerdere antwoorden mogelijk.</text:span></text:p>
      <text:p text:style-name="P5"><text:span text:style-name="T3"> </text:span></text:p>
      <text:p text:style-name="P5"><text:span text:style-name="T10">Answer type:</text:span><text:span text:style-name="T3"> Checkboxes</text:span></text:p>
      <text:p text:style-name="P5"><text:span text:style-name="T10">Categories:</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T10">1. </text:span></text:p>
          </table:table-cell>
          <table:table-cell table:style-name="Table27.B1" office:value-type="string">
            <text:p text:style-name="P5"><text:span text:style-name="T6">ik ben helemaal niet buiten geweest</text:span></text:p>
          </table:table-cell>
        </table:table-row>
        <table:table-row table:style-name="Table27.1">
          <table:table-cell table:style-name="Table27.A1" office:value-type="string">
            <text:p text:style-name="P5"><text:span text:style-name="T10">2. </text:span></text:p>
          </table:table-cell>
          <table:table-cell table:style-name="Table27.B1" office:value-type="string">
            <text:p text:style-name="P5"><text:span text:style-name="T6">ik ben alleen buiten geweest in mijn eigen buitenruimte (tuin, balkon enz.)</text:span></text:p>
          </table:table-cell>
        </table:table-row>
        <table:table-row table:style-name="Table27.1">
          <table:table-cell table:style-name="Table27.A1" office:value-type="string">
            <text:p text:style-name="P5"><text:span text:style-name="T10">3. </text:span></text:p>
          </table:table-cell>
          <table:table-cell table:style-name="Table27.B1" office:value-type="string">
            <text:p text:style-name="P5"><text:span text:style-name="T6">voor het doen van noodzakelijke boodschappen</text:span></text:p>
          </table:table-cell>
        </table:table-row>
        <table:table-row table:style-name="Table27.1">
          <table:table-cell table:style-name="Table27.A1" office:value-type="string">
            <text:p text:style-name="P5"><text:span text:style-name="T10">4. </text:span></text:p>
          </table:table-cell>
          <table:table-cell table:style-name="Table27.B1" office:value-type="string">
            <text:p text:style-name="P5"><text:span text:style-name="T6">voor het doen van overige inkopen</text:span></text:p>
          </table:table-cell>
        </table:table-row>
        <table:table-row table:style-name="Table27.1">
          <table:table-cell table:style-name="Table27.A1" office:value-type="string">
            <text:p text:style-name="P5"><text:span text:style-name="T10">5. </text:span></text:p>
          </table:table-cell>
          <table:table-cell table:style-name="Table27.B1" office:value-type="string">
            <text:p text:style-name="P5"><text:span text:style-name="T6">voor het maken van een ommetje</text:span></text:p>
          </table:table-cell>
        </table:table-row>
        <table:table-row table:style-name="Table27.1">
          <table:table-cell table:style-name="Table27.A1" office:value-type="string">
            <text:p text:style-name="P5"><text:span text:style-name="T10">6. </text:span></text:p>
          </table:table-cell>
          <table:table-cell table:style-name="Table27.B1" office:value-type="string">
            <text:p text:style-name="P5"><text:span text:style-name="T6">voor sociale contacten (bv. bezoek aan vrienden, kennissen, familie)</text:span></text:p>
          </table:table-cell>
        </table:table-row>
        <text:soft-page-break/>
        <table:table-row table:style-name="Table27.1">
          <table:table-cell table:style-name="Table27.A1" office:value-type="string">
            <text:p text:style-name="P5"><text:span text:style-name="T10">7. </text:span></text:p>
          </table:table-cell>
          <table:table-cell table:style-name="Table27.B1" office:value-type="string">
            <text:p text:style-name="P5"><text:span text:style-name="T6">voor het verlenen van mantelzorg</text:span></text:p>
          </table:table-cell>
        </table:table-row>
        <table:table-row table:style-name="Table27.1">
          <table:table-cell table:style-name="Table27.A1" office:value-type="string">
            <text:p text:style-name="P5"><text:span text:style-name="T10">8. </text:span></text:p>
          </table:table-cell>
          <table:table-cell table:style-name="Table27.B1" office:value-type="string">
            <text:p text:style-name="P5"><text:span text:style-name="T6">voor het doen van vrijwilligerswerk</text:span></text:p>
          </table:table-cell>
        </table:table-row>
        <table:table-row table:style-name="Table27.1">
          <table:table-cell table:style-name="Table27.A1" office:value-type="string">
            <text:p text:style-name="P5"><text:span text:style-name="T10">9. </text:span></text:p>
          </table:table-cell>
          <table:table-cell table:style-name="Table27.B1" office:value-type="string">
            <text:p text:style-name="P5"><text:span text:style-name="T6">omdat er dringende medische zorg nodig was</text:span></text:p>
          </table:table-cell>
        </table:table-row>
        <table:table-row table:style-name="Table27.1">
          <table:table-cell table:style-name="Table27.A1" office:value-type="string">
            <text:p text:style-name="P5"><text:span text:style-name="T10">10. </text:span></text:p>
          </table:table-cell>
          <table:table-cell table:style-name="Table27.B1" office:value-type="string">
            <text:p text:style-name="P5"><text:span text:style-name="T3">anders, namelijk...</text:span></text:p>
          </table:table-cell>
        </table:table-row>
      </table:table>
      <text:h text:style-name="P1" text:outline-level="3"><text:span text:style-name="T2">es4_doelen_str</text:span></text:h>
      <text:p text:style-name="P5"><text:span text:style-name="T10">Question type:</text:span><text:span text:style-name="T3"> Inline textfield attached to code 10 of question "es4_doelen"</text:span></text:p>
      <text:p text:style-name="P5"><draw:rect text:anchor-type="as-char" style:rel-width="100%" draw:z-index="39" draw:style-name="gr1" draw:text-style-name="P28" svg:width="0.0012in" svg:height="0.0213in"><text:p/></draw:rect></text:p>
      <text:p text:style-name="P5"><text:span text:style-name="T5">Page 40</text:span></text:p>
      <text:h text:style-name="P1" text:outline-level="2"><text:span text:style-name="T8">q28</text:span></text:h>
      <text:p text:style-name="P5"><text:span text:style-name="T6">Wat is de kans dat de coronavirus-crisis leidt tot een situatie waarin u geen inkomsten hebt of waarin uw inkomsten lager zijn dan wat u nodig hebt om basisbehoeften en openstaande betalingsverplichtingen te dekken? <text:line-break/><text:line-break/></text:span><text:span text:style-name="T5">Onder basisbehoeften en betalingsverplichtingen vallen basisvoedsel, energierekening, verzekeringen, hypotheek en andere leningen, medische kosten, enz.</text:span><text:span text:style-name="T6"><text:line-break/><text:line-break/></text:span><text:span text:style-name="T5">Het gaat hier om de totale inkomsten van uw huishouden.</text:span><text:span text:style-name="T6"> <text:line-break/><text:line-break/>U kunt deze vraag beantwoorden op een schaal van 0 tot en met 100, waarbij 0 staat voor zeker niet en 100 voor zeker wel.</text:span></text:p>
      <text:p text:style-name="P5"><text:span text:style-name="T6"> </text:span></text:p>
      <text:p text:style-name="P5"><text:span text:style-name="T10">Answer type:</text:span><text:span text:style-name="T3"> Integer</text:span></text:p>
      <text:p text:style-name="P5"><draw:rect text:anchor-type="as-char" style:rel-width="100%" draw:z-index="40" draw:style-name="gr1" draw:text-style-name="P28" svg:width="0.0012in" svg:height="0.0213in"><text:p/></draw:rect></text:p>
      <text:p text:style-name="P5"><text:span text:style-name="T5">Page 41</text:span></text:p>
      <text:h text:style-name="P1" text:outline-level="2"><text:span text:style-name="T8">q29</text:span></text:h>
      <text:p text:style-name="P5"><text:span text:style-name="T6">Als de crisis leidt tot een situatie waarin u geen inkomsten hebt of waarin de inkomsten lager zijn dan wat u nodig hebt om basisbehoeften en openstaande betalingsverplichtingen te dekken, hoe gaat u of uw huishouden hier dan mee om? <text:line-break/><text:line-break/></text:span><text:span text:style-name="T5">Onder basisbehoeften en betalingsverplichtingen vallen basisvoedsel, energierekening, verzekeringen, hypotheek en andere leningen, medische kosten, enz.</text:span><text:span text:style-name="T6"><text:line-break/><text:line-break/></text:span><text:span text:style-name="T5">Het gaat hier om de totale inkomsten van uw huishouden.</text:span><text:span text:style-name="T6"> <text:line-break/><text:line-break/></text:span><text:span text:style-name="T5">Meerdere antwoorden mogelijk</text:span><text:span text:style-name="T6"> <text:line-break/><text:line-break/>Ik zal / wij zullen...</text:span></text:p>
      <text:p text:style-name="P5"><text:span text:style-name="T6"> </text:span></text:p>
      <text:p text:style-name="P5"><text:span text:style-name="T5">Answer type:</text:span><text:span text:style-name="T6"> Checkboxes</text:span></text:p>
      <text:p text:style-name="P5"><text:span text:style-name="T5">Categories:</text:span></text:p>
      <table:table table:name="Table28" table:style-name="Table28">
        <table:table-column table:style-name="Table28.A"/>
        <table:table-column table:style-name="Table28.B"/>
        <table:table-row table:style-name="Table28.1">
          <table:table-cell table:style-name="Table28.A1" office:value-type="string">
            <text:p text:style-name="P5"><text:span text:style-name="T10">1. </text:span></text:p>
          </table:table-cell>
          <table:table-cell table:style-name="Table28.B1" office:value-type="string">
            <text:p text:style-name="P5"><text:span text:style-name="T3">spaargeld moeten gebruiken</text:span></text:p>
          </table:table-cell>
        </table:table-row>
        <table:table-row table:style-name="Table28.1">
          <table:table-cell table:style-name="Table28.A1" office:value-type="string">
            <text:p text:style-name="P5"><text:span text:style-name="T10">2. </text:span></text:p>
          </table:table-cell>
          <table:table-cell table:style-name="Table28.B1" office:value-type="string">
            <text:p text:style-name="P5"><text:span text:style-name="T6">een lening moeten afsluiten / de hypotheek moeten verhogen</text:span></text:p>
          </table:table-cell>
        </table:table-row>
        <table:table-row table:style-name="Table28.1">
          <table:table-cell table:style-name="Table28.A1" office:value-type="string">
            <text:p text:style-name="P5"><text:span text:style-name="T10">3. </text:span></text:p>
          </table:table-cell>
          <table:table-cell table:style-name="Table28.B1" office:value-type="string">
            <text:p text:style-name="P5"><text:span text:style-name="T3">op familie moeten steunen</text:span></text:p>
          </table:table-cell>
        </table:table-row>
        <table:table-row table:style-name="Table28.1">
          <table:table-cell table:style-name="Table28.A1" office:value-type="string">
            <text:p text:style-name="P5"><text:span text:style-name="T10">4. </text:span></text:p>
          </table:table-cell>
          <table:table-cell table:style-name="Table28.B1" office:value-type="string">
            <text:p text:style-name="P5"><text:span text:style-name="T6">een werkloosheidsuitkering / arbeidsongeschiktheidsuitkering moeten aanvragen</text:span></text:p>
          </table:table-cell>
        </table:table-row>
        <table:table-row table:style-name="Table28.1">
          <table:table-cell table:style-name="Table28.A1" office:value-type="string">
            <text:p text:style-name="P5"><text:span text:style-name="T10">5. </text:span></text:p>
          </table:table-cell>
          <table:table-cell table:style-name="Table28.B1" office:value-type="string">
            <text:p text:style-name="P5"><text:span text:style-name="T3">^f_q29;</text:span></text:p>
          </table:table-cell>
        </table:table-row>
        <table:table-row table:style-name="Table28.1">
          <table:table-cell table:style-name="Table28.A1" office:value-type="string">
            <text:p text:style-name="P5"><text:span text:style-name="T10">6. </text:span></text:p>
          </table:table-cell>
          <table:table-cell table:style-name="Table28.B1" office:value-type="string">
            <text:p text:style-name="P5"><text:span text:style-name="T6">moeten steunen op de sociale bijstand</text:span></text:p>
          </table:table-cell>
        </table:table-row>
        <text:soft-page-break/>
        <table:table-row table:style-name="Table28.1">
          <table:table-cell table:style-name="Table28.A1" office:value-type="string">
            <text:p text:style-name="P5"><text:span text:style-name="T10">999. </text:span></text:p>
          </table:table-cell>
          <table:table-cell table:style-name="Table28.B1" office:value-type="string">
            <text:p text:style-name="P5"><text:span text:style-name="T3">anders, namelijk:</text:span></text:p>
          </table:table-cell>
        </table:table-row>
      </table:table>
      <text:h text:style-name="P1" text:outline-level="3"><text:span text:style-name="T2">q29and</text:span></text:h>
      <text:p text:style-name="P5"><text:span text:style-name="T10">Question type:</text:span><text:span text:style-name="T3"> Inline textfield attached to code 999 of question "q29"</text:span></text:p>
      <text:p text:style-name="P5"><draw:rect text:anchor-type="as-char" style:rel-width="100%" draw:z-index="41" draw:style-name="gr1" draw:text-style-name="P28" svg:width="0.0012in" svg:height="0.0213in"><text:p/></draw:rect></text:p>
      <text:p text:style-name="P5"><text:span text:style-name="T5">Page 42</text:span></text:p>
      <text:h text:style-name="P1" text:outline-level="2"><text:span text:style-name="T8">q31header</text:span></text:h>
      <text:p text:style-name="P5"><text:span text:style-name="T6">Als u denkt aan de komende vier weken, hoe bezorgd bent u dan over het volgende?</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q31a</text:span><text:span text:style-name="T6"> Dat ik me heel erg ga vervelen<text:line-break/></text:span><text:span text:style-name="T8">q31b</text:span><text:span text:style-name="T6"> Dat ik besmet word met het coronavirus en heel erg ziek word of dood ga<text:line-break/></text:span><text:span text:style-name="T8">q31c</text:span><text:span text:style-name="T6"> Dat ik besmet word met het coronavirus en anderen besmet<text:line-break/></text:span><text:span text:style-name="T8">q31d</text:span><text:span text:style-name="T6"> Dat dierbaren besmet worden met het coronavirus en heel ziek worden of dood gaan<text:line-break/></text:span><text:span text:style-name="T8">q31x</text:span><text:span text:style-name="T6"> Dat ik dierbaren buiten mijn huishouden niet persoonlijk kan ontmoeten<text:line-break/></text:span><text:span text:style-name="T8">q31e1</text:span><text:span text:style-name="T6"> ^fill_job;<text:line-break/></text:span><text:span text:style-name="T8">q31e2</text:span><text:span text:style-name="T6"> ^fill_job;<text:line-break/></text:span><text:span text:style-name="T8">q31e3</text:span><text:span text:style-name="T6"> ^fill_job;<text:line-break/></text:span><text:span text:style-name="T8">q31f</text:span><text:span text:style-name="T6"> Dat ik niet in staat ben voldoende eten te kopen<text:line-break/></text:span><text:span text:style-name="T8">q31g</text:span><text:span text:style-name="T6"> Dat ik geen goede gezondheidszorg zal krijgen</text:span></text:p>
      <text:p text:style-name="P5"><text:span text:style-name="T10">Categories:</text:span></text:p>
      <table:table table:name="Table29" table:style-name="Table29">
        <table:table-column table:style-name="Table29.A"/>
        <table:table-column table:style-name="Table29.B"/>
        <table:table-row table:style-name="Table29.1">
          <table:table-cell table:style-name="Table29.A1" office:value-type="string">
            <text:p text:style-name="P5"><text:span text:style-name="T10">1. </text:span></text:p>
          </table:table-cell>
          <table:table-cell table:style-name="Table29.B1" office:value-type="string">
            <text:p text:style-name="P5"><text:span text:style-name="T3">Helemaal niet bezorgd</text:span></text:p>
          </table:table-cell>
        </table:table-row>
        <table:table-row table:style-name="Table29.1">
          <table:table-cell table:style-name="Table29.A1" office:value-type="string">
            <text:p text:style-name="P5"><text:span text:style-name="T10">2. </text:span></text:p>
          </table:table-cell>
          <table:table-cell table:style-name="Table29.B1" office:value-type="string">
            <text:p text:style-name="P7"/>
          </table:table-cell>
        </table:table-row>
        <table:table-row table:style-name="Table29.1">
          <table:table-cell table:style-name="Table29.A1" office:value-type="string">
            <text:p text:style-name="P5"><text:span text:style-name="T10">3. </text:span></text:p>
          </table:table-cell>
          <table:table-cell table:style-name="Table29.B1" office:value-type="string">
            <text:p text:style-name="P7"/>
          </table:table-cell>
        </table:table-row>
        <table:table-row table:style-name="Table29.1">
          <table:table-cell table:style-name="Table29.A1" office:value-type="string">
            <text:p text:style-name="P5"><text:span text:style-name="T10">4. </text:span></text:p>
          </table:table-cell>
          <table:table-cell table:style-name="Table29.B1" office:value-type="string">
            <text:p text:style-name="P7"/>
          </table:table-cell>
        </table:table-row>
        <table:table-row table:style-name="Table29.1">
          <table:table-cell table:style-name="Table29.A1" office:value-type="string">
            <text:p text:style-name="P5"><text:span text:style-name="T10">5. </text:span></text:p>
          </table:table-cell>
          <table:table-cell table:style-name="Table29.B1" office:value-type="string">
            <text:p text:style-name="P5"><text:span text:style-name="T3">Heel erg bezorgd</text:span></text:p>
          </table:table-cell>
        </table:table-row>
      </table:table>
      <text:p text:style-name="P5"><draw:rect text:anchor-type="as-char" style:rel-width="100%" draw:z-index="42" draw:style-name="gr1" draw:text-style-name="P28" svg:width="0.0012in" svg:height="0.0213in"><text:p/></draw:rect></text:p>
      <text:p text:style-name="P5"><text:span text:style-name="T5">Page 43</text:span></text:p>
      <text:h text:style-name="P1" text:outline-level="2"><text:span text:style-name="T8">q33header</text:span></text:h>
      <text:p text:style-name="P5"><text:span text:style-name="T6">Vindt u dat de overheid te weinig of te veel maatregelen neemt om de coronavirus-crisis te bestrijden als het gaat om de volgende gebieden?</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q33a</text:span><text:span text:style-name="T6"> Het garant staan voor de medische zorg<text:line-break/></text:span><text:span text:style-name="T8">q33b</text:span><text:span text:style-name="T6"> Het beperken van de sociale contacten, bv. door het sluiten van openbare ruimtes en winkels<text:line-break/></text:span><text:span text:style-name="T8">q33c</text:span><text:span text:style-name="T6"> Het beperken van de economische schade<text:line-break/></text:span><text:span text:style-name="T8">q33d</text:span><text:span text:style-name="T6"> Communicatie met de bevolking</text:span></text:p>
      <text:p text:style-name="P5"><text:span text:style-name="T10">Categories:</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T10">1. </text:span></text:p>
          </table:table-cell>
          <table:table-cell table:style-name="Table30.B1" office:value-type="string">
            <text:p text:style-name="P5"><text:span text:style-name="T3">Te weinig</text:span></text:p>
          </table:table-cell>
        </table:table-row>
        <table:table-row table:style-name="Table30.1">
          <table:table-cell table:style-name="Table30.A1" office:value-type="string">
            <text:p text:style-name="P5"><text:span text:style-name="T10">2. </text:span></text:p>
          </table:table-cell>
          <table:table-cell table:style-name="Table30.B1" office:value-type="string">
            <text:p text:style-name="P5"><text:span text:style-name="T6">Eerder te weinig dan te veel</text:span></text:p>
          </table:table-cell>
        </table:table-row>
        <table:table-row table:style-name="Table30.1">
          <table:table-cell table:style-name="Table30.A1" office:value-type="string">
            <text:p text:style-name="P5"><text:span text:style-name="T10">3. </text:span></text:p>
          </table:table-cell>
          <table:table-cell table:style-name="Table30.B1" office:value-type="string">
            <text:p text:style-name="P5"><text:span text:style-name="T3">Precies voldoende</text:span></text:p>
          </table:table-cell>
        </table:table-row>
        <table:table-row table:style-name="Table30.1">
          <table:table-cell table:style-name="Table30.A1" office:value-type="string">
            <text:p text:style-name="P5"><text:span text:style-name="T10">4. </text:span></text:p>
          </table:table-cell>
          <table:table-cell table:style-name="Table30.B1" office:value-type="string">
            <text:p text:style-name="P5"><text:span text:style-name="T6">Eerder te veel dan te weinig</text:span></text:p>
          </table:table-cell>
        </table:table-row>
        <text:soft-page-break/>
        <table:table-row table:style-name="Table30.1">
          <table:table-cell table:style-name="Table30.A1" office:value-type="string">
            <text:p text:style-name="P5"><text:span text:style-name="T10">5. </text:span></text:p>
          </table:table-cell>
          <table:table-cell table:style-name="Table30.B1" office:value-type="string">
            <text:p text:style-name="P5"><text:span text:style-name="T3">Te veel</text:span></text:p>
          </table:table-cell>
        </table:table-row>
      </table:table>
      <text:p text:style-name="P5"><draw:rect text:anchor-type="as-char" style:rel-width="100%" draw:z-index="43" draw:style-name="gr1" draw:text-style-name="P28" svg:width="0.0012in" svg:height="0.0213in"><text:p/></draw:rect></text:p>
      <text:p text:style-name="P5"><text:span text:style-name="T5">Page 44</text:span></text:p>
      <text:h text:style-name="P1" text:outline-level="2"><text:span text:style-name="T8">v0</text:span></text:h>
      <text:p text:style-name="P5"><text:span text:style-name="T6">Hebt u (gedeeltelijk) thuiswonende kinderen die op de basisschool of de middelbare school zitten?</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31" table:style-name="Table31">
        <table:table-column table:style-name="Table31.A"/>
        <table:table-column table:style-name="Table31.B"/>
        <table:table-row table:style-name="Table31.1">
          <table:table-cell table:style-name="Table31.A1" office:value-type="string">
            <text:p text:style-name="P5"><text:span text:style-name="T10">1. </text:span></text:p>
          </table:table-cell>
          <table:table-cell table:style-name="Table31.B1" office:value-type="string">
            <text:p text:style-name="P5"><text:span text:style-name="T6">Ja, ik heb een kind of kinderen op de basisschool</text:span></text:p>
          </table:table-cell>
        </table:table-row>
        <table:table-row table:style-name="Table31.1">
          <table:table-cell table:style-name="Table31.A1" office:value-type="string">
            <text:p text:style-name="P5"><text:span text:style-name="T10">2. </text:span></text:p>
          </table:table-cell>
          <table:table-cell table:style-name="Table31.B1" office:value-type="string">
            <text:p text:style-name="P5"><text:span text:style-name="T6">Ja, ik heb een kind of kinderen op de middelbare school</text:span></text:p>
          </table:table-cell>
        </table:table-row>
        <table:table-row table:style-name="Table31.1">
          <table:table-cell table:style-name="Table31.A1" office:value-type="string">
            <text:p text:style-name="P5"><text:span text:style-name="T10">3. </text:span></text:p>
          </table:table-cell>
          <table:table-cell table:style-name="Table31.B1" office:value-type="string">
            <text:p text:style-name="P5"><text:span text:style-name="T3">Nee</text:span></text:p>
          </table:table-cell>
        </table:table-row>
      </table:table>
      <text:h text:style-name="P1" text:outline-level="3"><text:span text:style-name="T2">v0a</text:span></text:h>
      <text:p text:style-name="P5"><text:span text:style-name="T6">Hoeveel van uw kinderen zitten op de </text:span><text:span text:style-name="T8">basisschool</text:span><text:span text:style-name="T6">?</text:span></text:p>
      <text:p text:style-name="P5"><text:span text:style-name="T6"> </text:span></text:p>
      <text:p text:style-name="P5"><text:span text:style-name="T10">Question type:</text:span><text:span text:style-name="T3"> Dependent question attached to code 1 of question "v0"</text:span></text:p>
      <text:p text:style-name="P5"><text:span text:style-name="T5">Answer type:</text:span><text:span text:style-name="T6"> Integer</text:span></text:p>
      <text:h text:style-name="P1" text:outline-level="3"><text:span text:style-name="T8">v0b</text:span></text:h>
      <text:p text:style-name="P5"><text:span text:style-name="T6">Hoeveel van uw kinderen zitten op de </text:span><text:span text:style-name="T8">middelbare school</text:span><text:span text:style-name="T6">?</text:span></text:p>
      <text:p text:style-name="P5"><text:span text:style-name="T6"> </text:span></text:p>
      <text:p text:style-name="P5"><text:span text:style-name="T10">Question type:</text:span><text:span text:style-name="T3"> Dependent question attached to code 2 of question "v0"</text:span></text:p>
      <text:p text:style-name="P5"><text:span text:style-name="T10">Answer type:</text:span><text:span text:style-name="T3"> Integer</text:span></text:p>
      <text:p text:style-name="P5"><draw:rect text:anchor-type="as-char" style:rel-width="100%" draw:z-index="44" draw:style-name="gr1" draw:text-style-name="P28" svg:width="0.0012in" svg:height="0.0213in"><text:p/></draw:rect></text:p>
      <text:p text:style-name="P5"><text:span text:style-name="T5">Page 45</text:span></text:p>
      <text:h text:style-name="P1" text:outline-level="2"><text:span text:style-name="T8">v1_bo</text:span></text:h>
      <text:p text:style-name="P5"><text:span text:style-name="T6">^f_preload;<text:line-break/><text:line-break/></text:span><text:span text:style-name="T5">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1_bo_kind1</text:span><text:span text:style-name="T6"> ^f_bo_kind1;<text:line-break/></text:span><text:span text:style-name="T8">v1_bo_kind2</text:span><text:span text:style-name="T6"> Tweede kind op de basisschool<text:line-break/></text:span><text:span text:style-name="T8">v1_bo_kind3</text:span><text:span text:style-name="T6"> Derde kind op de basisschool<text:line-break/></text:span><text:span text:style-name="T8">v1_bo_kind4</text:span><text:span text:style-name="T6"> Vierde kind op de basisschool<text:line-break/></text:span><text:span text:style-name="T8">v1_bo_kind5</text:span><text:span text:style-name="T6"> Vijfde kind op de basisschool</text:span></text:p>
      <text:p text:style-name="P5"><text:span text:style-name="T10">Columns:</text:span><text:span text:style-name="T3"><text:line-break/></text:span><text:span text:style-name="T2">bonaam</text:span></text:p>
      <text:p text:style-name="P5"><text:span text:style-name="T10">Answer type:</text:span><text:span text:style-name="T3"> String</text:span></text:p>
      <text:p text:style-name="P5"><text:span text:style-name="T2">bogeslacht</text:span></text:p>
      <text:p text:style-name="P5"><text:span text:style-name="T10">Answer type:</text:span><text:span text:style-name="T3"> Dropdown</text:span></text:p>
      <text:p text:style-name="P5"><text:soft-page-break/><text:span text:style-name="T10">Categories:</text:span></text:p>
      <table:table table:name="Table32" table:style-name="Table32">
        <table:table-column table:style-name="Table32.A"/>
        <table:table-column table:style-name="Table32.B"/>
        <table:table-row table:style-name="Table32.1">
          <table:table-cell table:style-name="Table32.A1" office:value-type="string">
            <text:p text:style-name="P5"><text:span text:style-name="T10">1. </text:span></text:p>
          </table:table-cell>
          <table:table-cell table:style-name="Table32.B1" office:value-type="string">
            <text:p text:style-name="P5"><text:span text:style-name="T3">Jongen</text:span></text:p>
          </table:table-cell>
        </table:table-row>
        <table:table-row table:style-name="Table32.1">
          <table:table-cell table:style-name="Table32.A1" office:value-type="string">
            <text:p text:style-name="P5"><text:span text:style-name="T10">2. </text:span></text:p>
          </table:table-cell>
          <table:table-cell table:style-name="Table32.B1" office:value-type="string">
            <text:p text:style-name="P5"><text:span text:style-name="T3">Meisje</text:span></text:p>
          </table:table-cell>
        </table:table-row>
      </table:table>
      <text:p text:style-name="P5"><text:span text:style-name="T2">bogebjaar</text:span></text:p>
      <text:p text:style-name="P5"><text:span text:style-name="T10">Answer type:</text:span><text:span text:style-name="T3"> Dropdown</text:span></text:p>
      <text:p text:style-name="P5"><text:span text:style-name="T10">Categories:</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T10">1. </text:span></text:p>
          </table:table-cell>
          <table:table-cell table:style-name="Table33.B1" office:value-type="string">
            <text:p text:style-name="P5"><text:span text:style-name="T3">2005</text:span></text:p>
          </table:table-cell>
        </table:table-row>
        <table:table-row table:style-name="Table33.1">
          <table:table-cell table:style-name="Table33.A1" office:value-type="string">
            <text:p text:style-name="P5"><text:span text:style-name="T10">2. </text:span></text:p>
          </table:table-cell>
          <table:table-cell table:style-name="Table33.B1" office:value-type="string">
            <text:p text:style-name="P5"><text:span text:style-name="T3">2006</text:span></text:p>
          </table:table-cell>
        </table:table-row>
        <table:table-row table:style-name="Table33.1">
          <table:table-cell table:style-name="Table33.A1" office:value-type="string">
            <text:p text:style-name="P5"><text:span text:style-name="T10">3. </text:span></text:p>
          </table:table-cell>
          <table:table-cell table:style-name="Table33.B1" office:value-type="string">
            <text:p text:style-name="P5"><text:span text:style-name="T3">2007</text:span></text:p>
          </table:table-cell>
        </table:table-row>
        <table:table-row table:style-name="Table33.1">
          <table:table-cell table:style-name="Table33.A1" office:value-type="string">
            <text:p text:style-name="P5"><text:span text:style-name="T10">4. </text:span></text:p>
          </table:table-cell>
          <table:table-cell table:style-name="Table33.B1" office:value-type="string">
            <text:p text:style-name="P5"><text:span text:style-name="T3">2008</text:span></text:p>
          </table:table-cell>
        </table:table-row>
        <table:table-row table:style-name="Table33.1">
          <table:table-cell table:style-name="Table33.A1" office:value-type="string">
            <text:p text:style-name="P5"><text:span text:style-name="T10">5. </text:span></text:p>
          </table:table-cell>
          <table:table-cell table:style-name="Table33.B1" office:value-type="string">
            <text:p text:style-name="P5"><text:span text:style-name="T3">2009</text:span></text:p>
          </table:table-cell>
        </table:table-row>
        <table:table-row table:style-name="Table33.1">
          <table:table-cell table:style-name="Table33.A1" office:value-type="string">
            <text:p text:style-name="P5"><text:span text:style-name="T10">6. </text:span></text:p>
          </table:table-cell>
          <table:table-cell table:style-name="Table33.B1" office:value-type="string">
            <text:p text:style-name="P5"><text:span text:style-name="T3">2010</text:span></text:p>
          </table:table-cell>
        </table:table-row>
        <table:table-row table:style-name="Table33.1">
          <table:table-cell table:style-name="Table33.A1" office:value-type="string">
            <text:p text:style-name="P5"><text:span text:style-name="T10">7. </text:span></text:p>
          </table:table-cell>
          <table:table-cell table:style-name="Table33.B1" office:value-type="string">
            <text:p text:style-name="P5"><text:span text:style-name="T3">2011</text:span></text:p>
          </table:table-cell>
        </table:table-row>
        <table:table-row table:style-name="Table33.1">
          <table:table-cell table:style-name="Table33.A1" office:value-type="string">
            <text:p text:style-name="P5"><text:span text:style-name="T10">8. </text:span></text:p>
          </table:table-cell>
          <table:table-cell table:style-name="Table33.B1" office:value-type="string">
            <text:p text:style-name="P5"><text:span text:style-name="T3">2012</text:span></text:p>
          </table:table-cell>
        </table:table-row>
        <table:table-row table:style-name="Table33.1">
          <table:table-cell table:style-name="Table33.A1" office:value-type="string">
            <text:p text:style-name="P5"><text:span text:style-name="T10">9. </text:span></text:p>
          </table:table-cell>
          <table:table-cell table:style-name="Table33.B1" office:value-type="string">
            <text:p text:style-name="P5"><text:span text:style-name="T3">2013</text:span></text:p>
          </table:table-cell>
        </table:table-row>
        <table:table-row table:style-name="Table33.1">
          <table:table-cell table:style-name="Table33.A1" office:value-type="string">
            <text:p text:style-name="P5"><text:span text:style-name="T10">10. </text:span></text:p>
          </table:table-cell>
          <table:table-cell table:style-name="Table33.B1" office:value-type="string">
            <text:p text:style-name="P5"><text:span text:style-name="T3">2014</text:span></text:p>
          </table:table-cell>
        </table:table-row>
        <table:table-row table:style-name="Table33.1">
          <table:table-cell table:style-name="Table33.A1" office:value-type="string">
            <text:p text:style-name="P5"><text:span text:style-name="T10">11. </text:span></text:p>
          </table:table-cell>
          <table:table-cell table:style-name="Table33.B1" office:value-type="string">
            <text:p text:style-name="P5"><text:span text:style-name="T3">2015</text:span></text:p>
          </table:table-cell>
        </table:table-row>
        <table:table-row table:style-name="Table33.1">
          <table:table-cell table:style-name="Table33.A1" office:value-type="string">
            <text:p text:style-name="P5"><text:span text:style-name="T10">12. </text:span></text:p>
          </table:table-cell>
          <table:table-cell table:style-name="Table33.B1" office:value-type="string">
            <text:p text:style-name="P5"><text:span text:style-name="T3">2016</text:span></text:p>
          </table:table-cell>
        </table:table-row>
        <table:table-row table:style-name="Table33.1">
          <table:table-cell table:style-name="Table33.A1" office:value-type="string">
            <text:p text:style-name="P5"><text:span text:style-name="T10">13. </text:span></text:p>
          </table:table-cell>
          <table:table-cell table:style-name="Table33.B1" office:value-type="string">
            <text:p text:style-name="P5"><text:span text:style-name="T3">2017</text:span></text:p>
          </table:table-cell>
        </table:table-row>
      </table:table>
      <text:h text:style-name="P1" text:outline-level="2"><text:span text:style-name="T2">v1_vo</text:span></text:h>
      <text:p text:style-name="P5"><text:span text:style-name="T10">Question type:</text:span><text:span text:style-name="T3"> Grid</text:span></text:p>
      <text:p text:style-name="P5"><text:span text:style-name="T5">Subquestions:</text:span><text:span text:style-name="T6"><text:line-break/></text:span><text:span text:style-name="T8">v1_vo_kind1</text:span><text:span text:style-name="T6"> ^f_vo_kind1;<text:line-break/></text:span><text:span text:style-name="T8">v1_vo_kind2</text:span><text:span text:style-name="T6"> Tweede kind op de middelbare school<text:line-break/></text:span><text:span text:style-name="T8">v1_vo_kind3</text:span><text:span text:style-name="T6"> Derde kind op de middelbare school<text:line-break/></text:span><text:span text:style-name="T8">v1_vo_kind4</text:span><text:span text:style-name="T6"> Vierde kind op de middelbare school<text:line-break/></text:span><text:span text:style-name="T8">v1_vo_kind5</text:span><text:span text:style-name="T6"> Vijfde kind op de middelbare school</text:span></text:p>
      <text:p text:style-name="P5"><text:span text:style-name="T5">Columns:</text:span><text:span text:style-name="T6"><text:line-break/></text:span><text:span text:style-name="T8">vonaam</text:span></text:p>
      <text:p text:style-name="P5"><text:span text:style-name="T5">Answer type:</text:span><text:span text:style-name="T6"> String</text:span></text:p>
      <text:p text:style-name="P5"><text:span text:style-name="T8">vogeslacht</text:span></text:p>
      <text:p text:style-name="P5"><text:span text:style-name="T10">Answer type:</text:span><text:span text:style-name="T3"> Dropdown</text:span></text:p>
      <text:p text:style-name="P5"><text:span text:style-name="T10">Categories:</text:span></text:p>
      <table:table table:name="Table34" table:style-name="Table34">
        <table:table-column table:style-name="Table34.A"/>
        <table:table-column table:style-name="Table34.B"/>
        <table:table-row table:style-name="Table34.1">
          <table:table-cell table:style-name="Table34.A1" office:value-type="string">
            <text:p text:style-name="P5"><text:span text:style-name="T10">1. </text:span></text:p>
          </table:table-cell>
          <table:table-cell table:style-name="Table34.B1" office:value-type="string">
            <text:p text:style-name="P5"><text:span text:style-name="T3">Jongen</text:span></text:p>
          </table:table-cell>
        </table:table-row>
        <table:table-row table:style-name="Table34.1">
          <table:table-cell table:style-name="Table34.A1" office:value-type="string">
            <text:p text:style-name="P5"><text:span text:style-name="T10">2. </text:span></text:p>
          </table:table-cell>
          <table:table-cell table:style-name="Table34.B1" office:value-type="string">
            <text:p text:style-name="P5"><text:span text:style-name="T3">Meisje</text:span></text:p>
          </table:table-cell>
        </table:table-row>
      </table:table>
      <text:p text:style-name="P5"><text:span text:style-name="T2">vogebjaar</text:span></text:p>
      <text:p text:style-name="P5"><text:span text:style-name="T10">Answer type:</text:span><text:span text:style-name="T3"> Dropdown</text:span></text:p>
      <text:p text:style-name="P5"><text:span text:style-name="T10">Categories:</text:span></text:p>
      <table:table table:name="Table35" table:style-name="Table35">
        <table:table-column table:style-name="Table35.A"/>
        <table:table-column table:style-name="Table35.B"/>
        <table:table-row table:style-name="Table35.1">
          <table:table-cell table:style-name="Table35.A1" office:value-type="string">
            <text:p text:style-name="P5"><text:span text:style-name="T10">1. </text:span></text:p>
          </table:table-cell>
          <table:table-cell table:style-name="Table35.B1" office:value-type="string">
            <text:p text:style-name="P5"><text:span text:style-name="T3">1997</text:span></text:p>
          </table:table-cell>
        </table:table-row>
        <table:table-row table:style-name="Table35.1">
          <table:table-cell table:style-name="Table35.A1" office:value-type="string">
            <text:p text:style-name="P5"><text:span text:style-name="T10">2. </text:span></text:p>
          </table:table-cell>
          <table:table-cell table:style-name="Table35.B1" office:value-type="string">
            <text:p text:style-name="P5"><text:span text:style-name="T3">1998</text:span></text:p>
          </table:table-cell>
        </table:table-row>
        <table:table-row table:style-name="Table35.1">
          <table:table-cell table:style-name="Table35.A1" office:value-type="string">
            <text:p text:style-name="P5"><text:span text:style-name="T10">3. </text:span></text:p>
          </table:table-cell>
          <table:table-cell table:style-name="Table35.B1" office:value-type="string">
            <text:p text:style-name="P5"><text:span text:style-name="T3">1999</text:span></text:p>
          </table:table-cell>
        </table:table-row>
        <table:table-row table:style-name="Table35.1">
          <table:table-cell table:style-name="Table35.A1" office:value-type="string">
            <text:p text:style-name="P5"><text:span text:style-name="T10">4. </text:span></text:p>
          </table:table-cell>
          <table:table-cell table:style-name="Table35.B1" office:value-type="string">
            <text:p text:style-name="P5"><text:span text:style-name="T3">2000</text:span></text:p>
          </table:table-cell>
        </table:table-row>
        <table:table-row table:style-name="Table35.1">
          <table:table-cell table:style-name="Table35.A1" office:value-type="string">
            <text:p text:style-name="P5"><text:span text:style-name="T10">5. </text:span></text:p>
          </table:table-cell>
          <table:table-cell table:style-name="Table35.B1" office:value-type="string">
            <text:p text:style-name="P5"><text:span text:style-name="T3">2001</text:span></text:p>
          </table:table-cell>
        </table:table-row>
        <table:table-row table:style-name="Table35.1">
          <table:table-cell table:style-name="Table35.A1" office:value-type="string">
            <text:p text:style-name="P5"><text:span text:style-name="T10">6. </text:span></text:p>
          </table:table-cell>
          <table:table-cell table:style-name="Table35.B1" office:value-type="string">
            <text:p text:style-name="P5"><text:span text:style-name="T3">2002</text:span></text:p>
          </table:table-cell>
        </table:table-row>
        <table:table-row table:style-name="Table35.1">
          <table:table-cell table:style-name="Table35.A1" office:value-type="string">
            <text:p text:style-name="P5"><text:span text:style-name="T10">7. </text:span></text:p>
          </table:table-cell>
          <table:table-cell table:style-name="Table35.B1" office:value-type="string">
            <text:p text:style-name="P5"><text:span text:style-name="T3">2003</text:span></text:p>
          </table:table-cell>
        </table:table-row>
        <table:table-row table:style-name="Table35.1">
          <table:table-cell table:style-name="Table35.A1" office:value-type="string">
            <text:p text:style-name="P5"><text:span text:style-name="T10">8. </text:span></text:p>
          </table:table-cell>
          <table:table-cell table:style-name="Table35.B1" office:value-type="string">
            <text:p text:style-name="P5"><text:span text:style-name="T3">2004</text:span></text:p>
          </table:table-cell>
        </table:table-row>
        <table:table-row table:style-name="Table35.1">
          <table:table-cell table:style-name="Table35.A1" office:value-type="string">
            <text:p text:style-name="P5"><text:span text:style-name="T10">9. </text:span></text:p>
          </table:table-cell>
          <table:table-cell table:style-name="Table35.B1" office:value-type="string">
            <text:p text:style-name="P5"><text:span text:style-name="T3">2005</text:span></text:p>
          </table:table-cell>
        </table:table-row>
        <table:table-row table:style-name="Table35.1">
          <table:table-cell table:style-name="Table35.A1" office:value-type="string">
            <text:p text:style-name="P5"><text:span text:style-name="T10">10. </text:span></text:p>
          </table:table-cell>
          <table:table-cell table:style-name="Table35.B1" office:value-type="string">
            <text:p text:style-name="P5"><text:span text:style-name="T3">2006</text:span></text:p>
          </table:table-cell>
        </table:table-row>
        <table:table-row table:style-name="Table35.1">
          <table:table-cell table:style-name="Table35.A1" office:value-type="string">
            <text:p text:style-name="P5"><text:span text:style-name="T10">11. </text:span></text:p>
          </table:table-cell>
          <table:table-cell table:style-name="Table35.B1" office:value-type="string">
            <text:p text:style-name="P5"><text:span text:style-name="T3">2007</text:span></text:p>
          </table:table-cell>
        </table:table-row>
        <text:soft-page-break/>
        <table:table-row table:style-name="Table35.1">
          <table:table-cell table:style-name="Table35.A1" office:value-type="string">
            <text:p text:style-name="P5"><text:span text:style-name="T10">12. </text:span></text:p>
          </table:table-cell>
          <table:table-cell table:style-name="Table35.B1" office:value-type="string">
            <text:p text:style-name="P5"><text:span text:style-name="T3">2008</text:span></text:p>
          </table:table-cell>
        </table:table-row>
        <table:table-row table:style-name="Table35.1">
          <table:table-cell table:style-name="Table35.A1" office:value-type="string">
            <text:p text:style-name="P5"><text:span text:style-name="T10">13. </text:span></text:p>
          </table:table-cell>
          <table:table-cell table:style-name="Table35.B1" office:value-type="string">
            <text:p text:style-name="P5"><text:span text:style-name="T3">2009</text:span></text:p>
          </table:table-cell>
        </table:table-row>
        <table:table-row table:style-name="Table35.1">
          <table:table-cell table:style-name="Table35.A1" office:value-type="string">
            <text:p text:style-name="P5"><text:span text:style-name="T10">14. </text:span></text:p>
          </table:table-cell>
          <table:table-cell table:style-name="Table35.B1" office:value-type="string">
            <text:p text:style-name="P5"><text:span text:style-name="T3">2010</text:span></text:p>
          </table:table-cell>
        </table:table-row>
        <table:table-row table:style-name="Table35.1">
          <table:table-cell table:style-name="Table35.A1" office:value-type="string">
            <text:p text:style-name="P5"><text:span text:style-name="T10">15. </text:span></text:p>
          </table:table-cell>
          <table:table-cell table:style-name="Table35.B1" office:value-type="string">
            <text:p text:style-name="P5"><text:span text:style-name="T3">2011</text:span></text:p>
          </table:table-cell>
        </table:table-row>
      </table:table>
      <text:p text:style-name="P5"><text:span text:style-name="T2">voniveau</text:span></text:p>
      <text:p text:style-name="P5"><text:span text:style-name="T10">Answer type:</text:span><text:span text:style-name="T3"> Dropdown</text:span></text:p>
      <text:p text:style-name="P5"><text:span text:style-name="T10">Categories:</text:span></text:p>
      <table:table table:name="Table36" table:style-name="Table36">
        <table:table-column table:style-name="Table36.A"/>
        <table:table-column table:style-name="Table36.B"/>
        <table:table-row table:style-name="Table36.1">
          <table:table-cell table:style-name="Table36.A1" office:value-type="string">
            <text:p text:style-name="P5"><text:span text:style-name="T10">1. </text:span></text:p>
          </table:table-cell>
          <table:table-cell table:style-name="Table36.B1" office:value-type="string">
            <text:p text:style-name="P5"><text:span text:style-name="T3">praktijkonderwijs</text:span></text:p>
          </table:table-cell>
        </table:table-row>
        <table:table-row table:style-name="Table36.1">
          <table:table-cell table:style-name="Table36.A1" office:value-type="string">
            <text:p text:style-name="P5"><text:span text:style-name="T10">2. </text:span></text:p>
          </table:table-cell>
          <table:table-cell table:style-name="Table36.B1" office:value-type="string">
            <text:p text:style-name="P5"><text:span text:style-name="T3">vmbo-basis</text:span></text:p>
          </table:table-cell>
        </table:table-row>
        <table:table-row table:style-name="Table36.1">
          <table:table-cell table:style-name="Table36.A1" office:value-type="string">
            <text:p text:style-name="P5"><text:span text:style-name="T10">3. </text:span></text:p>
          </table:table-cell>
          <table:table-cell table:style-name="Table36.B1" office:value-type="string">
            <text:p text:style-name="P5"><text:span text:style-name="T3">vmbo-kader</text:span></text:p>
          </table:table-cell>
        </table:table-row>
        <table:table-row table:style-name="Table36.1">
          <table:table-cell table:style-name="Table36.A1" office:value-type="string">
            <text:p text:style-name="P5"><text:span text:style-name="T10">4. </text:span></text:p>
          </table:table-cell>
          <table:table-cell table:style-name="Table36.B1" office:value-type="string">
            <text:p text:style-name="P5"><text:span text:style-name="T3">vmbo-t</text:span></text:p>
          </table:table-cell>
        </table:table-row>
        <table:table-row table:style-name="Table36.1">
          <table:table-cell table:style-name="Table36.A1" office:value-type="string">
            <text:p text:style-name="P5"><text:span text:style-name="T10">5. </text:span></text:p>
          </table:table-cell>
          <table:table-cell table:style-name="Table36.B1" office:value-type="string">
            <text:p text:style-name="P5"><text:span text:style-name="T3">vmbo/havo</text:span></text:p>
          </table:table-cell>
        </table:table-row>
        <table:table-row table:style-name="Table36.1">
          <table:table-cell table:style-name="Table36.A1" office:value-type="string">
            <text:p text:style-name="P5"><text:span text:style-name="T10">6. </text:span></text:p>
          </table:table-cell>
          <table:table-cell table:style-name="Table36.B1" office:value-type="string">
            <text:p text:style-name="P5"><text:span text:style-name="T3">havo</text:span></text:p>
          </table:table-cell>
        </table:table-row>
        <table:table-row table:style-name="Table36.1">
          <table:table-cell table:style-name="Table36.A1" office:value-type="string">
            <text:p text:style-name="P5"><text:span text:style-name="T10">7. </text:span></text:p>
          </table:table-cell>
          <table:table-cell table:style-name="Table36.B1" office:value-type="string">
            <text:p text:style-name="P5"><text:span text:style-name="T3">havo/vwo</text:span></text:p>
          </table:table-cell>
        </table:table-row>
        <table:table-row table:style-name="Table36.1">
          <table:table-cell table:style-name="Table36.A1" office:value-type="string">
            <text:p text:style-name="P5"><text:span text:style-name="T10">8. </text:span></text:p>
          </table:table-cell>
          <table:table-cell table:style-name="Table36.B1" office:value-type="string">
            <text:p text:style-name="P5"><text:span text:style-name="T3">vwo</text:span></text:p>
          </table:table-cell>
        </table:table-row>
      </table:table>
      <text:p text:style-name="P5"><text:span text:style-name="T2">voklas</text:span></text:p>
      <text:p text:style-name="P5"><text:span text:style-name="T10">Answer type:</text:span><text:span text:style-name="T3"> Dropdown</text:span></text:p>
      <text:p text:style-name="P5"><text:span text:style-name="T10">Categories:</text:span></text:p>
      <table:table table:name="Table37" table:style-name="Table37">
        <table:table-column table:style-name="Table37.A"/>
        <table:table-column table:style-name="Table37.B"/>
        <table:table-row table:style-name="Table37.1">
          <table:table-cell table:style-name="Table37.A1" office:value-type="string">
            <text:p text:style-name="P5"><text:span text:style-name="T10">1. </text:span></text:p>
          </table:table-cell>
          <table:table-cell table:style-name="Table37.B1" office:value-type="string">
            <text:p text:style-name="P5"><text:span text:style-name="T3">1e klas</text:span></text:p>
          </table:table-cell>
        </table:table-row>
        <table:table-row table:style-name="Table37.1">
          <table:table-cell table:style-name="Table37.A1" office:value-type="string">
            <text:p text:style-name="P5"><text:span text:style-name="T10">2. </text:span></text:p>
          </table:table-cell>
          <table:table-cell table:style-name="Table37.B1" office:value-type="string">
            <text:p text:style-name="P5"><text:span text:style-name="T3">2e klas</text:span></text:p>
          </table:table-cell>
        </table:table-row>
        <table:table-row table:style-name="Table37.1">
          <table:table-cell table:style-name="Table37.A1" office:value-type="string">
            <text:p text:style-name="P5"><text:span text:style-name="T10">3. </text:span></text:p>
          </table:table-cell>
          <table:table-cell table:style-name="Table37.B1" office:value-type="string">
            <text:p text:style-name="P5"><text:span text:style-name="T3">3e klas</text:span></text:p>
          </table:table-cell>
        </table:table-row>
        <table:table-row table:style-name="Table37.1">
          <table:table-cell table:style-name="Table37.A1" office:value-type="string">
            <text:p text:style-name="P5"><text:span text:style-name="T10">4. </text:span></text:p>
          </table:table-cell>
          <table:table-cell table:style-name="Table37.B1" office:value-type="string">
            <text:p text:style-name="P5"><text:span text:style-name="T3">4e klas</text:span></text:p>
          </table:table-cell>
        </table:table-row>
        <table:table-row table:style-name="Table37.1">
          <table:table-cell table:style-name="Table37.A1" office:value-type="string">
            <text:p text:style-name="P5"><text:span text:style-name="T10">5. </text:span></text:p>
          </table:table-cell>
          <table:table-cell table:style-name="Table37.B1" office:value-type="string">
            <text:p text:style-name="P5"><text:span text:style-name="T3">5e klas</text:span></text:p>
          </table:table-cell>
        </table:table-row>
        <table:table-row table:style-name="Table37.1">
          <table:table-cell table:style-name="Table37.A1" office:value-type="string">
            <text:p text:style-name="P5"><text:span text:style-name="T10">6. </text:span></text:p>
          </table:table-cell>
          <table:table-cell table:style-name="Table37.B1" office:value-type="string">
            <text:p text:style-name="P5"><text:span text:style-name="T3">6e klas</text:span></text:p>
          </table:table-cell>
        </table:table-row>
      </table:table>
      <text:p text:style-name="P5"><draw:rect text:anchor-type="as-char" style:rel-width="100%" draw:z-index="45" draw:style-name="gr1" draw:text-style-name="P28" svg:width="0.0012in" svg:height="0.0213in"><text:p/></draw:rect></text:p>
      <text:p text:style-name="P5"><text:span text:style-name="T5">Page 46</text:span></text:p>
      <text:h text:style-name="P1" text:outline-level="2"><text:span text:style-name="T8">v2_bokind1</text:span></text:h>
      <text:p text:style-name="P5"><text:span text:style-name="T6">Wat deed </text:span><text:span text:style-name="T8">^v1_bo_kind1.bonaam;</text:span><text:span text:style-name="T6"> in een normale week toen de school was gesloten vanwege het coronavirus, en hoe was dat in een normale week vóórdat de school werd gesloten op 16 maart?<text:line-break/><text:line-break/>Hoeveel uur besteedde ^f_hijzij_bo_kind1; aan de volgende activiteiten? </text:span></text:p>
      <text:list xml:id="list2963527074" text:style-name="WWNum1">
        <text:list-item>
          <text:p text:style-name="P8"><text:span text:style-name="T6">Als ^f_hijzij_bo_kind1; </text:span><text:span text:style-name="T5">geen</text:span><text:span text:style-name="T6"> tijd heeft besteed aan een bepaalde activiteit, vult u dan een </text:span><text:span text:style-name="T8">0</text:span><text:span text:style-name="T6"> in bij 'uren'.</text:span></text:p>
        </text:list-item>
        <text:list-item>
          <text:p text:style-name="P18"><text:span text:style-name="T6">Let op: u kunt alleen hele uren invullen.</text:span></text:p>
        </text:list-item>
      </text:list>
      <text:p text:style-name="P5"><text:span text:style-name="T6">Een week bestaat uit 168 uur. Wilt u de volledige 168 uur verdelen over de activiteiten. Onderin de tabel kunt u zien hoeveel uren er nog te verdelen zijn. U kunt de uren die u niet kwijt kunt bij de andere categorieën onder de categorie “overige activiteiten” zetten.</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2a_bokind1</text:span><text:span text:style-name="T6"> Op school / naschoolse opvang<text:line-break/></text:span><text:span text:style-name="T8">v2b_bokind1</text:span><text:span text:style-name="T6"> Bezig met televisie kijken, gamen, smartphone, laptop, computer enz. (digitale activiteiten)<text:line-break/></text:span><text:span text:style-name="T8">v2c_bokind1</text:span><text:span text:style-name="T6"> Bezig met leeractiviteiten, zoals zelf bezig zijn met school- en huiswerk, maar niet op school<text:line-break/></text:span><text:span text:style-name="T8">v2d_bokind1</text:span><text:span text:style-name="T6"> Bezig met leeractiviteiten, zoals school- en huiswerk, onder begeleiding van een volwassene (niet op school)<text:line-break/></text:span><text:soft-page-break/><text:span text:style-name="T8">v2e_bokind1</text:span><text:span text:style-name="T6"> Zelf boeken lezen (niet op school)<text:line-break/></text:span><text:span text:style-name="T8">v2f_bokind1</text:span><text:span text:style-name="T6"> Voorgelezen worden door een volwassene (niet op school)<text:line-break/></text:span><text:span text:style-name="T8">v2g_bokind1</text:span><text:span text:style-name="T6"> Zelf vrij spelen/andere activiteiten binnen- en buitenshuis (niet op school)<text:line-break/></text:span><text:span text:style-name="T8">v2h_bokind1</text:span><text:span text:style-name="T6"> Vrij spelen/andere activiteiten binnen- en buitenshuis onder toezicht van een volwassene (niet op school)<text:line-break/></text:span><text:span text:style-name="T8">v2i_bokind1</text:span><text:span text:style-name="T6"> Huishoudelijke klusjes/ zorgen voor jongere broers of zussen<text:line-break/></text:span><text:span text:style-name="T8">v2j_bokind1</text:span><text:span text:style-name="T6"> Slapen en rusten (bv. ook luieren, nadenken, ziek zijn enz.)<text:line-break/></text:span><text:span text:style-name="T8">v2k_bokind1</text:span><text:span text:style-name="T6"> Overige activiteiten (bv. eten, douchen, kletsen)<text:line-break/></text:span><text:span text:style-name="T8">v2l_bokind1</text:span><text:span text:style-name="T6"> </text:span><text:span text:style-name="T8">Nog te verdelen</text:span></text:p>
      <text:p text:style-name="P5"><text:span text:style-name="T10">Columns:</text:span><text:span text:style-name="T3"><text:line-break/></text:span><text:span text:style-name="T2">v2_col1_bokind1</text:span></text:p>
      <text:p text:style-name="P5"><text:span text:style-name="T10">Answer type:</text:span><text:span text:style-name="T3"> Integer</text:span></text:p>
      <text:p text:style-name="P5"><text:span text:style-name="T2">v2_col2_bokind1</text:span></text:p>
      <text:p text:style-name="P5"><text:span text:style-name="T10">Answer type:</text:span><text:span text:style-name="T3"> Integer</text:span></text:p>
      <text:h text:style-name="P1" text:outline-level="2"><text:span text:style-name="T2">v2_js_bokind1</text:span></text:h>
      <text:p text:style-name="P5"><text:span text:style-name="T3"> </text:span></text:p>
      <text:p text:style-name="P5"><text:span text:style-name="T10">Answer type:</text:span><text:span text:style-name="T3"> None</text:span></text:p>
      <text:p text:style-name="P5"><draw:rect text:anchor-type="as-char" style:rel-width="100%" draw:z-index="46" draw:style-name="gr1" draw:text-style-name="P28" svg:width="0.0012in" svg:height="0.0213in"><text:p/></draw:rect></text:p>
      <text:p text:style-name="P5"><text:span text:style-name="T5">Page 47</text:span></text:p>
      <text:h text:style-name="P1" text:outline-level="2"><text:span text:style-name="T8">v3_bokind1</text:span></text:h>
      <text:p text:style-name="P5"><text:span text:style-name="T6">Hoeveel hebt u uitgegeven aan de volgende zaken voor </text:span><text:span text:style-name="T8">^v1_bo_kind1.bonaam;</text:span><text:span text:style-name="T6"> in april (toen de school gesloten was) en in februari (voor de sluiting van de school)?<text:line-break/><text:line-break/></text:span><text:span text:style-name="T5">Vult u een bedrag in hele euro’s in. Als u het niet meer precies weet, geeft u dan een zo goed mogelijke schatting.</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3a_bokind1</text:span><text:span text:style-name="T6"> Boeken (ook e-boeken en luisterboeken, maar geen schoolboeken)<text:line-break/></text:span><text:span text:style-name="T8">v3b_bokind1</text:span><text:span text:style-name="T6"> Speelgoed met een educatief karakter<text:line-break/></text:span><text:span text:style-name="T8">v3c_bokind1</text:span><text:span text:style-name="T6"> Bijles (ook online)</text:span></text:p>
      <text:p text:style-name="P5"><text:span text:style-name="T10">Columns:</text:span><text:span text:style-name="T3"><text:line-break/></text:span><text:span text:style-name="T2">v3_col1_bokind1</text:span></text:p>
      <text:p text:style-name="P5"><text:span text:style-name="T10">Answer type:</text:span><text:span text:style-name="T3"> Integer</text:span></text:p>
      <text:p text:style-name="P5"><text:span text:style-name="T2">v3_col2_bokind1</text:span></text:p>
      <text:p text:style-name="P5"><text:span text:style-name="T10">Answer type:</text:span><text:span text:style-name="T3"> Integer</text:span></text:p>
      <text:p text:style-name="P5"><draw:rect text:anchor-type="as-char" style:rel-width="100%" draw:z-index="47" draw:style-name="gr1" draw:text-style-name="P28" svg:width="0.0012in" svg:height="0.0213in"><text:p/></draw:rect></text:p>
      <text:p text:style-name="P5"><text:span text:style-name="T5">Page 48</text:span></text:p>
      <text:h text:style-name="P1" text:outline-level="2"><text:span text:style-name="T8">v4_bokind1</text:span></text:h>
      <text:p text:style-name="P5"><text:span text:style-name="T6">We willen nu graag weten hoe belangrijk u het vindt dat ouders tijd en geld besteden om ervoor te zorgen dat kinderen op de langere termijn succes hebben.<text:line-break/><text:line-break/>Kijkt u goed naar de volgende uitspraken en geef voor </text:span><text:span text:style-name="T8">^v1_bo_kind1.bonaam;</text:span><text:span text:style-name="T6"> aan of u het ermee eens bent. Laat u de situatie dat de scholen zijn/waren gesloten vanwege het coronavirus buiten beschouwing.</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oft-page-break/><text:span text:style-name="T5">Subquestions:</text:span><text:span text:style-name="T6"><text:line-break/></text:span><text:span text:style-name="T8">v4a_bokind1</text:span><text:span text:style-name="T6"> Als ik meer tijd besteed aan het ondersteunen van ^v1_bo_kind1.bonaam; bij het schoolwerk, dan is de kans dat ^f_hijzij_bo_kind1; naar de universiteit gaat groter.<text:line-break/></text:span><text:span text:style-name="T8">v4b_bokind1</text:span><text:span text:style-name="T6"> Als ik meer geld besteed aan onderwijsmateriaal (bv. boeken, educatieve spelletjes, bijles enz.) voor ^v1_bo_kind1.bonaam;, dan is de kans dat ^f_hijzij_bo_kind1; naar de universiteit gaat groter.<text:line-break/></text:span><text:span text:style-name="T8">v4c_bokind1</text:span><text:span text:style-name="T6"> Als ik meer tijd besteed aan het ondersteunen van ^v1_bo_kind1.bonaam; bij het schoolwerk, dan is de kans dat ^f_hijzij_bo_kind1; op ^f_zijnhaar_bo_kind1; 30</text:span><text:span text:style-name="T11">e</text:span><text:span text:style-name="T6"> een salaris zal verdienen dat boven modaal ligt groter.<text:line-break/></text:span><text:span text:style-name="T8">v4d_bokind1</text:span><text:span text:style-name="T6"> Als ik meer geld besteed aan onderwijsmateriaal (bv. boeken, educatieve spelletjes, bijles enz.) voor ^v1_bo_kind1.bonaam;, dan is de kans dat ^f_hijzij_bo_kind1; op ^f_zijnhaar_bo_kind1; 30</text:span><text:span text:style-name="T11">e</text:span><text:span text:style-name="T6"> een salaris zal verdienen dat boven modaal ligt groter.</text:span></text:p>
      <text:p text:style-name="P5"><text:span text:style-name="T10">Categories:</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T10">1. </text:span></text:p>
          </table:table-cell>
          <table:table-cell table:style-name="Table38.B1" office:value-type="string">
            <text:p text:style-name="P5"><text:span text:style-name="T3">Helemaal oneens</text:span></text:p>
          </table:table-cell>
        </table:table-row>
        <table:table-row table:style-name="Table38.1">
          <table:table-cell table:style-name="Table38.A1" office:value-type="string">
            <text:p text:style-name="P5"><text:span text:style-name="T10">2. </text:span></text:p>
          </table:table-cell>
          <table:table-cell table:style-name="Table38.B1" office:value-type="string">
            <text:p text:style-name="P5"><text:span text:style-name="T3">Oneens</text:span></text:p>
          </table:table-cell>
        </table:table-row>
        <table:table-row table:style-name="Table38.1">
          <table:table-cell table:style-name="Table38.A1" office:value-type="string">
            <text:p text:style-name="P5"><text:span text:style-name="T10">3. </text:span></text:p>
          </table:table-cell>
          <table:table-cell table:style-name="Table38.B1" office:value-type="string">
            <text:p text:style-name="P5"><text:span text:style-name="T3">Niet oneens/niet eens</text:span></text:p>
          </table:table-cell>
        </table:table-row>
        <table:table-row table:style-name="Table38.1">
          <table:table-cell table:style-name="Table38.A1" office:value-type="string">
            <text:p text:style-name="P5"><text:span text:style-name="T10">4. </text:span></text:p>
          </table:table-cell>
          <table:table-cell table:style-name="Table38.B1" office:value-type="string">
            <text:p text:style-name="P5"><text:span text:style-name="T3">Eens</text:span></text:p>
          </table:table-cell>
        </table:table-row>
        <table:table-row table:style-name="Table38.1">
          <table:table-cell table:style-name="Table38.A1" office:value-type="string">
            <text:p text:style-name="P5"><text:span text:style-name="T10">5. </text:span></text:p>
          </table:table-cell>
          <table:table-cell table:style-name="Table38.B1" office:value-type="string">
            <text:p text:style-name="P5"><text:span text:style-name="T3">Helemaal eens</text:span></text:p>
          </table:table-cell>
        </table:table-row>
      </table:table>
      <text:p text:style-name="P5"><draw:rect text:anchor-type="as-char" style:rel-width="100%" draw:z-index="48" draw:style-name="gr1" draw:text-style-name="P28" svg:width="0.0012in" svg:height="0.0213in"><text:p/></draw:rect></text:p>
      <text:p text:style-name="P5"><text:span text:style-name="T5">Page 49</text:span></text:p>
      <text:h text:style-name="P1" text:outline-level="2"><text:span text:style-name="T8">v5_bokind1</text:span></text:h>
      <text:p text:style-name="P5"><text:span text:style-name="T6">Tot slot nog een paar vragen. We willen graag weten wat, volgens u, de invloed is van het sluiten van de school (op 16 maart) op </text:span><text:span text:style-name="T8">^v1_bo_kind1.bonaam;</text:span><text:span text:style-name="T6"> als het gaat om:</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5a_bokind1</text:span><text:span text:style-name="T6"> ^f_zijnhaar_bo_kind1; mentale gezondheid dit jaar<text:line-break/></text:span><text:span text:style-name="T8">v5b_bokind1</text:span><text:span text:style-name="T6"> vriendschappen van ^v1_bo_kind1.bonaam; dit jaar<text:line-break/></text:span><text:span text:style-name="T8">v5c_bokind1</text:span><text:span text:style-name="T6"> schoolcijfers voor het vak Nederlands in het komende schooljaar in verhouding tot andere leerlingen uit de klas<text:line-break/></text:span><text:span text:style-name="T8">v5d_bokind1</text:span><text:span text:style-name="T6"> schoolcijfers voor het vak rekenen in het komende jaar in verhouding tot andere leerlingen uit de klas<text:line-break/></text:span><text:span text:style-name="T8">v5e_bokind1</text:span><text:span text:style-name="T6"> ^f_zijnhaar_bo_kind1; kans om naar de universiteit te gaan<text:line-break/></text:span><text:span text:style-name="T8">v5f_bokind1</text:span><text:span text:style-name="T6"> ^f_zijnhaar_bo_kind1; carrière op de lange termijn</text:span></text:p>
      <text:p text:style-name="P5"><text:span text:style-name="T10">Categories:</text:span></text:p>
      <table:table table:name="Table39" table:style-name="Table39">
        <table:table-column table:style-name="Table39.A"/>
        <table:table-column table:style-name="Table39.B"/>
        <table:table-row table:style-name="Table39.1">
          <table:table-cell table:style-name="Table39.A1" office:value-type="string">
            <text:p text:style-name="P5"><text:span text:style-name="T10">1. </text:span></text:p>
          </table:table-cell>
          <table:table-cell table:style-name="Table39.B1" office:value-type="string">
            <text:p text:style-name="P5"><text:span text:style-name="T3">Zeer negatieve invloed</text:span></text:p>
          </table:table-cell>
        </table:table-row>
        <table:table-row table:style-name="Table39.1">
          <table:table-cell table:style-name="Table39.A1" office:value-type="string">
            <text:p text:style-name="P5"><text:span text:style-name="T10">2. </text:span></text:p>
          </table:table-cell>
          <table:table-cell table:style-name="Table39.B1" office:value-type="string">
            <text:p text:style-name="P5"><text:span text:style-name="T3">Negatieve invloed</text:span></text:p>
          </table:table-cell>
        </table:table-row>
        <table:table-row table:style-name="Table39.1">
          <table:table-cell table:style-name="Table39.A1" office:value-type="string">
            <text:p text:style-name="P5"><text:span text:style-name="T10">3. </text:span></text:p>
          </table:table-cell>
          <table:table-cell table:style-name="Table39.B1" office:value-type="string">
            <text:p text:style-name="P5"><text:span text:style-name="T3">Geen invloed</text:span></text:p>
          </table:table-cell>
        </table:table-row>
        <table:table-row table:style-name="Table39.1">
          <table:table-cell table:style-name="Table39.A1" office:value-type="string">
            <text:p text:style-name="P5"><text:span text:style-name="T10">4. </text:span></text:p>
          </table:table-cell>
          <table:table-cell table:style-name="Table39.B1" office:value-type="string">
            <text:p text:style-name="P5"><text:span text:style-name="T3">Positieve invloed</text:span></text:p>
          </table:table-cell>
        </table:table-row>
        <table:table-row table:style-name="Table39.1">
          <table:table-cell table:style-name="Table39.A1" office:value-type="string">
            <text:p text:style-name="P5"><text:span text:style-name="T10">5. </text:span></text:p>
          </table:table-cell>
          <table:table-cell table:style-name="Table39.B1" office:value-type="string">
            <text:p text:style-name="P5"><text:span text:style-name="T3">Zeer positieve invloed</text:span></text:p>
          </table:table-cell>
        </table:table-row>
        <table:table-row table:style-name="Table39.1">
          <table:table-cell table:style-name="Table39.A1" office:value-type="string">
            <text:p text:style-name="P5"><text:span text:style-name="T10">6. </text:span></text:p>
          </table:table-cell>
          <table:table-cell table:style-name="Table39.B1" office:value-type="string">
            <text:p text:style-name="P5"><text:span text:style-name="T3">Niet van toepassing</text:span></text:p>
          </table:table-cell>
        </table:table-row>
      </table:table>
      <text:p text:style-name="P5"><draw:rect text:anchor-type="as-char" style:rel-width="100%" draw:z-index="49" draw:style-name="gr1" draw:text-style-name="P28" svg:width="0.0012in" svg:height="0.0213in"><text:p/></draw:rect></text:p>
      <text:p text:style-name="P5"><text:span text:style-name="T5">Page 50</text:span></text:p>
      <text:h text:style-name="P1" text:outline-level="2"><text:span text:style-name="T8">v6_bokind1</text:span></text:h>
      <text:p text:style-name="P5"><text:span text:style-name="T6">Hoe gaan school en leerkrachten enerzijds en kinderen en ouders anderzijds met elkaar om en hoe is de communicatie met de school van </text:span><text:span text:style-name="T8">^v1_bo_kind1.bonaam;</text:span><text:span text:style-name="T6"> tijdens de periode dat de school gesloten is/was? Denkt u hierbij ook aan het uitwisselen van lesmateriaal.<text:line-break/></text:span><text:soft-page-break/><text:span text:style-name="T6"><text:line-break/></text:span><text:span text:style-name="T5">Meerdere antwoorden mogelijk</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40" table:style-name="Table40">
        <table:table-column table:style-name="Table40.A"/>
        <table:table-column table:style-name="Table40.B"/>
        <table:table-row table:style-name="Table40.1">
          <table:table-cell table:style-name="Table40.A1" office:value-type="string">
            <text:p text:style-name="P5"><text:span text:style-name="T10">1. </text:span></text:p>
          </table:table-cell>
          <table:table-cell table:style-name="Table40.B1" office:value-type="string">
            <text:p text:style-name="P5"><text:span text:style-name="T6">Leerkracht(en) en leerling/ouders communiceerden en wisselden lesmateriaal via e-mail uit</text:span></text:p>
          </table:table-cell>
        </table:table-row>
        <table:table-row table:style-name="Table40.1">
          <table:table-cell table:style-name="Table40.A1" office:value-type="string">
            <text:p text:style-name="P5"><text:span text:style-name="T10">2. </text:span></text:p>
          </table:table-cell>
          <table:table-cell table:style-name="Table40.B1" office:value-type="string">
            <text:p text:style-name="P5"><text:span text:style-name="T6">Leerkracht(en) en leerling/ouders communiceerden telefonisch</text:span></text:p>
          </table:table-cell>
        </table:table-row>
        <table:table-row table:style-name="Table40.1">
          <table:table-cell table:style-name="Table40.A1" office:value-type="string">
            <text:p text:style-name="P5"><text:span text:style-name="T10">3. </text:span></text:p>
          </table:table-cell>
          <table:table-cell table:style-name="Table40.B1" office:value-type="string">
            <text:p text:style-name="P5"><text:span text:style-name="T6">Leerkracht(en) en leerling/ouders communiceerden en wisselden lesmateriaal via de post uit</text:span></text:p>
          </table:table-cell>
        </table:table-row>
        <table:table-row table:style-name="Table40.1">
          <table:table-cell table:style-name="Table40.A1" office:value-type="string">
            <text:p text:style-name="P5"><text:span text:style-name="T10">4. </text:span></text:p>
          </table:table-cell>
          <table:table-cell table:style-name="Table40.B1" office:value-type="string">
            <text:p text:style-name="P5"><text:span text:style-name="T6">Leerkracht(en) en leerling/ouders communiceerden en wisselden lesmateriaal via Social media of Messenger (bv. </text:span><text:span text:style-name="T3">Whatsapp) uit</text:span></text:p>
          </table:table-cell>
        </table:table-row>
        <table:table-row table:style-name="Table40.1">
          <table:table-cell table:style-name="Table40.A1" office:value-type="string">
            <text:p text:style-name="P5"><text:span text:style-name="T10">5. </text:span></text:p>
          </table:table-cell>
          <table:table-cell table:style-name="Table40.B1" office:value-type="string">
            <text:p text:style-name="P5"><text:span text:style-name="T6">Leerkracht(en) en leerling/ouders communiceerden en wisselden lesmateriaal uit via een‘digitaal leren’ platform (forum, speciale software) op de website van de school</text:span></text:p>
          </table:table-cell>
        </table:table-row>
        <table:table-row table:style-name="Table40.1">
          <table:table-cell table:style-name="Table40.A1" office:value-type="string">
            <text:p text:style-name="P5"><text:span text:style-name="T10">6. </text:span></text:p>
          </table:table-cell>
          <table:table-cell table:style-name="Table40.B1" office:value-type="string">
            <text:p text:style-name="P5"><text:span text:style-name="T6">Lesmateriaal moest op school worden opgehaald</text:span></text:p>
          </table:table-cell>
        </table:table-row>
        <table:table-row table:style-name="Table40.1">
          <table:table-cell table:style-name="Table40.A1" office:value-type="string">
            <text:p text:style-name="P5"><text:span text:style-name="T10">7. </text:span></text:p>
          </table:table-cell>
          <table:table-cell table:style-name="Table40.B1" office:value-type="string">
            <text:p text:style-name="P5"><text:span text:style-name="T6">Er was geen communicatie tussen leerkracht(en) en leerling/ouders</text:span></text:p>
          </table:table-cell>
        </table:table-row>
        <table:table-row table:style-name="Table40.1">
          <table:table-cell table:style-name="Table40.A1" office:value-type="string">
            <text:p text:style-name="P5"><text:span text:style-name="T10">8. </text:span></text:p>
          </table:table-cell>
          <table:table-cell table:style-name="Table40.B1" office:value-type="string">
            <text:p text:style-name="P5"><text:span text:style-name="T6">Een andere manier van communicatie/uitwisseling, namelijk:</text:span></text:p>
          </table:table-cell>
        </table:table-row>
      </table:table>
      <text:h text:style-name="P1" text:outline-level="3"><text:span text:style-name="T2">v6_and_bokind1</text:span></text:h>
      <text:p text:style-name="P5"><text:span text:style-name="T10">Question type:</text:span><text:span text:style-name="T3"> Inline textfield attached to code 8 of question "v6_bokind1"</text:span></text:p>
      <text:p text:style-name="P5"><draw:rect text:anchor-type="as-char" style:rel-width="100%" draw:z-index="50" draw:style-name="gr1" draw:text-style-name="P28" svg:width="0.0012in" svg:height="0.0213in"><text:p/></draw:rect></text:p>
      <text:p text:style-name="P5"><text:span text:style-name="T5">Page 51</text:span></text:p>
      <text:h text:style-name="P1" text:outline-level="2"><text:span text:style-name="T8">v2_bokind2</text:span></text:h>
      <text:p text:style-name="P5"><text:span text:style-name="T6">Wat deed </text:span><text:span text:style-name="T8">^v1_bo_kind2.bonaam;</text:span><text:span text:style-name="T6"> in een normale week toen de school was gesloten vanwege het coronavirus, en hoe was dat in een normale week vóórdat de school werd gesloten op 16 maart?<text:line-break/><text:line-break/>Hoeveel uur besteedde ^f_hijzij_bo_kind2; aan de volgende activiteiten? </text:span></text:p>
      <text:list xml:id="list665453258" text:style-name="WWNum2">
        <text:list-item>
          <text:p text:style-name="P9"><text:span text:style-name="T6">Als ^f_hijzij_bo_kind2; </text:span><text:span text:style-name="T5">geen</text:span><text:span text:style-name="T6"> tijd heeft besteed aan een bepaalde activiteit, vult u dan een </text:span><text:span text:style-name="T8">0</text:span><text:span text:style-name="T6"> in bij 'uren'.</text:span></text:p>
        </text:list-item>
        <text:list-item>
          <text:p text:style-name="P19"><text:span text:style-name="T6">Let op: u kunt alleen hele uren invullen.</text:span></text:p>
        </text:list-item>
      </text:list>
      <text:p text:style-name="P5"><text:span text:style-name="T6">Een week bestaat uit 168 uur. Wilt u de volledige 168 uur verdelen over de activiteiten. Onderin de tabel kunt u zien hoeveel uren er nog te verdelen zijn. U kunt de uren die u niet kwijt kunt bij de andere categorieën onder de categorie “overige activiteiten” zetten.</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2a_bokind2</text:span><text:span text:style-name="T6"> Op school / naschoolse opvang<text:line-break/></text:span><text:span text:style-name="T8">v2b_bokind2</text:span><text:span text:style-name="T6"> Bezig met televisie kijken, gamen, smartphone, laptop, computer enz. (digitale activiteiten)<text:line-break/></text:span><text:span text:style-name="T8">v2c_bokind2</text:span><text:span text:style-name="T6"> Bezig met leeractiviteiten, zoals zelf bezig zijn met school- en huiswerk, maar niet op school<text:line-break/></text:span><text:span text:style-name="T8">v2d_bokind2</text:span><text:span text:style-name="T6"> Bezig met leeractiviteiten, zoals school- en huiswerk, onder begeleiding van een volwassene (niet op school)<text:line-break/></text:span><text:span text:style-name="T8">v2e_bokind2</text:span><text:span text:style-name="T6"> Zelf boeken lezen (niet op school)<text:line-break/></text:span><text:span text:style-name="T8">v2f_bokind2</text:span><text:span text:style-name="T6"> Voorgelezen worden door een volwassene (niet op school)<text:line-break/></text:span><text:span text:style-name="T8">v2g_bokind2</text:span><text:span text:style-name="T6"> Zelf vrij spelen/andere activiteiten binnen- en buitenshuis (niet op school)<text:line-break/></text:span><text:span text:style-name="T8">v2h_bokind2</text:span><text:span text:style-name="T6"> Vrij spelen/andere activiteiten binnen- en buitenshuis onder toezicht van een </text:span><text:soft-page-break/><text:span text:style-name="T6">volwassene (niet op school)<text:line-break/></text:span><text:span text:style-name="T8">v2i_bokind2</text:span><text:span text:style-name="T6"> Huishoudelijke klusjes/ zorgen voor jongere broers of zussen<text:line-break/></text:span><text:span text:style-name="T8">v2j_bokind2</text:span><text:span text:style-name="T6"> Slapen en rusten (bv. ook luieren, nadenken, ziek zijn enz.)<text:line-break/></text:span><text:span text:style-name="T8">v2k_bokind2</text:span><text:span text:style-name="T6"> Overige activiteiten (bv. eten, douchen, kletsen)<text:line-break/></text:span><text:span text:style-name="T8">v2l_bokind2</text:span><text:span text:style-name="T6"> </text:span><text:span text:style-name="T8">Nog te verdelen</text:span></text:p>
      <text:p text:style-name="P5"><text:span text:style-name="T10">Columns:</text:span><text:span text:style-name="T3"><text:line-break/></text:span><text:span text:style-name="T2">v2_col1_bokind2</text:span></text:p>
      <text:p text:style-name="P5"><text:span text:style-name="T10">Answer type:</text:span><text:span text:style-name="T3"> Integer</text:span></text:p>
      <text:p text:style-name="P5"><text:span text:style-name="T2">v2_col2_bokind2</text:span></text:p>
      <text:p text:style-name="P5"><text:span text:style-name="T10">Answer type:</text:span><text:span text:style-name="T3"> Integer</text:span></text:p>
      <text:h text:style-name="P1" text:outline-level="2"><text:span text:style-name="T2">v2_js_bokind2</text:span></text:h>
      <text:p text:style-name="P5"><text:span text:style-name="T3"> </text:span></text:p>
      <text:p text:style-name="P5"><text:span text:style-name="T10">Answer type:</text:span><text:span text:style-name="T3"> None</text:span></text:p>
      <text:p text:style-name="P5"><draw:rect text:anchor-type="as-char" style:rel-width="100%" draw:z-index="51" draw:style-name="gr1" draw:text-style-name="P28" svg:width="0.0012in" svg:height="0.0213in"><text:p/></draw:rect></text:p>
      <text:p text:style-name="P5"><text:span text:style-name="T5">Page 52</text:span></text:p>
      <text:h text:style-name="P1" text:outline-level="2"><text:span text:style-name="T8">v3_bokind2</text:span></text:h>
      <text:p text:style-name="P5"><text:span text:style-name="T6">Hoeveel hebt u uitgegeven aan de volgende zaken voor </text:span><text:span text:style-name="T8">^v1_bo_kind2.bonaam;</text:span><text:span text:style-name="T6"> in april (toen de school gesloten was) en in februari (voor de sluiting van de school)?<text:line-break/><text:line-break/></text:span><text:span text:style-name="T5">Vult u een bedrag in hele euro’s in. Als u het niet meer precies weet, geeft u dan een zo goed mogelijke schatting.</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3a_bokind2</text:span><text:span text:style-name="T6"> Boeken (ook e-boeken en luisterboeken, maar geen schoolboeken)<text:line-break/></text:span><text:span text:style-name="T8">v3b_bokind2</text:span><text:span text:style-name="T6"> Speelgoed met een educatief karakter<text:line-break/></text:span><text:span text:style-name="T8">v3c_bokind2</text:span><text:span text:style-name="T6"> Bijles (ook online)</text:span></text:p>
      <text:p text:style-name="P5"><text:span text:style-name="T10">Columns:</text:span><text:span text:style-name="T3"><text:line-break/></text:span><text:span text:style-name="T2">v3_col1_bokind2</text:span></text:p>
      <text:p text:style-name="P5"><text:span text:style-name="T10">Answer type:</text:span><text:span text:style-name="T3"> Integer</text:span></text:p>
      <text:p text:style-name="P5"><text:span text:style-name="T2">v3_col2_bokind2</text:span></text:p>
      <text:p text:style-name="P5"><text:span text:style-name="T10">Answer type:</text:span><text:span text:style-name="T3"> Integer</text:span></text:p>
      <text:p text:style-name="P5"><draw:rect text:anchor-type="as-char" style:rel-width="100%" draw:z-index="52" draw:style-name="gr1" draw:text-style-name="P28" svg:width="0.0012in" svg:height="0.0213in"><text:p/></draw:rect></text:p>
      <text:p text:style-name="P5"><text:span text:style-name="T5">Page 53</text:span></text:p>
      <text:h text:style-name="P1" text:outline-level="2"><text:span text:style-name="T8">v4_bokind2</text:span></text:h>
      <text:p text:style-name="P5"><text:span text:style-name="T6">We willen nu graag weten hoe belangrijk u het vindt dat ouders tijd en geld besteden om ervoor te zorgen dat kinderen op de langere termijn succes hebben.<text:line-break/><text:line-break/>Kijkt u goed naar de volgende uitspraken en geef voor </text:span><text:span text:style-name="T8">^v1_bo_kind2.bonaam;</text:span><text:span text:style-name="T6"> aan of u het ermee eens bent. Laat u de situatie dat de scholen zijn/waren gesloten vanwege het coronavirus buiten beschouwing.</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4a_bokind2</text:span><text:span text:style-name="T6"> Als ik meer tijd besteed aan het ondersteunen van ^v1_bo_kind2.bonaam; bij het schoolwerk, dan is de kans dat ^f_hijzij_bo_kind2; naar de universiteit gaat groter.<text:line-break/></text:span><text:span text:style-name="T8">v4b_bokind2</text:span><text:span text:style-name="T6"> Als ik meer geld besteed aan onderwijsmateriaal (bv. boeken, educatieve </text:span><text:soft-page-break/><text:span text:style-name="T6">spelletjes, bijles enz.) voor ^v1_bo_kind2.bonaam;, dan is de kans dat ^f_hijzij_bo_kind2; naar de universiteit gaat groter.<text:line-break/></text:span><text:span text:style-name="T8">v4c_bokind2</text:span><text:span text:style-name="T6"> Als ik meer tijd besteed aan het ondersteunen van ^v1_bo_kind2.bonaam; bij het schoolwerk, dan is de kans dat ^f_hijzij_bo_kind2; op ^f_zijnhaar_bo_kind2; 30</text:span><text:span text:style-name="T11">e</text:span><text:span text:style-name="T6"> een salaris zal verdienen dat boven modaal ligt groter.<text:line-break/></text:span><text:span text:style-name="T8">v4d_bokind2</text:span><text:span text:style-name="T6"> Als ik meer geld besteed aan onderwijsmateriaal (bv. boeken, educatieve spelletjes, bijles enz.) voor ^v1_bo_kind2.bonaam;, dan is de kans dat ^f_hijzij_bo_kind2; op ^f_zijnhaar_bo_kind2; 30</text:span><text:span text:style-name="T11">e</text:span><text:span text:style-name="T6"> een salaris zal verdienen dat boven modaal ligt groter.</text:span></text:p>
      <text:p text:style-name="P5"><text:span text:style-name="T10">Categories:</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T10">1. </text:span></text:p>
          </table:table-cell>
          <table:table-cell table:style-name="Table41.B1" office:value-type="string">
            <text:p text:style-name="P5"><text:span text:style-name="T3">Helemaal oneens</text:span></text:p>
          </table:table-cell>
        </table:table-row>
        <table:table-row table:style-name="Table41.1">
          <table:table-cell table:style-name="Table41.A1" office:value-type="string">
            <text:p text:style-name="P5"><text:span text:style-name="T10">2. </text:span></text:p>
          </table:table-cell>
          <table:table-cell table:style-name="Table41.B1" office:value-type="string">
            <text:p text:style-name="P5"><text:span text:style-name="T3">Oneens</text:span></text:p>
          </table:table-cell>
        </table:table-row>
        <table:table-row table:style-name="Table41.1">
          <table:table-cell table:style-name="Table41.A1" office:value-type="string">
            <text:p text:style-name="P5"><text:span text:style-name="T10">3. </text:span></text:p>
          </table:table-cell>
          <table:table-cell table:style-name="Table41.B1" office:value-type="string">
            <text:p text:style-name="P5"><text:span text:style-name="T3">Niet oneens/niet eens</text:span></text:p>
          </table:table-cell>
        </table:table-row>
        <table:table-row table:style-name="Table41.1">
          <table:table-cell table:style-name="Table41.A1" office:value-type="string">
            <text:p text:style-name="P5"><text:span text:style-name="T10">4. </text:span></text:p>
          </table:table-cell>
          <table:table-cell table:style-name="Table41.B1" office:value-type="string">
            <text:p text:style-name="P5"><text:span text:style-name="T3">Eens</text:span></text:p>
          </table:table-cell>
        </table:table-row>
        <table:table-row table:style-name="Table41.1">
          <table:table-cell table:style-name="Table41.A1" office:value-type="string">
            <text:p text:style-name="P5"><text:span text:style-name="T10">5. </text:span></text:p>
          </table:table-cell>
          <table:table-cell table:style-name="Table41.B1" office:value-type="string">
            <text:p text:style-name="P5"><text:span text:style-name="T3">Helemaal eens</text:span></text:p>
          </table:table-cell>
        </table:table-row>
      </table:table>
      <text:p text:style-name="P5"><draw:rect text:anchor-type="as-char" style:rel-width="100%" draw:z-index="53" draw:style-name="gr1" draw:text-style-name="P28" svg:width="0.0012in" svg:height="0.0213in"><text:p/></draw:rect></text:p>
      <text:p text:style-name="P5"><text:span text:style-name="T5">Page 54</text:span></text:p>
      <text:h text:style-name="P1" text:outline-level="2"><text:span text:style-name="T8">v5_bokind2</text:span></text:h>
      <text:p text:style-name="P5"><text:span text:style-name="T6">Tot slot nog een paar vragen. We willen graag weten wat, volgens u, de invloed is van het sluiten van de school (op 16 maart) op </text:span><text:span text:style-name="T8">^v1_bo_kind2.bonaam;</text:span><text:span text:style-name="T6"> als het gaat om:</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5a_bokind2</text:span><text:span text:style-name="T6"> ^f_zijnhaar_bo_kind2; mentale gezondheid dit jaar<text:line-break/></text:span><text:span text:style-name="T8">v5b_bokind2</text:span><text:span text:style-name="T6"> vriendschappen van ^v1_bo_kind2.bonaam; dit jaar<text:line-break/></text:span><text:span text:style-name="T8">v5c_bokind2</text:span><text:span text:style-name="T6"> schoolcijfers voor het vak Nederlands in het komende schooljaar in verhouding tot andere leerlingen uit de klas<text:line-break/></text:span><text:span text:style-name="T8">v5d_bokind2</text:span><text:span text:style-name="T6"> schoolcijfers voor het vak rekenen in het komende jaar in verhouding tot andere leerlingen uit de klas<text:line-break/></text:span><text:span text:style-name="T8">v5e_bokind2</text:span><text:span text:style-name="T6"> ^f_zijnhaar_bo_kind2; kans om naar de universiteit te gaan<text:line-break/></text:span><text:span text:style-name="T8">v5f_bokind2</text:span><text:span text:style-name="T6"> ^f_zijnhaar_bo_kind2; carrière op de lange termijn</text:span></text:p>
      <text:p text:style-name="P5"><text:span text:style-name="T10">Categories:</text:span></text:p>
      <table:table table:name="Table42" table:style-name="Table42">
        <table:table-column table:style-name="Table42.A"/>
        <table:table-column table:style-name="Table42.B"/>
        <table:table-row table:style-name="Table42.1">
          <table:table-cell table:style-name="Table42.A1" office:value-type="string">
            <text:p text:style-name="P5"><text:span text:style-name="T10">1. </text:span></text:p>
          </table:table-cell>
          <table:table-cell table:style-name="Table42.B1" office:value-type="string">
            <text:p text:style-name="P5"><text:span text:style-name="T3">Zeer negatieve invloed</text:span></text:p>
          </table:table-cell>
        </table:table-row>
        <table:table-row table:style-name="Table42.1">
          <table:table-cell table:style-name="Table42.A1" office:value-type="string">
            <text:p text:style-name="P5"><text:span text:style-name="T10">2. </text:span></text:p>
          </table:table-cell>
          <table:table-cell table:style-name="Table42.B1" office:value-type="string">
            <text:p text:style-name="P5"><text:span text:style-name="T3">Negatieve invloed</text:span></text:p>
          </table:table-cell>
        </table:table-row>
        <table:table-row table:style-name="Table42.1">
          <table:table-cell table:style-name="Table42.A1" office:value-type="string">
            <text:p text:style-name="P5"><text:span text:style-name="T10">3. </text:span></text:p>
          </table:table-cell>
          <table:table-cell table:style-name="Table42.B1" office:value-type="string">
            <text:p text:style-name="P5"><text:span text:style-name="T3">Geen invloed</text:span></text:p>
          </table:table-cell>
        </table:table-row>
        <table:table-row table:style-name="Table42.1">
          <table:table-cell table:style-name="Table42.A1" office:value-type="string">
            <text:p text:style-name="P5"><text:span text:style-name="T10">4. </text:span></text:p>
          </table:table-cell>
          <table:table-cell table:style-name="Table42.B1" office:value-type="string">
            <text:p text:style-name="P5"><text:span text:style-name="T3">Positieve invloed</text:span></text:p>
          </table:table-cell>
        </table:table-row>
        <table:table-row table:style-name="Table42.1">
          <table:table-cell table:style-name="Table42.A1" office:value-type="string">
            <text:p text:style-name="P5"><text:span text:style-name="T10">5. </text:span></text:p>
          </table:table-cell>
          <table:table-cell table:style-name="Table42.B1" office:value-type="string">
            <text:p text:style-name="P5"><text:span text:style-name="T3">Zeer positieve invloed</text:span></text:p>
          </table:table-cell>
        </table:table-row>
        <table:table-row table:style-name="Table42.1">
          <table:table-cell table:style-name="Table42.A1" office:value-type="string">
            <text:p text:style-name="P5"><text:span text:style-name="T10">6. </text:span></text:p>
          </table:table-cell>
          <table:table-cell table:style-name="Table42.B1" office:value-type="string">
            <text:p text:style-name="P5"><text:span text:style-name="T3">Niet van toepassing</text:span></text:p>
          </table:table-cell>
        </table:table-row>
      </table:table>
      <text:p text:style-name="P5"><draw:rect text:anchor-type="as-char" style:rel-width="100%" draw:z-index="54" draw:style-name="gr1" draw:text-style-name="P28" svg:width="0.0012in" svg:height="0.0213in"><text:p/></draw:rect></text:p>
      <text:p text:style-name="P5"><text:span text:style-name="T5">Page 55</text:span></text:p>
      <text:h text:style-name="P1" text:outline-level="2"><text:span text:style-name="T8">v6_bokind2</text:span></text:h>
      <text:p text:style-name="P5"><text:span text:style-name="T6">Hoe gaan school en leerkrachten enerzijds en kinderen en ouders anderzijds met elkaar om en hoe is de communicatie met de school van </text:span><text:span text:style-name="T8">^v1_bo_kind2.bonaam;</text:span><text:span text:style-name="T6"> tijdens de periode dat de school gesloten is/was? Denkt u hierbij ook aan het uitwisselen van lesmateriaal.<text:line-break/><text:line-break/></text:span><text:span text:style-name="T5">Meerdere antwoorden mogelijk</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43" table:style-name="Table43">
        <table:table-column table:style-name="Table43.A"/>
        <table:table-column table:style-name="Table43.B"/>
        <text:soft-page-break/>
        <table:table-row table:style-name="Table43.1">
          <table:table-cell table:style-name="Table43.A1" office:value-type="string">
            <text:p text:style-name="P5"><text:span text:style-name="T10">1. </text:span></text:p>
          </table:table-cell>
          <table:table-cell table:style-name="Table43.B1" office:value-type="string">
            <text:p text:style-name="P5"><text:span text:style-name="T6">Leerkracht(en) en leerling/ouders communiceerden en wisselden lesmateriaal via e-mail uit</text:span></text:p>
          </table:table-cell>
        </table:table-row>
        <table:table-row table:style-name="Table43.1">
          <table:table-cell table:style-name="Table43.A1" office:value-type="string">
            <text:p text:style-name="P5"><text:span text:style-name="T10">2. </text:span></text:p>
          </table:table-cell>
          <table:table-cell table:style-name="Table43.B1" office:value-type="string">
            <text:p text:style-name="P5"><text:span text:style-name="T6">Leerkracht(en) en leerling/ouders communiceerden telefonisch</text:span></text:p>
          </table:table-cell>
        </table:table-row>
        <table:table-row table:style-name="Table43.1">
          <table:table-cell table:style-name="Table43.A1" office:value-type="string">
            <text:p text:style-name="P5"><text:span text:style-name="T10">3. </text:span></text:p>
          </table:table-cell>
          <table:table-cell table:style-name="Table43.B1" office:value-type="string">
            <text:p text:style-name="P5"><text:span text:style-name="T6">Leerkracht(en) en leerling/ouders communiceerden en wisselden lesmateriaal via de post uit</text:span></text:p>
          </table:table-cell>
        </table:table-row>
        <table:table-row table:style-name="Table43.1">
          <table:table-cell table:style-name="Table43.A1" office:value-type="string">
            <text:p text:style-name="P5"><text:span text:style-name="T10">4. </text:span></text:p>
          </table:table-cell>
          <table:table-cell table:style-name="Table43.B1" office:value-type="string">
            <text:p text:style-name="P5"><text:span text:style-name="T6">Leerkracht(en) en leerling/ouders communiceerden en wisselden lesmateriaal via Social media of Messenger (bv. </text:span><text:span text:style-name="T3">Whatsapp) uit</text:span></text:p>
          </table:table-cell>
        </table:table-row>
        <table:table-row table:style-name="Table43.1">
          <table:table-cell table:style-name="Table43.A1" office:value-type="string">
            <text:p text:style-name="P5"><text:span text:style-name="T10">5. </text:span></text:p>
          </table:table-cell>
          <table:table-cell table:style-name="Table43.B1" office:value-type="string">
            <text:p text:style-name="P5"><text:span text:style-name="T6">Leerkracht(en) en leerling/ouders communiceerden en wisselden lesmateriaal uit via een‘digitaal leren’ platform (forum, speciale software) op de website van de school</text:span></text:p>
          </table:table-cell>
        </table:table-row>
        <table:table-row table:style-name="Table43.1">
          <table:table-cell table:style-name="Table43.A1" office:value-type="string">
            <text:p text:style-name="P5"><text:span text:style-name="T10">6. </text:span></text:p>
          </table:table-cell>
          <table:table-cell table:style-name="Table43.B1" office:value-type="string">
            <text:p text:style-name="P5"><text:span text:style-name="T6">Lesmateriaal moest op school worden opgehaald</text:span></text:p>
          </table:table-cell>
        </table:table-row>
        <table:table-row table:style-name="Table43.1">
          <table:table-cell table:style-name="Table43.A1" office:value-type="string">
            <text:p text:style-name="P5"><text:span text:style-name="T10">7. </text:span></text:p>
          </table:table-cell>
          <table:table-cell table:style-name="Table43.B1" office:value-type="string">
            <text:p text:style-name="P5"><text:span text:style-name="T6">Er was geen communicatie tussen leerkracht(en) en leerling/ouders</text:span></text:p>
          </table:table-cell>
        </table:table-row>
        <table:table-row table:style-name="Table43.1">
          <table:table-cell table:style-name="Table43.A1" office:value-type="string">
            <text:p text:style-name="P5"><text:span text:style-name="T10">8. </text:span></text:p>
          </table:table-cell>
          <table:table-cell table:style-name="Table43.B1" office:value-type="string">
            <text:p text:style-name="P5"><text:span text:style-name="T6">Een andere manier van communicatie/uitwisseling, namelijk:</text:span></text:p>
          </table:table-cell>
        </table:table-row>
      </table:table>
      <text:h text:style-name="P1" text:outline-level="3"><text:span text:style-name="T2">v6_and_bokind2</text:span></text:h>
      <text:p text:style-name="P5"><text:span text:style-name="T10">Question type:</text:span><text:span text:style-name="T3"> Inline textfield attached to code 8 of question "v6_bokind2"</text:span></text:p>
      <text:p text:style-name="P5"><draw:rect text:anchor-type="as-char" style:rel-width="100%" draw:z-index="55" draw:style-name="gr1" draw:text-style-name="P28" svg:width="0.0012in" svg:height="0.0213in"><text:p/></draw:rect></text:p>
      <text:p text:style-name="P5"><text:span text:style-name="T5">Page 56</text:span></text:p>
      <text:h text:style-name="P1" text:outline-level="2"><text:span text:style-name="T8">v2_bokind3</text:span></text:h>
      <text:p text:style-name="P5"><text:span text:style-name="T6">Wat deed </text:span><text:span text:style-name="T8">^v1_bo_kind3.bonaam;</text:span><text:span text:style-name="T6"> in een normale week toen de school was gesloten vanwege het coronavirus, en hoe was dat in een normale week vóórdat de school werd gesloten op 16 maart?<text:line-break/><text:line-break/>Hoeveel uur besteedde ^f_hijzij_bo_kind3; aan de volgende activiteiten? </text:span></text:p>
      <text:list xml:id="list3343151194" text:style-name="WWNum3">
        <text:list-item>
          <text:p text:style-name="P10"><text:span text:style-name="T6">Als ^f_hijzij_bo_kind3; </text:span><text:span text:style-name="T5">geen</text:span><text:span text:style-name="T6"> tijd heeft besteed aan een bepaalde activiteit, vult u dan een </text:span><text:span text:style-name="T8">0</text:span><text:span text:style-name="T6"> in bij 'uren'.</text:span></text:p>
        </text:list-item>
        <text:list-item>
          <text:p text:style-name="P20"><text:span text:style-name="T6">Let op: u kunt alleen hele uren invullen.</text:span></text:p>
        </text:list-item>
      </text:list>
      <text:p text:style-name="P5"><text:span text:style-name="T6">Een week bestaat uit 168 uur. Wilt u de volledige 168 uur verdelen over de activiteiten. Onderin de tabel kunt u zien hoeveel uren er nog te verdelen zijn. U kunt de uren die u niet kwijt kunt bij de andere categorieën onder de categorie “overige activiteiten” zetten.</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2a_bokind3</text:span><text:span text:style-name="T6"> Op school / naschoolse opvang<text:line-break/></text:span><text:span text:style-name="T8">v2b_bokind3</text:span><text:span text:style-name="T6"> Bezig met televisie kijken, gamen, smartphone, laptop, computer enz. (digitale activiteiten)<text:line-break/></text:span><text:span text:style-name="T8">v2c_bokind3</text:span><text:span text:style-name="T6"> Bezig met leeractiviteiten, zoals zelf bezig zijn met school- en huiswerk, maar niet op school<text:line-break/></text:span><text:span text:style-name="T8">v2d_bokind3</text:span><text:span text:style-name="T6"> Bezig met leeractiviteiten, zoals school- en huiswerk, onder begeleiding van een volwassene (niet op school)<text:line-break/></text:span><text:span text:style-name="T8">v2e_bokind3</text:span><text:span text:style-name="T6"> Zelf boeken lezen (niet op school)<text:line-break/></text:span><text:span text:style-name="T8">v2f_bokind3</text:span><text:span text:style-name="T6"> Voorgelezen worden door een volwassene (niet op school)<text:line-break/></text:span><text:span text:style-name="T8">v2g_bokind3</text:span><text:span text:style-name="T6"> Zelf vrij spelen/andere activiteiten binnen- en buitenshuis (niet op school)<text:line-break/></text:span><text:span text:style-name="T8">v2h_bokind3</text:span><text:span text:style-name="T6"> Vrij spelen/andere activiteiten binnen- en buitenshuis onder toezicht van een volwassene (niet op school)<text:line-break/></text:span><text:span text:style-name="T8">v2i_bokind3</text:span><text:span text:style-name="T6"> Huishoudelijke klusjes/ zorgen voor jongere broers of zussen<text:line-break/></text:span><text:span text:style-name="T8">v2j_bokind3</text:span><text:span text:style-name="T6"> Slapen en rusten (bv. ook luieren, nadenken, ziek zijn enz.)<text:line-break/></text:span><text:span text:style-name="T8">v2k_bokind3</text:span><text:span text:style-name="T6"> Overige activiteiten (bv. eten, douchen, kletsen)<text:line-break/></text:span><text:span text:style-name="T8">v2l_bokind3</text:span><text:span text:style-name="T6"> </text:span><text:span text:style-name="T8">Nog te verdelen</text:span></text:p>
      <text:p text:style-name="P5"><text:soft-page-break/><text:span text:style-name="T10">Columns:</text:span><text:span text:style-name="T3"><text:line-break/></text:span><text:span text:style-name="T2">v2_col1_bokind3</text:span></text:p>
      <text:p text:style-name="P5"><text:span text:style-name="T10">Answer type:</text:span><text:span text:style-name="T3"> Integer</text:span></text:p>
      <text:p text:style-name="P5"><text:span text:style-name="T2">v2_col2_bokind3</text:span></text:p>
      <text:p text:style-name="P5"><text:span text:style-name="T10">Answer type:</text:span><text:span text:style-name="T3"> Integer</text:span></text:p>
      <text:h text:style-name="P1" text:outline-level="2"><text:span text:style-name="T2">v2_js_bokind3</text:span></text:h>
      <text:p text:style-name="P5"><text:span text:style-name="T3"> </text:span></text:p>
      <text:p text:style-name="P5"><text:span text:style-name="T10">Answer type:</text:span><text:span text:style-name="T3"> None</text:span></text:p>
      <text:p text:style-name="P5"><draw:rect text:anchor-type="as-char" style:rel-width="100%" draw:z-index="56" draw:style-name="gr1" draw:text-style-name="P28" svg:width="0.0012in" svg:height="0.0213in"><text:p/></draw:rect></text:p>
      <text:p text:style-name="P5"><text:span text:style-name="T5">Page 57</text:span></text:p>
      <text:h text:style-name="P1" text:outline-level="2"><text:span text:style-name="T8">v3_bokind3</text:span></text:h>
      <text:p text:style-name="P5"><text:span text:style-name="T6">Hoeveel hebt u uitgegeven aan de volgende zaken voor </text:span><text:span text:style-name="T8">^v1_bo_kind3.bonaam;</text:span><text:span text:style-name="T6"> in april (toen de school gesloten was) en in februari (voor de sluiting van de school)?<text:line-break/><text:line-break/></text:span><text:span text:style-name="T5">Vult u een bedrag in hele euro’s in. Als u het niet meer precies weet, geeft u dan een zo goed mogelijke schatting.</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3a_bokind3</text:span><text:span text:style-name="T6"> Boeken (ook e-boeken en luisterboeken, maar geen schoolboeken)<text:line-break/></text:span><text:span text:style-name="T8">v3b_bokind3</text:span><text:span text:style-name="T6"> Speelgoed met een educatief karakter<text:line-break/></text:span><text:span text:style-name="T8">v3c_bokind3</text:span><text:span text:style-name="T6"> Bijles (ook online)</text:span></text:p>
      <text:p text:style-name="P5"><text:span text:style-name="T10">Columns:</text:span><text:span text:style-name="T3"><text:line-break/></text:span><text:span text:style-name="T2">v3_col1_bokind3</text:span></text:p>
      <text:p text:style-name="P5"><text:span text:style-name="T10">Answer type:</text:span><text:span text:style-name="T3"> Integer</text:span></text:p>
      <text:p text:style-name="P5"><text:span text:style-name="T2">v3_col2_bokind3</text:span></text:p>
      <text:p text:style-name="P5"><text:span text:style-name="T10">Answer type:</text:span><text:span text:style-name="T3"> Integer</text:span></text:p>
      <text:p text:style-name="P5"><draw:rect text:anchor-type="as-char" style:rel-width="100%" draw:z-index="57" draw:style-name="gr1" draw:text-style-name="P28" svg:width="0.0012in" svg:height="0.0213in"><text:p/></draw:rect></text:p>
      <text:p text:style-name="P5"><text:span text:style-name="T5">Page 58</text:span></text:p>
      <text:h text:style-name="P1" text:outline-level="2"><text:span text:style-name="T8">v4_bokind3</text:span></text:h>
      <text:p text:style-name="P5"><text:span text:style-name="T6">We willen nu graag weten hoe belangrijk u het vindt dat ouders tijd en geld besteden om ervoor te zorgen dat kinderen op de langere termijn succes hebben.<text:line-break/><text:line-break/>Kijkt u goed naar de volgende uitspraken en geef voor </text:span><text:span text:style-name="T8">^v1_bo_kind3.bonaam;</text:span><text:span text:style-name="T6"> aan of u het ermee eens bent. Laat u de situatie dat de scholen zijn/waren gesloten vanwege het coronavirus buiten beschouwing.</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4a_bokind3</text:span><text:span text:style-name="T6"> Als ik meer tijd besteed aan het ondersteunen van ^v1_bo_kind3.bonaam; bij het schoolwerk, dan is de kans dat ^f_hijzij_bo_kind3; naar de universiteit gaat groter.<text:line-break/></text:span><text:span text:style-name="T8">v4b_bokind3</text:span><text:span text:style-name="T6"> Als ik meer geld besteed aan onderwijsmateriaal (bv. boeken, educatieve spelletjes, bijles enz.) voor ^v1_bo_kind3.bonaam;, dan is de kans dat ^f_hijzij_bo_kind3; naar de universiteit gaat groter.<text:line-break/></text:span><text:span text:style-name="T8">v4c_bokind3</text:span><text:span text:style-name="T6"> Als ik meer tijd besteed aan het ondersteunen van ^v1_bo_kind3.bonaam; bij het schoolwerk, dan is de kans dat ^f_hijzij_bo_kind3; op ^f_zijnhaar_bo_kind3; 30</text:span><text:span text:style-name="T11">e</text:span><text:span text:style-name="T6"> een salaris zal verdienen dat boven modaal ligt groter.<text:line-break/></text:span><text:soft-page-break/><text:span text:style-name="T8">v4d_bokind3</text:span><text:span text:style-name="T6"> Als ik meer geld besteed aan onderwijsmateriaal (bv. boeken, educatieve spelletjes, bijles enz.) voor ^v1_bo_kind3.bonaam;, dan is de kans dat ^f_hijzij_bo_kind3; op ^f_zijnhaar_bo_kind3; 30</text:span><text:span text:style-name="T11">e</text:span><text:span text:style-name="T6"> een salaris zal verdienen dat boven modaal ligt groter.</text:span></text:p>
      <text:p text:style-name="P5"><text:span text:style-name="T10">Categories:</text:span></text:p>
      <table:table table:name="Table44" table:style-name="Table44">
        <table:table-column table:style-name="Table44.A"/>
        <table:table-column table:style-name="Table44.B"/>
        <table:table-row table:style-name="Table44.1">
          <table:table-cell table:style-name="Table44.A1" office:value-type="string">
            <text:p text:style-name="P5"><text:span text:style-name="T10">1. </text:span></text:p>
          </table:table-cell>
          <table:table-cell table:style-name="Table44.B1" office:value-type="string">
            <text:p text:style-name="P5"><text:span text:style-name="T3">Helemaal oneens</text:span></text:p>
          </table:table-cell>
        </table:table-row>
        <table:table-row table:style-name="Table44.1">
          <table:table-cell table:style-name="Table44.A1" office:value-type="string">
            <text:p text:style-name="P5"><text:span text:style-name="T10">2. </text:span></text:p>
          </table:table-cell>
          <table:table-cell table:style-name="Table44.B1" office:value-type="string">
            <text:p text:style-name="P5"><text:span text:style-name="T3">Oneens</text:span></text:p>
          </table:table-cell>
        </table:table-row>
        <table:table-row table:style-name="Table44.1">
          <table:table-cell table:style-name="Table44.A1" office:value-type="string">
            <text:p text:style-name="P5"><text:span text:style-name="T10">3. </text:span></text:p>
          </table:table-cell>
          <table:table-cell table:style-name="Table44.B1" office:value-type="string">
            <text:p text:style-name="P5"><text:span text:style-name="T3">Niet oneens/niet eens</text:span></text:p>
          </table:table-cell>
        </table:table-row>
        <table:table-row table:style-name="Table44.1">
          <table:table-cell table:style-name="Table44.A1" office:value-type="string">
            <text:p text:style-name="P5"><text:span text:style-name="T10">4. </text:span></text:p>
          </table:table-cell>
          <table:table-cell table:style-name="Table44.B1" office:value-type="string">
            <text:p text:style-name="P5"><text:span text:style-name="T3">Eens</text:span></text:p>
          </table:table-cell>
        </table:table-row>
        <table:table-row table:style-name="Table44.1">
          <table:table-cell table:style-name="Table44.A1" office:value-type="string">
            <text:p text:style-name="P5"><text:span text:style-name="T10">5. </text:span></text:p>
          </table:table-cell>
          <table:table-cell table:style-name="Table44.B1" office:value-type="string">
            <text:p text:style-name="P5"><text:span text:style-name="T3">Helemaal eens</text:span></text:p>
          </table:table-cell>
        </table:table-row>
      </table:table>
      <text:p text:style-name="P5"><draw:rect text:anchor-type="as-char" style:rel-width="100%" draw:z-index="58" draw:style-name="gr1" draw:text-style-name="P28" svg:width="0.0012in" svg:height="0.0213in"><text:p/></draw:rect></text:p>
      <text:p text:style-name="P5"><text:span text:style-name="T5">Page 59</text:span></text:p>
      <text:h text:style-name="P1" text:outline-level="2"><text:span text:style-name="T8">v5_bokind3</text:span></text:h>
      <text:p text:style-name="P5"><text:span text:style-name="T6">Tot slot nog een paar vragen. We willen graag weten wat, volgens u, de invloed is van het sluiten van de school (op 16 maart) op </text:span><text:span text:style-name="T8">^v1_bo_kind3.bonaam;</text:span><text:span text:style-name="T6"> als het gaat om:</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5a_bokind3</text:span><text:span text:style-name="T6"> ^f_zijnhaar_bo_kind3; mentale gezondheid dit jaar<text:line-break/></text:span><text:span text:style-name="T8">v5b_bokind3</text:span><text:span text:style-name="T6"> vriendschappen van ^v1_bo_kind3.bonaam; dit jaar<text:line-break/></text:span><text:span text:style-name="T8">v5c_bokind3</text:span><text:span text:style-name="T6"> schoolcijfers voor het vak Nederlands in het komende schooljaar in verhouding tot andere leerlingen uit de klas<text:line-break/></text:span><text:span text:style-name="T8">v5d_bokind3</text:span><text:span text:style-name="T6"> schoolcijfers voor het vak rekenen in het komende jaar in verhouding tot andere leerlingen uit de klas<text:line-break/></text:span><text:span text:style-name="T8">v5e_bokind3</text:span><text:span text:style-name="T6"> ^f_zijnhaar_bo_kind3; kans om naar de universiteit te gaan<text:line-break/></text:span><text:span text:style-name="T8">v5f_bokind3</text:span><text:span text:style-name="T6"> ^f_zijnhaar_bo_kind3; carrière op de lange termijn</text:span></text:p>
      <text:p text:style-name="P5"><text:span text:style-name="T10">Categories:</text:span></text:p>
      <table:table table:name="Table45" table:style-name="Table45">
        <table:table-column table:style-name="Table45.A"/>
        <table:table-column table:style-name="Table45.B"/>
        <table:table-row table:style-name="Table45.1">
          <table:table-cell table:style-name="Table45.A1" office:value-type="string">
            <text:p text:style-name="P5"><text:span text:style-name="T10">1. </text:span></text:p>
          </table:table-cell>
          <table:table-cell table:style-name="Table45.B1" office:value-type="string">
            <text:p text:style-name="P5"><text:span text:style-name="T3">Zeer negatieve invloed</text:span></text:p>
          </table:table-cell>
        </table:table-row>
        <table:table-row table:style-name="Table45.1">
          <table:table-cell table:style-name="Table45.A1" office:value-type="string">
            <text:p text:style-name="P5"><text:span text:style-name="T10">2. </text:span></text:p>
          </table:table-cell>
          <table:table-cell table:style-name="Table45.B1" office:value-type="string">
            <text:p text:style-name="P5"><text:span text:style-name="T3">Negatieve invloed</text:span></text:p>
          </table:table-cell>
        </table:table-row>
        <table:table-row table:style-name="Table45.1">
          <table:table-cell table:style-name="Table45.A1" office:value-type="string">
            <text:p text:style-name="P5"><text:span text:style-name="T10">3. </text:span></text:p>
          </table:table-cell>
          <table:table-cell table:style-name="Table45.B1" office:value-type="string">
            <text:p text:style-name="P5"><text:span text:style-name="T3">Geen invloed</text:span></text:p>
          </table:table-cell>
        </table:table-row>
        <table:table-row table:style-name="Table45.1">
          <table:table-cell table:style-name="Table45.A1" office:value-type="string">
            <text:p text:style-name="P5"><text:span text:style-name="T10">4. </text:span></text:p>
          </table:table-cell>
          <table:table-cell table:style-name="Table45.B1" office:value-type="string">
            <text:p text:style-name="P5"><text:span text:style-name="T3">Positieve invloed</text:span></text:p>
          </table:table-cell>
        </table:table-row>
        <table:table-row table:style-name="Table45.1">
          <table:table-cell table:style-name="Table45.A1" office:value-type="string">
            <text:p text:style-name="P5"><text:span text:style-name="T10">5. </text:span></text:p>
          </table:table-cell>
          <table:table-cell table:style-name="Table45.B1" office:value-type="string">
            <text:p text:style-name="P5"><text:span text:style-name="T3">Zeer positieve invloed</text:span></text:p>
          </table:table-cell>
        </table:table-row>
        <table:table-row table:style-name="Table45.1">
          <table:table-cell table:style-name="Table45.A1" office:value-type="string">
            <text:p text:style-name="P5"><text:span text:style-name="T10">6. </text:span></text:p>
          </table:table-cell>
          <table:table-cell table:style-name="Table45.B1" office:value-type="string">
            <text:p text:style-name="P5"><text:span text:style-name="T3">Niet van toepassing</text:span></text:p>
          </table:table-cell>
        </table:table-row>
      </table:table>
      <text:p text:style-name="P5"><draw:rect text:anchor-type="as-char" style:rel-width="100%" draw:z-index="59" draw:style-name="gr1" draw:text-style-name="P28" svg:width="0.0012in" svg:height="0.0213in"><text:p/></draw:rect></text:p>
      <text:p text:style-name="P5"><text:span text:style-name="T5">Page 60</text:span></text:p>
      <text:h text:style-name="P1" text:outline-level="2"><text:span text:style-name="T8">v6_bokind3</text:span></text:h>
      <text:p text:style-name="P5"><text:span text:style-name="T6">Hoe gaan school en leerkrachten enerzijds en kinderen en ouders anderzijds met elkaar om en hoe is de communicatie met de school van </text:span><text:span text:style-name="T8">^v1_bo_kind3.bonaam;</text:span><text:span text:style-name="T6"> tijdens de periode dat de school gesloten is/was? Denkt u hierbij ook aan het uitwisselen van lesmateriaal.<text:line-break/><text:line-break/></text:span><text:span text:style-name="T5">Meerdere antwoorden mogelijk</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46" table:style-name="Table46">
        <table:table-column table:style-name="Table46.A"/>
        <table:table-column table:style-name="Table46.B"/>
        <table:table-row table:style-name="Table46.1">
          <table:table-cell table:style-name="Table46.A1" office:value-type="string">
            <text:p text:style-name="P5"><text:span text:style-name="T10">1. </text:span></text:p>
          </table:table-cell>
          <table:table-cell table:style-name="Table46.B1" office:value-type="string">
            <text:p text:style-name="P5"><text:span text:style-name="T6">Leerkracht(en) en leerling/ouders communiceerden en wisselden lesmateriaal via e-mail uit</text:span></text:p>
          </table:table-cell>
        </table:table-row>
        <table:table-row table:style-name="Table46.1">
          <table:table-cell table:style-name="Table46.A1" office:value-type="string">
            <text:p text:style-name="P5"><text:span text:style-name="T10">2. </text:span></text:p>
          </table:table-cell>
          <table:table-cell table:style-name="Table46.B1" office:value-type="string">
            <text:p text:style-name="P5"><text:span text:style-name="T6">Leerkracht(en) en leerling/ouders communiceerden telefonisch</text:span></text:p>
          </table:table-cell>
        </table:table-row>
        <table:table-row table:style-name="Table46.1">
          <table:table-cell table:style-name="Table46.A1" office:value-type="string">
            <text:p text:style-name="P5"><text:span text:style-name="T10">3. </text:span></text:p>
          </table:table-cell>
          <table:table-cell table:style-name="Table46.B1" office:value-type="string">
            <text:p text:style-name="P5"><text:span text:style-name="T6">Leerkracht(en) en leerling/ouders communiceerden en wisselden lesmateriaal via de post </text:span><text:soft-page-break/><text:span text:style-name="T6">uit</text:span></text:p>
          </table:table-cell>
        </table:table-row>
        <table:table-row table:style-name="Table46.1">
          <table:table-cell table:style-name="Table46.A1" office:value-type="string">
            <text:p text:style-name="P5"><text:span text:style-name="T10">4. </text:span></text:p>
          </table:table-cell>
          <table:table-cell table:style-name="Table46.B1" office:value-type="string">
            <text:p text:style-name="P5"><text:span text:style-name="T6">Leerkracht(en) en leerling/ouders communiceerden en wisselden lesmateriaal via Social media of Messenger (bv. </text:span><text:span text:style-name="T3">Whatsapp) uit</text:span></text:p>
          </table:table-cell>
        </table:table-row>
        <table:table-row table:style-name="Table46.1">
          <table:table-cell table:style-name="Table46.A1" office:value-type="string">
            <text:p text:style-name="P5"><text:span text:style-name="T10">5. </text:span></text:p>
          </table:table-cell>
          <table:table-cell table:style-name="Table46.B1" office:value-type="string">
            <text:p text:style-name="P5"><text:span text:style-name="T6">Leerkracht(en) en leerling/ouders communiceerden en wisselden lesmateriaal uit via een‘digitaal leren’ platform (forum, speciale software) op de website van de school</text:span></text:p>
          </table:table-cell>
        </table:table-row>
        <table:table-row table:style-name="Table46.1">
          <table:table-cell table:style-name="Table46.A1" office:value-type="string">
            <text:p text:style-name="P5"><text:span text:style-name="T10">6. </text:span></text:p>
          </table:table-cell>
          <table:table-cell table:style-name="Table46.B1" office:value-type="string">
            <text:p text:style-name="P5"><text:span text:style-name="T6">Lesmateriaal moest op school worden opgehaald</text:span></text:p>
          </table:table-cell>
        </table:table-row>
        <table:table-row table:style-name="Table46.1">
          <table:table-cell table:style-name="Table46.A1" office:value-type="string">
            <text:p text:style-name="P5"><text:span text:style-name="T10">7. </text:span></text:p>
          </table:table-cell>
          <table:table-cell table:style-name="Table46.B1" office:value-type="string">
            <text:p text:style-name="P5"><text:span text:style-name="T6">Er was geen communicatie tussen leerkracht(en) en leerling/ouders</text:span></text:p>
          </table:table-cell>
        </table:table-row>
        <table:table-row table:style-name="Table46.1">
          <table:table-cell table:style-name="Table46.A1" office:value-type="string">
            <text:p text:style-name="P5"><text:span text:style-name="T10">8. </text:span></text:p>
          </table:table-cell>
          <table:table-cell table:style-name="Table46.B1" office:value-type="string">
            <text:p text:style-name="P5"><text:span text:style-name="T6">Een andere manier van communicatie/uitwisseling, namelijk:</text:span></text:p>
          </table:table-cell>
        </table:table-row>
      </table:table>
      <text:h text:style-name="P1" text:outline-level="3"><text:span text:style-name="T2">v6_and_bokind3</text:span></text:h>
      <text:p text:style-name="P5"><text:span text:style-name="T10">Question type:</text:span><text:span text:style-name="T3"> Inline textfield attached to code 8 of question "v6_bokind3"</text:span></text:p>
      <text:p text:style-name="P5"><draw:rect text:anchor-type="as-char" style:rel-width="100%" draw:z-index="60" draw:style-name="gr1" draw:text-style-name="P28" svg:width="0.0012in" svg:height="0.0213in"><text:p/></draw:rect></text:p>
      <text:p text:style-name="P5"><text:span text:style-name="T5">Page 61</text:span></text:p>
      <text:h text:style-name="P1" text:outline-level="2"><text:span text:style-name="T8">v2_bokind4</text:span></text:h>
      <text:p text:style-name="P5"><text:span text:style-name="T6">Wat deed </text:span><text:span text:style-name="T8">^v1_bo_kind4.bonaam;</text:span><text:span text:style-name="T6"> in een normale week toen de school was gesloten vanwege het coronavirus, en hoe was dat in een normale week vóórdat de school werd gesloten op 16 maart?<text:line-break/><text:line-break/>Hoeveel uur besteedde ^f_hijzij_bo_kind4; aan de volgende activiteiten? </text:span></text:p>
      <text:list xml:id="list3404470377" text:style-name="WWNum4">
        <text:list-item>
          <text:p text:style-name="P11"><text:span text:style-name="T6">Als ^f_hijzij_bo_kind4; </text:span><text:span text:style-name="T5">geen</text:span><text:span text:style-name="T6"> tijd heeft besteed aan een bepaalde activiteit, vult u dan een </text:span><text:span text:style-name="T8">0</text:span><text:span text:style-name="T6"> in bij 'uren'.</text:span></text:p>
        </text:list-item>
        <text:list-item>
          <text:p text:style-name="P21"><text:span text:style-name="T6">Let op: u kunt alleen hele uren invullen.</text:span></text:p>
        </text:list-item>
      </text:list>
      <text:p text:style-name="P5"><text:span text:style-name="T6">Een week bestaat uit 168 uur. Wilt u de volledige 168 uur verdelen over de activiteiten. Onderin de tabel kunt u zien hoeveel uren er nog te verdelen zijn. U kunt de uren die u niet kwijt kunt bij de andere categorieën onder de categorie “overige activiteiten” zetten.</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2a_bokind4</text:span><text:span text:style-name="T6"> Op school / naschoolse opvang<text:line-break/></text:span><text:span text:style-name="T8">v2b_bokind4</text:span><text:span text:style-name="T6"> Bezig met televisie kijken, gamen, smartphone, laptop, computer enz. (digitale activiteiten)<text:line-break/></text:span><text:span text:style-name="T8">v2c_bokind4</text:span><text:span text:style-name="T6"> Bezig met leeractiviteiten, zoals zelf bezig zijn met school- en huiswerk, maar niet op school<text:line-break/></text:span><text:span text:style-name="T8">v2d_bokind4</text:span><text:span text:style-name="T6"> Bezig met leeractiviteiten, zoals school- en huiswerk, onder begeleiding van een volwassene (niet op school)<text:line-break/></text:span><text:span text:style-name="T8">v2e_bokind4</text:span><text:span text:style-name="T6"> Zelf boeken lezen (niet op school)<text:line-break/></text:span><text:span text:style-name="T8">v2f_bokind4</text:span><text:span text:style-name="T6"> Voorgelezen worden door een volwassene (niet op school)<text:line-break/></text:span><text:span text:style-name="T8">v2g_bokind4</text:span><text:span text:style-name="T6"> Zelf vrij spelen/andere activiteiten binnen- en buitenshuis (niet op school)<text:line-break/></text:span><text:span text:style-name="T8">v2h_bokind4</text:span><text:span text:style-name="T6"> Vrij spelen/andere activiteiten binnen- en buitenshuis onder toezicht van een volwassene (niet op school)<text:line-break/></text:span><text:span text:style-name="T8">v2i_bokind4</text:span><text:span text:style-name="T6"> Huishoudelijke klusjes/ zorgen voor jongere broers of zussen<text:line-break/></text:span><text:span text:style-name="T8">v2j_bokind4</text:span><text:span text:style-name="T6"> Slapen en rusten (bv. ook luieren, nadenken, ziek zijn enz.)<text:line-break/></text:span><text:span text:style-name="T8">v2k_bokind4</text:span><text:span text:style-name="T6"> Overige activiteiten (bv. eten, douchen, kletsen)<text:line-break/></text:span><text:span text:style-name="T8">v2l_bokind4</text:span><text:span text:style-name="T6"> </text:span><text:span text:style-name="T8">Nog te verdelen</text:span></text:p>
      <text:p text:style-name="P5"><text:span text:style-name="T10">Columns:</text:span><text:span text:style-name="T3"><text:line-break/></text:span><text:span text:style-name="T2">v2_col1_bokind4</text:span></text:p>
      <text:p text:style-name="P5"><text:span text:style-name="T10">Answer type:</text:span><text:span text:style-name="T3"> Integer</text:span></text:p>
      <text:p text:style-name="P5"><text:span text:style-name="T2">v2_col2_bokind4</text:span></text:p>
      <text:p text:style-name="P5"><text:soft-page-break/><text:span text:style-name="T10">Answer type:</text:span><text:span text:style-name="T3"> Integer</text:span></text:p>
      <text:h text:style-name="P1" text:outline-level="2"><text:span text:style-name="T2">v2_js_bokind4</text:span></text:h>
      <text:p text:style-name="P5"><text:span text:style-name="T3"> </text:span></text:p>
      <text:p text:style-name="P5"><text:span text:style-name="T10">Answer type:</text:span><text:span text:style-name="T3"> None</text:span></text:p>
      <text:p text:style-name="P5"><draw:rect text:anchor-type="as-char" style:rel-width="100%" draw:z-index="61" draw:style-name="gr1" draw:text-style-name="P28" svg:width="0.0012in" svg:height="0.0213in"><text:p/></draw:rect></text:p>
      <text:p text:style-name="P5"><text:span text:style-name="T5">Page 62</text:span></text:p>
      <text:h text:style-name="P1" text:outline-level="2"><text:span text:style-name="T8">v3_bokind4</text:span></text:h>
      <text:p text:style-name="P5"><text:span text:style-name="T6">Hoeveel hebt u uitgegeven aan de volgende zaken voor </text:span><text:span text:style-name="T8">^v1_bo_kind4.bonaam;</text:span><text:span text:style-name="T6"> in april (toen de school gesloten was) en in februari (voor de sluiting van de school)?<text:line-break/><text:line-break/></text:span><text:span text:style-name="T5">Vult u een bedrag in hele euro’s in. Als u het niet meer precies weet, geeft u dan een zo goed mogelijke schatting.</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3a_bokind4</text:span><text:span text:style-name="T6"> Boeken (ook e-boeken en luisterboeken, maar geen schoolboeken)<text:line-break/></text:span><text:span text:style-name="T8">v3b_bokind4</text:span><text:span text:style-name="T6"> Speelgoed met een educatief karakter<text:line-break/></text:span><text:span text:style-name="T8">v3c_bokind4</text:span><text:span text:style-name="T6"> Bijles (ook online)</text:span></text:p>
      <text:p text:style-name="P5"><text:span text:style-name="T10">Columns:</text:span><text:span text:style-name="T3"><text:line-break/></text:span><text:span text:style-name="T2">v3_col1_bokind4</text:span></text:p>
      <text:p text:style-name="P5"><text:span text:style-name="T10">Answer type:</text:span><text:span text:style-name="T3"> Integer</text:span></text:p>
      <text:p text:style-name="P5"><text:span text:style-name="T2">v3_col2_bokind4</text:span></text:p>
      <text:p text:style-name="P5"><text:span text:style-name="T10">Answer type:</text:span><text:span text:style-name="T3"> Integer</text:span></text:p>
      <text:p text:style-name="P5"><draw:rect text:anchor-type="as-char" style:rel-width="100%" draw:z-index="62" draw:style-name="gr1" draw:text-style-name="P28" svg:width="0.0012in" svg:height="0.0213in"><text:p/></draw:rect></text:p>
      <text:p text:style-name="P5"><text:span text:style-name="T5">Page 63</text:span></text:p>
      <text:h text:style-name="P1" text:outline-level="2"><text:span text:style-name="T8">v4_bokind4</text:span></text:h>
      <text:p text:style-name="P5"><text:span text:style-name="T6">We willen nu graag weten hoe belangrijk u het vindt dat ouders tijd en geld besteden om ervoor te zorgen dat kinderen op de langere termijn succes hebben.<text:line-break/><text:line-break/>Kijkt u goed naar de volgende uitspraken en geef voor </text:span><text:span text:style-name="T8">^v1_bo_kind4.bonaam;</text:span><text:span text:style-name="T6"> aan of u het ermee eens bent. Laat u de situatie dat de scholen zijn/waren gesloten vanwege het coronavirus buiten beschouwing.</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4a_bokind4</text:span><text:span text:style-name="T6"> Als ik meer tijd besteed aan het ondersteunen van ^v1_bo_kind4.bonaam; bij het schoolwerk, dan is de kans dat ^f_hijzij_bo_kind4; naar de universiteit gaat groter.<text:line-break/></text:span><text:span text:style-name="T8">v4b_bokind4</text:span><text:span text:style-name="T6"> Als ik meer geld besteed aan onderwijsmateriaal (bv. boeken, educatieve spelletjes, bijles enz.) voor ^v1_bo_kind4.bonaam;, dan is de kans dat ^f_hijzij_bo_kind4; naar de universiteit gaat groter.<text:line-break/></text:span><text:span text:style-name="T8">v4c_bokind4</text:span><text:span text:style-name="T6"> Als ik meer tijd besteed aan het ondersteunen van ^v1_bo_kind4.bonaam; bij het schoolwerk, dan is de kans dat ^f_hijzij_bo_kind4; op ^f_zijnhaar_bo_kind4; 30</text:span><text:span text:style-name="T11">e</text:span><text:span text:style-name="T6"> een salaris zal verdienen dat boven modaal ligt groter.<text:line-break/></text:span><text:span text:style-name="T8">v4d_bokind4</text:span><text:span text:style-name="T6"> Als ik meer geld besteed aan onderwijsmateriaal (bv. boeken, educatieve spelletjes, bijles enz.) voor ^v1_bo_kind4.bonaam;, dan is de kans dat ^f_hijzij_bo_kind4; op ^f_zijnhaar_bo_kind4; 30</text:span><text:span text:style-name="T11">e</text:span><text:span text:style-name="T6"> een salaris zal verdienen dat boven modaal ligt groter.</text:span></text:p>
      <text:p text:style-name="P5"><text:span text:style-name="T10">Categories:</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span text:style-name="T10">1. </text:span></text:p>
          </table:table-cell>
          <table:table-cell table:style-name="Table47.B1" office:value-type="string">
            <text:p text:style-name="P5"><text:span text:style-name="T3">Helemaal oneens</text:span></text:p>
          </table:table-cell>
        </table:table-row>
        <table:table-row table:style-name="Table47.1">
          <table:table-cell table:style-name="Table47.A1" office:value-type="string">
            <text:p text:style-name="P5"><text:span text:style-name="T10">2. </text:span></text:p>
          </table:table-cell>
          <table:table-cell table:style-name="Table47.B1" office:value-type="string">
            <text:p text:style-name="P5"><text:span text:style-name="T3">Oneens</text:span></text:p>
          </table:table-cell>
        </table:table-row>
        <table:table-row table:style-name="Table47.1">
          <table:table-cell table:style-name="Table47.A1" office:value-type="string">
            <text:p text:style-name="P5"><text:span text:style-name="T10">3. </text:span></text:p>
          </table:table-cell>
          <table:table-cell table:style-name="Table47.B1" office:value-type="string">
            <text:p text:style-name="P5"><text:span text:style-name="T3">Niet oneens/niet eens</text:span></text:p>
          </table:table-cell>
        </table:table-row>
        <table:table-row table:style-name="Table47.1">
          <table:table-cell table:style-name="Table47.A1" office:value-type="string">
            <text:p text:style-name="P5"><text:span text:style-name="T10">4. </text:span></text:p>
          </table:table-cell>
          <table:table-cell table:style-name="Table47.B1" office:value-type="string">
            <text:p text:style-name="P5"><text:span text:style-name="T3">Eens</text:span></text:p>
          </table:table-cell>
        </table:table-row>
        <table:table-row table:style-name="Table47.1">
          <table:table-cell table:style-name="Table47.A1" office:value-type="string">
            <text:p text:style-name="P5"><text:span text:style-name="T10">5. </text:span></text:p>
          </table:table-cell>
          <table:table-cell table:style-name="Table47.B1" office:value-type="string">
            <text:p text:style-name="P5"><text:span text:style-name="T3">Helemaal eens</text:span></text:p>
          </table:table-cell>
        </table:table-row>
      </table:table>
      <text:p text:style-name="P5"><draw:rect text:anchor-type="as-char" style:rel-width="100%" draw:z-index="63" draw:style-name="gr1" draw:text-style-name="P28" svg:width="0.0012in" svg:height="0.0213in"><text:p/></draw:rect></text:p>
      <text:p text:style-name="P5"><text:span text:style-name="T5">Page 64</text:span></text:p>
      <text:h text:style-name="P1" text:outline-level="2"><text:span text:style-name="T8">v5_bokind4</text:span></text:h>
      <text:p text:style-name="P5"><text:span text:style-name="T6">Tot slot nog een paar vragen. We willen graag weten wat, volgens u, de invloed is van het sluiten van de school (op 16 maart) op </text:span><text:span text:style-name="T8">^v1_bo_kind4.bonaam;</text:span><text:span text:style-name="T6"> als het gaat om:</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5a_bokind4</text:span><text:span text:style-name="T6"> ^f_zijnhaar_bo_kind4; mentale gezondheid dit jaar<text:line-break/></text:span><text:span text:style-name="T8">v5b_bokind4</text:span><text:span text:style-name="T6"> vriendschappen van ^v1_bo_kind4.bonaam; dit jaar<text:line-break/></text:span><text:span text:style-name="T8">v5c_bokind4</text:span><text:span text:style-name="T6"> schoolcijfers voor het vak Nederlands in het komende schooljaar in verhouding tot andere leerlingen uit de klas<text:line-break/></text:span><text:span text:style-name="T8">v5d_bokind4</text:span><text:span text:style-name="T6"> schoolcijfers voor het vak rekenen in het komende jaar in verhouding tot andere leerlingen uit de klas<text:line-break/></text:span><text:span text:style-name="T8">v5e_bokind4</text:span><text:span text:style-name="T6"> ^f_zijnhaar_bo_kind4; kans om naar de universiteit te gaan<text:line-break/></text:span><text:span text:style-name="T8">v5f_bokind4</text:span><text:span text:style-name="T6"> ^f_zijnhaar_bo_kind4; carrière op de lange termijn</text:span></text:p>
      <text:p text:style-name="P5"><text:span text:style-name="T10">Categories:</text:span></text:p>
      <table:table table:name="Table48" table:style-name="Table48">
        <table:table-column table:style-name="Table48.A"/>
        <table:table-column table:style-name="Table48.B"/>
        <table:table-row table:style-name="Table48.1">
          <table:table-cell table:style-name="Table48.A1" office:value-type="string">
            <text:p text:style-name="P5"><text:span text:style-name="T10">1. </text:span></text:p>
          </table:table-cell>
          <table:table-cell table:style-name="Table48.B1" office:value-type="string">
            <text:p text:style-name="P5"><text:span text:style-name="T3">Zeer negatieve invloed</text:span></text:p>
          </table:table-cell>
        </table:table-row>
        <table:table-row table:style-name="Table48.1">
          <table:table-cell table:style-name="Table48.A1" office:value-type="string">
            <text:p text:style-name="P5"><text:span text:style-name="T10">2. </text:span></text:p>
          </table:table-cell>
          <table:table-cell table:style-name="Table48.B1" office:value-type="string">
            <text:p text:style-name="P5"><text:span text:style-name="T3">Negatieve invloed</text:span></text:p>
          </table:table-cell>
        </table:table-row>
        <table:table-row table:style-name="Table48.1">
          <table:table-cell table:style-name="Table48.A1" office:value-type="string">
            <text:p text:style-name="P5"><text:span text:style-name="T10">3. </text:span></text:p>
          </table:table-cell>
          <table:table-cell table:style-name="Table48.B1" office:value-type="string">
            <text:p text:style-name="P5"><text:span text:style-name="T3">Geen invloed</text:span></text:p>
          </table:table-cell>
        </table:table-row>
        <table:table-row table:style-name="Table48.1">
          <table:table-cell table:style-name="Table48.A1" office:value-type="string">
            <text:p text:style-name="P5"><text:span text:style-name="T10">4. </text:span></text:p>
          </table:table-cell>
          <table:table-cell table:style-name="Table48.B1" office:value-type="string">
            <text:p text:style-name="P5"><text:span text:style-name="T3">Positieve invloed</text:span></text:p>
          </table:table-cell>
        </table:table-row>
        <table:table-row table:style-name="Table48.1">
          <table:table-cell table:style-name="Table48.A1" office:value-type="string">
            <text:p text:style-name="P5"><text:span text:style-name="T10">5. </text:span></text:p>
          </table:table-cell>
          <table:table-cell table:style-name="Table48.B1" office:value-type="string">
            <text:p text:style-name="P5"><text:span text:style-name="T3">Zeer positieve invloed</text:span></text:p>
          </table:table-cell>
        </table:table-row>
        <table:table-row table:style-name="Table48.1">
          <table:table-cell table:style-name="Table48.A1" office:value-type="string">
            <text:p text:style-name="P5"><text:span text:style-name="T10">6. </text:span></text:p>
          </table:table-cell>
          <table:table-cell table:style-name="Table48.B1" office:value-type="string">
            <text:p text:style-name="P5"><text:span text:style-name="T3">Niet van toepassing</text:span></text:p>
          </table:table-cell>
        </table:table-row>
      </table:table>
      <text:p text:style-name="P5"><draw:rect text:anchor-type="as-char" style:rel-width="100%" draw:z-index="64" draw:style-name="gr1" draw:text-style-name="P28" svg:width="0.0012in" svg:height="0.0213in"><text:p/></draw:rect></text:p>
      <text:p text:style-name="P5"><text:span text:style-name="T5">Page 65</text:span></text:p>
      <text:h text:style-name="P1" text:outline-level="2"><text:span text:style-name="T8">v6_bokind4</text:span></text:h>
      <text:p text:style-name="P5"><text:span text:style-name="T6">Hoe gaan school en leerkrachten enerzijds en kinderen en ouders anderzijds met elkaar om en hoe is de communicatie met de school van </text:span><text:span text:style-name="T8">^v1_bo_kind4.bonaam;</text:span><text:span text:style-name="T6"> tijdens de periode dat de school gesloten is/was? Denkt u hierbij ook aan het uitwisselen van lesmateriaal.<text:line-break/><text:line-break/></text:span><text:span text:style-name="T5">Meerdere antwoorden mogelijk</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49" table:style-name="Table49">
        <table:table-column table:style-name="Table49.A"/>
        <table:table-column table:style-name="Table49.B"/>
        <table:table-row table:style-name="Table49.1">
          <table:table-cell table:style-name="Table49.A1" office:value-type="string">
            <text:p text:style-name="P5"><text:span text:style-name="T10">1. </text:span></text:p>
          </table:table-cell>
          <table:table-cell table:style-name="Table49.B1" office:value-type="string">
            <text:p text:style-name="P5"><text:span text:style-name="T6">Leerkracht(en) en leerling/ouders communiceerden en wisselden lesmateriaal via e-mail uit</text:span></text:p>
          </table:table-cell>
        </table:table-row>
        <table:table-row table:style-name="Table49.1">
          <table:table-cell table:style-name="Table49.A1" office:value-type="string">
            <text:p text:style-name="P5"><text:span text:style-name="T10">2. </text:span></text:p>
          </table:table-cell>
          <table:table-cell table:style-name="Table49.B1" office:value-type="string">
            <text:p text:style-name="P5"><text:span text:style-name="T6">Leerkracht(en) en leerling/ouders communiceerden telefonisch</text:span></text:p>
          </table:table-cell>
        </table:table-row>
        <table:table-row table:style-name="Table49.1">
          <table:table-cell table:style-name="Table49.A1" office:value-type="string">
            <text:p text:style-name="P5"><text:span text:style-name="T10">3. </text:span></text:p>
          </table:table-cell>
          <table:table-cell table:style-name="Table49.B1" office:value-type="string">
            <text:p text:style-name="P5"><text:span text:style-name="T6">Leerkracht(en) en leerling/ouders communiceerden en wisselden lesmateriaal via de post uit</text:span></text:p>
          </table:table-cell>
        </table:table-row>
        <table:table-row table:style-name="Table49.1">
          <table:table-cell table:style-name="Table49.A1" office:value-type="string">
            <text:p text:style-name="P5"><text:span text:style-name="T10">4. </text:span></text:p>
          </table:table-cell>
          <table:table-cell table:style-name="Table49.B1" office:value-type="string">
            <text:p text:style-name="P5"><text:span text:style-name="T6">Leerkracht(en) en leerling/ouders communiceerden en wisselden lesmateriaal via Social media of Messenger (bv. </text:span><text:span text:style-name="T3">Whatsapp) uit</text:span></text:p>
          </table:table-cell>
        </table:table-row>
        <table:table-row table:style-name="Table49.1">
          <table:table-cell table:style-name="Table49.A1" office:value-type="string">
            <text:p text:style-name="P5"><text:span text:style-name="T10">5. </text:span></text:p>
          </table:table-cell>
          <table:table-cell table:style-name="Table49.B1" office:value-type="string">
            <text:p text:style-name="P5"><text:span text:style-name="T6">Leerkracht(en) en leerling/ouders communiceerden en wisselden lesmateriaal uit via </text:span><text:soft-page-break/><text:span text:style-name="T6">een‘digitaal leren’ platform (forum, speciale software) op de website van de school</text:span></text:p>
          </table:table-cell>
        </table:table-row>
        <table:table-row table:style-name="Table49.1">
          <table:table-cell table:style-name="Table49.A1" office:value-type="string">
            <text:p text:style-name="P5"><text:span text:style-name="T10">6. </text:span></text:p>
          </table:table-cell>
          <table:table-cell table:style-name="Table49.B1" office:value-type="string">
            <text:p text:style-name="P5"><text:span text:style-name="T6">Lesmateriaal moest op school worden opgehaald</text:span></text:p>
          </table:table-cell>
        </table:table-row>
        <table:table-row table:style-name="Table49.1">
          <table:table-cell table:style-name="Table49.A1" office:value-type="string">
            <text:p text:style-name="P5"><text:span text:style-name="T10">7. </text:span></text:p>
          </table:table-cell>
          <table:table-cell table:style-name="Table49.B1" office:value-type="string">
            <text:p text:style-name="P5"><text:span text:style-name="T6">Er was geen communicatie tussen leerkracht(en) en leerling/ouders</text:span></text:p>
          </table:table-cell>
        </table:table-row>
        <table:table-row table:style-name="Table49.1">
          <table:table-cell table:style-name="Table49.A1" office:value-type="string">
            <text:p text:style-name="P5"><text:span text:style-name="T10">8. </text:span></text:p>
          </table:table-cell>
          <table:table-cell table:style-name="Table49.B1" office:value-type="string">
            <text:p text:style-name="P5"><text:span text:style-name="T6">Een andere manier van communicatie/uitwisseling, namelijk:</text:span></text:p>
          </table:table-cell>
        </table:table-row>
      </table:table>
      <text:h text:style-name="P1" text:outline-level="3"><text:span text:style-name="T2">v6_and_bokind4</text:span></text:h>
      <text:p text:style-name="P5"><text:span text:style-name="T10">Question type:</text:span><text:span text:style-name="T3"> Inline textfield attached to code 8 of question "v6_bokind4"</text:span></text:p>
      <text:p text:style-name="P5"><draw:rect text:anchor-type="as-char" style:rel-width="100%" draw:z-index="65" draw:style-name="gr1" draw:text-style-name="P28" svg:width="0.0012in" svg:height="0.0213in"><text:p/></draw:rect></text:p>
      <text:p text:style-name="P5"><text:span text:style-name="T5">Page 66</text:span></text:p>
      <text:h text:style-name="P1" text:outline-level="2"><text:span text:style-name="T8">v2_bokind5</text:span></text:h>
      <text:p text:style-name="P5"><text:span text:style-name="T6">Wat deed </text:span><text:span text:style-name="T8">^v1_bo_kind5.bonaam;</text:span><text:span text:style-name="T6"> in een normale week toen de school was gesloten vanwege het coronavirus, en hoe was dat in een normale week vóórdat de school werd gesloten op 16 maart?<text:line-break/><text:line-break/>Hoeveel uur besteedde ^f_hijzij_bo_kind5; aan de volgende activiteiten? </text:span></text:p>
      <text:list xml:id="list2771953223" text:style-name="WWNum5">
        <text:list-item>
          <text:p text:style-name="P12"><text:span text:style-name="T6">Als ^f_hijzij_bo_kind5; </text:span><text:span text:style-name="T5">geen</text:span><text:span text:style-name="T6"> tijd heeft besteed aan een bepaalde activiteit, vult u dan een </text:span><text:span text:style-name="T8">0</text:span><text:span text:style-name="T6"> in bij 'uren'.</text:span></text:p>
        </text:list-item>
        <text:list-item>
          <text:p text:style-name="P22"><text:span text:style-name="T6">Let op: u kunt alleen hele uren invullen.</text:span></text:p>
        </text:list-item>
      </text:list>
      <text:p text:style-name="P5"><text:span text:style-name="T6">Een week bestaat uit 168 uur. Wilt u de volledige 168 uur verdelen over de activiteiten. Onderin de tabel kunt u zien hoeveel uren er nog te verdelen zijn. U kunt de uren die u niet kwijt kunt bij de andere categorieën onder de categorie “overige activiteiten” zetten.</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2a_bokind5</text:span><text:span text:style-name="T6"> Op school / naschoolse opvang<text:line-break/></text:span><text:span text:style-name="T8">v2b_bokind5</text:span><text:span text:style-name="T6"> Bezig met televisie kijken, gamen, smartphone, laptop, computer enz. (digitale activiteiten)<text:line-break/></text:span><text:span text:style-name="T8">v2c_bokind5</text:span><text:span text:style-name="T6"> Bezig met leeractiviteiten, zoals zelf bezig zijn met school- en huiswerk, maar niet op school<text:line-break/></text:span><text:span text:style-name="T8">v2d_bokind5</text:span><text:span text:style-name="T6"> Bezig met leeractiviteiten, zoals school- en huiswerk, onder begeleiding van een volwassene (niet op school)<text:line-break/></text:span><text:span text:style-name="T8">v2e_bokind5</text:span><text:span text:style-name="T6"> Zelf boeken lezen (niet op school)<text:line-break/></text:span><text:span text:style-name="T8">v2f_bokind5</text:span><text:span text:style-name="T6"> Voorgelezen worden door een volwassene (niet op school)<text:line-break/></text:span><text:span text:style-name="T8">v2g_bokind5</text:span><text:span text:style-name="T6"> Zelf vrij spelen/andere activiteiten binnen- en buitenshuis (niet op school)<text:line-break/></text:span><text:span text:style-name="T8">v2h_bokind5</text:span><text:span text:style-name="T6"> Vrij spelen/andere activiteiten binnen- en buitenshuis onder toezicht van een volwassene (niet op school)<text:line-break/></text:span><text:span text:style-name="T8">v2i_bokind5</text:span><text:span text:style-name="T6"> Huishoudelijke klusjes/ zorgen voor jongere broers of zussen<text:line-break/></text:span><text:span text:style-name="T8">v2j_bokind5</text:span><text:span text:style-name="T6"> Slapen en rusten (bv. ook luieren, nadenken, ziek zijn enz.)<text:line-break/></text:span><text:span text:style-name="T8">v2k_bokind5</text:span><text:span text:style-name="T6"> Overige activiteiten (bv. eten, douchen, kletsen)<text:line-break/></text:span><text:span text:style-name="T8">v2l_bokind5</text:span><text:span text:style-name="T6"> </text:span><text:span text:style-name="T8">Nog te verdelen</text:span></text:p>
      <text:p text:style-name="P5"><text:span text:style-name="T10">Columns:</text:span><text:span text:style-name="T3"><text:line-break/></text:span><text:span text:style-name="T2">v2_col1_bokind5</text:span></text:p>
      <text:p text:style-name="P5"><text:span text:style-name="T10">Answer type:</text:span><text:span text:style-name="T3"> Integer</text:span></text:p>
      <text:p text:style-name="P5"><text:span text:style-name="T2">v2_col2_bokind5</text:span></text:p>
      <text:p text:style-name="P5"><text:span text:style-name="T10">Answer type:</text:span><text:span text:style-name="T3"> Integer</text:span></text:p>
      <text:h text:style-name="P1" text:outline-level="2"><text:span text:style-name="T2">v2_js_bokind5</text:span></text:h>
      <text:p text:style-name="P5"><text:soft-page-break/><text:span text:style-name="T3"> </text:span></text:p>
      <text:p text:style-name="P5"><text:span text:style-name="T10">Answer type:</text:span><text:span text:style-name="T3"> None</text:span></text:p>
      <text:p text:style-name="P5"><draw:rect text:anchor-type="as-char" style:rel-width="100%" draw:z-index="66" draw:style-name="gr1" draw:text-style-name="P28" svg:width="0.0012in" svg:height="0.0213in"><text:p/></draw:rect></text:p>
      <text:p text:style-name="P5"><text:span text:style-name="T5">Page 67</text:span></text:p>
      <text:h text:style-name="P1" text:outline-level="2"><text:span text:style-name="T8">v3_bokind5</text:span></text:h>
      <text:p text:style-name="P5"><text:span text:style-name="T6">Hoeveel hebt u uitgegeven aan de volgende zaken voor </text:span><text:span text:style-name="T8">^v1_bo_kind5.bonaam;</text:span><text:span text:style-name="T6"> in april (toen de school gesloten was) en in februari (voor de sluiting van de school)?<text:line-break/><text:line-break/></text:span><text:span text:style-name="T5">Vult u een bedrag in hele euro’s in. Als u het niet meer precies weet, geeft u dan een zo goed mogelijke schatting.</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3a_bokind5</text:span><text:span text:style-name="T6"> Boeken (ook e-boeken en luisterboeken, maar geen schoolboeken)<text:line-break/></text:span><text:span text:style-name="T8">v3b_bokind5</text:span><text:span text:style-name="T6"> Speelgoed met een educatief karakter<text:line-break/></text:span><text:span text:style-name="T8">v3c_bokind5</text:span><text:span text:style-name="T6"> Bijles (ook online)</text:span></text:p>
      <text:p text:style-name="P5"><text:span text:style-name="T10">Columns:</text:span><text:span text:style-name="T3"><text:line-break/></text:span><text:span text:style-name="T2">v3_col1_bokind5</text:span></text:p>
      <text:p text:style-name="P5"><text:span text:style-name="T10">Answer type:</text:span><text:span text:style-name="T3"> Integer</text:span></text:p>
      <text:p text:style-name="P5"><text:span text:style-name="T2">v3_col2_bokind5</text:span></text:p>
      <text:p text:style-name="P5"><text:span text:style-name="T10">Answer type:</text:span><text:span text:style-name="T3"> Integer</text:span></text:p>
      <text:p text:style-name="P5"><draw:rect text:anchor-type="as-char" style:rel-width="100%" draw:z-index="67" draw:style-name="gr1" draw:text-style-name="P28" svg:width="0.0012in" svg:height="0.0213in"><text:p/></draw:rect></text:p>
      <text:p text:style-name="P5"><text:span text:style-name="T5">Page 68</text:span></text:p>
      <text:h text:style-name="P1" text:outline-level="2"><text:span text:style-name="T8">v4_bokind5</text:span></text:h>
      <text:p text:style-name="P5"><text:span text:style-name="T6">We willen nu graag weten hoe belangrijk u het vindt dat ouders tijd en geld besteden om ervoor te zorgen dat kinderen op de langere termijn succes hebben.<text:line-break/><text:line-break/>Kijkt u goed naar de volgende uitspraken en geef voor </text:span><text:span text:style-name="T8">^v1_bo_kind5.bonaam;</text:span><text:span text:style-name="T6"> aan of u het ermee eens bent. Laat u de situatie dat de scholen zijn/waren gesloten vanwege het coronavirus buiten beschouwing.</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4a_bokind5</text:span><text:span text:style-name="T6"> Als ik meer tijd besteed aan het ondersteunen van ^v1_bo_kind5.bonaam; bij het schoolwerk, dan is de kans dat ^f_hijzij_bo_kind5; naar de universiteit gaat groter.<text:line-break/></text:span><text:span text:style-name="T8">v4b_bokind5</text:span><text:span text:style-name="T6"> Als ik meer geld besteed aan onderwijsmateriaal (bv. boeken, educatieve spelletjes, bijles enz.) voor ^v1_bo_kind5.bonaam;, dan is de kans dat ^f_hijzij_bo_kind5; naar de universiteit gaat groter.<text:line-break/></text:span><text:span text:style-name="T8">v4c_bokind5</text:span><text:span text:style-name="T6"> Als ik meer tijd besteed aan het ondersteunen van ^v1_bo_kind5.bonaam; bij het schoolwerk, dan is de kans dat ^f_hijzij_bo_kind5; op ^f_zijnhaar_bo_kind5; 30</text:span><text:span text:style-name="T11">e</text:span><text:span text:style-name="T6"> een salaris zal verdienen dat boven modaal ligt groter.<text:line-break/></text:span><text:span text:style-name="T8">v4d_bokind5</text:span><text:span text:style-name="T6"> Als ik meer geld besteed aan onderwijsmateriaal (bv. boeken, educatieve spelletjes, bijles enz.) voor ^v1_bo_kind5.bonaam;, dan is de kans dat ^f_hijzij_bo_kind5; op ^f_zijnhaar_bo_kind5; 30</text:span><text:span text:style-name="T11">e</text:span><text:span text:style-name="T6"> een salaris zal verdienen dat boven modaal ligt groter.</text:span></text:p>
      <text:p text:style-name="P5"><text:span text:style-name="T10">Categories:</text:span></text:p>
      <table:table table:name="Table50" table:style-name="Table50">
        <table:table-column table:style-name="Table50.A"/>
        <table:table-column table:style-name="Table50.B"/>
        <table:table-row table:style-name="Table50.1">
          <table:table-cell table:style-name="Table50.A1" office:value-type="string">
            <text:p text:style-name="P5"><text:span text:style-name="T10">1. </text:span></text:p>
          </table:table-cell>
          <table:table-cell table:style-name="Table50.B1" office:value-type="string">
            <text:p text:style-name="P5"><text:span text:style-name="T3">Helemaal oneens</text:span></text:p>
          </table:table-cell>
        </table:table-row>
        <table:table-row table:style-name="Table50.1">
          <table:table-cell table:style-name="Table50.A1" office:value-type="string">
            <text:p text:style-name="P5"><text:span text:style-name="T10">2. </text:span></text:p>
          </table:table-cell>
          <table:table-cell table:style-name="Table50.B1" office:value-type="string">
            <text:p text:style-name="P5"><text:span text:style-name="T3">Oneens</text:span></text:p>
          </table:table-cell>
        </table:table-row>
        <table:table-row table:style-name="Table50.1">
          <table:table-cell table:style-name="Table50.A1" office:value-type="string">
            <text:p text:style-name="P5"><text:span text:style-name="T10">3. </text:span></text:p>
          </table:table-cell>
          <table:table-cell table:style-name="Table50.B1" office:value-type="string">
            <text:p text:style-name="P5"><text:span text:style-name="T3">Niet oneens/niet eens</text:span></text:p>
          </table:table-cell>
        </table:table-row>
        <table:table-row table:style-name="Table50.1">
          <table:table-cell table:style-name="Table50.A1" office:value-type="string">
            <text:p text:style-name="P5"><text:span text:style-name="T10">4. </text:span></text:p>
          </table:table-cell>
          <table:table-cell table:style-name="Table50.B1" office:value-type="string">
            <text:p text:style-name="P5"><text:span text:style-name="T3">Eens</text:span></text:p>
          </table:table-cell>
        </table:table-row>
        <text:soft-page-break/>
        <table:table-row table:style-name="Table50.1">
          <table:table-cell table:style-name="Table50.A1" office:value-type="string">
            <text:p text:style-name="P5"><text:span text:style-name="T10">5. </text:span></text:p>
          </table:table-cell>
          <table:table-cell table:style-name="Table50.B1" office:value-type="string">
            <text:p text:style-name="P5"><text:span text:style-name="T3">Helemaal eens</text:span></text:p>
          </table:table-cell>
        </table:table-row>
      </table:table>
      <text:p text:style-name="P5"><draw:rect text:anchor-type="as-char" style:rel-width="100%" draw:z-index="68" draw:style-name="gr1" draw:text-style-name="P28" svg:width="0.0012in" svg:height="0.0213in"><text:p/></draw:rect></text:p>
      <text:p text:style-name="P5"><text:span text:style-name="T5">Page 69</text:span></text:p>
      <text:h text:style-name="P1" text:outline-level="2"><text:span text:style-name="T8">v5_bokind5</text:span></text:h>
      <text:p text:style-name="P5"><text:span text:style-name="T6">Tot slot nog een paar vragen. We willen graag weten wat, volgens u, de invloed is van het sluiten van de school (op 16 maart) op </text:span><text:span text:style-name="T8">^v1_bo_kind5.bonaam;</text:span><text:span text:style-name="T6"> als het gaat om:</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5a_bokind5</text:span><text:span text:style-name="T6"> ^f_zijnhaar_bo_kind5; mentale gezondheid dit jaar<text:line-break/></text:span><text:span text:style-name="T8">v5b_bokind5</text:span><text:span text:style-name="T6"> vriendschappen van ^v1_bo_kind5.bonaam; dit jaar<text:line-break/></text:span><text:span text:style-name="T8">v5c_bokind5</text:span><text:span text:style-name="T6"> schoolcijfers voor het vak Nederlands in het komende schooljaar in verhouding tot andere leerlingen uit de klas<text:line-break/></text:span><text:span text:style-name="T8">v5d_bokind5</text:span><text:span text:style-name="T6"> schoolcijfers voor het vak rekenen in het komende jaar in verhouding tot andere leerlingen uit de klas<text:line-break/></text:span><text:span text:style-name="T8">v5e_bokind5</text:span><text:span text:style-name="T6"> ^f_zijnhaar_bo_kind5; kans om naar de universiteit te gaan<text:line-break/></text:span><text:span text:style-name="T8">v5f_bokind5</text:span><text:span text:style-name="T6"> ^f_zijnhaar_bo_kind5; carrière op de lange termijn</text:span></text:p>
      <text:p text:style-name="P5"><text:span text:style-name="T10">Categories:</text:span></text:p>
      <table:table table:name="Table51" table:style-name="Table51">
        <table:table-column table:style-name="Table51.A"/>
        <table:table-column table:style-name="Table51.B"/>
        <table:table-row table:style-name="Table51.1">
          <table:table-cell table:style-name="Table51.A1" office:value-type="string">
            <text:p text:style-name="P5"><text:span text:style-name="T10">1. </text:span></text:p>
          </table:table-cell>
          <table:table-cell table:style-name="Table51.B1" office:value-type="string">
            <text:p text:style-name="P5"><text:span text:style-name="T3">Zeer negatieve invloed</text:span></text:p>
          </table:table-cell>
        </table:table-row>
        <table:table-row table:style-name="Table51.1">
          <table:table-cell table:style-name="Table51.A1" office:value-type="string">
            <text:p text:style-name="P5"><text:span text:style-name="T10">2. </text:span></text:p>
          </table:table-cell>
          <table:table-cell table:style-name="Table51.B1" office:value-type="string">
            <text:p text:style-name="P5"><text:span text:style-name="T3">Negatieve invloed</text:span></text:p>
          </table:table-cell>
        </table:table-row>
        <table:table-row table:style-name="Table51.1">
          <table:table-cell table:style-name="Table51.A1" office:value-type="string">
            <text:p text:style-name="P5"><text:span text:style-name="T10">3. </text:span></text:p>
          </table:table-cell>
          <table:table-cell table:style-name="Table51.B1" office:value-type="string">
            <text:p text:style-name="P5"><text:span text:style-name="T3">Geen invloed</text:span></text:p>
          </table:table-cell>
        </table:table-row>
        <table:table-row table:style-name="Table51.1">
          <table:table-cell table:style-name="Table51.A1" office:value-type="string">
            <text:p text:style-name="P5"><text:span text:style-name="T10">4. </text:span></text:p>
          </table:table-cell>
          <table:table-cell table:style-name="Table51.B1" office:value-type="string">
            <text:p text:style-name="P5"><text:span text:style-name="T3">Positieve invloed</text:span></text:p>
          </table:table-cell>
        </table:table-row>
        <table:table-row table:style-name="Table51.1">
          <table:table-cell table:style-name="Table51.A1" office:value-type="string">
            <text:p text:style-name="P5"><text:span text:style-name="T10">5. </text:span></text:p>
          </table:table-cell>
          <table:table-cell table:style-name="Table51.B1" office:value-type="string">
            <text:p text:style-name="P5"><text:span text:style-name="T3">Zeer positieve invloed</text:span></text:p>
          </table:table-cell>
        </table:table-row>
        <table:table-row table:style-name="Table51.1">
          <table:table-cell table:style-name="Table51.A1" office:value-type="string">
            <text:p text:style-name="P5"><text:span text:style-name="T10">6. </text:span></text:p>
          </table:table-cell>
          <table:table-cell table:style-name="Table51.B1" office:value-type="string">
            <text:p text:style-name="P5"><text:span text:style-name="T3">Niet van toepassing</text:span></text:p>
          </table:table-cell>
        </table:table-row>
      </table:table>
      <text:p text:style-name="P5"><draw:rect text:anchor-type="as-char" style:rel-width="100%" draw:z-index="69" draw:style-name="gr1" draw:text-style-name="P28" svg:width="0.0012in" svg:height="0.0213in"><text:p/></draw:rect></text:p>
      <text:p text:style-name="P5"><text:span text:style-name="T5">Page 70</text:span></text:p>
      <text:h text:style-name="P1" text:outline-level="2"><text:span text:style-name="T8">v6_bokind5</text:span></text:h>
      <text:p text:style-name="P5"><text:span text:style-name="T6">Hoe gaan school en leerkrachten enerzijds en kinderen en ouders anderzijds met elkaar om en hoe is de communicatie met de school van </text:span><text:span text:style-name="T8">^v1_bo_kind5.bonaam;</text:span><text:span text:style-name="T6"> tijdens de periode dat de school gesloten is/was? Denkt u hierbij ook aan het uitwisselen van lesmateriaal.<text:line-break/><text:line-break/></text:span><text:span text:style-name="T5">Meerdere antwoorden mogelijk</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52" table:style-name="Table52">
        <table:table-column table:style-name="Table52.A"/>
        <table:table-column table:style-name="Table52.B"/>
        <table:table-row table:style-name="Table52.1">
          <table:table-cell table:style-name="Table52.A1" office:value-type="string">
            <text:p text:style-name="P5"><text:span text:style-name="T10">1. </text:span></text:p>
          </table:table-cell>
          <table:table-cell table:style-name="Table52.B1" office:value-type="string">
            <text:p text:style-name="P5"><text:span text:style-name="T6">Leerkracht(en) en leerling/ouders communiceerden en wisselden lesmateriaal via e-mail uit</text:span></text:p>
          </table:table-cell>
        </table:table-row>
        <table:table-row table:style-name="Table52.1">
          <table:table-cell table:style-name="Table52.A1" office:value-type="string">
            <text:p text:style-name="P5"><text:span text:style-name="T10">2. </text:span></text:p>
          </table:table-cell>
          <table:table-cell table:style-name="Table52.B1" office:value-type="string">
            <text:p text:style-name="P5"><text:span text:style-name="T6">Leerkracht(en) en leerling/ouders communiceerden telefonisch</text:span></text:p>
          </table:table-cell>
        </table:table-row>
        <table:table-row table:style-name="Table52.1">
          <table:table-cell table:style-name="Table52.A1" office:value-type="string">
            <text:p text:style-name="P5"><text:span text:style-name="T10">3. </text:span></text:p>
          </table:table-cell>
          <table:table-cell table:style-name="Table52.B1" office:value-type="string">
            <text:p text:style-name="P5"><text:span text:style-name="T6">Leerkracht(en) en leerling/ouders communiceerden en wisselden lesmateriaal via de post uit</text:span></text:p>
          </table:table-cell>
        </table:table-row>
        <table:table-row table:style-name="Table52.1">
          <table:table-cell table:style-name="Table52.A1" office:value-type="string">
            <text:p text:style-name="P5"><text:span text:style-name="T10">4. </text:span></text:p>
          </table:table-cell>
          <table:table-cell table:style-name="Table52.B1" office:value-type="string">
            <text:p text:style-name="P5"><text:span text:style-name="T6">Leerkracht(en) en leerling/ouders communiceerden en wisselden lesmateriaal via Social media of Messenger (bv. </text:span><text:span text:style-name="T3">Whatsapp) uit</text:span></text:p>
          </table:table-cell>
        </table:table-row>
        <table:table-row table:style-name="Table52.1">
          <table:table-cell table:style-name="Table52.A1" office:value-type="string">
            <text:p text:style-name="P5"><text:span text:style-name="T10">5. </text:span></text:p>
          </table:table-cell>
          <table:table-cell table:style-name="Table52.B1" office:value-type="string">
            <text:p text:style-name="P5"><text:span text:style-name="T6">Leerkracht(en) en leerling/ouders communiceerden en wisselden lesmateriaal uit via een‘digitaal leren’ platform (forum, speciale software) op de website van de school</text:span></text:p>
          </table:table-cell>
        </table:table-row>
        <table:table-row table:style-name="Table52.1">
          <table:table-cell table:style-name="Table52.A1" office:value-type="string">
            <text:p text:style-name="P5"><text:span text:style-name="T10">6. </text:span></text:p>
          </table:table-cell>
          <table:table-cell table:style-name="Table52.B1" office:value-type="string">
            <text:p text:style-name="P5"><text:span text:style-name="T6">Lesmateriaal moest op school worden opgehaald</text:span></text:p>
          </table:table-cell>
        </table:table-row>
        <table:table-row table:style-name="Table52.1">
          <table:table-cell table:style-name="Table52.A1" office:value-type="string">
            <text:p text:style-name="P5"><text:span text:style-name="T10">7. </text:span></text:p>
          </table:table-cell>
          <table:table-cell table:style-name="Table52.B1" office:value-type="string">
            <text:p text:style-name="P5"><text:span text:style-name="T6">Er was geen communicatie tussen leerkracht(en) en leerling/ouders</text:span></text:p>
          </table:table-cell>
        </table:table-row>
        <table:table-row table:style-name="Table52.1">
          <table:table-cell table:style-name="Table52.A1" office:value-type="string">
            <text:p text:style-name="P5"><text:span text:style-name="T10">8. </text:span></text:p>
          </table:table-cell>
          <table:table-cell table:style-name="Table52.B1" office:value-type="string">
            <text:p text:style-name="P5"><text:span text:style-name="T6">Een andere manier van communicatie/uitwisseling, namelijk:</text:span></text:p>
          </table:table-cell>
        </table:table-row>
      </table:table>
      <text:h text:style-name="P1" text:outline-level="3"><text:soft-page-break/><text:span text:style-name="T2">v6_and_bokind5</text:span></text:h>
      <text:p text:style-name="P5"><text:span text:style-name="T10">Question type:</text:span><text:span text:style-name="T3"> Inline textfield attached to code 8 of question "v6_bokind5"</text:span></text:p>
      <text:p text:style-name="P5"><draw:rect text:anchor-type="as-char" style:rel-width="100%" draw:z-index="70" draw:style-name="gr1" draw:text-style-name="P28" svg:width="0.0012in" svg:height="0.0213in"><text:p/></draw:rect></text:p>
      <text:p text:style-name="P5"><text:span text:style-name="T5">Page 71</text:span></text:p>
      <text:h text:style-name="P1" text:outline-level="2"><text:span text:style-name="T8">v2_vokind1</text:span></text:h>
      <text:p text:style-name="P5"><text:span text:style-name="T6">Wat deed </text:span><text:span text:style-name="T8">^v1_vo_kind1.vonaam;</text:span><text:span text:style-name="T6"> in een normale week toen de school was gesloten vanwege het coronavirus, en hoe was dat in een normale week vóórdat de school werd gesloten op 16 maart?<text:line-break/><text:line-break/>Hoeveel uur besteedde ^f_hijzij_vo_kind1; aan de volgende activiteiten? </text:span></text:p>
      <text:list xml:id="list3017502119" text:style-name="WWNum6">
        <text:list-item>
          <text:p text:style-name="P13"><text:span text:style-name="T6">Als ^f_hijzij_vo_kind1; </text:span><text:span text:style-name="T5">geen</text:span><text:span text:style-name="T6"> tijd heeft besteed aan een bepaalde activiteit, vult u dan een </text:span><text:span text:style-name="T8">0</text:span><text:span text:style-name="T6"> in bij 'uren'.</text:span></text:p>
        </text:list-item>
        <text:list-item>
          <text:p text:style-name="P23"><text:span text:style-name="T6">Let op: u kunt alleen hele uren invullen.</text:span></text:p>
        </text:list-item>
      </text:list>
      <text:p text:style-name="P5"><text:span text:style-name="T6">Een week bestaat uit 168 uur. Wilt u de volledige 168 uur verdelen over de activiteiten. Onderin de tabel kunt u zien hoeveel uren er nog te verdelen zijn. U kunt de uren die u niet kwijt kunt bij de andere categorieën onder de categorie “overige activiteiten” zetten.</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2a_vokind1</text:span><text:span text:style-name="T6"> Op school / naschoolse opvang<text:line-break/></text:span><text:span text:style-name="T8">v2b_vokind1</text:span><text:span text:style-name="T6"> Bezig met televisie kijken, gamen, smartphone, laptop, computer enz. (digitale activiteiten)<text:line-break/></text:span><text:span text:style-name="T8">v2c_vokind1</text:span><text:span text:style-name="T6"> Bezig met leeractiviteiten, zoals zelf bezig zijn met school- en huiswerk, maar niet op school<text:line-break/></text:span><text:span text:style-name="T8">v2d_vokind1</text:span><text:span text:style-name="T6"> Bezig met leeractiviteiten, zoals school- en huiswerk, onder begeleiding van een volwassene (niet op school)<text:line-break/></text:span><text:span text:style-name="T8">v2e_vokind1</text:span><text:span text:style-name="T6"> Zelf boeken lezen (niet op school)<text:line-break/></text:span><text:span text:style-name="T8">v2f_vokind1</text:span><text:span text:style-name="T6"> Voorgelezen worden door een volwassene (niet op school)<text:line-break/></text:span><text:span text:style-name="T8">v2g_vokind1</text:span><text:span text:style-name="T6"> Zelf vrij spelen/andere activiteiten binnen- en buitenshuis (niet op school)<text:line-break/></text:span><text:span text:style-name="T8">v2h_vokind1</text:span><text:span text:style-name="T6"> Vrij spelen/andere activiteiten binnen- en buitenshuis onder toezicht van een volwassene (niet op school)<text:line-break/></text:span><text:span text:style-name="T8">v2i_vokind1</text:span><text:span text:style-name="T6"> Huishoudelijke klusjes/ zorgen voor jongere broers of zussen<text:line-break/></text:span><text:span text:style-name="T8">v2j_vokind1</text:span><text:span text:style-name="T6"> Slapen en rusten (bv. ook luieren, nadenken, ziek zijn enz.)<text:line-break/></text:span><text:span text:style-name="T8">v2k_vokind1</text:span><text:span text:style-name="T6"> Overige activiteiten (bv. eten, douchen, kletsen)<text:line-break/></text:span><text:span text:style-name="T8">v2l_vokind1</text:span><text:span text:style-name="T6"> </text:span><text:span text:style-name="T8">Nog te verdelen</text:span></text:p>
      <text:p text:style-name="P5"><text:span text:style-name="T10">Columns:</text:span><text:span text:style-name="T3"><text:line-break/></text:span><text:span text:style-name="T2">v2_col1_vokind1</text:span></text:p>
      <text:p text:style-name="P5"><text:span text:style-name="T10">Answer type:</text:span><text:span text:style-name="T3"> Integer</text:span></text:p>
      <text:p text:style-name="P5"><text:span text:style-name="T2">v2_col2_vokind1</text:span></text:p>
      <text:p text:style-name="P5"><text:span text:style-name="T10">Answer type:</text:span><text:span text:style-name="T3"> Integer</text:span></text:p>
      <text:h text:style-name="P1" text:outline-level="2"><text:span text:style-name="T2">v2_js_vokind1</text:span></text:h>
      <text:p text:style-name="P5"><text:span text:style-name="T3"> </text:span></text:p>
      <text:p text:style-name="P5"><text:span text:style-name="T10">Answer type:</text:span><text:span text:style-name="T3"> None</text:span></text:p>
      <text:p text:style-name="P5"><draw:rect text:anchor-type="as-char" style:rel-width="100%" draw:z-index="71" draw:style-name="gr1" draw:text-style-name="P28" svg:width="0.0012in" svg:height="0.0213in"><text:p/></draw:rect></text:p>
      <text:p text:style-name="P5"><text:span text:style-name="T5">Page 72</text:span></text:p>
      <text:h text:style-name="P1" text:outline-level="2"><text:soft-page-break/><text:span text:style-name="T8">v3_vokind1</text:span></text:h>
      <text:p text:style-name="P5"><text:span text:style-name="T6">Hoeveel hebt u uitgegeven aan de volgende zaken voor </text:span><text:span text:style-name="T8">^v1_vo_kind1.vonaam;</text:span><text:span text:style-name="T6"> in april (toen de school gesloten was) en in februari (voor de sluiting van de school)?<text:line-break/><text:line-break/></text:span><text:span text:style-name="T5">Vult u een bedrag in hele euro’s in. Als u het niet meer precies weet, geeft u dan een zo goed mogelijke schatting.</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3a_vokind1</text:span><text:span text:style-name="T6"> Boeken (ook e-boeken en luisterboeken, maar geen schoolboeken)<text:line-break/></text:span><text:span text:style-name="T8">v3b_vokind1</text:span><text:span text:style-name="T6"> Speelgoed met een educatief karakter<text:line-break/></text:span><text:span text:style-name="T8">v3c_vokind1</text:span><text:span text:style-name="T6"> Bijles (ook online)</text:span></text:p>
      <text:p text:style-name="P5"><text:span text:style-name="T10">Columns:</text:span><text:span text:style-name="T3"><text:line-break/></text:span><text:span text:style-name="T2">v3_col1_vokind1</text:span></text:p>
      <text:p text:style-name="P5"><text:span text:style-name="T10">Answer type:</text:span><text:span text:style-name="T3"> Integer</text:span></text:p>
      <text:p text:style-name="P5"><text:span text:style-name="T2">v3_col2_vokind1</text:span></text:p>
      <text:p text:style-name="P5"><text:span text:style-name="T10">Answer type:</text:span><text:span text:style-name="T3"> Integer</text:span></text:p>
      <text:p text:style-name="P5"><draw:rect text:anchor-type="as-char" style:rel-width="100%" draw:z-index="72" draw:style-name="gr1" draw:text-style-name="P28" svg:width="0.0012in" svg:height="0.0213in"><text:p/></draw:rect></text:p>
      <text:p text:style-name="P5"><text:span text:style-name="T5">Page 73</text:span></text:p>
      <text:h text:style-name="P1" text:outline-level="2"><text:span text:style-name="T8">v4_vokind1</text:span></text:h>
      <text:p text:style-name="P5"><text:span text:style-name="T6">We willen nu graag weten hoe belangrijk u het vindt dat ouders tijd en geld besteden om ervoor te zorgen dat kinderen op de langere termijn succes hebben.<text:line-break/><text:line-break/>Kijkt u goed naar de volgende uitspraken en geef voor </text:span><text:span text:style-name="T8">^v1_vo_kind1.vonaam;</text:span><text:span text:style-name="T6"> aan of u het ermee eens bent. Laat u de situatie dat de scholen zijn/waren gesloten vanwege het coronavirus buiten beschouwing.</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4a_vokind1</text:span><text:span text:style-name="T6"> Als ik meer tijd besteed aan het ondersteunen van ^v1_vo_kind1.vonaam; bij het schoolwerk, dan is de kans dat ^f_hijzij_vo_kind1; naar de universiteit gaat groter.<text:line-break/></text:span><text:span text:style-name="T8">v4b_vokind1</text:span><text:span text:style-name="T6"> Als ik meer geld besteed aan onderwijsmateriaal (bv. boeken, educatieve spelletjes, bijles enz.) voor ^v1_vo_kind1.vonaam;, dan is de kans dat ^f_hijzij_vo_kind1; naar de universiteit gaat groter.<text:line-break/></text:span><text:span text:style-name="T8">v4c_vokind1</text:span><text:span text:style-name="T6"> Als ik meer tijd besteed aan het ondersteunen van ^v1_vo_kind1.vonaam; bij het schoolwerk, dan is de kans dat ^f_hijzij_vo_kind1; op ^f_zijnhaar_vo_kind1; 30</text:span><text:span text:style-name="T11">e</text:span><text:span text:style-name="T6"> een salaris zal verdienen dat boven modaal ligt groter.<text:line-break/></text:span><text:span text:style-name="T8">v4d_vokind1</text:span><text:span text:style-name="T6"> Als ik meer geld besteed aan onderwijsmateriaal (bv. boeken, educatieve spelletjes, bijles enz.) voor ^v1_vo_kind1.vonaam;, dan is de kans dat ^f_hijzij_vo_kind1; op ^f_zijnhaar_vo_kind1; 30</text:span><text:span text:style-name="T11">e</text:span><text:span text:style-name="T6"> een salaris zal verdienen dat boven modaal ligt groter.</text:span></text:p>
      <text:p text:style-name="P5"><text:span text:style-name="T10">Categories:</text:span></text:p>
      <table:table table:name="Table53" table:style-name="Table53">
        <table:table-column table:style-name="Table53.A"/>
        <table:table-column table:style-name="Table53.B"/>
        <table:table-row table:style-name="Table53.1">
          <table:table-cell table:style-name="Table53.A1" office:value-type="string">
            <text:p text:style-name="P5"><text:span text:style-name="T10">1. </text:span></text:p>
          </table:table-cell>
          <table:table-cell table:style-name="Table53.B1" office:value-type="string">
            <text:p text:style-name="P5"><text:span text:style-name="T3">Helemaal oneens</text:span></text:p>
          </table:table-cell>
        </table:table-row>
        <table:table-row table:style-name="Table53.1">
          <table:table-cell table:style-name="Table53.A1" office:value-type="string">
            <text:p text:style-name="P5"><text:span text:style-name="T10">2. </text:span></text:p>
          </table:table-cell>
          <table:table-cell table:style-name="Table53.B1" office:value-type="string">
            <text:p text:style-name="P5"><text:span text:style-name="T3">Oneens</text:span></text:p>
          </table:table-cell>
        </table:table-row>
        <table:table-row table:style-name="Table53.1">
          <table:table-cell table:style-name="Table53.A1" office:value-type="string">
            <text:p text:style-name="P5"><text:span text:style-name="T10">3. </text:span></text:p>
          </table:table-cell>
          <table:table-cell table:style-name="Table53.B1" office:value-type="string">
            <text:p text:style-name="P5"><text:span text:style-name="T3">Niet oneens/niet eens</text:span></text:p>
          </table:table-cell>
        </table:table-row>
        <table:table-row table:style-name="Table53.1">
          <table:table-cell table:style-name="Table53.A1" office:value-type="string">
            <text:p text:style-name="P5"><text:span text:style-name="T10">4. </text:span></text:p>
          </table:table-cell>
          <table:table-cell table:style-name="Table53.B1" office:value-type="string">
            <text:p text:style-name="P5"><text:span text:style-name="T3">Eens</text:span></text:p>
          </table:table-cell>
        </table:table-row>
        <table:table-row table:style-name="Table53.1">
          <table:table-cell table:style-name="Table53.A1" office:value-type="string">
            <text:p text:style-name="P5"><text:span text:style-name="T10">5. </text:span></text:p>
          </table:table-cell>
          <table:table-cell table:style-name="Table53.B1" office:value-type="string">
            <text:p text:style-name="P5"><text:span text:style-name="T3">Helemaal eens</text:span></text:p>
          </table:table-cell>
        </table:table-row>
      </table:table>
      <text:p text:style-name="P5"><draw:rect text:anchor-type="as-char" style:rel-width="100%" draw:z-index="73" draw:style-name="gr1" draw:text-style-name="P28" svg:width="0.0012in" svg:height="0.0213in"><text:p/></draw:rect></text:p>
      <text:p text:style-name="P5"><text:span text:style-name="T5">Page 74</text:span></text:p>
      <text:h text:style-name="P1" text:outline-level="2"><text:soft-page-break/><text:span text:style-name="T8">v5_vokind1</text:span></text:h>
      <text:p text:style-name="P5"><text:span text:style-name="T6">Tot slot nog een paar vragen. We willen graag weten wat, volgens u, de invloed is van het sluiten van de school (op 16 maart) op </text:span><text:span text:style-name="T8">^v1_vo_kind1.vonaam;</text:span><text:span text:style-name="T6"> als het gaat om:</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5a_vokind1</text:span><text:span text:style-name="T6"> ^f_zijnhaar_vo_kind1; mentale gezondheid dit jaar<text:line-break/></text:span><text:span text:style-name="T8">v5b_vokind1</text:span><text:span text:style-name="T6"> vriendschappen van ^v1_vo_kind1.vonaam; dit jaar<text:line-break/></text:span><text:span text:style-name="T8">v5c_vokind1</text:span><text:span text:style-name="T6"> schoolcijfers voor het vak Nederlands in het komende schooljaar in verhouding tot andere leerlingen uit de klas<text:line-break/></text:span><text:span text:style-name="T8">v5d_vokind1</text:span><text:span text:style-name="T6"> schoolcijfers voor het vak wiskunde in het komende jaar in verhouding tot andere leerlingen uit de klas<text:line-break/></text:span><text:span text:style-name="T8">v5e_vokind1</text:span><text:span text:style-name="T6"> ^f_zijnhaar_vo_kind1; kans om naar de universiteit te gaan<text:line-break/></text:span><text:span text:style-name="T8">v5f_vokind1</text:span><text:span text:style-name="T6"> ^f_zijnhaar_vo_kind1; carrière op de lange termijn</text:span></text:p>
      <text:p text:style-name="P5"><text:span text:style-name="T10">Categories:</text:span></text:p>
      <table:table table:name="Table54" table:style-name="Table54">
        <table:table-column table:style-name="Table54.A"/>
        <table:table-column table:style-name="Table54.B"/>
        <table:table-row table:style-name="Table54.1">
          <table:table-cell table:style-name="Table54.A1" office:value-type="string">
            <text:p text:style-name="P5"><text:span text:style-name="T10">1. </text:span></text:p>
          </table:table-cell>
          <table:table-cell table:style-name="Table54.B1" office:value-type="string">
            <text:p text:style-name="P5"><text:span text:style-name="T3">Zeer negatieve invloed</text:span></text:p>
          </table:table-cell>
        </table:table-row>
        <table:table-row table:style-name="Table54.1">
          <table:table-cell table:style-name="Table54.A1" office:value-type="string">
            <text:p text:style-name="P5"><text:span text:style-name="T10">2. </text:span></text:p>
          </table:table-cell>
          <table:table-cell table:style-name="Table54.B1" office:value-type="string">
            <text:p text:style-name="P5"><text:span text:style-name="T3">Negatieve invloed</text:span></text:p>
          </table:table-cell>
        </table:table-row>
        <table:table-row table:style-name="Table54.1">
          <table:table-cell table:style-name="Table54.A1" office:value-type="string">
            <text:p text:style-name="P5"><text:span text:style-name="T10">3. </text:span></text:p>
          </table:table-cell>
          <table:table-cell table:style-name="Table54.B1" office:value-type="string">
            <text:p text:style-name="P5"><text:span text:style-name="T3">Geen invloed</text:span></text:p>
          </table:table-cell>
        </table:table-row>
        <table:table-row table:style-name="Table54.1">
          <table:table-cell table:style-name="Table54.A1" office:value-type="string">
            <text:p text:style-name="P5"><text:span text:style-name="T10">4. </text:span></text:p>
          </table:table-cell>
          <table:table-cell table:style-name="Table54.B1" office:value-type="string">
            <text:p text:style-name="P5"><text:span text:style-name="T3">Positieve invloed</text:span></text:p>
          </table:table-cell>
        </table:table-row>
        <table:table-row table:style-name="Table54.1">
          <table:table-cell table:style-name="Table54.A1" office:value-type="string">
            <text:p text:style-name="P5"><text:span text:style-name="T10">5. </text:span></text:p>
          </table:table-cell>
          <table:table-cell table:style-name="Table54.B1" office:value-type="string">
            <text:p text:style-name="P5"><text:span text:style-name="T3">Zeer positieve invloed</text:span></text:p>
          </table:table-cell>
        </table:table-row>
        <table:table-row table:style-name="Table54.1">
          <table:table-cell table:style-name="Table54.A1" office:value-type="string">
            <text:p text:style-name="P5"><text:span text:style-name="T10">6. </text:span></text:p>
          </table:table-cell>
          <table:table-cell table:style-name="Table54.B1" office:value-type="string">
            <text:p text:style-name="P5"><text:span text:style-name="T3">Niet van toepassing</text:span></text:p>
          </table:table-cell>
        </table:table-row>
      </table:table>
      <text:p text:style-name="P5"><draw:rect text:anchor-type="as-char" style:rel-width="100%" draw:z-index="74" draw:style-name="gr1" draw:text-style-name="P28" svg:width="0.0012in" svg:height="0.0213in"><text:p/></draw:rect></text:p>
      <text:p text:style-name="P5"><text:span text:style-name="T5">Page 75</text:span></text:p>
      <text:h text:style-name="P1" text:outline-level="2"><text:span text:style-name="T8">v6_vokind1</text:span></text:h>
      <text:p text:style-name="P5"><text:span text:style-name="T6">Hoe gaan school en leerkrachten enerzijds en kinderen en ouders anderzijds met elkaar om en hoe is de communicatie met de school van </text:span><text:span text:style-name="T8">^v1_vo_kind1.vonaam;</text:span><text:span text:style-name="T6"> tijdens de periode dat de school gesloten is/was? Denkt u hierbij ook aan het uitwisselen van lesmateriaal.<text:line-break/><text:line-break/></text:span><text:span text:style-name="T5">Meerdere antwoorden mogelijk</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55" table:style-name="Table55">
        <table:table-column table:style-name="Table55.A"/>
        <table:table-column table:style-name="Table55.B"/>
        <table:table-row table:style-name="Table55.1">
          <table:table-cell table:style-name="Table55.A1" office:value-type="string">
            <text:p text:style-name="P5"><text:span text:style-name="T10">1. </text:span></text:p>
          </table:table-cell>
          <table:table-cell table:style-name="Table55.B1" office:value-type="string">
            <text:p text:style-name="P5"><text:span text:style-name="T6">Leerkracht(en) en leerling/ouders communiceerden en wisselden lesmateriaal via e-mail uit</text:span></text:p>
          </table:table-cell>
        </table:table-row>
        <table:table-row table:style-name="Table55.1">
          <table:table-cell table:style-name="Table55.A1" office:value-type="string">
            <text:p text:style-name="P5"><text:span text:style-name="T10">2. </text:span></text:p>
          </table:table-cell>
          <table:table-cell table:style-name="Table55.B1" office:value-type="string">
            <text:p text:style-name="P5"><text:span text:style-name="T6">Leerkracht(en) en leerling/ouders communiceerden telefonisch</text:span></text:p>
          </table:table-cell>
        </table:table-row>
        <table:table-row table:style-name="Table55.1">
          <table:table-cell table:style-name="Table55.A1" office:value-type="string">
            <text:p text:style-name="P5"><text:span text:style-name="T10">3. </text:span></text:p>
          </table:table-cell>
          <table:table-cell table:style-name="Table55.B1" office:value-type="string">
            <text:p text:style-name="P5"><text:span text:style-name="T6">Leerkracht(en) en leerling/ouders communiceerden en wisselden lesmateriaal via de post uit</text:span></text:p>
          </table:table-cell>
        </table:table-row>
        <table:table-row table:style-name="Table55.1">
          <table:table-cell table:style-name="Table55.A1" office:value-type="string">
            <text:p text:style-name="P5"><text:span text:style-name="T10">4. </text:span></text:p>
          </table:table-cell>
          <table:table-cell table:style-name="Table55.B1" office:value-type="string">
            <text:p text:style-name="P5"><text:span text:style-name="T6">Leerkracht(en) en leerling/ouders communiceerden en wisselden lesmateriaal via Social media of Messenger (bv. </text:span><text:span text:style-name="T3">Whatsapp) uit</text:span></text:p>
          </table:table-cell>
        </table:table-row>
        <table:table-row table:style-name="Table55.1">
          <table:table-cell table:style-name="Table55.A1" office:value-type="string">
            <text:p text:style-name="P5"><text:span text:style-name="T10">5. </text:span></text:p>
          </table:table-cell>
          <table:table-cell table:style-name="Table55.B1" office:value-type="string">
            <text:p text:style-name="P5"><text:span text:style-name="T6">Leerkracht(en) en leerling/ouders communiceerden en wisselden lesmateriaal uit via een‘digitaal leren’ platform (forum, speciale software) op de website van de school</text:span></text:p>
          </table:table-cell>
        </table:table-row>
        <table:table-row table:style-name="Table55.1">
          <table:table-cell table:style-name="Table55.A1" office:value-type="string">
            <text:p text:style-name="P5"><text:span text:style-name="T10">6. </text:span></text:p>
          </table:table-cell>
          <table:table-cell table:style-name="Table55.B1" office:value-type="string">
            <text:p text:style-name="P5"><text:span text:style-name="T6">Lesmateriaal moest op school worden opgehaald</text:span></text:p>
          </table:table-cell>
        </table:table-row>
        <table:table-row table:style-name="Table55.1">
          <table:table-cell table:style-name="Table55.A1" office:value-type="string">
            <text:p text:style-name="P5"><text:span text:style-name="T10">7. </text:span></text:p>
          </table:table-cell>
          <table:table-cell table:style-name="Table55.B1" office:value-type="string">
            <text:p text:style-name="P5"><text:span text:style-name="T6">Er was geen communicatie tussen leerkracht(en) en leerling/ouders</text:span></text:p>
          </table:table-cell>
        </table:table-row>
        <table:table-row table:style-name="Table55.1">
          <table:table-cell table:style-name="Table55.A1" office:value-type="string">
            <text:p text:style-name="P5"><text:span text:style-name="T10">8. </text:span></text:p>
          </table:table-cell>
          <table:table-cell table:style-name="Table55.B1" office:value-type="string">
            <text:p text:style-name="P5"><text:span text:style-name="T6">Een andere manier van communicatie/uitwisseling, namelijk:</text:span></text:p>
          </table:table-cell>
        </table:table-row>
      </table:table>
      <text:h text:style-name="P1" text:outline-level="3"><text:span text:style-name="T2">v6_and_vokind1</text:span></text:h>
      <text:p text:style-name="P5"><text:span text:style-name="T10">Question type:</text:span><text:span text:style-name="T3"> Inline textfield attached to code 8 of question "v6_vokind1"</text:span></text:p>
      <text:p text:style-name="P5"><text:soft-page-break/><draw:rect text:anchor-type="as-char" style:rel-width="100%" draw:z-index="75" draw:style-name="gr1" draw:text-style-name="P28" svg:width="0.0012in" svg:height="0.0213in"><text:p/></draw:rect></text:p>
      <text:p text:style-name="P5"><text:span text:style-name="T5">Page 76</text:span></text:p>
      <text:h text:style-name="P1" text:outline-level="2"><text:span text:style-name="T8">v2_vokind2</text:span></text:h>
      <text:p text:style-name="P5"><text:span text:style-name="T6">Wat deed </text:span><text:span text:style-name="T8">^v1_vo_kind2.vonaam;</text:span><text:span text:style-name="T6"> in een normale week toen de school was gesloten vanwege het coronavirus, en hoe was dat in een normale week vóórdat de school werd gesloten op 16 maart?<text:line-break/><text:line-break/>Hoeveel uur besteedde ^f_hijzij_vo_kind2; aan de volgende activiteiten? </text:span></text:p>
      <text:list xml:id="list620347176" text:style-name="WWNum7">
        <text:list-item>
          <text:p text:style-name="P14"><text:span text:style-name="T6">Als ^f_hijzij_vo_kind2; </text:span><text:span text:style-name="T5">geen</text:span><text:span text:style-name="T6"> tijd heeft besteed aan een bepaalde activiteit, vult u dan een </text:span><text:span text:style-name="T8">0</text:span><text:span text:style-name="T6"> in bij 'uren'.</text:span></text:p>
        </text:list-item>
        <text:list-item>
          <text:p text:style-name="P24"><text:span text:style-name="T6">Let op: u kunt alleen hele uren invullen.</text:span></text:p>
        </text:list-item>
      </text:list>
      <text:p text:style-name="P5"><text:span text:style-name="T6">Een week bestaat uit 168 uur. Wilt u de volledige 168 uur verdelen over de activiteiten. Onderin de tabel kunt u zien hoeveel uren er nog te verdelen zijn. U kunt de uren die u niet kwijt kunt bij de andere categorieën onder de categorie “overige activiteiten” zetten.</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2a_vokind2</text:span><text:span text:style-name="T6"> Op school / naschoolse opvang<text:line-break/></text:span><text:span text:style-name="T8">v2b_vokind2</text:span><text:span text:style-name="T6"> Bezig met televisie kijken, gamen, smartphone, laptop, computer enz. (digitale activiteiten)<text:line-break/></text:span><text:span text:style-name="T8">v2c_vokind2</text:span><text:span text:style-name="T6"> Bezig met leeractiviteiten, zoals zelf bezig zijn met school- en huiswerk, maar niet op school<text:line-break/></text:span><text:span text:style-name="T8">v2d_vokind2</text:span><text:span text:style-name="T6"> Bezig met leeractiviteiten, zoals school- en huiswerk, onder begeleiding van een volwassene (niet op school)<text:line-break/></text:span><text:span text:style-name="T8">v2e_vokind2</text:span><text:span text:style-name="T6"> Zelf boeken lezen (niet op school)<text:line-break/></text:span><text:span text:style-name="T8">v2f_vokind2</text:span><text:span text:style-name="T6"> Voorgelezen worden door een volwassene (niet op school)<text:line-break/></text:span><text:span text:style-name="T8">v2g_vokind2</text:span><text:span text:style-name="T6"> Zelf vrij spelen/andere activiteiten binnen- en buitenshuis (niet op school)<text:line-break/></text:span><text:span text:style-name="T8">v2h_vokind2</text:span><text:span text:style-name="T6"> Vrij spelen/andere activiteiten binnen- en buitenshuis onder toezicht van een volwassene (niet op school)<text:line-break/></text:span><text:span text:style-name="T8">v2i_vokind2</text:span><text:span text:style-name="T6"> Huishoudelijke klusjes/ zorgen voor jongere broers of zussen<text:line-break/></text:span><text:span text:style-name="T8">v2j_vokind2</text:span><text:span text:style-name="T6"> Slapen en rusten (bv. ook luieren, nadenken, ziek zijn enz.)<text:line-break/></text:span><text:span text:style-name="T8">v2k_vokind2</text:span><text:span text:style-name="T6"> Overige activiteiten (bv. eten, douchen, kletsen)<text:line-break/></text:span><text:span text:style-name="T8">v2l_vokind2</text:span><text:span text:style-name="T6"> </text:span><text:span text:style-name="T8">Nog te verdelen</text:span></text:p>
      <text:p text:style-name="P5"><text:span text:style-name="T10">Columns:</text:span><text:span text:style-name="T3"><text:line-break/></text:span><text:span text:style-name="T2">v2_col1_vokind2</text:span></text:p>
      <text:p text:style-name="P5"><text:span text:style-name="T10">Answer type:</text:span><text:span text:style-name="T3"> Integer</text:span></text:p>
      <text:p text:style-name="P5"><text:span text:style-name="T2">v2_col2_vokind2</text:span></text:p>
      <text:p text:style-name="P5"><text:span text:style-name="T10">Answer type:</text:span><text:span text:style-name="T3"> Integer</text:span></text:p>
      <text:h text:style-name="P1" text:outline-level="2"><text:span text:style-name="T2">v2_js_vokind2</text:span></text:h>
      <text:p text:style-name="P5"><text:span text:style-name="T3"> </text:span></text:p>
      <text:p text:style-name="P5"><text:span text:style-name="T10">Answer type:</text:span><text:span text:style-name="T3"> None</text:span></text:p>
      <text:p text:style-name="P5"><draw:rect text:anchor-type="as-char" style:rel-width="100%" draw:z-index="76" draw:style-name="gr1" draw:text-style-name="P28" svg:width="0.0012in" svg:height="0.0213in"><text:p/></draw:rect></text:p>
      <text:p text:style-name="P5"><text:span text:style-name="T5">Page 77</text:span></text:p>
      <text:h text:style-name="P1" text:outline-level="2"><text:span text:style-name="T8">v3_vokind2</text:span></text:h>
      <text:p text:style-name="P5"><text:soft-page-break/><text:span text:style-name="T6">Hoeveel hebt u uitgegeven aan de volgende zaken voor </text:span><text:span text:style-name="T8">^v1_vo_kind2.vonaam;</text:span><text:span text:style-name="T6"> in april (toen de school gesloten was) en in februari (voor de sluiting van de school)?<text:line-break/><text:line-break/></text:span><text:span text:style-name="T5">Vult u een bedrag in hele euro’s in. Als u het niet meer precies weet, geeft u dan een zo goed mogelijke schatting.</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3a_vokind2</text:span><text:span text:style-name="T6"> Boeken (ook e-boeken en luisterboeken, maar geen schoolboeken)<text:line-break/></text:span><text:span text:style-name="T8">v3b_vokind2</text:span><text:span text:style-name="T6"> Speelgoed met een educatief karakter<text:line-break/></text:span><text:span text:style-name="T8">v3c_vokind2</text:span><text:span text:style-name="T6"> Bijles (ook online)</text:span></text:p>
      <text:p text:style-name="P5"><text:span text:style-name="T10">Columns:</text:span><text:span text:style-name="T3"><text:line-break/></text:span><text:span text:style-name="T2">v3_col1_vokind2</text:span></text:p>
      <text:p text:style-name="P5"><text:span text:style-name="T10">Answer type:</text:span><text:span text:style-name="T3"> Integer</text:span></text:p>
      <text:p text:style-name="P5"><text:span text:style-name="T2">v3_col2_vokind2</text:span></text:p>
      <text:p text:style-name="P5"><text:span text:style-name="T10">Answer type:</text:span><text:span text:style-name="T3"> Integer</text:span></text:p>
      <text:p text:style-name="P5"><draw:rect text:anchor-type="as-char" style:rel-width="100%" draw:z-index="77" draw:style-name="gr1" draw:text-style-name="P28" svg:width="0.0012in" svg:height="0.0213in"><text:p/></draw:rect></text:p>
      <text:p text:style-name="P5"><text:span text:style-name="T5">Page 78</text:span></text:p>
      <text:h text:style-name="P1" text:outline-level="2"><text:span text:style-name="T8">v4_vokind2</text:span></text:h>
      <text:p text:style-name="P5"><text:span text:style-name="T6">We willen nu graag weten hoe belangrijk u het vindt dat ouders tijd en geld besteden om ervoor te zorgen dat kinderen op de langere termijn succes hebben.<text:line-break/><text:line-break/>Kijkt u goed naar de volgende uitspraken en geef voor </text:span><text:span text:style-name="T8">^v1_vo_kind2.vonaam;</text:span><text:span text:style-name="T6"> aan of u het ermee eens bent. Laat u de situatie dat de scholen zijn/waren gesloten vanwege het coronavirus buiten beschouwing.</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4a_vokind2</text:span><text:span text:style-name="T6"> Als ik meer tijd besteed aan het ondersteunen van ^v1_vo_kind2.vonaam; bij het schoolwerk, dan is de kans dat ^f_hijzij_vo_kind2; naar de universiteit gaat groter.<text:line-break/></text:span><text:span text:style-name="T8">v4b_vokind2</text:span><text:span text:style-name="T6"> Als ik meer geld besteed aan onderwijsmateriaal (bv. boeken, educatieve spelletjes, bijles enz.) voor ^v1_vo_kind2.vonaam;, dan is de kans dat ^f_hijzij_vo_kind2; naar de universiteit gaat groter.<text:line-break/></text:span><text:span text:style-name="T8">v4c_vokind2</text:span><text:span text:style-name="T6"> Als ik meer tijd besteed aan het ondersteunen van ^v1_vo_kind2.vonaam; bij het schoolwerk, dan is de kans dat ^f_hijzij_vo_kind2; op ^f_zijnhaar_vo_kind2; 30</text:span><text:span text:style-name="T11">e</text:span><text:span text:style-name="T6"> een salaris zal verdienen dat boven modaal ligt groter.<text:line-break/></text:span><text:span text:style-name="T8">v4d_vokind2</text:span><text:span text:style-name="T6"> Als ik meer geld besteed aan onderwijsmateriaal (bv. boeken, educatieve spelletjes, bijles enz.) voor ^v1_vo_kind2.vonaam;, dan is de kans dat ^f_hijzij_vo_kind2; op ^f_zijnhaar_vo_kind2; 30</text:span><text:span text:style-name="T11">e</text:span><text:span text:style-name="T6"> een salaris zal verdienen dat boven modaal ligt groter.</text:span></text:p>
      <text:p text:style-name="P5"><text:span text:style-name="T10">Categories:</text:span></text:p>
      <table:table table:name="Table56" table:style-name="Table56">
        <table:table-column table:style-name="Table56.A"/>
        <table:table-column table:style-name="Table56.B"/>
        <table:table-row table:style-name="Table56.1">
          <table:table-cell table:style-name="Table56.A1" office:value-type="string">
            <text:p text:style-name="P5"><text:span text:style-name="T10">1. </text:span></text:p>
          </table:table-cell>
          <table:table-cell table:style-name="Table56.B1" office:value-type="string">
            <text:p text:style-name="P5"><text:span text:style-name="T3">Helemaal oneens</text:span></text:p>
          </table:table-cell>
        </table:table-row>
        <table:table-row table:style-name="Table56.1">
          <table:table-cell table:style-name="Table56.A1" office:value-type="string">
            <text:p text:style-name="P5"><text:span text:style-name="T10">2. </text:span></text:p>
          </table:table-cell>
          <table:table-cell table:style-name="Table56.B1" office:value-type="string">
            <text:p text:style-name="P5"><text:span text:style-name="T3">Oneens</text:span></text:p>
          </table:table-cell>
        </table:table-row>
        <table:table-row table:style-name="Table56.1">
          <table:table-cell table:style-name="Table56.A1" office:value-type="string">
            <text:p text:style-name="P5"><text:span text:style-name="T10">3. </text:span></text:p>
          </table:table-cell>
          <table:table-cell table:style-name="Table56.B1" office:value-type="string">
            <text:p text:style-name="P5"><text:span text:style-name="T3">Niet oneens/niet eens</text:span></text:p>
          </table:table-cell>
        </table:table-row>
        <table:table-row table:style-name="Table56.1">
          <table:table-cell table:style-name="Table56.A1" office:value-type="string">
            <text:p text:style-name="P5"><text:span text:style-name="T10">4. </text:span></text:p>
          </table:table-cell>
          <table:table-cell table:style-name="Table56.B1" office:value-type="string">
            <text:p text:style-name="P5"><text:span text:style-name="T3">Eens</text:span></text:p>
          </table:table-cell>
        </table:table-row>
        <table:table-row table:style-name="Table56.1">
          <table:table-cell table:style-name="Table56.A1" office:value-type="string">
            <text:p text:style-name="P5"><text:span text:style-name="T10">5. </text:span></text:p>
          </table:table-cell>
          <table:table-cell table:style-name="Table56.B1" office:value-type="string">
            <text:p text:style-name="P5"><text:span text:style-name="T3">Helemaal eens</text:span></text:p>
          </table:table-cell>
        </table:table-row>
      </table:table>
      <text:p text:style-name="P5"><draw:rect text:anchor-type="as-char" style:rel-width="100%" draw:z-index="78" draw:style-name="gr1" draw:text-style-name="P28" svg:width="0.0012in" svg:height="0.0213in"><text:p/></draw:rect></text:p>
      <text:p text:style-name="P5"><text:span text:style-name="T5">Page 79</text:span></text:p>
      <text:h text:style-name="P1" text:outline-level="2"><text:span text:style-name="T8">v5_vokind2</text:span></text:h>
      <text:p text:style-name="P5"><text:soft-page-break/><text:span text:style-name="T6">Tot slot nog een paar vragen. We willen graag weten wat, volgens u, de invloed is van het sluiten van de school (op 16 maart) op </text:span><text:span text:style-name="T8">^v1_vo_kind2.vonaam;</text:span><text:span text:style-name="T6"> als het gaat om:</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5a_vokind2</text:span><text:span text:style-name="T6"> ^f_zijnhaar_vo_kind2; mentale gezondheid dit jaar<text:line-break/></text:span><text:span text:style-name="T8">v5b_vokind2</text:span><text:span text:style-name="T6"> vriendschappen van ^v1_vo_kind2.vonaam; dit jaar<text:line-break/></text:span><text:span text:style-name="T8">v5c_vokind2</text:span><text:span text:style-name="T6"> schoolcijfers voor het vak Nederlands in het komende schooljaar in verhouding tot andere leerlingen uit de klas<text:line-break/></text:span><text:span text:style-name="T8">v5d_vokind2</text:span><text:span text:style-name="T6"> schoolcijfers voor het vak wiskunde in het komende jaar in verhouding tot andere leerlingen uit de klas<text:line-break/></text:span><text:span text:style-name="T8">v5e_vokind2</text:span><text:span text:style-name="T6"> ^f_zijnhaar_vo_kind2; kans om naar de universiteit te gaan<text:line-break/></text:span><text:span text:style-name="T8">v5f_vokind2</text:span><text:span text:style-name="T6"> ^f_zijnhaar_vo_kind2; carrière op de lange termijn</text:span></text:p>
      <text:p text:style-name="P5"><text:span text:style-name="T10">Categories:</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T10">1. </text:span></text:p>
          </table:table-cell>
          <table:table-cell table:style-name="Table57.B1" office:value-type="string">
            <text:p text:style-name="P5"><text:span text:style-name="T3">Zeer negatieve invloed</text:span></text:p>
          </table:table-cell>
        </table:table-row>
        <table:table-row table:style-name="Table57.1">
          <table:table-cell table:style-name="Table57.A1" office:value-type="string">
            <text:p text:style-name="P5"><text:span text:style-name="T10">2. </text:span></text:p>
          </table:table-cell>
          <table:table-cell table:style-name="Table57.B1" office:value-type="string">
            <text:p text:style-name="P5"><text:span text:style-name="T3">Negatieve invloed</text:span></text:p>
          </table:table-cell>
        </table:table-row>
        <table:table-row table:style-name="Table57.1">
          <table:table-cell table:style-name="Table57.A1" office:value-type="string">
            <text:p text:style-name="P5"><text:span text:style-name="T10">3. </text:span></text:p>
          </table:table-cell>
          <table:table-cell table:style-name="Table57.B1" office:value-type="string">
            <text:p text:style-name="P5"><text:span text:style-name="T3">Geen invloed</text:span></text:p>
          </table:table-cell>
        </table:table-row>
        <table:table-row table:style-name="Table57.1">
          <table:table-cell table:style-name="Table57.A1" office:value-type="string">
            <text:p text:style-name="P5"><text:span text:style-name="T10">4. </text:span></text:p>
          </table:table-cell>
          <table:table-cell table:style-name="Table57.B1" office:value-type="string">
            <text:p text:style-name="P5"><text:span text:style-name="T3">Positieve invloed</text:span></text:p>
          </table:table-cell>
        </table:table-row>
        <table:table-row table:style-name="Table57.1">
          <table:table-cell table:style-name="Table57.A1" office:value-type="string">
            <text:p text:style-name="P5"><text:span text:style-name="T10">5. </text:span></text:p>
          </table:table-cell>
          <table:table-cell table:style-name="Table57.B1" office:value-type="string">
            <text:p text:style-name="P5"><text:span text:style-name="T3">Zeer positieve invloed</text:span></text:p>
          </table:table-cell>
        </table:table-row>
        <table:table-row table:style-name="Table57.1">
          <table:table-cell table:style-name="Table57.A1" office:value-type="string">
            <text:p text:style-name="P5"><text:span text:style-name="T10">6. </text:span></text:p>
          </table:table-cell>
          <table:table-cell table:style-name="Table57.B1" office:value-type="string">
            <text:p text:style-name="P5"><text:span text:style-name="T3">Niet van toepassing</text:span></text:p>
          </table:table-cell>
        </table:table-row>
      </table:table>
      <text:p text:style-name="P5"><draw:rect text:anchor-type="as-char" style:rel-width="100%" draw:z-index="79" draw:style-name="gr1" draw:text-style-name="P28" svg:width="0.0012in" svg:height="0.0213in"><text:p/></draw:rect></text:p>
      <text:p text:style-name="P5"><text:span text:style-name="T5">Page 80</text:span></text:p>
      <text:h text:style-name="P1" text:outline-level="2"><text:span text:style-name="T8">v6_vokind2</text:span></text:h>
      <text:p text:style-name="P5"><text:span text:style-name="T6">Hoe gaan school en leerkrachten enerzijds en kinderen en ouders anderzijds met elkaar om en hoe is de communicatie met de school van </text:span><text:span text:style-name="T8">^v1_vo_kind2.vonaam;</text:span><text:span text:style-name="T6"> tijdens de periode dat de school gesloten is/was? Denkt u hierbij ook aan het uitwisselen van lesmateriaal.<text:line-break/><text:line-break/></text:span><text:span text:style-name="T5">Meerdere antwoorden mogelijk</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58" table:style-name="Table58">
        <table:table-column table:style-name="Table58.A"/>
        <table:table-column table:style-name="Table58.B"/>
        <table:table-row table:style-name="Table58.1">
          <table:table-cell table:style-name="Table58.A1" office:value-type="string">
            <text:p text:style-name="P5"><text:span text:style-name="T10">1. </text:span></text:p>
          </table:table-cell>
          <table:table-cell table:style-name="Table58.B1" office:value-type="string">
            <text:p text:style-name="P5"><text:span text:style-name="T6">Leerkracht(en) en leerling/ouders communiceerden en wisselden lesmateriaal via e-mail uit</text:span></text:p>
          </table:table-cell>
        </table:table-row>
        <table:table-row table:style-name="Table58.1">
          <table:table-cell table:style-name="Table58.A1" office:value-type="string">
            <text:p text:style-name="P5"><text:span text:style-name="T10">2. </text:span></text:p>
          </table:table-cell>
          <table:table-cell table:style-name="Table58.B1" office:value-type="string">
            <text:p text:style-name="P5"><text:span text:style-name="T6">Leerkracht(en) en leerling/ouders communiceerden telefonisch</text:span></text:p>
          </table:table-cell>
        </table:table-row>
        <table:table-row table:style-name="Table58.1">
          <table:table-cell table:style-name="Table58.A1" office:value-type="string">
            <text:p text:style-name="P5"><text:span text:style-name="T10">3. </text:span></text:p>
          </table:table-cell>
          <table:table-cell table:style-name="Table58.B1" office:value-type="string">
            <text:p text:style-name="P5"><text:span text:style-name="T6">Leerkracht(en) en leerling/ouders communiceerden en wisselden lesmateriaal via de post uit</text:span></text:p>
          </table:table-cell>
        </table:table-row>
        <table:table-row table:style-name="Table58.1">
          <table:table-cell table:style-name="Table58.A1" office:value-type="string">
            <text:p text:style-name="P5"><text:span text:style-name="T10">4. </text:span></text:p>
          </table:table-cell>
          <table:table-cell table:style-name="Table58.B1" office:value-type="string">
            <text:p text:style-name="P5"><text:span text:style-name="T6">Leerkracht(en) en leerling/ouders communiceerden en wisselden lesmateriaal via Social media of Messenger (bv. </text:span><text:span text:style-name="T3">Whatsapp) uit</text:span></text:p>
          </table:table-cell>
        </table:table-row>
        <table:table-row table:style-name="Table58.1">
          <table:table-cell table:style-name="Table58.A1" office:value-type="string">
            <text:p text:style-name="P5"><text:span text:style-name="T10">5. </text:span></text:p>
          </table:table-cell>
          <table:table-cell table:style-name="Table58.B1" office:value-type="string">
            <text:p text:style-name="P5"><text:span text:style-name="T6">Leerkracht(en) en leerling/ouders communiceerden en wisselden lesmateriaal uit via een‘digitaal leren’ platform (forum, speciale software) op de website van de school</text:span></text:p>
          </table:table-cell>
        </table:table-row>
        <table:table-row table:style-name="Table58.1">
          <table:table-cell table:style-name="Table58.A1" office:value-type="string">
            <text:p text:style-name="P5"><text:span text:style-name="T10">6. </text:span></text:p>
          </table:table-cell>
          <table:table-cell table:style-name="Table58.B1" office:value-type="string">
            <text:p text:style-name="P5"><text:span text:style-name="T6">Lesmateriaal moest op school worden opgehaald</text:span></text:p>
          </table:table-cell>
        </table:table-row>
        <table:table-row table:style-name="Table58.1">
          <table:table-cell table:style-name="Table58.A1" office:value-type="string">
            <text:p text:style-name="P5"><text:span text:style-name="T10">7. </text:span></text:p>
          </table:table-cell>
          <table:table-cell table:style-name="Table58.B1" office:value-type="string">
            <text:p text:style-name="P5"><text:span text:style-name="T6">Er was geen communicatie tussen leerkracht(en) en leerling/ouders</text:span></text:p>
          </table:table-cell>
        </table:table-row>
        <table:table-row table:style-name="Table58.1">
          <table:table-cell table:style-name="Table58.A1" office:value-type="string">
            <text:p text:style-name="P5"><text:span text:style-name="T10">8. </text:span></text:p>
          </table:table-cell>
          <table:table-cell table:style-name="Table58.B1" office:value-type="string">
            <text:p text:style-name="P5"><text:span text:style-name="T6">Een andere manier van communicatie/uitwisseling, namelijk:</text:span></text:p>
          </table:table-cell>
        </table:table-row>
      </table:table>
      <text:h text:style-name="P1" text:outline-level="3"><text:span text:style-name="T2">v6_and_vokind2</text:span></text:h>
      <text:p text:style-name="P5"><text:span text:style-name="T10">Question type:</text:span><text:span text:style-name="T3"> Inline textfield attached to code 8 of question "v6_vokind2"</text:span></text:p>
      <text:p text:style-name="P5"><draw:rect text:anchor-type="as-char" style:rel-width="100%" draw:z-index="80" draw:style-name="gr1" draw:text-style-name="P28" svg:width="0.0012in" svg:height="0.0213in"><text:p/></draw:rect></text:p>
      <text:p text:style-name="P5"><text:span text:style-name="T5">Page 81</text:span></text:p>
      <text:h text:style-name="P1" text:outline-level="2"><text:soft-page-break/><text:span text:style-name="T8">v2_vokind3</text:span></text:h>
      <text:p text:style-name="P5"><text:span text:style-name="T6">Wat deed </text:span><text:span text:style-name="T8">^v1_vo_kind3.vonaam;</text:span><text:span text:style-name="T6"> in een normale week toen de school was gesloten vanwege het coronavirus, en hoe was dat in een normale week vóórdat de school werd gesloten op 16 maart?<text:line-break/><text:line-break/>Hoeveel uur besteedde ^f_hijzij_vo_kind3; aan de volgende activiteiten? </text:span></text:p>
      <text:list xml:id="list1909154747" text:style-name="WWNum8">
        <text:list-item>
          <text:p text:style-name="P15"><text:span text:style-name="T6">Als ^f_hijzij_vo_kind3; </text:span><text:span text:style-name="T5">geen</text:span><text:span text:style-name="T6"> tijd heeft besteed aan een bepaalde activiteit, vult u dan een </text:span><text:span text:style-name="T8">0</text:span><text:span text:style-name="T6"> in bij 'uren'.</text:span></text:p>
        </text:list-item>
        <text:list-item>
          <text:p text:style-name="P25"><text:span text:style-name="T6">Let op: u kunt alleen hele uren invullen.</text:span></text:p>
        </text:list-item>
      </text:list>
      <text:p text:style-name="P5"><text:span text:style-name="T6">Een week bestaat uit 168 uur. Wilt u de volledige 168 uur verdelen over de activiteiten. Onderin de tabel kunt u zien hoeveel uren er nog te verdelen zijn. U kunt de uren die u niet kwijt kunt bij de andere categorieën onder de categorie “overige activiteiten” zetten.</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2a_vokind3</text:span><text:span text:style-name="T6"> Op school / naschoolse opvang<text:line-break/></text:span><text:span text:style-name="T8">v2b_vokind3</text:span><text:span text:style-name="T6"> Bezig met televisie kijken, gamen, smartphone, laptop, computer enz. (digitale activiteiten)<text:line-break/></text:span><text:span text:style-name="T8">v2c_vokind3</text:span><text:span text:style-name="T6"> Bezig met leeractiviteiten, zoals zelf bezig zijn met school- en huiswerk, maar niet op school<text:line-break/></text:span><text:span text:style-name="T8">v2d_vokind3</text:span><text:span text:style-name="T6"> Bezig met leeractiviteiten, zoals school- en huiswerk, onder begeleiding van een volwassene (niet op school)<text:line-break/></text:span><text:span text:style-name="T8">v2e_vokind3</text:span><text:span text:style-name="T6"> Zelf boeken lezen (niet op school)<text:line-break/></text:span><text:span text:style-name="T8">v2f_vokind3</text:span><text:span text:style-name="T6"> Voorgelezen worden door een volwassene (niet op school)<text:line-break/></text:span><text:span text:style-name="T8">v2g_vokind3</text:span><text:span text:style-name="T6"> Zelf vrij spelen/andere activiteiten binnen- en buitenshuis (niet op school)<text:line-break/></text:span><text:span text:style-name="T8">v2h_vokind3</text:span><text:span text:style-name="T6"> Vrij spelen/andere activiteiten binnen- en buitenshuis onder toezicht van een volwassene (niet op school)<text:line-break/></text:span><text:span text:style-name="T8">v2i_vokind3</text:span><text:span text:style-name="T6"> Huishoudelijke klusjes/ zorgen voor jongere broers of zussen<text:line-break/></text:span><text:span text:style-name="T8">v2j_vokind3</text:span><text:span text:style-name="T6"> Slapen en rusten (bv. ook luieren, nadenken, ziek zijn enz.)<text:line-break/></text:span><text:span text:style-name="T8">v2k_vokind3</text:span><text:span text:style-name="T6"> Overige activiteiten (bv. eten, douchen, kletsen)<text:line-break/></text:span><text:span text:style-name="T8">v2l_vokind3</text:span><text:span text:style-name="T6"> </text:span><text:span text:style-name="T8">Nog te verdelen</text:span></text:p>
      <text:p text:style-name="P5"><text:span text:style-name="T10">Columns:</text:span><text:span text:style-name="T3"><text:line-break/></text:span><text:span text:style-name="T2">v2_col1_vokind3</text:span></text:p>
      <text:p text:style-name="P5"><text:span text:style-name="T10">Answer type:</text:span><text:span text:style-name="T3"> Integer</text:span></text:p>
      <text:p text:style-name="P5"><text:span text:style-name="T2">v2_col2_vokind3</text:span></text:p>
      <text:p text:style-name="P5"><text:span text:style-name="T10">Answer type:</text:span><text:span text:style-name="T3"> Integer</text:span></text:p>
      <text:h text:style-name="P1" text:outline-level="2"><text:span text:style-name="T2">v2_js_vokind3</text:span></text:h>
      <text:p text:style-name="P5"><text:span text:style-name="T3"> </text:span></text:p>
      <text:p text:style-name="P5"><text:span text:style-name="T10">Answer type:</text:span><text:span text:style-name="T3"> None</text:span></text:p>
      <text:p text:style-name="P5"><draw:rect text:anchor-type="as-char" style:rel-width="100%" draw:z-index="81" draw:style-name="gr1" draw:text-style-name="P28" svg:width="0.0012in" svg:height="0.0213in"><text:p/></draw:rect></text:p>
      <text:p text:style-name="P5"><text:span text:style-name="T5">Page 82</text:span></text:p>
      <text:h text:style-name="P1" text:outline-level="2"><text:span text:style-name="T8">v3_vokind3</text:span></text:h>
      <text:p text:style-name="P5"><text:span text:style-name="T6">Hoeveel hebt u uitgegeven aan de volgende zaken voor </text:span><text:span text:style-name="T8">^v1_vo_kind3.vonaam;</text:span><text:span text:style-name="T6"> in april (toen de school gesloten was) en in februari (voor de sluiting van de school)?<text:line-break/><text:line-break/></text:span><text:span text:style-name="T5">Vult u een bedrag in hele euro’s in. Als u het niet meer precies weet, geeft u dan een zo goed mogelijke schatting.</text:span></text:p>
      <text:p text:style-name="P5"><text:soft-page-break/><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3a_vokind3</text:span><text:span text:style-name="T6"> Boeken (ook e-boeken en luisterboeken, maar geen schoolboeken)<text:line-break/></text:span><text:span text:style-name="T8">v3b_vokind3</text:span><text:span text:style-name="T6"> Speelgoed met een educatief karakter<text:line-break/></text:span><text:span text:style-name="T8">v3c_vokind3</text:span><text:span text:style-name="T6"> Bijles (ook online)</text:span></text:p>
      <text:p text:style-name="P5"><text:span text:style-name="T10">Columns:</text:span><text:span text:style-name="T3"><text:line-break/></text:span><text:span text:style-name="T2">v3_col1_vokind3</text:span></text:p>
      <text:p text:style-name="P5"><text:span text:style-name="T10">Answer type:</text:span><text:span text:style-name="T3"> Integer</text:span></text:p>
      <text:p text:style-name="P5"><text:span text:style-name="T2">v3_col2_vokind3</text:span></text:p>
      <text:p text:style-name="P5"><text:span text:style-name="T10">Answer type:</text:span><text:span text:style-name="T3"> Integer</text:span></text:p>
      <text:p text:style-name="P5"><draw:rect text:anchor-type="as-char" style:rel-width="100%" draw:z-index="82" draw:style-name="gr1" draw:text-style-name="P28" svg:width="0.0012in" svg:height="0.0213in"><text:p/></draw:rect></text:p>
      <text:p text:style-name="P5"><text:span text:style-name="T5">Page 83</text:span></text:p>
      <text:h text:style-name="P1" text:outline-level="2"><text:span text:style-name="T8">v4_vokind3</text:span></text:h>
      <text:p text:style-name="P5"><text:span text:style-name="T6">We willen nu graag weten hoe belangrijk u het vindt dat ouders tijd en geld besteden om ervoor te zorgen dat kinderen op de langere termijn succes hebben.<text:line-break/><text:line-break/>Kijkt u goed naar de volgende uitspraken en geef voor </text:span><text:span text:style-name="T8">^v1_vo_kind3.vonaam;</text:span><text:span text:style-name="T6"> aan of u het ermee eens bent. Laat u de situatie dat de scholen zijn/waren gesloten vanwege het coronavirus buiten beschouwing.</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4a_vokind3</text:span><text:span text:style-name="T6"> Als ik meer tijd besteed aan het ondersteunen van ^v1_vo_kind3.vonaam; bij het schoolwerk, dan is de kans dat ^f_hijzij_vo_kind3; naar de universiteit gaat groter.<text:line-break/></text:span><text:span text:style-name="T8">v4b_vokind3</text:span><text:span text:style-name="T6"> Als ik meer geld besteed aan onderwijsmateriaal (bv. boeken, educatieve spelletjes, bijles enz.) voor ^v1_vo_kind3.vonaam;, dan is de kans dat ^f_hijzij_vo_kind3; naar de universiteit gaat groter.<text:line-break/></text:span><text:span text:style-name="T8">v4c_vokind3</text:span><text:span text:style-name="T6"> Als ik meer tijd besteed aan het ondersteunen van ^v1_vo_kind3.vonaam; bij het schoolwerk, dan is de kans dat ^f_hijzij_vo_kind3; op ^f_zijnhaar_vo_kind3; 30</text:span><text:span text:style-name="T11">e</text:span><text:span text:style-name="T6"> een salaris zal verdienen dat boven modaal ligt groter.<text:line-break/></text:span><text:span text:style-name="T8">v4d_vokind3</text:span><text:span text:style-name="T6"> Als ik meer geld besteed aan onderwijsmateriaal (bv. boeken, educatieve spelletjes, bijles enz.) voor ^v1_vo_kind3.vonaam;, dan is de kans dat ^f_hijzij_vo_kind3; op ^f_zijnhaar_vo_kind3; 30</text:span><text:span text:style-name="T11">e</text:span><text:span text:style-name="T6"> een salaris zal verdienen dat boven modaal ligt groter.</text:span></text:p>
      <text:p text:style-name="P5"><text:span text:style-name="T10">Categories:</text:span></text:p>
      <table:table table:name="Table59" table:style-name="Table59">
        <table:table-column table:style-name="Table59.A"/>
        <table:table-column table:style-name="Table59.B"/>
        <table:table-row table:style-name="Table59.1">
          <table:table-cell table:style-name="Table59.A1" office:value-type="string">
            <text:p text:style-name="P5"><text:span text:style-name="T10">1. </text:span></text:p>
          </table:table-cell>
          <table:table-cell table:style-name="Table59.B1" office:value-type="string">
            <text:p text:style-name="P5"><text:span text:style-name="T3">Helemaal oneens</text:span></text:p>
          </table:table-cell>
        </table:table-row>
        <table:table-row table:style-name="Table59.1">
          <table:table-cell table:style-name="Table59.A1" office:value-type="string">
            <text:p text:style-name="P5"><text:span text:style-name="T10">2. </text:span></text:p>
          </table:table-cell>
          <table:table-cell table:style-name="Table59.B1" office:value-type="string">
            <text:p text:style-name="P5"><text:span text:style-name="T3">Oneens</text:span></text:p>
          </table:table-cell>
        </table:table-row>
        <table:table-row table:style-name="Table59.1">
          <table:table-cell table:style-name="Table59.A1" office:value-type="string">
            <text:p text:style-name="P5"><text:span text:style-name="T10">3. </text:span></text:p>
          </table:table-cell>
          <table:table-cell table:style-name="Table59.B1" office:value-type="string">
            <text:p text:style-name="P5"><text:span text:style-name="T3">Niet oneens/niet eens</text:span></text:p>
          </table:table-cell>
        </table:table-row>
        <table:table-row table:style-name="Table59.1">
          <table:table-cell table:style-name="Table59.A1" office:value-type="string">
            <text:p text:style-name="P5"><text:span text:style-name="T10">4. </text:span></text:p>
          </table:table-cell>
          <table:table-cell table:style-name="Table59.B1" office:value-type="string">
            <text:p text:style-name="P5"><text:span text:style-name="T3">Eens</text:span></text:p>
          </table:table-cell>
        </table:table-row>
        <table:table-row table:style-name="Table59.1">
          <table:table-cell table:style-name="Table59.A1" office:value-type="string">
            <text:p text:style-name="P5"><text:span text:style-name="T10">5. </text:span></text:p>
          </table:table-cell>
          <table:table-cell table:style-name="Table59.B1" office:value-type="string">
            <text:p text:style-name="P5"><text:span text:style-name="T3">Helemaal eens</text:span></text:p>
          </table:table-cell>
        </table:table-row>
      </table:table>
      <text:p text:style-name="P5"><draw:rect text:anchor-type="as-char" style:rel-width="100%" draw:z-index="83" draw:style-name="gr1" draw:text-style-name="P28" svg:width="0.0012in" svg:height="0.0213in"><text:p/></draw:rect></text:p>
      <text:p text:style-name="P5"><text:span text:style-name="T5">Page 84</text:span></text:p>
      <text:h text:style-name="P1" text:outline-level="2"><text:span text:style-name="T8">v5_vokind3</text:span></text:h>
      <text:p text:style-name="P5"><text:span text:style-name="T6">Tot slot nog een paar vragen. We willen graag weten wat, volgens u, de invloed is van het sluiten van de school (op 16 maart) op </text:span><text:span text:style-name="T8">^v1_vo_kind3.vonaam;</text:span><text:span text:style-name="T6"> als het gaat om:</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oft-page-break/><text:span text:style-name="T5">Subquestions:</text:span><text:span text:style-name="T6"><text:line-break/></text:span><text:span text:style-name="T8">v5a_vokind3</text:span><text:span text:style-name="T6"> ^f_zijnhaar_vo_kind3; mentale gezondheid dit jaar<text:line-break/></text:span><text:span text:style-name="T8">v5b_vokind3</text:span><text:span text:style-name="T6"> vriendschappen van ^v1_vo_kind3.vonaam; dit jaar<text:line-break/></text:span><text:span text:style-name="T8">v5c_vokind3</text:span><text:span text:style-name="T6"> schoolcijfers voor het vak Nederlands in het komende schooljaar in verhouding tot andere leerlingen uit de klas<text:line-break/></text:span><text:span text:style-name="T8">v5d_vokind3</text:span><text:span text:style-name="T6"> schoolcijfers voor het vak wiskunde in het komende jaar in verhouding tot andere leerlingen uit de klas<text:line-break/></text:span><text:span text:style-name="T8">v5e_vokind3</text:span><text:span text:style-name="T6"> ^f_zijnhaar_vo_kind3; kans om naar de universiteit te gaan<text:line-break/></text:span><text:span text:style-name="T8">v5f_vokind3</text:span><text:span text:style-name="T6"> ^f_zijnhaar_vo_kind3; carrière op de lange termijn</text:span></text:p>
      <text:p text:style-name="P5"><text:span text:style-name="T10">Categories:</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T10">1. </text:span></text:p>
          </table:table-cell>
          <table:table-cell table:style-name="Table60.B1" office:value-type="string">
            <text:p text:style-name="P5"><text:span text:style-name="T3">Zeer negatieve invloed</text:span></text:p>
          </table:table-cell>
        </table:table-row>
        <table:table-row table:style-name="Table60.1">
          <table:table-cell table:style-name="Table60.A1" office:value-type="string">
            <text:p text:style-name="P5"><text:span text:style-name="T10">2. </text:span></text:p>
          </table:table-cell>
          <table:table-cell table:style-name="Table60.B1" office:value-type="string">
            <text:p text:style-name="P5"><text:span text:style-name="T3">Negatieve invloed</text:span></text:p>
          </table:table-cell>
        </table:table-row>
        <table:table-row table:style-name="Table60.1">
          <table:table-cell table:style-name="Table60.A1" office:value-type="string">
            <text:p text:style-name="P5"><text:span text:style-name="T10">3. </text:span></text:p>
          </table:table-cell>
          <table:table-cell table:style-name="Table60.B1" office:value-type="string">
            <text:p text:style-name="P5"><text:span text:style-name="T3">Geen invloed</text:span></text:p>
          </table:table-cell>
        </table:table-row>
        <table:table-row table:style-name="Table60.1">
          <table:table-cell table:style-name="Table60.A1" office:value-type="string">
            <text:p text:style-name="P5"><text:span text:style-name="T10">4. </text:span></text:p>
          </table:table-cell>
          <table:table-cell table:style-name="Table60.B1" office:value-type="string">
            <text:p text:style-name="P5"><text:span text:style-name="T3">Positieve invloed</text:span></text:p>
          </table:table-cell>
        </table:table-row>
        <table:table-row table:style-name="Table60.1">
          <table:table-cell table:style-name="Table60.A1" office:value-type="string">
            <text:p text:style-name="P5"><text:span text:style-name="T10">5. </text:span></text:p>
          </table:table-cell>
          <table:table-cell table:style-name="Table60.B1" office:value-type="string">
            <text:p text:style-name="P5"><text:span text:style-name="T3">Zeer positieve invloed</text:span></text:p>
          </table:table-cell>
        </table:table-row>
        <table:table-row table:style-name="Table60.1">
          <table:table-cell table:style-name="Table60.A1" office:value-type="string">
            <text:p text:style-name="P5"><text:span text:style-name="T10">6. </text:span></text:p>
          </table:table-cell>
          <table:table-cell table:style-name="Table60.B1" office:value-type="string">
            <text:p text:style-name="P5"><text:span text:style-name="T3">Niet van toepassing</text:span></text:p>
          </table:table-cell>
        </table:table-row>
      </table:table>
      <text:p text:style-name="P5"><draw:rect text:anchor-type="as-char" style:rel-width="100%" draw:z-index="84" draw:style-name="gr1" draw:text-style-name="P28" svg:width="0.0012in" svg:height="0.0213in"><text:p/></draw:rect></text:p>
      <text:p text:style-name="P5"><text:span text:style-name="T5">Page 85</text:span></text:p>
      <text:h text:style-name="P1" text:outline-level="2"><text:span text:style-name="T8">v6_vokind3</text:span></text:h>
      <text:p text:style-name="P5"><text:span text:style-name="T6">Hoe gaan school en leerkrachten enerzijds en kinderen en ouders anderzijds met elkaar om en hoe is de communicatie met de school van </text:span><text:span text:style-name="T8">^v1_vo_kind3.vonaam;</text:span><text:span text:style-name="T6"> tijdens de periode dat de school gesloten is/was? Denkt u hierbij ook aan het uitwisselen van lesmateriaal.<text:line-break/><text:line-break/></text:span><text:span text:style-name="T5">Meerdere antwoorden mogelijk</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61" table:style-name="Table61">
        <table:table-column table:style-name="Table61.A"/>
        <table:table-column table:style-name="Table61.B"/>
        <table:table-row table:style-name="Table61.1">
          <table:table-cell table:style-name="Table61.A1" office:value-type="string">
            <text:p text:style-name="P5"><text:span text:style-name="T10">1. </text:span></text:p>
          </table:table-cell>
          <table:table-cell table:style-name="Table61.B1" office:value-type="string">
            <text:p text:style-name="P5"><text:span text:style-name="T6">Leerkracht(en) en leerling/ouders communiceerden en wisselden lesmateriaal via e-mail uit</text:span></text:p>
          </table:table-cell>
        </table:table-row>
        <table:table-row table:style-name="Table61.1">
          <table:table-cell table:style-name="Table61.A1" office:value-type="string">
            <text:p text:style-name="P5"><text:span text:style-name="T10">2. </text:span></text:p>
          </table:table-cell>
          <table:table-cell table:style-name="Table61.B1" office:value-type="string">
            <text:p text:style-name="P5"><text:span text:style-name="T6">Leerkracht(en) en leerling/ouders communiceerden telefonisch</text:span></text:p>
          </table:table-cell>
        </table:table-row>
        <table:table-row table:style-name="Table61.1">
          <table:table-cell table:style-name="Table61.A1" office:value-type="string">
            <text:p text:style-name="P5"><text:span text:style-name="T10">3. </text:span></text:p>
          </table:table-cell>
          <table:table-cell table:style-name="Table61.B1" office:value-type="string">
            <text:p text:style-name="P5"><text:span text:style-name="T6">Leerkracht(en) en leerling/ouders communiceerden en wisselden lesmateriaal via de post uit</text:span></text:p>
          </table:table-cell>
        </table:table-row>
        <table:table-row table:style-name="Table61.1">
          <table:table-cell table:style-name="Table61.A1" office:value-type="string">
            <text:p text:style-name="P5"><text:span text:style-name="T10">4. </text:span></text:p>
          </table:table-cell>
          <table:table-cell table:style-name="Table61.B1" office:value-type="string">
            <text:p text:style-name="P5"><text:span text:style-name="T6">Leerkracht(en) en leerling/ouders communiceerden en wisselden lesmateriaal via Social media of Messenger (bv. </text:span><text:span text:style-name="T3">Whatsapp) uit</text:span></text:p>
          </table:table-cell>
        </table:table-row>
        <table:table-row table:style-name="Table61.1">
          <table:table-cell table:style-name="Table61.A1" office:value-type="string">
            <text:p text:style-name="P5"><text:span text:style-name="T10">5. </text:span></text:p>
          </table:table-cell>
          <table:table-cell table:style-name="Table61.B1" office:value-type="string">
            <text:p text:style-name="P5"><text:span text:style-name="T6">Leerkracht(en) en leerling/ouders communiceerden en wisselden lesmateriaal uit via een‘digitaal leren’ platform (forum, speciale software) op de website van de school</text:span></text:p>
          </table:table-cell>
        </table:table-row>
        <table:table-row table:style-name="Table61.1">
          <table:table-cell table:style-name="Table61.A1" office:value-type="string">
            <text:p text:style-name="P5"><text:span text:style-name="T10">6. </text:span></text:p>
          </table:table-cell>
          <table:table-cell table:style-name="Table61.B1" office:value-type="string">
            <text:p text:style-name="P5"><text:span text:style-name="T6">Lesmateriaal moest op school worden opgehaald</text:span></text:p>
          </table:table-cell>
        </table:table-row>
        <table:table-row table:style-name="Table61.1">
          <table:table-cell table:style-name="Table61.A1" office:value-type="string">
            <text:p text:style-name="P5"><text:span text:style-name="T10">7. </text:span></text:p>
          </table:table-cell>
          <table:table-cell table:style-name="Table61.B1" office:value-type="string">
            <text:p text:style-name="P5"><text:span text:style-name="T6">Er was geen communicatie tussen leerkracht(en) en leerling/ouders</text:span></text:p>
          </table:table-cell>
        </table:table-row>
        <table:table-row table:style-name="Table61.1">
          <table:table-cell table:style-name="Table61.A1" office:value-type="string">
            <text:p text:style-name="P5"><text:span text:style-name="T10">8. </text:span></text:p>
          </table:table-cell>
          <table:table-cell table:style-name="Table61.B1" office:value-type="string">
            <text:p text:style-name="P5"><text:span text:style-name="T6">Een andere manier van communicatie/uitwisseling, namelijk:</text:span></text:p>
          </table:table-cell>
        </table:table-row>
      </table:table>
      <text:h text:style-name="P1" text:outline-level="3"><text:span text:style-name="T2">v6_and_vokind3</text:span></text:h>
      <text:p text:style-name="P5"><text:span text:style-name="T10">Question type:</text:span><text:span text:style-name="T3"> Inline textfield attached to code 8 of question "v6_vokind3"</text:span></text:p>
      <text:p text:style-name="P5"><draw:rect text:anchor-type="as-char" style:rel-width="100%" draw:z-index="85" draw:style-name="gr1" draw:text-style-name="P28" svg:width="0.0012in" svg:height="0.0213in"><text:p/></draw:rect></text:p>
      <text:p text:style-name="P5"><text:span text:style-name="T5">Page 86</text:span></text:p>
      <text:h text:style-name="P1" text:outline-level="2"><text:span text:style-name="T8">v2_vokind4</text:span></text:h>
      <text:p text:style-name="P5"><text:span text:style-name="T6">Wat deed </text:span><text:span text:style-name="T8">^v1_vo_kind4.vonaam;</text:span><text:span text:style-name="T6"> in een normale week toen de school was gesloten vanwege het coronavirus, en hoe was dat in een normale week vóórdat de school werd </text:span><text:soft-page-break/><text:span text:style-name="T6">gesloten op 16 maart?<text:line-break/><text:line-break/>Hoeveel uur besteedde ^f_hijzij_vo_kind4; aan de volgende activiteiten? </text:span></text:p>
      <text:list xml:id="list4185756431" text:style-name="WWNum9">
        <text:list-item>
          <text:p text:style-name="P16"><text:span text:style-name="T6">Als ^f_hijzij_vo_kind4; </text:span><text:span text:style-name="T5">geen</text:span><text:span text:style-name="T6"> tijd heeft besteed aan een bepaalde activiteit, vult u dan een </text:span><text:span text:style-name="T8">0</text:span><text:span text:style-name="T6"> in bij 'uren'.</text:span></text:p>
        </text:list-item>
        <text:list-item>
          <text:p text:style-name="P26"><text:span text:style-name="T6">Let op: u kunt alleen hele uren invullen.</text:span></text:p>
        </text:list-item>
      </text:list>
      <text:p text:style-name="P5"><text:span text:style-name="T6">Een week bestaat uit 168 uur. Wilt u de volledige 168 uur verdelen over de activiteiten. Onderin de tabel kunt u zien hoeveel uren er nog te verdelen zijn. U kunt de uren die u niet kwijt kunt bij de andere categorieën onder de categorie “overige activiteiten” zetten.</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2a_vokind4</text:span><text:span text:style-name="T6"> Op school / naschoolse opvang<text:line-break/></text:span><text:span text:style-name="T8">v2b_vokind4</text:span><text:span text:style-name="T6"> Bezig met televisie kijken, gamen, smartphone, laptop, computer enz. (digitale activiteiten)<text:line-break/></text:span><text:span text:style-name="T8">v2c_vokind4</text:span><text:span text:style-name="T6"> Bezig met leeractiviteiten, zoals zelf bezig zijn met school- en huiswerk, maar niet op school<text:line-break/></text:span><text:span text:style-name="T8">v2d_vokind4</text:span><text:span text:style-name="T6"> Bezig met leeractiviteiten, zoals school- en huiswerk, onder begeleiding van een volwassene (niet op school)<text:line-break/></text:span><text:span text:style-name="T8">v2e_vokind4</text:span><text:span text:style-name="T6"> Zelf boeken lezen (niet op school)<text:line-break/></text:span><text:span text:style-name="T8">v2f_vokind4</text:span><text:span text:style-name="T6"> Voorgelezen worden door een volwassene (niet op school)<text:line-break/></text:span><text:span text:style-name="T8">v2g_vokind4</text:span><text:span text:style-name="T6"> Zelf vrij spelen/andere activiteiten binnen- en buitenshuis (niet op school)<text:line-break/></text:span><text:span text:style-name="T8">v2h_vokind4</text:span><text:span text:style-name="T6"> Vrij spelen/andere activiteiten binnen- en buitenshuis onder toezicht van een volwassene (niet op school)<text:line-break/></text:span><text:span text:style-name="T8">v2i_vokind4</text:span><text:span text:style-name="T6"> Huishoudelijke klusjes/ zorgen voor jongere broers of zussen<text:line-break/></text:span><text:span text:style-name="T8">v2j_vokind4</text:span><text:span text:style-name="T6"> Slapen en rusten (bv. ook luieren, nadenken, ziek zijn enz.)<text:line-break/></text:span><text:span text:style-name="T8">v2k_vokind4</text:span><text:span text:style-name="T6"> Overige activiteiten (bv. eten, douchen, kletsen)<text:line-break/></text:span><text:span text:style-name="T8">v2l_vokind4</text:span><text:span text:style-name="T6"> </text:span><text:span text:style-name="T8">Nog te verdelen</text:span></text:p>
      <text:p text:style-name="P5"><text:span text:style-name="T10">Columns:</text:span><text:span text:style-name="T3"><text:line-break/></text:span><text:span text:style-name="T2">v2_col1_vokind4</text:span></text:p>
      <text:p text:style-name="P5"><text:span text:style-name="T10">Answer type:</text:span><text:span text:style-name="T3"> Integer</text:span></text:p>
      <text:p text:style-name="P5"><text:span text:style-name="T2">v2_col2_vokind4</text:span></text:p>
      <text:p text:style-name="P5"><text:span text:style-name="T10">Answer type:</text:span><text:span text:style-name="T3"> Integer</text:span></text:p>
      <text:h text:style-name="P1" text:outline-level="2"><text:span text:style-name="T2">v2_js_vokind4</text:span></text:h>
      <text:p text:style-name="P5"><text:span text:style-name="T3"> </text:span></text:p>
      <text:p text:style-name="P5"><text:span text:style-name="T10">Answer type:</text:span><text:span text:style-name="T3"> None</text:span></text:p>
      <text:p text:style-name="P5"><draw:rect text:anchor-type="as-char" style:rel-width="100%" draw:z-index="86" draw:style-name="gr1" draw:text-style-name="P28" svg:width="0.0012in" svg:height="0.0213in"><text:p/></draw:rect></text:p>
      <text:p text:style-name="P5"><text:span text:style-name="T5">Page 87</text:span></text:p>
      <text:h text:style-name="P1" text:outline-level="2"><text:span text:style-name="T8">v3_vokind4</text:span></text:h>
      <text:p text:style-name="P5"><text:span text:style-name="T6">Hoeveel hebt u uitgegeven aan de volgende zaken voor </text:span><text:span text:style-name="T8">^v1_vo_kind4.vonaam;</text:span><text:span text:style-name="T6"> in april (toen de school gesloten was) en in februari (voor de sluiting van de school)?<text:line-break/><text:line-break/></text:span><text:span text:style-name="T5">Vult u een bedrag in hele euro’s in. Als u het niet meer precies weet, geeft u dan een zo goed mogelijke schatting.</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3a_vokind4</text:span><text:span text:style-name="T6"> Boeken (ook e-boeken en luisterboeken, maar geen schoolboeken)<text:line-break/></text:span><text:soft-page-break/><text:span text:style-name="T8">v3b_vokind4</text:span><text:span text:style-name="T6"> Speelgoed met een educatief karakter<text:line-break/></text:span><text:span text:style-name="T8">v3c_vokind4</text:span><text:span text:style-name="T6"> Bijles (ook online)</text:span></text:p>
      <text:p text:style-name="P5"><text:span text:style-name="T10">Columns:</text:span><text:span text:style-name="T3"><text:line-break/></text:span><text:span text:style-name="T2">v3_col1_vokind4</text:span></text:p>
      <text:p text:style-name="P5"><text:span text:style-name="T10">Answer type:</text:span><text:span text:style-name="T3"> Integer</text:span></text:p>
      <text:p text:style-name="P5"><text:span text:style-name="T2">v3_col2_vokind4</text:span></text:p>
      <text:p text:style-name="P5"><text:span text:style-name="T10">Answer type:</text:span><text:span text:style-name="T3"> Integer</text:span></text:p>
      <text:p text:style-name="P5"><draw:rect text:anchor-type="as-char" style:rel-width="100%" draw:z-index="87" draw:style-name="gr1" draw:text-style-name="P28" svg:width="0.0012in" svg:height="0.0213in"><text:p/></draw:rect></text:p>
      <text:p text:style-name="P5"><text:span text:style-name="T5">Page 88</text:span></text:p>
      <text:h text:style-name="P1" text:outline-level="2"><text:span text:style-name="T8">v4_vokind4</text:span></text:h>
      <text:p text:style-name="P5"><text:span text:style-name="T6">We willen nu graag weten hoe belangrijk u het vindt dat ouders tijd en geld besteden om ervoor te zorgen dat kinderen op de langere termijn succes hebben.<text:line-break/><text:line-break/>Kijkt u goed naar de volgende uitspraken en geef voor </text:span><text:span text:style-name="T8">^v1_vo_kind4.vonaam;</text:span><text:span text:style-name="T6"> aan of u het ermee eens bent. Laat u de situatie dat de scholen zijn/waren gesloten vanwege het coronavirus buiten beschouwing.</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4a_vokind4</text:span><text:span text:style-name="T6"> Als ik meer tijd besteed aan het ondersteunen van ^v1_vo_kind4.vonaam; bij het schoolwerk, dan is de kans dat ^f_hijzij_vo_kind4; naar de universiteit gaat groter.<text:line-break/></text:span><text:span text:style-name="T8">v4b_vokind4</text:span><text:span text:style-name="T6"> Als ik meer geld besteed aan onderwijsmateriaal (bv. boeken, educatieve spelletjes, bijles enz.) voor ^v1_vo_kind4.vonaam;, dan is de kans dat ^f_hijzij_vo_kind4; naar de universiteit gaat groter.<text:line-break/></text:span><text:span text:style-name="T8">v4c_vokind4</text:span><text:span text:style-name="T6"> Als ik meer tijd besteed aan het ondersteunen van ^v1_vo_kind4.vonaam; bij het schoolwerk, dan is de kans dat ^f_hijzij_vo_kind4; op ^f_zijnhaar_vo_kind4; 30</text:span><text:span text:style-name="T11">e</text:span><text:span text:style-name="T6"> een salaris zal verdienen dat boven modaal ligt groter.<text:line-break/></text:span><text:span text:style-name="T8">v4d_vokind4</text:span><text:span text:style-name="T6"> Als ik meer geld besteed aan onderwijsmateriaal (bv. boeken, educatieve spelletjes, bijles enz.) voor ^v1_vo_kind4.vonaam;, dan is de kans dat ^f_hijzij_vo_kind4; op ^f_zijnhaar_vo_kind4; 30</text:span><text:span text:style-name="T11">e</text:span><text:span text:style-name="T6"> een salaris zal verdienen dat boven modaal ligt groter.</text:span></text:p>
      <text:p text:style-name="P5"><text:span text:style-name="T10">Categories:</text:span></text:p>
      <table:table table:name="Table62" table:style-name="Table62">
        <table:table-column table:style-name="Table62.A"/>
        <table:table-column table:style-name="Table62.B"/>
        <table:table-row table:style-name="Table62.1">
          <table:table-cell table:style-name="Table62.A1" office:value-type="string">
            <text:p text:style-name="P5"><text:span text:style-name="T10">1. </text:span></text:p>
          </table:table-cell>
          <table:table-cell table:style-name="Table62.B1" office:value-type="string">
            <text:p text:style-name="P5"><text:span text:style-name="T3">Helemaal oneens</text:span></text:p>
          </table:table-cell>
        </table:table-row>
        <table:table-row table:style-name="Table62.1">
          <table:table-cell table:style-name="Table62.A1" office:value-type="string">
            <text:p text:style-name="P5"><text:span text:style-name="T10">2. </text:span></text:p>
          </table:table-cell>
          <table:table-cell table:style-name="Table62.B1" office:value-type="string">
            <text:p text:style-name="P5"><text:span text:style-name="T3">Oneens</text:span></text:p>
          </table:table-cell>
        </table:table-row>
        <table:table-row table:style-name="Table62.1">
          <table:table-cell table:style-name="Table62.A1" office:value-type="string">
            <text:p text:style-name="P5"><text:span text:style-name="T10">3. </text:span></text:p>
          </table:table-cell>
          <table:table-cell table:style-name="Table62.B1" office:value-type="string">
            <text:p text:style-name="P5"><text:span text:style-name="T3">Niet oneens/niet eens</text:span></text:p>
          </table:table-cell>
        </table:table-row>
        <table:table-row table:style-name="Table62.1">
          <table:table-cell table:style-name="Table62.A1" office:value-type="string">
            <text:p text:style-name="P5"><text:span text:style-name="T10">4. </text:span></text:p>
          </table:table-cell>
          <table:table-cell table:style-name="Table62.B1" office:value-type="string">
            <text:p text:style-name="P5"><text:span text:style-name="T3">Eens</text:span></text:p>
          </table:table-cell>
        </table:table-row>
        <table:table-row table:style-name="Table62.1">
          <table:table-cell table:style-name="Table62.A1" office:value-type="string">
            <text:p text:style-name="P5"><text:span text:style-name="T10">5. </text:span></text:p>
          </table:table-cell>
          <table:table-cell table:style-name="Table62.B1" office:value-type="string">
            <text:p text:style-name="P5"><text:span text:style-name="T3">Helemaal eens</text:span></text:p>
          </table:table-cell>
        </table:table-row>
      </table:table>
      <text:p text:style-name="P5"><draw:rect text:anchor-type="as-char" style:rel-width="100%" draw:z-index="88" draw:style-name="gr1" draw:text-style-name="P28" svg:width="0.0012in" svg:height="0.0213in"><text:p/></draw:rect></text:p>
      <text:p text:style-name="P5"><text:span text:style-name="T5">Page 89</text:span></text:p>
      <text:h text:style-name="P1" text:outline-level="2"><text:span text:style-name="T8">v5_vokind4</text:span></text:h>
      <text:p text:style-name="P5"><text:span text:style-name="T6">Tot slot nog een paar vragen. We willen graag weten wat, volgens u, de invloed is van het sluiten van de school (op 16 maart) op </text:span><text:span text:style-name="T8">^v1_vo_kind4.vonaam;</text:span><text:span text:style-name="T6"> als het gaat om:</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5a_vokind4</text:span><text:span text:style-name="T6"> ^f_zijnhaar_vo_kind4; mentale gezondheid dit jaar<text:line-break/></text:span><text:span text:style-name="T8">v5b_vokind4</text:span><text:span text:style-name="T6"> vriendschappen van ^v1_vo_kind4.vonaam; dit jaar<text:line-break/></text:span><text:span text:style-name="T8">v5c_vokind4</text:span><text:span text:style-name="T6"> schoolcijfers voor het vak Nederlands in het komende schooljaar in </text:span><text:soft-page-break/><text:span text:style-name="T6">verhouding tot andere leerlingen uit de klas<text:line-break/></text:span><text:span text:style-name="T8">v5d_vokind4</text:span><text:span text:style-name="T6"> schoolcijfers voor het vak wiskunde in het komende jaar in verhouding tot andere leerlingen uit de klas<text:line-break/></text:span><text:span text:style-name="T8">v5e_vokind4</text:span><text:span text:style-name="T6"> ^f_zijnhaar_vo_kind4; kans om naar de universiteit te gaan<text:line-break/></text:span><text:span text:style-name="T8">v5f_vokind4</text:span><text:span text:style-name="T6"> ^f_zijnhaar_vo_kind4; carrière op de lange termijn</text:span></text:p>
      <text:p text:style-name="P5"><text:span text:style-name="T10">Categories:</text:span></text:p>
      <table:table table:name="Table63" table:style-name="Table63">
        <table:table-column table:style-name="Table63.A"/>
        <table:table-column table:style-name="Table63.B"/>
        <table:table-row table:style-name="Table63.1">
          <table:table-cell table:style-name="Table63.A1" office:value-type="string">
            <text:p text:style-name="P5"><text:span text:style-name="T10">1. </text:span></text:p>
          </table:table-cell>
          <table:table-cell table:style-name="Table63.B1" office:value-type="string">
            <text:p text:style-name="P5"><text:span text:style-name="T3">Zeer negatieve invloed</text:span></text:p>
          </table:table-cell>
        </table:table-row>
        <table:table-row table:style-name="Table63.1">
          <table:table-cell table:style-name="Table63.A1" office:value-type="string">
            <text:p text:style-name="P5"><text:span text:style-name="T10">2. </text:span></text:p>
          </table:table-cell>
          <table:table-cell table:style-name="Table63.B1" office:value-type="string">
            <text:p text:style-name="P5"><text:span text:style-name="T3">Negatieve invloed</text:span></text:p>
          </table:table-cell>
        </table:table-row>
        <table:table-row table:style-name="Table63.1">
          <table:table-cell table:style-name="Table63.A1" office:value-type="string">
            <text:p text:style-name="P5"><text:span text:style-name="T10">3. </text:span></text:p>
          </table:table-cell>
          <table:table-cell table:style-name="Table63.B1" office:value-type="string">
            <text:p text:style-name="P5"><text:span text:style-name="T3">Geen invloed</text:span></text:p>
          </table:table-cell>
        </table:table-row>
        <table:table-row table:style-name="Table63.1">
          <table:table-cell table:style-name="Table63.A1" office:value-type="string">
            <text:p text:style-name="P5"><text:span text:style-name="T10">4. </text:span></text:p>
          </table:table-cell>
          <table:table-cell table:style-name="Table63.B1" office:value-type="string">
            <text:p text:style-name="P5"><text:span text:style-name="T3">Positieve invloed</text:span></text:p>
          </table:table-cell>
        </table:table-row>
        <table:table-row table:style-name="Table63.1">
          <table:table-cell table:style-name="Table63.A1" office:value-type="string">
            <text:p text:style-name="P5"><text:span text:style-name="T10">5. </text:span></text:p>
          </table:table-cell>
          <table:table-cell table:style-name="Table63.B1" office:value-type="string">
            <text:p text:style-name="P5"><text:span text:style-name="T3">Zeer positieve invloed</text:span></text:p>
          </table:table-cell>
        </table:table-row>
        <table:table-row table:style-name="Table63.1">
          <table:table-cell table:style-name="Table63.A1" office:value-type="string">
            <text:p text:style-name="P5"><text:span text:style-name="T10">6. </text:span></text:p>
          </table:table-cell>
          <table:table-cell table:style-name="Table63.B1" office:value-type="string">
            <text:p text:style-name="P5"><text:span text:style-name="T3">Niet van toepassing</text:span></text:p>
          </table:table-cell>
        </table:table-row>
      </table:table>
      <text:p text:style-name="P5"><draw:rect text:anchor-type="as-char" style:rel-width="100%" draw:z-index="89" draw:style-name="gr1" draw:text-style-name="P28" svg:width="0.0012in" svg:height="0.0213in"><text:p/></draw:rect></text:p>
      <text:p text:style-name="P5"><text:span text:style-name="T5">Page 90</text:span></text:p>
      <text:h text:style-name="P1" text:outline-level="2"><text:span text:style-name="T8">v6_vokind4</text:span></text:h>
      <text:p text:style-name="P5"><text:span text:style-name="T6">Hoe gaan school en leerkrachten enerzijds en kinderen en ouders anderzijds met elkaar om en hoe is de communicatie met de school van </text:span><text:span text:style-name="T8">^v1_vo_kind4.vonaam;</text:span><text:span text:style-name="T6"> tijdens de periode dat de school gesloten is/was? Denkt u hierbij ook aan het uitwisselen van lesmateriaal.<text:line-break/><text:line-break/></text:span><text:span text:style-name="T5">Meerdere antwoorden mogelijk</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64" table:style-name="Table64">
        <table:table-column table:style-name="Table64.A"/>
        <table:table-column table:style-name="Table64.B"/>
        <table:table-row table:style-name="Table64.1">
          <table:table-cell table:style-name="Table64.A1" office:value-type="string">
            <text:p text:style-name="P5"><text:span text:style-name="T10">1. </text:span></text:p>
          </table:table-cell>
          <table:table-cell table:style-name="Table64.B1" office:value-type="string">
            <text:p text:style-name="P5"><text:span text:style-name="T6">Leerkracht(en) en leerling/ouders communiceerden en wisselden lesmateriaal via e-mail uit</text:span></text:p>
          </table:table-cell>
        </table:table-row>
        <table:table-row table:style-name="Table64.1">
          <table:table-cell table:style-name="Table64.A1" office:value-type="string">
            <text:p text:style-name="P5"><text:span text:style-name="T10">2. </text:span></text:p>
          </table:table-cell>
          <table:table-cell table:style-name="Table64.B1" office:value-type="string">
            <text:p text:style-name="P5"><text:span text:style-name="T6">Leerkracht(en) en leerling/ouders communiceerden telefonisch</text:span></text:p>
          </table:table-cell>
        </table:table-row>
        <table:table-row table:style-name="Table64.1">
          <table:table-cell table:style-name="Table64.A1" office:value-type="string">
            <text:p text:style-name="P5"><text:span text:style-name="T10">3. </text:span></text:p>
          </table:table-cell>
          <table:table-cell table:style-name="Table64.B1" office:value-type="string">
            <text:p text:style-name="P5"><text:span text:style-name="T6">Leerkracht(en) en leerling/ouders communiceerden en wisselden lesmateriaal via de post uit</text:span></text:p>
          </table:table-cell>
        </table:table-row>
        <table:table-row table:style-name="Table64.1">
          <table:table-cell table:style-name="Table64.A1" office:value-type="string">
            <text:p text:style-name="P5"><text:span text:style-name="T10">4. </text:span></text:p>
          </table:table-cell>
          <table:table-cell table:style-name="Table64.B1" office:value-type="string">
            <text:p text:style-name="P5"><text:span text:style-name="T6">Leerkracht(en) en leerling/ouders communiceerden en wisselden lesmateriaal via Social media of Messenger (bv. </text:span><text:span text:style-name="T3">Whatsapp) uit</text:span></text:p>
          </table:table-cell>
        </table:table-row>
        <table:table-row table:style-name="Table64.1">
          <table:table-cell table:style-name="Table64.A1" office:value-type="string">
            <text:p text:style-name="P5"><text:span text:style-name="T10">5. </text:span></text:p>
          </table:table-cell>
          <table:table-cell table:style-name="Table64.B1" office:value-type="string">
            <text:p text:style-name="P5"><text:span text:style-name="T6">Leerkracht(en) en leerling/ouders communiceerden en wisselden lesmateriaal uit via een‘digitaal leren’ platform (forum, speciale software) op de website van de school</text:span></text:p>
          </table:table-cell>
        </table:table-row>
        <table:table-row table:style-name="Table64.1">
          <table:table-cell table:style-name="Table64.A1" office:value-type="string">
            <text:p text:style-name="P5"><text:span text:style-name="T10">6. </text:span></text:p>
          </table:table-cell>
          <table:table-cell table:style-name="Table64.B1" office:value-type="string">
            <text:p text:style-name="P5"><text:span text:style-name="T6">Lesmateriaal moest op school worden opgehaald</text:span></text:p>
          </table:table-cell>
        </table:table-row>
        <table:table-row table:style-name="Table64.1">
          <table:table-cell table:style-name="Table64.A1" office:value-type="string">
            <text:p text:style-name="P5"><text:span text:style-name="T10">7. </text:span></text:p>
          </table:table-cell>
          <table:table-cell table:style-name="Table64.B1" office:value-type="string">
            <text:p text:style-name="P5"><text:span text:style-name="T6">Er was geen communicatie tussen leerkracht(en) en leerling/ouders</text:span></text:p>
          </table:table-cell>
        </table:table-row>
        <table:table-row table:style-name="Table64.1">
          <table:table-cell table:style-name="Table64.A1" office:value-type="string">
            <text:p text:style-name="P5"><text:span text:style-name="T10">8. </text:span></text:p>
          </table:table-cell>
          <table:table-cell table:style-name="Table64.B1" office:value-type="string">
            <text:p text:style-name="P5"><text:span text:style-name="T6">Een andere manier van communicatie/uitwisseling, namelijk:</text:span></text:p>
          </table:table-cell>
        </table:table-row>
      </table:table>
      <text:h text:style-name="P1" text:outline-level="3"><text:span text:style-name="T2">v6_and_vokind4</text:span></text:h>
      <text:p text:style-name="P5"><text:span text:style-name="T10">Question type:</text:span><text:span text:style-name="T3"> Inline textfield attached to code 8 of question "v6_vokind4"</text:span></text:p>
      <text:p text:style-name="P5"><draw:rect text:anchor-type="as-char" style:rel-width="100%" draw:z-index="90" draw:style-name="gr1" draw:text-style-name="P28" svg:width="0.0012in" svg:height="0.0213in"><text:p/></draw:rect></text:p>
      <text:p text:style-name="P5"><text:span text:style-name="T5">Page 91</text:span></text:p>
      <text:h text:style-name="P1" text:outline-level="2"><text:span text:style-name="T8">v2_vokind5</text:span></text:h>
      <text:p text:style-name="P5"><text:span text:style-name="T6">Wat deed </text:span><text:span text:style-name="T8">^v1_vo_kind5.vonaam;</text:span><text:span text:style-name="T6"> in een normale week toen de school was gesloten vanwege het coronavirus, en hoe was dat in een normale week vóórdat de school werd gesloten op 16 maart?<text:line-break/><text:line-break/>Hoeveel uur besteedde ^f_hijzij_vo_kind5; aan de volgende activiteiten? </text:span></text:p>
      <text:list xml:id="list1662910961" text:style-name="WWNum10">
        <text:list-item>
          <text:p text:style-name="P17"><text:soft-page-break/><text:span text:style-name="T6">Als ^f_hijzij_vo_kind5; </text:span><text:span text:style-name="T5">geen</text:span><text:span text:style-name="T6"> tijd heeft besteed aan een bepaalde activiteit, vult u dan een </text:span><text:span text:style-name="T8">0</text:span><text:span text:style-name="T6"> in bij 'uren'.</text:span></text:p>
        </text:list-item>
        <text:list-item>
          <text:p text:style-name="P27"><text:span text:style-name="T6">Let op: u kunt alleen hele uren invullen.</text:span></text:p>
        </text:list-item>
      </text:list>
      <text:p text:style-name="P5"><text:span text:style-name="T6">Een week bestaat uit 168 uur. Wilt u de volledige 168 uur verdelen over de activiteiten. Onderin de tabel kunt u zien hoeveel uren er nog te verdelen zijn. U kunt de uren die u niet kwijt kunt bij de andere categorieën onder de categorie “overige activiteiten” zetten.</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2a_vokind5</text:span><text:span text:style-name="T6"> Op school / naschoolse opvang<text:line-break/></text:span><text:span text:style-name="T8">v2b_vokind5</text:span><text:span text:style-name="T6"> Bezig met televisie kijken, gamen, smartphone, laptop, computer enz. (digitale activiteiten)<text:line-break/></text:span><text:span text:style-name="T8">v2c_vokind5</text:span><text:span text:style-name="T6"> Bezig met leeractiviteiten, zoals zelf bezig zijn met school- en huiswerk, maar niet op school<text:line-break/></text:span><text:span text:style-name="T8">v2d_vokind5</text:span><text:span text:style-name="T6"> Bezig met leeractiviteiten, zoals school- en huiswerk, onder begeleiding van een volwassene (niet op school)<text:line-break/></text:span><text:span text:style-name="T8">v2e_vokind5</text:span><text:span text:style-name="T6"> Zelf boeken lezen (niet op school)<text:line-break/></text:span><text:span text:style-name="T8">v2f_vokind5</text:span><text:span text:style-name="T6"> Voorgelezen worden door een volwassene (niet op school)<text:line-break/></text:span><text:span text:style-name="T8">v2g_vokind5</text:span><text:span text:style-name="T6"> Zelf vrij spelen/andere activiteiten binnen- en buitenshuis (niet op school)<text:line-break/></text:span><text:span text:style-name="T8">v2h_vokind5</text:span><text:span text:style-name="T6"> Vrij spelen/andere activiteiten binnen- en buitenshuis onder toezicht van een volwassene (niet op school)<text:line-break/></text:span><text:span text:style-name="T8">v2i_vokind5</text:span><text:span text:style-name="T6"> Huishoudelijke klusjes/ zorgen voor jongere broers of zussen<text:line-break/></text:span><text:span text:style-name="T8">v2j_vokind5</text:span><text:span text:style-name="T6"> Slapen en rusten (bv. ook luieren, nadenken, ziek zijn enz.)<text:line-break/></text:span><text:span text:style-name="T8">v2k_vokind5</text:span><text:span text:style-name="T6"> Overige activiteiten (bv. eten, douchen, kletsen)<text:line-break/></text:span><text:span text:style-name="T8">v2l_vokind5</text:span><text:span text:style-name="T6"> </text:span><text:span text:style-name="T8">Nog te verdelen</text:span></text:p>
      <text:p text:style-name="P5"><text:span text:style-name="T10">Columns:</text:span><text:span text:style-name="T3"><text:line-break/></text:span><text:span text:style-name="T2">v2_col1_vokind5</text:span></text:p>
      <text:p text:style-name="P5"><text:span text:style-name="T10">Answer type:</text:span><text:span text:style-name="T3"> Integer</text:span></text:p>
      <text:p text:style-name="P5"><text:span text:style-name="T2">v2_col2_vokind5</text:span></text:p>
      <text:p text:style-name="P5"><text:span text:style-name="T10">Answer type:</text:span><text:span text:style-name="T3"> Integer</text:span></text:p>
      <text:h text:style-name="P1" text:outline-level="2"><text:span text:style-name="T2">v2_js_vokind5</text:span></text:h>
      <text:p text:style-name="P5"><text:span text:style-name="T3"> </text:span></text:p>
      <text:p text:style-name="P5"><text:span text:style-name="T10">Answer type:</text:span><text:span text:style-name="T3"> None</text:span></text:p>
      <text:p text:style-name="P5"><draw:rect text:anchor-type="as-char" style:rel-width="100%" draw:z-index="91" draw:style-name="gr1" draw:text-style-name="P28" svg:width="0.0012in" svg:height="0.0213in"><text:p/></draw:rect></text:p>
      <text:p text:style-name="P5"><text:span text:style-name="T5">Page 92</text:span></text:p>
      <text:h text:style-name="P1" text:outline-level="2"><text:span text:style-name="T8">v3_vokind5</text:span></text:h>
      <text:p text:style-name="P5"><text:span text:style-name="T6">Hoeveel hebt u uitgegeven aan de volgende zaken voor </text:span><text:span text:style-name="T8">^v1_vo_kind5.vonaam;</text:span><text:span text:style-name="T6"> in april (toen de school gesloten was) en in februari (voor de sluiting van de school)?<text:line-break/><text:line-break/></text:span><text:span text:style-name="T5">Vult u een bedrag in hele euro’s in. Als u het niet meer precies weet, geeft u dan een zo goed mogelijke schatting.</text:span></text:p>
      <text:p text:style-name="P5"><text:span text:style-name="T6"> </text:span></text:p>
      <text:p text:style-name="P5"><text:span text:style-name="T5">Question type:</text:span><text:span text:style-name="T6"> Grid</text:span></text:p>
      <text:p text:style-name="P5"><text:span text:style-name="T5">Subquestions:</text:span><text:span text:style-name="T6"><text:line-break/></text:span><text:span text:style-name="T8">v3a_vokind5</text:span><text:span text:style-name="T6"> Boeken (ook e-boeken en luisterboeken, maar geen schoolboeken)<text:line-break/></text:span><text:span text:style-name="T8">v3b_vokind5</text:span><text:span text:style-name="T6"> Speelgoed met een educatief karakter<text:line-break/></text:span><text:span text:style-name="T8">v3c_vokind5</text:span><text:span text:style-name="T6"> Bijles (ook online)</text:span></text:p>
      <text:p text:style-name="P5"><text:span text:style-name="T10">Columns:</text:span><text:span text:style-name="T3"><text:line-break/></text:span><text:span text:style-name="T2">v3_col1_vokind5</text:span></text:p>
      <text:p text:style-name="P5"><text:soft-page-break/><text:span text:style-name="T10">Answer type:</text:span><text:span text:style-name="T3"> Integer</text:span></text:p>
      <text:p text:style-name="P5"><text:span text:style-name="T2">v3_col2_vokind5</text:span></text:p>
      <text:p text:style-name="P5"><text:span text:style-name="T10">Answer type:</text:span><text:span text:style-name="T3"> Integer</text:span></text:p>
      <text:p text:style-name="P5"><draw:rect text:anchor-type="as-char" style:rel-width="100%" draw:z-index="92" draw:style-name="gr1" draw:text-style-name="P28" svg:width="0.0012in" svg:height="0.0213in"><text:p/></draw:rect></text:p>
      <text:p text:style-name="P5"><text:span text:style-name="T5">Page 93</text:span></text:p>
      <text:h text:style-name="P1" text:outline-level="2"><text:span text:style-name="T8">v4_vokind5</text:span></text:h>
      <text:p text:style-name="P5"><text:span text:style-name="T6">We willen nu graag weten hoe belangrijk u het vindt dat ouders tijd en geld besteden om ervoor te zorgen dat kinderen op de langere termijn succes hebben.<text:line-break/><text:line-break/>Kijkt u goed naar de volgende uitspraken en geef voor </text:span><text:span text:style-name="T8">^v1_vo_kind5.vonaam;</text:span><text:span text:style-name="T6"> aan of u het ermee eens bent. Laat u de situatie dat de scholen zijn/waren gesloten vanwege het coronavirus buiten beschouwing.</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4a_vokind5</text:span><text:span text:style-name="T6"> Als ik meer tijd besteed aan het ondersteunen van ^v1_vo_kind5.vonaam; bij het schoolwerk, dan is de kans dat ^f_hijzij_vo_kind5; naar de universiteit gaat groter.<text:line-break/></text:span><text:span text:style-name="T8">v4b_vokind5</text:span><text:span text:style-name="T6"> Als ik meer geld besteed aan onderwijsmateriaal (bv. boeken, educatieve spelletjes, bijles enz.) voor ^v1_vo_kind5.vonaam;, dan is de kans dat ^f_hijzij_vo_kind5; naar de universiteit gaat groter.<text:line-break/></text:span><text:span text:style-name="T8">v4c_vokind5</text:span><text:span text:style-name="T6"> Als ik meer tijd besteed aan het ondersteunen van ^v1_vo_kind5.vonaam; bij het schoolwerk, dan is de kans dat ^f_hijzij_vo_kind5; op ^f_zijnhaar_vo_kind5; 30</text:span><text:span text:style-name="T11">e</text:span><text:span text:style-name="T6"> een salaris zal verdienen dat boven modaal ligt groter.<text:line-break/></text:span><text:span text:style-name="T8">v4d_vokind5</text:span><text:span text:style-name="T6"> Als ik meer geld besteed aan onderwijsmateriaal (bv. boeken, educatieve spelletjes, bijles enz.) voor ^v1_vo_kind5.vonaam;, dan is de kans dat ^f_hijzij_vo_kind5; op ^f_zijnhaar_vo_kind5; 30</text:span><text:span text:style-name="T11">e</text:span><text:span text:style-name="T6"> een salaris zal verdienen dat boven modaal ligt groter.</text:span></text:p>
      <text:p text:style-name="P5"><text:span text:style-name="T10">Categories:</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T10">1. </text:span></text:p>
          </table:table-cell>
          <table:table-cell table:style-name="Table65.B1" office:value-type="string">
            <text:p text:style-name="P5"><text:span text:style-name="T3">Helemaal oneens</text:span></text:p>
          </table:table-cell>
        </table:table-row>
        <table:table-row table:style-name="Table65.1">
          <table:table-cell table:style-name="Table65.A1" office:value-type="string">
            <text:p text:style-name="P5"><text:span text:style-name="T10">2. </text:span></text:p>
          </table:table-cell>
          <table:table-cell table:style-name="Table65.B1" office:value-type="string">
            <text:p text:style-name="P5"><text:span text:style-name="T3">Oneens</text:span></text:p>
          </table:table-cell>
        </table:table-row>
        <table:table-row table:style-name="Table65.1">
          <table:table-cell table:style-name="Table65.A1" office:value-type="string">
            <text:p text:style-name="P5"><text:span text:style-name="T10">3. </text:span></text:p>
          </table:table-cell>
          <table:table-cell table:style-name="Table65.B1" office:value-type="string">
            <text:p text:style-name="P5"><text:span text:style-name="T3">Niet oneens/niet eens</text:span></text:p>
          </table:table-cell>
        </table:table-row>
        <table:table-row table:style-name="Table65.1">
          <table:table-cell table:style-name="Table65.A1" office:value-type="string">
            <text:p text:style-name="P5"><text:span text:style-name="T10">4. </text:span></text:p>
          </table:table-cell>
          <table:table-cell table:style-name="Table65.B1" office:value-type="string">
            <text:p text:style-name="P5"><text:span text:style-name="T3">Eens</text:span></text:p>
          </table:table-cell>
        </table:table-row>
        <table:table-row table:style-name="Table65.1">
          <table:table-cell table:style-name="Table65.A1" office:value-type="string">
            <text:p text:style-name="P5"><text:span text:style-name="T10">5. </text:span></text:p>
          </table:table-cell>
          <table:table-cell table:style-name="Table65.B1" office:value-type="string">
            <text:p text:style-name="P5"><text:span text:style-name="T3">Helemaal eens</text:span></text:p>
          </table:table-cell>
        </table:table-row>
      </table:table>
      <text:p text:style-name="P5"><draw:rect text:anchor-type="as-char" style:rel-width="100%" draw:z-index="93" draw:style-name="gr1" draw:text-style-name="P28" svg:width="0.0012in" svg:height="0.0213in"><text:p/></draw:rect></text:p>
      <text:p text:style-name="P5"><text:span text:style-name="T5">Page 94</text:span></text:p>
      <text:h text:style-name="P1" text:outline-level="2"><text:span text:style-name="T8">v5_vokind5</text:span></text:h>
      <text:p text:style-name="P5"><text:span text:style-name="T6">Tot slot nog een paar vragen. We willen graag weten wat, volgens u, de invloed is van het sluiten van de school (op 16 maart) op </text:span><text:span text:style-name="T8">^v1_vo_kind5.vonaam;</text:span><text:span text:style-name="T6"> als het gaat om:</text:span></text:p>
      <text:p text:style-name="P5"><text:span text:style-name="T6"> </text:span></text:p>
      <text:p text:style-name="P5"><text:span text:style-name="T10">Question type:</text:span><text:span text:style-name="T3"> Table</text:span></text:p>
      <text:p text:style-name="P5"><text:span text:style-name="T10">Answer type:</text:span><text:span text:style-name="T3"> Radiobuttons</text:span></text:p>
      <text:p text:style-name="P5"><text:span text:style-name="T5">Subquestions:</text:span><text:span text:style-name="T6"><text:line-break/></text:span><text:span text:style-name="T8">v5a_vokind5</text:span><text:span text:style-name="T6"> ^f_zijnhaar_vo_kind5; mentale gezondheid dit jaar<text:line-break/></text:span><text:span text:style-name="T8">v5b_vokind5</text:span><text:span text:style-name="T6"> vriendschappen van ^v1_vo_kind5.vonaam; dit jaar<text:line-break/></text:span><text:span text:style-name="T8">v5c_vokind5</text:span><text:span text:style-name="T6"> schoolcijfers voor het vak Nederlands in het komende schooljaar in verhouding tot andere leerlingen uit de klas<text:line-break/></text:span><text:span text:style-name="T8">v5d_vokind5</text:span><text:span text:style-name="T6"> schoolcijfers voor het vak wiskunde in het komende jaar in verhouding tot andere leerlingen uit de klas<text:line-break/></text:span><text:soft-page-break/><text:span text:style-name="T8">v5e_vokind5</text:span><text:span text:style-name="T6"> ^f_zijnhaar_vo_kind5; kans om naar de universiteit te gaan<text:line-break/></text:span><text:span text:style-name="T8">v5f_vokind5</text:span><text:span text:style-name="T6"> ^f_zijnhaar_vo_kind5; carrière op de lange termijn</text:span></text:p>
      <text:p text:style-name="P5"><text:span text:style-name="T10">Categories:</text:span></text:p>
      <table:table table:name="Table66" table:style-name="Table66">
        <table:table-column table:style-name="Table66.A"/>
        <table:table-column table:style-name="Table66.B"/>
        <table:table-row table:style-name="Table66.1">
          <table:table-cell table:style-name="Table66.A1" office:value-type="string">
            <text:p text:style-name="P5"><text:span text:style-name="T10">1. </text:span></text:p>
          </table:table-cell>
          <table:table-cell table:style-name="Table66.B1" office:value-type="string">
            <text:p text:style-name="P5"><text:span text:style-name="T3">Zeer negatieve invloed</text:span></text:p>
          </table:table-cell>
        </table:table-row>
        <table:table-row table:style-name="Table66.1">
          <table:table-cell table:style-name="Table66.A1" office:value-type="string">
            <text:p text:style-name="P5"><text:span text:style-name="T10">2. </text:span></text:p>
          </table:table-cell>
          <table:table-cell table:style-name="Table66.B1" office:value-type="string">
            <text:p text:style-name="P5"><text:span text:style-name="T3">Negatieve invloed</text:span></text:p>
          </table:table-cell>
        </table:table-row>
        <table:table-row table:style-name="Table66.1">
          <table:table-cell table:style-name="Table66.A1" office:value-type="string">
            <text:p text:style-name="P5"><text:span text:style-name="T10">3. </text:span></text:p>
          </table:table-cell>
          <table:table-cell table:style-name="Table66.B1" office:value-type="string">
            <text:p text:style-name="P5"><text:span text:style-name="T3">Geen invloed</text:span></text:p>
          </table:table-cell>
        </table:table-row>
        <table:table-row table:style-name="Table66.1">
          <table:table-cell table:style-name="Table66.A1" office:value-type="string">
            <text:p text:style-name="P5"><text:span text:style-name="T10">4. </text:span></text:p>
          </table:table-cell>
          <table:table-cell table:style-name="Table66.B1" office:value-type="string">
            <text:p text:style-name="P5"><text:span text:style-name="T3">Positieve invloed</text:span></text:p>
          </table:table-cell>
        </table:table-row>
        <table:table-row table:style-name="Table66.1">
          <table:table-cell table:style-name="Table66.A1" office:value-type="string">
            <text:p text:style-name="P5"><text:span text:style-name="T10">5. </text:span></text:p>
          </table:table-cell>
          <table:table-cell table:style-name="Table66.B1" office:value-type="string">
            <text:p text:style-name="P5"><text:span text:style-name="T3">Zeer positieve invloed</text:span></text:p>
          </table:table-cell>
        </table:table-row>
        <table:table-row table:style-name="Table66.1">
          <table:table-cell table:style-name="Table66.A1" office:value-type="string">
            <text:p text:style-name="P5"><text:span text:style-name="T10">6. </text:span></text:p>
          </table:table-cell>
          <table:table-cell table:style-name="Table66.B1" office:value-type="string">
            <text:p text:style-name="P5"><text:span text:style-name="T3">Niet van toepassing</text:span></text:p>
          </table:table-cell>
        </table:table-row>
      </table:table>
      <text:p text:style-name="P5"><draw:rect text:anchor-type="as-char" style:rel-width="100%" draw:z-index="94" draw:style-name="gr1" draw:text-style-name="P28" svg:width="0.0012in" svg:height="0.0213in"><text:p/></draw:rect></text:p>
      <text:p text:style-name="P5"><text:span text:style-name="T5">Page 95</text:span></text:p>
      <text:h text:style-name="P1" text:outline-level="2"><text:span text:style-name="T8">v6_vokind5</text:span></text:h>
      <text:p text:style-name="P5"><text:span text:style-name="T6">Hoe gaan school en leerkrachten enerzijds en kinderen en ouders anderzijds met elkaar om en hoe is de communicatie met de school van </text:span><text:span text:style-name="T8">^v1_vo_kind5.vonaam;</text:span><text:span text:style-name="T6"> tijdens de periode dat de school gesloten is/was? Denkt u hierbij ook aan het uitwisselen van lesmateriaal.<text:line-break/><text:line-break/></text:span><text:span text:style-name="T5">Meerdere antwoorden mogelijk</text:span></text:p>
      <text:p text:style-name="P5"><text:span text:style-name="T6"> </text:span></text:p>
      <text:p text:style-name="P5"><text:span text:style-name="T10">Answer type:</text:span><text:span text:style-name="T3"> Checkboxes</text:span></text:p>
      <text:p text:style-name="P5"><text:span text:style-name="T10">Categories:</text:span></text:p>
      <table:table table:name="Table67" table:style-name="Table67">
        <table:table-column table:style-name="Table67.A"/>
        <table:table-column table:style-name="Table67.B"/>
        <table:table-row table:style-name="Table67.1">
          <table:table-cell table:style-name="Table67.A1" office:value-type="string">
            <text:p text:style-name="P5"><text:span text:style-name="T10">1. </text:span></text:p>
          </table:table-cell>
          <table:table-cell table:style-name="Table67.B1" office:value-type="string">
            <text:p text:style-name="P5"><text:span text:style-name="T6">Leerkracht(en) en leerling/ouders communiceerden en wisselden lesmateriaal via e-mail uit</text:span></text:p>
          </table:table-cell>
        </table:table-row>
        <table:table-row table:style-name="Table67.1">
          <table:table-cell table:style-name="Table67.A1" office:value-type="string">
            <text:p text:style-name="P5"><text:span text:style-name="T10">2. </text:span></text:p>
          </table:table-cell>
          <table:table-cell table:style-name="Table67.B1" office:value-type="string">
            <text:p text:style-name="P5"><text:span text:style-name="T6">Leerkracht(en) en leerling/ouders communiceerden telefonisch</text:span></text:p>
          </table:table-cell>
        </table:table-row>
        <table:table-row table:style-name="Table67.1">
          <table:table-cell table:style-name="Table67.A1" office:value-type="string">
            <text:p text:style-name="P5"><text:span text:style-name="T10">3. </text:span></text:p>
          </table:table-cell>
          <table:table-cell table:style-name="Table67.B1" office:value-type="string">
            <text:p text:style-name="P5"><text:span text:style-name="T6">Leerkracht(en) en leerling/ouders communiceerden en wisselden lesmateriaal via de post uit</text:span></text:p>
          </table:table-cell>
        </table:table-row>
        <table:table-row table:style-name="Table67.1">
          <table:table-cell table:style-name="Table67.A1" office:value-type="string">
            <text:p text:style-name="P5"><text:span text:style-name="T10">4. </text:span></text:p>
          </table:table-cell>
          <table:table-cell table:style-name="Table67.B1" office:value-type="string">
            <text:p text:style-name="P5"><text:span text:style-name="T6">Leerkracht(en) en leerling/ouders communiceerden en wisselden lesmateriaal via Social media of Messenger (bv. </text:span><text:span text:style-name="T3">Whatsapp) uit</text:span></text:p>
          </table:table-cell>
        </table:table-row>
        <table:table-row table:style-name="Table67.1">
          <table:table-cell table:style-name="Table67.A1" office:value-type="string">
            <text:p text:style-name="P5"><text:span text:style-name="T10">5. </text:span></text:p>
          </table:table-cell>
          <table:table-cell table:style-name="Table67.B1" office:value-type="string">
            <text:p text:style-name="P5"><text:span text:style-name="T6">Leerkracht(en) en leerling/ouders communiceerden en wisselden lesmateriaal uit via een‘digitaal leren’ platform (forum, speciale software) op de website van de school</text:span></text:p>
          </table:table-cell>
        </table:table-row>
        <table:table-row table:style-name="Table67.1">
          <table:table-cell table:style-name="Table67.A1" office:value-type="string">
            <text:p text:style-name="P5"><text:span text:style-name="T10">6. </text:span></text:p>
          </table:table-cell>
          <table:table-cell table:style-name="Table67.B1" office:value-type="string">
            <text:p text:style-name="P5"><text:span text:style-name="T6">Lesmateriaal moest op school worden opgehaald</text:span></text:p>
          </table:table-cell>
        </table:table-row>
        <table:table-row table:style-name="Table67.1">
          <table:table-cell table:style-name="Table67.A1" office:value-type="string">
            <text:p text:style-name="P5"><text:span text:style-name="T10">7. </text:span></text:p>
          </table:table-cell>
          <table:table-cell table:style-name="Table67.B1" office:value-type="string">
            <text:p text:style-name="P5"><text:span text:style-name="T6">Er was geen communicatie tussen leerkracht(en) en leerling/ouders</text:span></text:p>
          </table:table-cell>
        </table:table-row>
        <table:table-row table:style-name="Table67.1">
          <table:table-cell table:style-name="Table67.A1" office:value-type="string">
            <text:p text:style-name="P5"><text:span text:style-name="T10">8. </text:span></text:p>
          </table:table-cell>
          <table:table-cell table:style-name="Table67.B1" office:value-type="string">
            <text:p text:style-name="P5"><text:span text:style-name="T6">Een andere manier van communicatie/uitwisseling, namelijk:</text:span></text:p>
          </table:table-cell>
        </table:table-row>
      </table:table>
      <text:h text:style-name="P1" text:outline-level="3"><text:span text:style-name="T2">v6_and_vokind5</text:span></text:h>
      <text:p text:style-name="P5"><text:span text:style-name="T10">Question type:</text:span><text:span text:style-name="T3"> Inline textfield attached to code 8 of question "v6_vokind5"</text:span></text:p>
      <text:p text:style-name="P5"><draw:rect text:anchor-type="as-char" style:rel-width="100%" draw:z-index="95" draw:style-name="gr1" draw:text-style-name="P28" svg:width="0.0012in" svg:height="0.0213in"><text:p/></draw:rect></text:p>
      <text:p text:style-name="P5"><text:span text:style-name="T5">Page 96</text:span></text:p>
      <text:h text:style-name="P1" text:outline-level="2"><text:span text:style-name="T8">uitbetaling</text:span></text:h>
      <text:p text:style-name="P5"><text:span text:style-name="T6">Omdat de lengte van deze vragenlijst sterk verschilt tussen mensen in verschillende situaties, wordt in de loop van juni de vergoeding voor deze vragenlijst aan uw tegoed toegevoegd. </text:span><text:span text:style-name="T3">Hartelijk dank voor het meedoen!</text:span></text:p>
      <text:p text:style-name="P5"><text:span text:style-name="T3"> </text:span></text:p>
      <text:p text:style-name="P5"><text:span text:style-name="T10">Answer type:</text:span><text:span text:style-name="T3"> None</text:span></text:p>
      <text:p text:style-name="P5"><draw:rect text:anchor-type="as-char" style:rel-width="100%" draw:z-index="96" draw:style-name="gr1" draw:text-style-name="P28" svg:width="0.0012in" svg:height="0.0213in"><text:p/></draw:rect></text:p>
      <text:p text:style-name="P5"><text:span text:style-name="T5">Page 97</text:span></text:p>
      <text:h text:style-name="P1" text:outline-level="2"><text:span text:style-name="T8">eva2h</text:span></text:h>
      <text:p text:style-name="P5"><text:soft-page-break/><text:span text:style-name="T6">NB: Maakt u alstublieft de vragenlijst af totdat u weer bij het beginscherm komt. Pas dan registreert het systeem de vragenlijst als </text:span><text:span text:style-name="T8">volledig</text:span><text:span text:style-name="T6"> ingevuld. </text:span></text:p>
      <text:p text:style-name="P3"><text:span text:style-name="T6">Tot slot. Wat vond u van deze vragenlijst:</text:span></text:p>
      <text:p text:style-name="P5"><text:span text:style-name="T8">1</text:span><text:span text:style-name="T6"> = </text:span><text:span text:style-name="T8">beslist niet<text:line-break/>5</text:span><text:span text:style-name="T6"> = </text:span><text:span text:style-name="T8">beslist wel</text:span></text:p>
      <text:p text:style-name="P5"><text:span text:style-name="T6"> </text:span></text:p>
      <text:p text:style-name="P5"><text:span text:style-name="T5">Question type:</text:span><text:span text:style-name="T6"> Table</text:span></text:p>
      <text:p text:style-name="P5"><text:span text:style-name="T5">Answer type:</text:span><text:span text:style-name="T6"> Radiobuttons</text:span></text:p>
      <text:p text:style-name="P5"><text:span text:style-name="T5">Subquestions:</text:span><text:span text:style-name="T6"><text:line-break/></text:span><text:span text:style-name="T8">eva2t1</text:span><text:span text:style-name="T6"> Vond u het moeilijk om de vragen te beantwoorden?<text:line-break/></text:span><text:span text:style-name="T8">eva2t2</text:span><text:span text:style-name="T6"> Vond u de vragen duidelijk?<text:line-break/></text:span><text:span text:style-name="T8">eva2t3</text:span><text:span text:style-name="T6"> Heeft de vragenlijst u aan het denken gezet?<text:line-break/></text:span><text:span text:style-name="T8">eva2t4</text:span><text:span text:style-name="T6"> Vond u het onderwerp interessant?<text:line-break/></text:span><text:span text:style-name="T8">eva2t5</text:span><text:span text:style-name="T6"> Vond u het plezierig om de vragen in te vullen?</text:span></text:p>
      <text:p text:style-name="P5"><text:span text:style-name="T10">Categories:</text:span></text:p>
      <table:table table:name="Table68" table:style-name="Table68">
        <table:table-column table:style-name="Table68.A"/>
        <table:table-column table:style-name="Table68.B"/>
        <table:table-row table:style-name="Table68.1">
          <table:table-cell table:style-name="Table68.A1" office:value-type="string">
            <text:p text:style-name="P5"><text:span text:style-name="T10">1. </text:span></text:p>
          </table:table-cell>
          <table:table-cell table:style-name="Table68.B1" office:value-type="string">
            <text:p text:style-name="P5"><text:span text:style-name="T3">1</text:span></text:p>
          </table:table-cell>
        </table:table-row>
        <table:table-row table:style-name="Table68.1">
          <table:table-cell table:style-name="Table68.A1" office:value-type="string">
            <text:p text:style-name="P5"><text:span text:style-name="T10">2. </text:span></text:p>
          </table:table-cell>
          <table:table-cell table:style-name="Table68.B1" office:value-type="string">
            <text:p text:style-name="P5"><text:span text:style-name="T3">2</text:span></text:p>
          </table:table-cell>
        </table:table-row>
        <table:table-row table:style-name="Table68.1">
          <table:table-cell table:style-name="Table68.A1" office:value-type="string">
            <text:p text:style-name="P5"><text:span text:style-name="T10">3. </text:span></text:p>
          </table:table-cell>
          <table:table-cell table:style-name="Table68.B1" office:value-type="string">
            <text:p text:style-name="P5"><text:span text:style-name="T3">3</text:span></text:p>
          </table:table-cell>
        </table:table-row>
        <table:table-row table:style-name="Table68.1">
          <table:table-cell table:style-name="Table68.A1" office:value-type="string">
            <text:p text:style-name="P5"><text:span text:style-name="T10">4. </text:span></text:p>
          </table:table-cell>
          <table:table-cell table:style-name="Table68.B1" office:value-type="string">
            <text:p text:style-name="P5"><text:span text:style-name="T3">4</text:span></text:p>
          </table:table-cell>
        </table:table-row>
        <table:table-row table:style-name="Table68.1">
          <table:table-cell table:style-name="Table68.A1" office:value-type="string">
            <text:p text:style-name="P5"><text:span text:style-name="T10">5. </text:span></text:p>
          </table:table-cell>
          <table:table-cell table:style-name="Table68.B1" office:value-type="string">
            <text:p text:style-name="P5"><text:span text:style-name="T3">5</text:span></text:p>
          </table:table-cell>
        </table:table-row>
      </table:table>
      <text:p text:style-name="P5"><draw:rect text:anchor-type="as-char" style:rel-width="100%" draw:z-index="97" draw:style-name="gr1" draw:text-style-name="P28" svg:width="0.0012in" svg:height="0.0213in"><text:p/></draw:rect></text:p>
      <text:p text:style-name="P5"><text:span text:style-name="T5">Page 98</text:span></text:p>
      <text:h text:style-name="P1" text:outline-level="2"><text:span text:style-name="T8">opm</text:span></text:h>
      <text:p text:style-name="P5"><text:span text:style-name="T6">Hebt u nog opmerkingen over deze vragenlijst?</text:span></text:p>
      <text:p text:style-name="P5"><text:span text:style-name="T6"> </text:span></text:p>
      <text:p text:style-name="P5"><text:span text:style-name="T10">Answer type:</text:span><text:span text:style-name="T3"> Radiobuttons</text:span></text:p>
      <text:p text:style-name="P5"><text:span text:style-name="T10">Categories:</text:span></text:p>
      <table:table table:name="Table69" table:style-name="Table69">
        <table:table-column table:style-name="Table69.A"/>
        <table:table-column table:style-name="Table69.B"/>
        <table:table-row table:style-name="Table69.1">
          <table:table-cell table:style-name="Table69.A1" office:value-type="string">
            <text:p text:style-name="P5"><text:span text:style-name="T10">1. </text:span></text:p>
          </table:table-cell>
          <table:table-cell table:style-name="Table69.B1" office:value-type="string">
            <text:p text:style-name="P5"><text:span text:style-name="T3">Ja</text:span></text:p>
          </table:table-cell>
        </table:table-row>
        <table:table-row table:style-name="Table69.1">
          <table:table-cell table:style-name="Table69.A1" office:value-type="string">
            <text:p text:style-name="P5"><text:span text:style-name="T10">2. </text:span></text:p>
          </table:table-cell>
          <table:table-cell table:style-name="Table69.B1" office:value-type="string">
            <text:p text:style-name="P5"><text:span text:style-name="T3">Nee</text:span></text:p>
          </table:table-cell>
        </table:table-row>
      </table:table>
      <text:h text:style-name="P1" text:outline-level="3"><text:span text:style-name="T2">evaopm</text:span></text:h>
      <text:p text:style-name="P5"><text:span text:style-name="T6">U kunt uw opmerking hieronder invullen.</text:span></text:p>
      <text:p text:style-name="P5"><text:span text:style-name="T6"> </text:span></text:p>
      <text:p text:style-name="P5"><text:span text:style-name="T10">Question type:</text:span><text:span text:style-name="T3"> Dependent question attached to code 1 of question "opm"</text:span></text:p>
      <text:p text:style-name="P5"><text:span text:style-name="T10">Answer type:</text:span><text:span text:style-name="T3"> Text</text:span></text:p>
      <text:p text:style-name="P5"><draw:rect text:anchor-type="as-char" style:rel-width="100%" draw:z-index="98" draw:style-name="gr1" draw:text-style-name="P28" svg:width="0.0012in" svg:height="0.0213in"><text:p/></draw:rect></text:p>
      <text:p text:style-name="P5"><text:bookmark text:name="_GoBack"/><draw:rect text:anchor-type="as-char" style:rel-width="100%" draw:z-index="99" draw:style-name="gr1" draw:text-style-name="P28" svg:width="0.0012in" svg:height="0.0213in"><text:p/></draw:rect></text:p>
      <text:h text:style-name="P1" text:outline-level="2"><text:span text:style-name="T2">Routing</text:span></text:h>
      <text:p text:style-name="P6"><text:span text:style-name="T4">intro </text:span></text:p>
      <text:p text:style-name="P6"><text:span text:style-name="T4">InfectionDiagnosed </text:span></text:p>
      <text:p text:style-name="P6"><text:span text:style-name="T4">if (InfectionDiagnosed != 1) {</text:span></text:p>
      <text:p text:style-name="P6"><text:span text:style-name="T4"><text:s text:c="3"/>SelfPerceivedInfection </text:span></text:p>
      <text:p text:style-name="P6"><text:span text:style-name="T4">}</text:span></text:p>
      <text:p text:style-name="P6"><text:span text:style-name="T4">q1header </text:span></text:p>
      <text:p text:style-name="P6"><text:span text:style-name="T4">if ((brandom = 1) &amp;&amp; (leeftijd &gt;= 65)) {</text:span></text:p>
      <text:p text:style-name="P6"><text:soft-page-break/><text:span text:style-name="T4"><text:s text:c="3"/></text:span><text:span text:style-name="T7">q30hd_week_pre </text:span></text:p>
      <text:p text:style-name="P6"><text:span text:style-name="T7">}</text:span></text:p>
      <text:p text:style-name="P6"><text:span text:style-name="T7">q30hd_maand </text:span></text:p>
      <text:p text:style-name="P6"><text:span text:style-name="T7">if ((brandom = 2) &amp;&amp; (leeftijd &gt;= 65)) {</text:span></text:p>
      <text:p text:style-name="P6"><text:span text:style-name="T7"><text:s text:c="3"/></text:span><text:span text:style-name="T4">q30hd_week_post </text:span></text:p>
      <text:p text:style-name="P6"><text:span text:style-name="T4">}</text:span></text:p>
      <text:p text:style-name="P6"><text:span text:style-name="T4">SAH </text:span></text:p>
      <text:p text:style-name="P6"><text:span text:style-name="T4">expectedduration </text:span></text:p>
      <text:p text:style-name="P6"><text:span text:style-name="T4">EmploymentStatus </text:span></text:p>
      <text:p text:style-name="P6"><text:span text:style-name="T4">if (EmploymentStatus = 1 || EmploymentStatus = 2) {</text:span></text:p>
      <text:p text:style-name="P6"><text:span text:style-name="T4"><text:s text:c="3"/>q14header </text:span></text:p>
      <text:p text:style-name="P6"><text:span text:style-name="T4">}</text:span></text:p>
      <text:p text:style-name="P6"><text:span text:style-name="T4">if (_current_date = '2020-05-04') {</text:span></text:p>
      <text:p text:style-name="P6"><text:span text:style-name="T4"><text:s text:c="3"/></text:span><text:span text:style-name="T7">assign(f_vacsick_vb, '(Koningsdag, Bevrijdingsdag, Hemelvaart)')</text:span></text:p>
      <text:p text:style-name="P6"><text:span text:style-name="T4">} elseif (_current_date &gt; '2020-05-04') {</text:span></text:p>
      <text:p text:style-name="P6"><text:span text:style-name="T4"><text:s text:c="3"/></text:span><text:span text:style-name="T7">assign(f_vacsick_vb, '(Bevrijdingsdag, Hemelvaart)')</text:span></text:p>
      <text:p text:style-name="P6"><text:span text:style-name="T4">}</text:span></text:p>
      <text:p text:style-name="P6"><text:span text:style-name="T4">if (EmploymentStatus = 1 || EmploymentStatus = 2) {</text:span></text:p>
      <text:p text:style-name="P6"><text:span text:style-name="T4"><text:s text:c="3"/>vacsick </text:span></text:p>
      <text:p text:style-name="P6"><text:span text:style-name="T4"><text:s text:c="3"/>if (vacsick1 + vacsick2 + vacsick3 + vacsick4 + vacsick5 &gt; 7) {</text:span></text:p>
      <text:p text:style-name="P6"><text:span text:style-name="T4"><text:s text:c="6"/></text:span><text:span text:style-name="T7">check('Let op, uw antwoorden kunnen samen niet meer zijn dan 7.', vacsick)</text:span></text:p>
      <text:p text:style-name="P6"><text:span text:style-name="T7"><text:s text:c="3"/></text:span><text:span text:style-name="T4">}</text:span></text:p>
      <text:p text:style-name="P6"><text:span text:style-name="T4">}</text:span></text:p>
      <text:p text:style-name="P6"><text:span text:style-name="T4">if (EmploymentStatus = 1 || EmploymentStatus = 2 || p_q13 = 1 || p_q13 = 2) {</text:span></text:p>
      <text:p text:style-name="P6"><text:span text:style-name="T4"><text:s text:c="3"/>work_perc </text:span></text:p>
      <text:p text:style-name="P6"><text:span text:style-name="T4">}</text:span></text:p>
      <text:p text:style-name="P6"><text:span text:style-name="T4">if (EmploymentStatus = 1) {</text:span></text:p>
      <text:p text:style-name="P6"><text:span text:style-name="T4"><text:s text:c="3"/>q16a </text:span></text:p>
      <text:p text:style-name="P6"><text:span text:style-name="T4"><text:s text:c="3"/>q16b </text:span></text:p>
      <text:p text:style-name="P6"><text:span text:style-name="T4"><text:s text:c="3"/>q16c </text:span></text:p>
      <text:p text:style-name="P6"><text:span text:style-name="T4">}</text:span></text:p>
      <text:p text:style-name="P6"><text:span text:style-name="T4">if (EmploymentStatus = 2) {</text:span></text:p>
      <text:p text:style-name="P6"><text:span text:style-name="T4"><text:s text:c="3"/>q17a </text:span></text:p>
      <text:p text:style-name="P6"><text:span text:style-name="T4"><text:s text:c="3"/>q17b </text:span></text:p>
      <text:p text:style-name="P6"><text:span text:style-name="T4"><text:s text:c="3"/>q17c </text:span></text:p>
      <text:p text:style-name="P6"><text:span text:style-name="T4"><text:s text:c="3"/>q17d </text:span></text:p>
      <text:p text:style-name="P6"><text:span text:style-name="T4"><text:s text:c="3"/>q17e </text:span></text:p>
      <text:p text:style-name="P6"><text:span text:style-name="T4"><text:s text:c="3"/>q17f_header </text:span></text:p>
      <text:p text:style-name="P6"><text:span text:style-name="T4">}</text:span></text:p>
      <text:p text:style-name="P6"><text:span text:style-name="T4">if (p_q13 = 1) {</text:span></text:p>
      <text:p text:style-name="P6"><text:span text:style-name="T4"><text:s text:c="3"/>assign(f_p_q13, 'betaald werk verrichtte in loondienst, full-time of part-time')</text:span></text:p>
      <text:p text:style-name="P6"><text:span text:style-name="T4">}</text:span></text:p>
      <text:p text:style-name="P6"><text:span text:style-name="T4">if (p_q13 = 2) {</text:span></text:p>
      <text:p text:style-name="P6"><text:span text:style-name="T4"><text:s text:c="3"/>assign(f_p_q13, 'zelfstandig ondernemer was')</text:span></text:p>
      <text:p text:style-name="P6"><text:span text:style-name="T7">}</text:span></text:p>
      <text:p text:style-name="P6"><text:span text:style-name="T7">if (p_q13 = 3) {</text:span></text:p>
      <text:p text:style-name="P6"><text:span text:style-name="T7"><text:s text:c="3"/>assign(f_p_q13, 'werkloos was en op zoek naar werk')</text:span></text:p>
      <text:p text:style-name="P6"><text:span text:style-name="T7">}</text:span></text:p>
      <text:p text:style-name="P6"><text:span text:style-name="T7">if (p_q13 = 4) {</text:span></text:p>
      <text:p text:style-name="P6"><text:span text:style-name="T7"><text:s text:c="3"/>assign(f_p_q13, '(vervroegd) gepensioneerd was')</text:span></text:p>
      <text:p text:style-name="P6"><text:span text:style-name="T7">}</text:span></text:p>
      <text:p text:style-name="P6"><text:span text:style-name="T7">if (p_q13 = 5) {</text:span></text:p>
      <text:p text:style-name="P6"><text:span text:style-name="T7"><text:s text:c="3"/>assign(f_p_q13, 'een arbeidsongeschiktheidsuitkering of sociale bijstand ontving en niet op zoek was naar werk')</text:span></text:p>
      <text:p text:style-name="P6"><text:span text:style-name="T7">}</text:span></text:p>
      <text:p text:style-name="P6"><text:soft-page-break/><text:span text:style-name="T7">if (p_q13 = 61) {</text:span></text:p>
      <text:p text:style-name="P6"><text:span text:style-name="T7"><text:s text:c="3"/>assign(f_p_q13, 'leerling / student / stagiair was en alleen een onkostenvergoeding kreeg')</text:span></text:p>
      <text:p text:style-name="P6"><text:span text:style-name="T7">}</text:span></text:p>
      <text:p text:style-name="P6"><text:span text:style-name="T7">if (p_q13 = 7) {</text:span></text:p>
      <text:p text:style-name="P6"><text:span text:style-name="T7"><text:s text:c="3"/>assign(f_p_q13, 'het huishouden deed')</text:span></text:p>
      <text:p text:style-name="P6"><text:span text:style-name="T4">}</text:span></text:p>
      <text:p text:style-name="P6"><text:span text:style-name="T4">if (EmploymentStatus = 1) {</text:span></text:p>
      <text:p text:style-name="P6"><text:span text:style-name="T4"><text:s text:c="3"/>assign(f_ES, 'betaald werk verricht in loondienst, full-time of part-time')</text:span></text:p>
      <text:p text:style-name="P6"><text:span text:style-name="T4">}</text:span></text:p>
      <text:p text:style-name="P6"><text:span text:style-name="T4">if (EmploymentStatus = 2) {</text:span></text:p>
      <text:p text:style-name="P6"><text:span text:style-name="T4"><text:s text:c="3"/>assign(f_ES, 'zelfstandig ondernemer bent')</text:span></text:p>
      <text:p text:style-name="P6"><text:span text:style-name="T4">}</text:span></text:p>
      <text:p text:style-name="P6"><text:span text:style-name="T4">if (EmploymentStatus = 3) {</text:span></text:p>
      <text:p text:style-name="P6"><text:span text:style-name="T4"><text:s text:c="3"/></text:span><text:span text:style-name="T7">assign(f_ES, 'werkloos bent en op zoek naar werk')</text:span></text:p>
      <text:p text:style-name="P6"><text:span text:style-name="T4">}</text:span></text:p>
      <text:p text:style-name="P6"><text:span text:style-name="T4">if (EmploymentStatus = 4) {</text:span></text:p>
      <text:p text:style-name="P6"><text:span text:style-name="T4"><text:s text:c="3"/>assign(f_ES, '(vervroegd) gepensioneerd bent')</text:span></text:p>
      <text:p text:style-name="P6"><text:span text:style-name="T4">}</text:span></text:p>
      <text:p text:style-name="P6"><text:span text:style-name="T4">if (EmploymentStatus = 5) {</text:span></text:p>
      <text:p text:style-name="P6"><text:span text:style-name="T4"><text:s text:c="3"/></text:span><text:span text:style-name="T7">assign(f_ES, 'een arbeidsongeschiktheidsuitkering of sociale bijstand ontvangt en niet op zoek bent naar werk')</text:span></text:p>
      <text:p text:style-name="P6"><text:span text:style-name="T7">}</text:span></text:p>
      <text:p text:style-name="P6"><text:span text:style-name="T7">if (EmploymentStatus = 61) {</text:span></text:p>
      <text:p text:style-name="P6"><text:span text:style-name="T7"><text:s text:c="3"/>assign(f_ES, 'leerling / student / stagiair bent en alleen een onkostenvergoeding krijgt')</text:span></text:p>
      <text:p text:style-name="P6"><text:span text:style-name="T4">}</text:span></text:p>
      <text:p text:style-name="P6"><text:span text:style-name="T4">if (EmploymentStatus = 7) {</text:span></text:p>
      <text:p text:style-name="P6"><text:span text:style-name="T4"><text:s text:c="3"/>assign(f_ES, 'het huishouden doet')</text:span></text:p>
      <text:p text:style-name="P6"><text:span text:style-name="T4">}</text:span></text:p>
      <text:p text:style-name="P6"><text:span text:style-name="T4">if (EmploymentStatus = 1 &amp;&amp; p_q13 = 1) {</text:span></text:p>
      <text:p text:style-name="P6"><text:span text:style-name="T4"><text:s text:c="3"/>change_empl </text:span></text:p>
      <text:p text:style-name="P6"><text:span text:style-name="T4">}</text:span></text:p>
      <text:p text:style-name="P6"><text:span text:style-name="T4">if (EmploymentStatus = 2 &amp;&amp; p_q13 = 2) {</text:span></text:p>
      <text:p text:style-name="P6"><text:span text:style-name="T4"><text:s text:c="3"/>change_selfempl </text:span></text:p>
      <text:p text:style-name="P6"><text:span text:style-name="T4">}</text:span></text:p>
      <text:p text:style-name="P6"><text:span text:style-name="T4">if ((p_q13 &gt; 0) &amp;&amp; (EmploymentStatus &gt; 0) &amp;&amp; (EmploymentStatus != p_q13)) {</text:span></text:p>
      <text:p text:style-name="P6"><text:span text:style-name="T4"><text:s text:c="3"/></text:span><text:span text:style-name="T7">assign(f_q2, 'In een vorige vragenlijst hebt u aangegeven dat u voor het begin van de coronavirus crisis <text:s/>^f_p_q13; en nu geeft u aan dat u ^f_ES;.&lt;br&gt;&lt;br&gt;')</text:span></text:p>
      <text:p text:style-name="P6"><text:span text:style-name="T4">}</text:span></text:p>
      <text:p text:style-name="P6"><text:span text:style-name="T4">if (((p_q13 &gt; 0) &amp;&amp; (EmploymentStatus &gt; 0) &amp;&amp; (EmploymentStatus != p_q13)) ||</text:span></text:p>
      <text:p text:style-name="P6"><text:span text:style-name="T4"><text:s/>(change_empl is response &amp;&amp; change_empl != 2) || (change_selfempl is response &amp;&amp;</text:span></text:p>
      <text:p text:style-name="P6"><text:span text:style-name="T4"><text:s/>change_selfempl != 2)) {</text:span></text:p>
      <text:p text:style-name="P6"><text:span text:style-name="T4"><text:s text:c="3"/>q2 </text:span></text:p>
      <text:p text:style-name="P6"><text:span text:style-name="T4">}</text:span></text:p>
      <text:p text:style-name="P6"><text:span text:style-name="T4">if (EmploymentStatus = 3 || EmploymentStatus = 5) {</text:span></text:p>
      <text:p text:style-name="P6"><text:span text:style-name="T4"><text:s text:c="3"/>q4_header </text:span></text:p>
      <text:p text:style-name="P6"><text:span text:style-name="T4"><text:s text:c="3"/>if ((q4.jaar is empty) &amp;&amp; (q4.nvt = 0)) {</text:span></text:p>
      <text:p text:style-name="P6"><text:span text:style-name="T4"><text:s text:c="6"/></text:span><text:span text:style-name="T7">check('U hebt geen antwoord gegeven.', q4_header)</text:span></text:p>
      <text:p text:style-name="P6"><text:span text:style-name="T7"><text:s text:c="3"/></text:span><text:span text:style-name="T4">}</text:span></text:p>
      <text:p text:style-name="P6"><text:span text:style-name="T4"><text:s text:c="3"/>if ((q4.jaar is response || q4.maand is response) &amp;&amp; (q4.nvt = 1)) {</text:span></text:p>
      <text:p text:style-name="P6"><text:span text:style-name="T4"><text:s text:c="6"/></text:span><text:span text:style-name="T7">check('U hebt een tegenstrijdig antwoord gegeven. Verbeter uw antwoord.', q4_header)</text:span></text:p>
      <text:p text:style-name="P6"><text:span text:style-name="T7"><text:s text:c="3"/></text:span><text:span text:style-name="T4">}</text:span></text:p>
      <text:p text:style-name="P6"><text:span text:style-name="T4">}</text:span></text:p>
      <text:p text:style-name="P6"><text:span text:style-name="T4">if (EmploymentStatus = 1 || EmploymentStatus = 2) {</text:span></text:p>
      <text:p text:style-name="P6"><text:span text:style-name="T4"><text:s text:c="3"/>distance </text:span></text:p>
      <text:p text:style-name="P6"><text:span text:style-name="T4">}</text:span></text:p>
      <text:p text:style-name="P6"><text:soft-page-break/><text:span text:style-name="T4">if ((EmploymentStatus = 1 || EmploymentStatus = 2 || EmploymentStatus = 3) &amp;&amp;</text:span></text:p>
      <text:p text:style-name="P6"><text:span text:style-name="T4"><text:s/></text:span><text:span text:style-name="T7">leeftijd &gt;= 55) {</text:span></text:p>
      <text:p text:style-name="P6"><text:span text:style-name="T7"><text:s text:c="3"/>exp_pens_hd </text:span></text:p>
      <text:p text:style-name="P6"><text:span text:style-name="T7"><text:s text:c="3"/>if (exp_pens_mrt &lt; leeftijd) {</text:span></text:p>
      <text:p text:style-name="P6"><text:span text:style-name="T7"><text:s text:c="6"/>signal('Weet u zeker dat uw verwachte pensioenleeftijd lager is dan uw leeftijd?', exp_pens_mrt)</text:span></text:p>
      <text:p text:style-name="P6"><text:span text:style-name="T7"><text:s text:c="3"/>}</text:span></text:p>
      <text:p text:style-name="P6"><text:span text:style-name="T7"><text:s text:c="3"/>if (exp_pens_mrt &gt; 85) {</text:span></text:p>
      <text:p text:style-name="P6"><text:span text:style-name="T7"><text:s text:c="6"/>signal('Weet u zeker dat uw verwachte pensioenleeftijd hoger is dan 85?', exp_pens_mrt)</text:span></text:p>
      <text:p text:style-name="P6"><text:span text:style-name="T7"><text:s text:c="3"/></text:span><text:span text:style-name="T4">}</text:span></text:p>
      <text:p text:style-name="P6"><text:span text:style-name="T4"><text:s text:c="3"/>if (exp_pens_now &lt; leeftijd) {</text:span></text:p>
      <text:p text:style-name="P6"><text:span text:style-name="T4"><text:s text:c="6"/></text:span><text:span text:style-name="T7">signal('Weet u zeker dat uw verwachte pensioenleeftijd lager is dan uw leeftijd?', exp_pens_now)</text:span></text:p>
      <text:p text:style-name="P6"><text:span text:style-name="T7"><text:s text:c="3"/>}</text:span></text:p>
      <text:p text:style-name="P6"><text:span text:style-name="T7"><text:s text:c="3"/>if (exp_pens_now &gt; 85) {</text:span></text:p>
      <text:p text:style-name="P6"><text:span text:style-name="T7"><text:s text:c="6"/>signal('Weet u zeker dat uw verwachte pensioenleeftijd hoger is dan 85?', exp_pens_now)</text:span></text:p>
      <text:p text:style-name="P6"><text:span text:style-name="T7"><text:s text:c="3"/></text:span><text:span text:style-name="T4">}</text:span></text:p>
      <text:p text:style-name="P6"><text:span text:style-name="T4"><text:s text:c="3"/>if (exp_pens_now &lt; exp_pens_mrt) {</text:span></text:p>
      <text:p text:style-name="P6"><text:span text:style-name="T4"><text:s text:c="6"/>pens_eerder </text:span></text:p>
      <text:p text:style-name="P6"><text:span text:style-name="T4"><text:s text:c="3"/>}</text:span></text:p>
      <text:p text:style-name="P6"><text:span text:style-name="T4"><text:s text:c="3"/>if (exp_pens_now &gt; exp_pens_mrt) {</text:span></text:p>
      <text:p text:style-name="P6"><text:span text:style-name="T4"><text:s text:c="6"/>pens_later </text:span></text:p>
      <text:p text:style-name="P6"><text:span text:style-name="T4"><text:s text:c="3"/>}</text:span></text:p>
      <text:p text:style-name="P6"><text:span text:style-name="T4">}</text:span></text:p>
      <text:p text:style-name="P6"><text:span text:style-name="T4">if (EmploymentStatus = 1) {</text:span></text:p>
      <text:p text:style-name="P6"><text:span text:style-name="T4"><text:s text:c="3"/>q26header q26_js (jquery)</text:span></text:p>
      <text:p text:style-name="P6"><text:span text:style-name="T4"><text:s text:c="3"/>if (q26a is response &amp;&amp; q26b is response &amp;&amp; q26c is response &amp;&amp; q26d is response &amp;&amp;</text:span></text:p>
      <text:p text:style-name="P6"><text:span text:style-name="T4"><text:s text:c="4"/>q26e is response) {</text:span></text:p>
      <text:p text:style-name="P6"><text:span text:style-name="T4"><text:s text:c="6"/>calculate(sumzeker2, q26a + q26b + q26c + q26d + q26e)</text:span></text:p>
      <text:p text:style-name="P6"><text:span text:style-name="T4"><text:s text:c="3"/></text:span><text:span text:style-name="T7">}</text:span></text:p>
      <text:p text:style-name="P6"><text:span text:style-name="T7"><text:s text:c="3"/>if (sumzeker2 != 100) {</text:span></text:p>
      <text:p text:style-name="P6"><text:span text:style-name="T7"><text:s text:c="6"/>check('Let op, uw antwoorden moeten optellen tot 100.', q26header)</text:span></text:p>
      <text:p text:style-name="P6"><text:span text:style-name="T7"><text:s text:c="3"/></text:span><text:span text:style-name="T4">}</text:span></text:p>
      <text:p text:style-name="P6"><text:span text:style-name="T4"><text:s text:c="3"/>q26header_1 q26_js_1 (jquery)</text:span></text:p>
      <text:p text:style-name="P6"><text:span text:style-name="T4"><text:s text:c="3"/>if (q26a_1 is response &amp;&amp; q26b_1 is response &amp;&amp; q26c_1 is response &amp;&amp;</text:span></text:p>
      <text:p text:style-name="P6"><text:span text:style-name="T4"><text:s text:c="4"/>q26d_1 is response &amp;&amp; q26e_1 is response) {</text:span></text:p>
      <text:p text:style-name="P6"><text:span text:style-name="T4"><text:s text:c="6"/>calculate(sumzeker2_1, q26a_1 + q26b_1 + q26c_1 + q26d_1 + q26e_1)</text:span></text:p>
      <text:p text:style-name="P6"><text:span text:style-name="T4"><text:s text:c="3"/></text:span><text:span text:style-name="T7">}</text:span></text:p>
      <text:p text:style-name="P6"><text:span text:style-name="T7"><text:s text:c="3"/>if (sumzeker2_1 != 100) {</text:span></text:p>
      <text:p text:style-name="P6"><text:span text:style-name="T7"><text:s text:c="6"/>check('Let op, uw antwoorden moeten optellen tot 100.', q26header_1)</text:span></text:p>
      <text:p text:style-name="P6"><text:span text:style-name="T7"><text:s text:c="3"/></text:span><text:span text:style-name="T4">}</text:span></text:p>
      <text:p text:style-name="P6"><text:span text:style-name="T4">}</text:span></text:p>
      <text:p text:style-name="P6"><text:span text:style-name="T4">if (EmploymentStatus = 2) {</text:span></text:p>
      <text:p text:style-name="P6"><text:span text:style-name="T4"><text:s text:c="3"/>q27header q27_js (jquery)</text:span></text:p>
      <text:p text:style-name="P6"><text:span text:style-name="T4"><text:s text:c="3"/>if (q27a is response &amp;&amp; q27b is response &amp;&amp; q27c is response &amp;&amp; q27d is response &amp;&amp;</text:span></text:p>
      <text:p text:style-name="P6"><text:span text:style-name="T4"><text:s text:c="4"/>q27e is response) {</text:span></text:p>
      <text:p text:style-name="P6"><text:span text:style-name="T4"><text:s text:c="6"/>calculate(sumzeker3, q27a + q27b + q27c + q27d + q27e)</text:span></text:p>
      <text:p text:style-name="P6"><text:span text:style-name="T4"><text:s text:c="3"/></text:span><text:span text:style-name="T7">}</text:span></text:p>
      <text:p text:style-name="P6"><text:span text:style-name="T7"><text:s text:c="3"/>if (sumzeker3 != 100) {</text:span></text:p>
      <text:p text:style-name="P6"><text:span text:style-name="T7"><text:s text:c="6"/>check('Let op, uw antwoorden moeten optellen tot 100.', q27header)</text:span></text:p>
      <text:p text:style-name="P6"><text:span text:style-name="T7"><text:s text:c="3"/></text:span><text:span text:style-name="T4">}</text:span></text:p>
      <text:p text:style-name="P6"><text:span text:style-name="T4"><text:s text:c="3"/>q27header_1 q27_js_1 (jquery)</text:span></text:p>
      <text:p text:style-name="P6"><text:span text:style-name="T4"><text:s text:c="3"/>if (q27a_1 is response &amp;&amp; q27b_1 is response &amp;&amp; q27c_1 is response &amp;&amp;</text:span></text:p>
      <text:p text:style-name="P6"><text:span text:style-name="T4"><text:s text:c="4"/>q27d_1 is response &amp;&amp; q27e_1 is response) {</text:span></text:p>
      <text:p text:style-name="P6"><text:soft-page-break/><text:span text:style-name="T4"><text:s text:c="6"/>calculate(sumzeker3_1, q27a_1 + q27b_1 + q27c_1 + q27d_1 + q27e_1)</text:span></text:p>
      <text:p text:style-name="P6"><text:span text:style-name="T4"><text:s text:c="3"/></text:span><text:span text:style-name="T7">}</text:span></text:p>
      <text:p text:style-name="P6"><text:span text:style-name="T7"><text:s text:c="3"/>if (sumzeker3_1 != 100) {</text:span></text:p>
      <text:p text:style-name="P6"><text:span text:style-name="T7"><text:s text:c="6"/>check('Let op, uw antwoorden moeten optellen tot 100.', q27header_1)</text:span></text:p>
      <text:p text:style-name="P6"><text:span text:style-name="T7"><text:s text:c="3"/></text:span><text:span text:style-name="T4">}</text:span></text:p>
      <text:p text:style-name="P6"><text:span text:style-name="T4">}</text:span></text:p>
      <text:p text:style-name="P6"><text:span text:style-name="T4">if (EmploymentStatus = 3) {</text:span></text:p>
      <text:p text:style-name="P6"><text:span text:style-name="T4"><text:s text:c="3"/>q27header_unempl q27_js_a (jquery)</text:span></text:p>
      <text:p text:style-name="P6"><text:span text:style-name="T4"><text:s text:c="3"/>if (q27a_ex is response &amp;&amp; q27b_ex is response &amp;&amp; q27c_ex is response &amp;&amp;</text:span></text:p>
      <text:p text:style-name="P6"><text:span text:style-name="T4"><text:s text:c="4"/>q27d_ex is response &amp;&amp; q27e_ex is response) {</text:span></text:p>
      <text:p text:style-name="P6"><text:span text:style-name="T4"><text:s text:c="6"/>calculate(sumzeker4, q27a_ex + q27b_ex + q27c_ex + q27d_ex + q27e_ex)</text:span></text:p>
      <text:p text:style-name="P6"><text:span text:style-name="T4"><text:s text:c="3"/></text:span><text:span text:style-name="T7">}</text:span></text:p>
      <text:p text:style-name="P6"><text:span text:style-name="T7"><text:s text:c="3"/>if (sumzeker4 != 100) {</text:span></text:p>
      <text:p text:style-name="P6"><text:span text:style-name="T7"><text:s text:c="6"/>check('Let op, uw antwoorden moeten optellen tot 100.', q27header_unempl)</text:span></text:p>
      <text:p text:style-name="P6"><text:span text:style-name="T7"><text:s text:c="3"/></text:span><text:span text:style-name="T4">}</text:span></text:p>
      <text:p text:style-name="P6"><text:span text:style-name="T4">}</text:span></text:p>
      <text:p text:style-name="P6"><text:span text:style-name="T4">if (EmploymentStatus = 4) {</text:span></text:p>
      <text:p text:style-name="P6"><text:span text:style-name="T4"><text:s text:c="3"/>pens_gekort </text:span></text:p>
      <text:p text:style-name="P6"><text:span text:style-name="T4"><text:s text:c="3"/>if (pens_gekort &gt; 1) {</text:span></text:p>
      <text:p text:style-name="P6"><text:span text:style-name="T4"><text:s text:c="6"/></text:span><text:span text:style-name="T7">korting </text:span></text:p>
      <text:p text:style-name="P6"><text:span text:style-name="T7"><text:s text:c="3"/>}</text:span></text:p>
      <text:p text:style-name="P6"><text:span text:style-name="T7"><text:s text:c="3"/>es4_uitspraken </text:span></text:p>
      <text:p text:style-name="P6"><text:span text:style-name="T7"><text:s text:c="3"/>es4_doelen </text:span></text:p>
      <text:p text:style-name="P6"><text:span text:style-name="T7"><text:s text:c="3"/>if (1 in es4_doelen &amp;&amp; count(es4_doelen) &gt; 1) {</text:span></text:p>
      <text:p text:style-name="P6"><text:span text:style-name="T7"><text:s text:c="6"/>check('U hebt een tegenstrijdig antwoord gegeven. Verbeter uw antwoord alstublieft.')</text:span></text:p>
      <text:p text:style-name="P6"><text:span text:style-name="T7"><text:s text:c="3"/>}</text:span></text:p>
      <text:p text:style-name="P6"><text:span text:style-name="T7"><text:s text:c="3"/>if (2 in es4_doelen &amp;&amp; count(es4_doelen) &gt; 1) {</text:span></text:p>
      <text:p text:style-name="P6"><text:span text:style-name="T7"><text:s text:c="6"/>check('U hebt een tegenstrijdig antwoord gegeven. Verbeter uw antwoord alstublieft.')</text:span></text:p>
      <text:p text:style-name="P6"><text:span text:style-name="T7"><text:s text:c="3"/></text:span><text:span text:style-name="T4">}</text:span></text:p>
      <text:p text:style-name="P6"><text:span text:style-name="T4">}</text:span></text:p>
      <text:p text:style-name="P6"><text:span text:style-name="T4">q28 </text:span></text:p>
      <text:p text:style-name="P6"><text:span text:style-name="T4">if (EmploymentStatus = 1 || EmploymentStatus = 2 || EmploymentStatus = 3) {</text:span></text:p>
      <text:p text:style-name="P6"><text:span text:style-name="T4"><text:s text:c="3"/></text:span><text:span text:style-name="T7">assign(f_q29, 'met (vervroegd) pensioen gaan')</text:span></text:p>
      <text:p text:style-name="P6"><text:span text:style-name="T7">}</text:span></text:p>
      <text:p text:style-name="P6"><text:span text:style-name="T7">if (EmploymentStatus &gt; 3) {</text:span></text:p>
      <text:p text:style-name="P6"><text:span text:style-name="T7"><text:s text:c="3"/>assign(f_q29, 'iets van inkomen proberen te verdienen')</text:span></text:p>
      <text:p text:style-name="P6"><text:span text:style-name="T4">}</text:span></text:p>
      <text:p text:style-name="P6"><text:span text:style-name="T4">if (EmploymentStatus = 1 || EmploymentStatus = 2) {</text:span></text:p>
      <text:p text:style-name="P6"><text:span text:style-name="T4"><text:s text:c="3"/>calculate(calc_q29, 1)</text:span></text:p>
      <text:p text:style-name="P6"><text:span text:style-name="T4">}</text:span></text:p>
      <text:p text:style-name="P6"><text:span text:style-name="T4">if (EmploymentStatus != 1 &amp;&amp; EmploymentStatus != 2) {</text:span></text:p>
      <text:p text:style-name="P6"><text:span text:style-name="T4"><text:s text:c="3"/>calculate(calc_q29, 0)</text:span></text:p>
      <text:p text:style-name="P6"><text:span text:style-name="T7">}</text:span></text:p>
      <text:p text:style-name="P6"><text:span text:style-name="T7">q29 </text:span></text:p>
      <text:p text:style-name="P6"><text:span text:style-name="T7">if (EmploymentStatus = 1) {</text:span></text:p>
      <text:p text:style-name="P6"><text:span text:style-name="T7"><text:s text:c="3"/>assign(fill_job, 'Dat ik mijn baan zal verliezen')</text:span></text:p>
      <text:p text:style-name="P6"><text:span text:style-name="T7">} elseif (EmploymentStatus = 2) {</text:span></text:p>
      <text:p text:style-name="P6"><text:span text:style-name="T7"><text:s text:c="3"/>assign(fill_job, 'Dat mijn bedrijf in financiële problemen terechtkomt')</text:span></text:p>
      <text:p text:style-name="P6"><text:span text:style-name="T7">} elseif (EmploymentStatus = 3) {</text:span></text:p>
      <text:p text:style-name="P6"><text:span text:style-name="T7"><text:s text:c="3"/>assign(fill_job, 'Dat ik geen nieuwe baan kan vinden')</text:span></text:p>
      <text:p text:style-name="P6"><text:span text:style-name="T4">}</text:span></text:p>
      <text:p text:style-name="P6"><text:span text:style-name="T4">if (EmploymentStatus = 1) {</text:span></text:p>
      <text:p text:style-name="P6"><text:span text:style-name="T4"><text:s text:c="3"/>calculate(calcq31, 1)</text:span></text:p>
      <text:p text:style-name="P6"><text:span text:style-name="T4">}</text:span></text:p>
      <text:p text:style-name="P6"><text:span text:style-name="T4">if (EmploymentStatus = 2) {</text:span></text:p>
      <text:p text:style-name="P6"><text:soft-page-break/><text:span text:style-name="T4"><text:s text:c="3"/>calculate(calcq31, 2)</text:span></text:p>
      <text:p text:style-name="P6"><text:span text:style-name="T4">}</text:span></text:p>
      <text:p text:style-name="P6"><text:span text:style-name="T4">if (EmploymentStatus = 3) {</text:span></text:p>
      <text:p text:style-name="P6"><text:span text:style-name="T4"><text:s text:c="3"/>calculate(calcq31, 3)</text:span></text:p>
      <text:p text:style-name="P6"><text:span text:style-name="T4">}</text:span></text:p>
      <text:p text:style-name="P6"><text:span text:style-name="T4">q31header </text:span></text:p>
      <text:p text:style-name="P6"><text:span text:style-name="T4">q33header </text:span></text:p>
      <text:p text:style-name="P6"><text:span text:style-name="T4">if (positie = 1 || positie = 2 || positie = 3) {</text:span></text:p>
      <text:p text:style-name="P6"><text:span text:style-name="T4"><text:s text:c="3"/>if (p_v0__1 is empty) {</text:span></text:p>
      <text:p text:style-name="P6"><text:span text:style-name="T4"><text:s text:c="6"/>v0 </text:span></text:p>
      <text:p text:style-name="P6"><text:span text:style-name="T4"><text:s text:c="6"/>if (3 in v0 &amp;&amp; count(v0) &gt; 1) {</text:span></text:p>
      <text:p text:style-name="P6"><text:span text:style-name="T4"><text:s text:c="9"/></text:span><text:span text:style-name="T7">check('U hebt een tegenstrijdig antwoord gegeven. Verbeter uw antwoord alstublieft.')</text:span></text:p>
      <text:p text:style-name="P6"><text:span text:style-name="T7"><text:s text:c="6"/></text:span><text:span text:style-name="T4">}</text:span></text:p>
      <text:p text:style-name="P6"><text:span text:style-name="T4"><text:s text:c="3"/>}</text:span></text:p>
      <text:p text:style-name="P6"><text:span text:style-name="T4"><text:s text:c="3"/>if (1 in v0 || 2 in v0 || p_v0__1 = 1 || p_v0__2 = 1) {</text:span></text:p>
      <text:p text:style-name="P6"><text:span text:style-name="T4"><text:s text:c="6"/>if (v0a &gt; 0 || p_v0a &gt; 0) {</text:span></text:p>
      <text:p text:style-name="P6"><text:span text:style-name="T4"><text:s text:c="9"/>calculate(show_bo_kind1, 1)</text:span></text:p>
      <text:p text:style-name="P6"><text:span text:style-name="T4"><text:s text:c="6"/>} else {</text:span></text:p>
      <text:p text:style-name="P6"><text:span text:style-name="T4"><text:s text:c="9"/>calculate(show_bo_kind1, 0)</text:span></text:p>
      <text:p text:style-name="P6"><text:span text:style-name="T4"><text:s text:c="6"/>}</text:span></text:p>
      <text:p text:style-name="P6"><text:span text:style-name="T4"><text:s text:c="6"/>if (v0a &gt; 1 || p_v0a &gt; 1) {</text:span></text:p>
      <text:p text:style-name="P6"><text:span text:style-name="T4"><text:s text:c="9"/>calculate(show_bo_kind2, 1)</text:span></text:p>
      <text:p text:style-name="P6"><text:span text:style-name="T4"><text:s text:c="6"/>} else {</text:span></text:p>
      <text:p text:style-name="P6"><text:span text:style-name="T4"><text:s text:c="9"/>calculate(show_bo_kind2, 0)</text:span></text:p>
      <text:p text:style-name="P6"><text:span text:style-name="T4"><text:s text:c="6"/>}</text:span></text:p>
      <text:p text:style-name="P6"><text:span text:style-name="T4"><text:s text:c="6"/>if (v0a &gt; 2 || p_v0a &gt; 2) {</text:span></text:p>
      <text:p text:style-name="P6"><text:span text:style-name="T4"><text:s text:c="9"/>calculate(show_bo_kind3, 1)</text:span></text:p>
      <text:p text:style-name="P6"><text:span text:style-name="T4"><text:s text:c="6"/>} else {</text:span></text:p>
      <text:p text:style-name="P6"><text:span text:style-name="T4"><text:s text:c="9"/>calculate(show_bo_kind3, 0)</text:span></text:p>
      <text:p text:style-name="P6"><text:span text:style-name="T4"><text:s text:c="6"/>}</text:span></text:p>
      <text:p text:style-name="P6"><text:span text:style-name="T4"><text:s text:c="6"/>if (v0a &gt; 3 || p_v0a &gt; 3) {</text:span></text:p>
      <text:p text:style-name="P6"><text:span text:style-name="T4"><text:s text:c="9"/>calculate(show_bo_kind4, 1)</text:span></text:p>
      <text:p text:style-name="P6"><text:span text:style-name="T4"><text:s text:c="6"/>} else {</text:span></text:p>
      <text:p text:style-name="P6"><text:span text:style-name="T4"><text:s text:c="9"/>calculate(show_bo_kind4, 0)</text:span></text:p>
      <text:p text:style-name="P6"><text:span text:style-name="T4"><text:s text:c="6"/>}</text:span></text:p>
      <text:p text:style-name="P6"><text:span text:style-name="T4"><text:s text:c="6"/>if (v0a &gt; 4 || p_v0a &gt; 4) {</text:span></text:p>
      <text:p text:style-name="P6"><text:span text:style-name="T4"><text:s text:c="9"/>calculate(show_bo_kind5, 1)</text:span></text:p>
      <text:p text:style-name="P6"><text:span text:style-name="T4"><text:s text:c="6"/>} else {</text:span></text:p>
      <text:p text:style-name="P6"><text:span text:style-name="T4"><text:s text:c="9"/>calculate(show_bo_kind5, 0)</text:span></text:p>
      <text:p text:style-name="P6"><text:span text:style-name="T4"><text:s text:c="6"/>}</text:span></text:p>
      <text:p text:style-name="P6"><text:span text:style-name="T4"><text:s text:c="6"/>if (v0b &gt; 0 || p_v0b &gt; 0) {</text:span></text:p>
      <text:p text:style-name="P6"><text:span text:style-name="T4"><text:s text:c="9"/>calculate(show_vo_kind1, 1)</text:span></text:p>
      <text:p text:style-name="P6"><text:span text:style-name="T4"><text:s text:c="6"/>} else {</text:span></text:p>
      <text:p text:style-name="P6"><text:span text:style-name="T4"><text:s text:c="9"/>calculate(show_vo_kind1, 0)</text:span></text:p>
      <text:p text:style-name="P6"><text:span text:style-name="T4"><text:s text:c="6"/>}</text:span></text:p>
      <text:p text:style-name="P6"><text:span text:style-name="T4"><text:s text:c="6"/>if (v0b &gt; 1 || p_v0b &gt; 1) {</text:span></text:p>
      <text:p text:style-name="P6"><text:span text:style-name="T4"><text:s text:c="9"/>calculate(show_vo_kind2, 1)</text:span></text:p>
      <text:p text:style-name="P6"><text:span text:style-name="T4"><text:s text:c="6"/>} else {</text:span></text:p>
      <text:p text:style-name="P6"><text:span text:style-name="T4"><text:s text:c="9"/>calculate(show_vo_kind2, 0)</text:span></text:p>
      <text:p text:style-name="P6"><text:span text:style-name="T4"><text:s text:c="6"/>}</text:span></text:p>
      <text:p text:style-name="P6"><text:span text:style-name="T4"><text:s text:c="6"/>if (v0b &gt; 2 || p_v0b &gt; 2) {</text:span></text:p>
      <text:p text:style-name="P6"><text:span text:style-name="T4"><text:s text:c="9"/>calculate(show_vo_kind3, 1)</text:span></text:p>
      <text:p text:style-name="P6"><text:span text:style-name="T4"><text:s text:c="6"/>} else {</text:span></text:p>
      <text:p text:style-name="P6"><text:span text:style-name="T4"><text:s text:c="9"/>calculate(show_vo_kind3, 0)</text:span></text:p>
      <text:p text:style-name="P6"><text:span text:style-name="T4"><text:s text:c="6"/>}</text:span></text:p>
      <text:p text:style-name="P6"><text:soft-page-break/><text:span text:style-name="T4"><text:s text:c="6"/>if (v0b &gt; 3 || p_v0b &gt; 3) {</text:span></text:p>
      <text:p text:style-name="P6"><text:span text:style-name="T4"><text:s text:c="9"/>calculate(show_vo_kind4, 1)</text:span></text:p>
      <text:p text:style-name="P6"><text:span text:style-name="T4"><text:s text:c="6"/>} else {</text:span></text:p>
      <text:p text:style-name="P6"><text:span text:style-name="T4"><text:s text:c="9"/>calculate(show_vo_kind4, 0)</text:span></text:p>
      <text:p text:style-name="P6"><text:span text:style-name="T4"><text:s text:c="6"/>}</text:span></text:p>
      <text:p text:style-name="P6"><text:span text:style-name="T4"><text:s text:c="6"/>if (v0b &gt; 4 || p_v0b &gt; 4) {</text:span></text:p>
      <text:p text:style-name="P6"><text:span text:style-name="T4"><text:s text:c="9"/>calculate(show_vo_kind5, 1)</text:span></text:p>
      <text:p text:style-name="P6"><text:span text:style-name="T4"><text:s text:c="6"/>} else {</text:span></text:p>
      <text:p text:style-name="P6"><text:span text:style-name="T4"><text:s text:c="9"/>calculate(show_vo_kind5, 0)</text:span></text:p>
      <text:p text:style-name="P6"><text:span text:style-name="T4"><text:s text:c="6"/></text:span><text:span text:style-name="T7">}</text:span></text:p>
      <text:p text:style-name="P6"><text:span text:style-name="T7"><text:s text:c="6"/>calculate(schoolgaande_kinderen, v0a + v0b)</text:span></text:p>
      <text:p text:style-name="P6"><text:span text:style-name="T7"><text:s text:c="6"/>if (schoolgaande_kinderen = 1 || p_schoolgaande_kinderen = 1) {</text:span></text:p>
      <text:p text:style-name="P6"><text:span text:style-name="T7"><text:s text:c="9"/>assign(f_schoolgaand, 'uw schoolgaande kind')</text:span></text:p>
      <text:p text:style-name="P6"><text:span text:style-name="T7"><text:s text:c="9"/>assign(f_kindkinderen, 'kind')</text:span></text:p>
      <text:p text:style-name="P6"><text:span text:style-name="T7"><text:s text:c="6"/>} elseif (schoolgaande_kinderen &gt; 1 || p_schoolgaande_kinderen &gt; 1) {</text:span></text:p>
      <text:p text:style-name="P6"><text:span text:style-name="T7"><text:s text:c="9"/>assign(f_schoolgaand, 'al uw schoolgaande kinderen')</text:span></text:p>
      <text:p text:style-name="P6"><text:span text:style-name="T7"><text:s text:c="9"/></text:span><text:span text:style-name="T4">assign(f_kindkinderen, 'kinderen')</text:span></text:p>
      <text:p text:style-name="P6"><text:span text:style-name="T4"><text:s text:c="6"/>}</text:span></text:p>
      <text:p text:style-name="P6"><text:span text:style-name="T4"><text:s text:c="6"/>if (v0a = 1 || p_v0a = 1) {</text:span></text:p>
      <text:p text:style-name="P6"><text:span text:style-name="T4"><text:s text:c="9"/>assign(f_bo_kind1, 'Kind op de basisschool')</text:span></text:p>
      <text:p text:style-name="P6"><text:span text:style-name="T4"><text:s text:c="6"/>} elseif (v0a &gt; 1 || p_v0a &gt; 1) {</text:span></text:p>
      <text:p text:style-name="P6"><text:span text:style-name="T4"><text:s text:c="9"/></text:span><text:span text:style-name="T7">assign(f_bo_kind1, 'Eerste kind op de basisschool')</text:span></text:p>
      <text:p text:style-name="P6"><text:span text:style-name="T7"><text:s text:c="6"/>}</text:span></text:p>
      <text:p text:style-name="P6"><text:span text:style-name="T7"><text:s text:c="6"/>if (v0b = 1 || p_v0b = 1) {</text:span></text:p>
      <text:p text:style-name="P6"><text:span text:style-name="T7"><text:s text:c="9"/>assign(f_vo_kind1, 'Kind op de middelbare school')</text:span></text:p>
      <text:p text:style-name="P6"><text:span text:style-name="T7"><text:s text:c="6"/>} elseif (v0b &gt; 1 || p_v0b &gt; 1) {</text:span></text:p>
      <text:p text:style-name="P6"><text:span text:style-name="T7"><text:s text:c="9"/>assign(f_vo_kind1, 'Eerste kind op de middelbare school')</text:span></text:p>
      <text:p text:style-name="P6"><text:span text:style-name="T7"><text:s text:c="6"/></text:span><text:span text:style-name="T4">}</text:span></text:p>
      <text:p text:style-name="P6"><text:span text:style-name="T4"><text:s text:c="6"/>if (1 in v0 || p_v0__1 = 1) {</text:span></text:p>
      <text:p text:style-name="P6"><text:span text:style-name="T4"><text:s text:c="9"/>calculate(show_bo_table, 1)</text:span></text:p>
      <text:p text:style-name="P6"><text:span text:style-name="T4"><text:s text:c="6"/>} elseif (1 ni v0 || p_v0__1 = 0) {</text:span></text:p>
      <text:p text:style-name="P6"><text:span text:style-name="T4"><text:s text:c="9"/>calculate(show_bo_table, 0)</text:span></text:p>
      <text:p text:style-name="P6"><text:span text:style-name="T4"><text:s text:c="6"/>}</text:span></text:p>
      <text:p text:style-name="P6"><text:span text:style-name="T4"><text:s text:c="6"/>if (2 in v0 || p_v0__2 = 1) {</text:span></text:p>
      <text:p text:style-name="P6"><text:span text:style-name="T4"><text:s text:c="9"/>calculate(show_vo_table, 1)</text:span></text:p>
      <text:p text:style-name="P6"><text:span text:style-name="T4"><text:s text:c="6"/>} elseif (2 ni v0 || p_v0__2 = 0) {</text:span></text:p>
      <text:p text:style-name="P6"><text:span text:style-name="T4"><text:s text:c="9"/>calculate(show_vo_table, 0)</text:span></text:p>
      <text:p text:style-name="P6"><text:span text:style-name="T4"><text:s text:c="6"/>}</text:span></text:p>
      <text:p text:style-name="P6"><text:span text:style-name="T4"><text:s text:c="6"/>if (p_v0__1 is response) {</text:span></text:p>
      <text:p text:style-name="P6"><text:span text:style-name="T4"><text:s text:c="9"/></text:span><text:span text:style-name="T7">assign(f_preload, 'Hieronder ziet u de gegevens die u in april al ingevuld hebt over ^f_schoolgaand;. U hoeft alleen maar te controleren of deze gegevens kloppen.')</text:span></text:p>
      <text:p text:style-name="P6"><text:span text:style-name="T7"><text:s text:c="6"/></text:span><text:span text:style-name="T4">} elseif (p_v0__1 is empty) {</text:span></text:p>
      <text:p text:style-name="P6"><text:span text:style-name="T4"><text:s text:c="9"/></text:span><text:span text:style-name="T7">assign(f_preload, 'Vult u alstublieft van ^f_schoolgaand; de volgende informatie in.')</text:span></text:p>
      <text:p text:style-name="P6"><text:span text:style-name="T7"><text:s text:c="6"/></text:span><text:span text:style-name="T4">}</text:span></text:p>
      <text:p text:style-name="P6"><text:span text:style-name="T4"><text:s text:c="6"/>v1_bo v1_vo </text:span></text:p>
      <text:p text:style-name="P6"><text:span text:style-name="T4"><text:s text:c="6"/>if ((v1_vo_kind1.voklas = 6 &amp;&amp; v1_vo_kind1.voniveau = 1) || (v1_vo_kind1.voklas &gt; 4 &amp;&amp;</text:span></text:p>
      <text:p text:style-name="P6"><text:span text:style-name="T4"><text:s text:c="7"/></text:span><text:span text:style-name="T7">(v1_vo_kind1.voniveau = 2 || v1_vo_kind1.voniveau = 3 || v1_vo_kind1.voniveau = 4)) ||</text:span></text:p>
      <text:p text:style-name="P6"><text:span text:style-name="T7"><text:s text:c="7"/></text:span><text:span text:style-name="T4">(v1_vo_kind1.voklas &gt; 3 &amp;&amp; v1_vo_kind1.voniveau = 5) || (v1_vo_kind1.voklas &gt; 5 &amp;&amp;</text:span></text:p>
      <text:p text:style-name="P6"><text:span text:style-name="T4"><text:s text:c="7"/></text:span><text:span text:style-name="T7">v1_vo_kind1.voniveau = 6) || (v1_vo_kind1.voklas &gt; 3 &amp;&amp; v1_vo_kind1.voniveau = 7)) {</text:span></text:p>
      <text:p text:style-name="P6"><text:span text:style-name="T7"><text:s text:c="9"/>check('Deze combinatie van klas en niveau is helaas niet mogelijk. Controleert u alstublieft of u de juiste antwoorden hebt gekozen.', v1_vo_kind1.voniveau)</text:span></text:p>
      <text:p text:style-name="P6"><text:span text:style-name="T7"><text:s text:c="6"/></text:span><text:span text:style-name="T4">}</text:span></text:p>
      <text:p text:style-name="P6"><text:span text:style-name="T4"><text:s text:c="6"/>if ((v1_vo_kind2.voklas = 6 &amp;&amp; v1_vo_kind2.voniveau = 1) || (v1_vo_kind2.voklas &gt; 4 &amp;&amp;</text:span></text:p>
      <text:p text:style-name="P6"><text:span text:style-name="T4"><text:s text:c="7"/></text:span><text:span text:style-name="T7">(v1_vo_kind2.voniveau = 2 || v1_vo_kind2.voniveau = 3 || v1_vo_kind2.voniveau = 4)) ||</text:span></text:p>
      <text:p text:style-name="P6"><text:span text:style-name="T7"><text:s text:c="7"/></text:span><text:span text:style-name="T4">(v1_vo_kind2.voklas &gt; 3 &amp;&amp; v1_vo_kind2.voniveau = 5) || (v1_vo_kind2.voklas &gt; 5 &amp;&amp;</text:span></text:p>
      <text:p text:style-name="P6"><text:soft-page-break/><text:span text:style-name="T4"><text:s text:c="7"/></text:span><text:span text:style-name="T7">v1_vo_kind2.voniveau = 6) || (v1_vo_kind2.voklas &gt; 3 &amp;&amp; v1_vo_kind2.voniveau = 7)) {</text:span></text:p>
      <text:p text:style-name="P6"><text:span text:style-name="T7"><text:s text:c="9"/>check('Deze combinatie van klas en niveau is helaas niet mogelijk. Controleert u alstublieft of u de juiste antwoorden hebt gekozen.', v1_vo_kind2.voniveau)</text:span></text:p>
      <text:p text:style-name="P6"><text:span text:style-name="T7"><text:s text:c="6"/></text:span><text:span text:style-name="T4">}</text:span></text:p>
      <text:p text:style-name="P6"><text:span text:style-name="T4"><text:s text:c="6"/>if ((v1_vo_kind3.voklas = 6 &amp;&amp; v1_vo_kind3.voniveau = 1) || (v1_vo_kind3.voklas &gt; 4 &amp;&amp;</text:span></text:p>
      <text:p text:style-name="P6"><text:span text:style-name="T4"><text:s text:c="7"/></text:span><text:span text:style-name="T7">(v1_vo_kind3.voniveau = 2 || v1_vo_kind3.voniveau = 3 || v1_vo_kind3.voniveau = 4)) ||</text:span></text:p>
      <text:p text:style-name="P6"><text:span text:style-name="T7"><text:s text:c="7"/></text:span><text:span text:style-name="T4">(v1_vo_kind3.voklas &gt; 3 &amp;&amp; v1_vo_kind3.voniveau = 5) || (v1_vo_kind3.voklas &gt; 5 &amp;&amp;</text:span></text:p>
      <text:p text:style-name="P6"><text:span text:style-name="T4"><text:s text:c="7"/></text:span><text:span text:style-name="T7">v1_vo_kind3.voniveau = 6) || (v1_vo_kind3.voklas &gt; 3 &amp;&amp; v1_vo_kind3.voniveau = 7)) {</text:span></text:p>
      <text:p text:style-name="P6"><text:span text:style-name="T7"><text:s text:c="9"/>check('Deze combinatie van klas en niveau is helaas niet mogelijk. Controleert u alstublieft of u de juiste antwoorden hebt gekozen.', v1_vo_kind3.voniveau)</text:span></text:p>
      <text:p text:style-name="P6"><text:span text:style-name="T7"><text:s text:c="6"/></text:span><text:span text:style-name="T4">}</text:span></text:p>
      <text:p text:style-name="P6"><text:span text:style-name="T4"><text:s text:c="6"/>if ((v1_vo_kind4.voklas = 6 &amp;&amp; v1_vo_kind4.voniveau = 1) || (v1_vo_kind4.voklas &gt; 4 &amp;&amp;</text:span></text:p>
      <text:p text:style-name="P6"><text:span text:style-name="T4"><text:s text:c="7"/></text:span><text:span text:style-name="T7">(v1_vo_kind4.voniveau = 2 || v1_vo_kind4.voniveau = 3 || v1_vo_kind4.voniveau = 4)) ||</text:span></text:p>
      <text:p text:style-name="P6"><text:span text:style-name="T7"><text:s text:c="7"/></text:span><text:span text:style-name="T4">(v1_vo_kind4.voklas &gt; 3 &amp;&amp; v1_vo_kind4.voniveau = 5) || (v1_vo_kind4.voklas &gt; 5 &amp;&amp;</text:span></text:p>
      <text:p text:style-name="P6"><text:span text:style-name="T4"><text:s text:c="7"/></text:span><text:span text:style-name="T7">v1_vo_kind4.voniveau = 6) || (v1_vo_kind4.voklas &gt; 3 &amp;&amp; v1_vo_kind4.voniveau = 7)) {</text:span></text:p>
      <text:p text:style-name="P6"><text:span text:style-name="T7"><text:s text:c="9"/>check('Deze combinatie van klas en niveau is helaas niet mogelijk. Controleert u alstublieft of u de juiste antwoorden hebt gekozen.', v1_vo_kind4.voniveau)</text:span></text:p>
      <text:p text:style-name="P6"><text:span text:style-name="T7"><text:s text:c="6"/></text:span><text:span text:style-name="T4">}</text:span></text:p>
      <text:p text:style-name="P6"><text:span text:style-name="T4"><text:s text:c="6"/>if ((v1_vo_kind5.voklas = 6 &amp;&amp; v1_vo_kind5.voniveau = 1) || (v1_vo_kind5.voklas &gt; 4 &amp;&amp;</text:span></text:p>
      <text:p text:style-name="P6"><text:span text:style-name="T4"><text:s text:c="7"/></text:span><text:span text:style-name="T7">(v1_vo_kind5.voniveau = 2 || v1_vo_kind5.voniveau = 3 || v1_vo_kind5.voniveau = 4)) ||</text:span></text:p>
      <text:p text:style-name="P6"><text:span text:style-name="T7"><text:s text:c="7"/></text:span><text:span text:style-name="T4">(v1_vo_kind5.voklas &gt; 3 &amp;&amp; v1_vo_kind5.voniveau = 5) || (v1_vo_kind5.voklas &gt; 5 &amp;&amp;</text:span></text:p>
      <text:p text:style-name="P6"><text:span text:style-name="T4"><text:s text:c="7"/></text:span><text:span text:style-name="T7">v1_vo_kind5.voniveau = 6) || (v1_vo_kind5.voklas &gt; 3 &amp;&amp; v1_vo_kind5.voniveau = 7)) {</text:span></text:p>
      <text:p text:style-name="P6"><text:span text:style-name="T7"><text:s text:c="9"/>check('Deze combinatie van klas en niveau is helaas niet mogelijk. Controleert u alstublieft of u de juiste antwoorden hebt gekozen.', v1_vo_kind5.voniveau)</text:span></text:p>
      <text:p text:style-name="P6"><text:span text:style-name="T7"><text:s text:c="6"/>}</text:span></text:p>
      <text:p text:style-name="P6"><text:span text:style-name="T7"><text:s text:c="6"/>if (v1_bo_kind1.bogeslacht = 1) {</text:span></text:p>
      <text:p text:style-name="P6"><text:span text:style-name="T7"><text:s text:c="9"/>assign(f_hijzij_bo_kind1, 'hij')</text:span></text:p>
      <text:p text:style-name="P6"><text:span text:style-name="T7"><text:s text:c="9"/>assign(f_zijnhaar_bo_kind1, 'zijn')</text:span></text:p>
      <text:p text:style-name="P6"><text:span text:style-name="T7"><text:s text:c="6"/>} elseif (v1_bo_kind1.bogeslacht = 2) {</text:span></text:p>
      <text:p text:style-name="P6"><text:span text:style-name="T7"><text:s text:c="9"/>assign(f_hijzij_bo_kind1, 'zij')</text:span></text:p>
      <text:p text:style-name="P6"><text:span text:style-name="T7"><text:s text:c="9"/>assign(f_zijnhaar_bo_kind1, 'haar')</text:span></text:p>
      <text:p text:style-name="P6"><text:span text:style-name="T7"><text:s text:c="6"/>}</text:span></text:p>
      <text:p text:style-name="P6"><text:span text:style-name="T7"><text:s text:c="6"/>if (v1_bo_kind2.bogeslacht = 1) {</text:span></text:p>
      <text:p text:style-name="P6"><text:span text:style-name="T7"><text:s text:c="9"/>assign(f_hijzij_bo_kind2, 'hij')</text:span></text:p>
      <text:p text:style-name="P6"><text:span text:style-name="T7"><text:s text:c="9"/>assign(f_zijnhaar_bo_kind2, 'zijn')</text:span></text:p>
      <text:p text:style-name="P6"><text:span text:style-name="T7"><text:s text:c="6"/>} elseif (v1_bo_kind2.bogeslacht = 2) {</text:span></text:p>
      <text:p text:style-name="P6"><text:span text:style-name="T7"><text:s text:c="9"/>assign(f_hijzij_bo_kind2, 'zij')</text:span></text:p>
      <text:p text:style-name="P6"><text:span text:style-name="T7"><text:s text:c="9"/>assign(f_zijnhaar_bo_kind2, 'haar')</text:span></text:p>
      <text:p text:style-name="P6"><text:span text:style-name="T7"><text:s text:c="6"/>}</text:span></text:p>
      <text:p text:style-name="P6"><text:span text:style-name="T7"><text:s text:c="6"/>if (v1_bo_kind3.bogeslacht = 1) {</text:span></text:p>
      <text:p text:style-name="P6"><text:span text:style-name="T7"><text:s text:c="9"/>assign(f_hijzij_bo_kind3, 'hij')</text:span></text:p>
      <text:p text:style-name="P6"><text:span text:style-name="T7"><text:s text:c="9"/>assign(f_zijnhaar_bo_kind3, 'zijn')</text:span></text:p>
      <text:p text:style-name="P6"><text:span text:style-name="T7"><text:s text:c="6"/>} elseif (v1_bo_kind3.bogeslacht = 2) {</text:span></text:p>
      <text:p text:style-name="P6"><text:span text:style-name="T7"><text:s text:c="9"/>assign(f_hijzij_bo_kind3, 'zij')</text:span></text:p>
      <text:p text:style-name="P6"><text:span text:style-name="T7"><text:s text:c="9"/>assign(f_zijnhaar_bo_kind3, 'haar')</text:span></text:p>
      <text:p text:style-name="P6"><text:span text:style-name="T7"><text:s text:c="6"/>}</text:span></text:p>
      <text:p text:style-name="P6"><text:span text:style-name="T7"><text:s text:c="6"/>if (v1_bo_kind4.bogeslacht = 1) {</text:span></text:p>
      <text:p text:style-name="P6"><text:span text:style-name="T7"><text:s text:c="9"/>assign(f_hijzij_bo_kind4, 'hij')</text:span></text:p>
      <text:p text:style-name="P6"><text:span text:style-name="T7"><text:s text:c="9"/>assign(f_zijnhaar_bo_kind4, 'zijn')</text:span></text:p>
      <text:p text:style-name="P6"><text:span text:style-name="T7"><text:s text:c="6"/>} elseif (v1_bo_kind4.bogeslacht = 2) {</text:span></text:p>
      <text:p text:style-name="P6"><text:span text:style-name="T7"><text:s text:c="9"/>assign(f_hijzij_bo_kind4, 'zij')</text:span></text:p>
      <text:p text:style-name="P6"><text:span text:style-name="T7"><text:s text:c="9"/>assign(f_zijnhaar_bo_kind4, 'haar')</text:span></text:p>
      <text:p text:style-name="P6"><text:span text:style-name="T7"><text:s text:c="6"/>}</text:span></text:p>
      <text:p text:style-name="P6"><text:span text:style-name="T7"><text:s text:c="6"/>if (v1_bo_kind5.bogeslacht = 1) {</text:span></text:p>
      <text:p text:style-name="P6"><text:span text:style-name="T7"><text:s text:c="9"/>assign(f_hijzij_bo_kind5, 'hij')</text:span></text:p>
      <text:p text:style-name="P6"><text:soft-page-break/><text:span text:style-name="T7"><text:s text:c="9"/>assign(f_zijnhaar_bo_kind5, 'zijn')</text:span></text:p>
      <text:p text:style-name="P6"><text:span text:style-name="T7"><text:s text:c="6"/>} elseif (v1_bo_kind5.bogeslacht = 2) {</text:span></text:p>
      <text:p text:style-name="P6"><text:span text:style-name="T7"><text:s text:c="9"/>assign(f_hijzij_bo_kind5, 'zij')</text:span></text:p>
      <text:p text:style-name="P6"><text:span text:style-name="T7"><text:s text:c="9"/>assign(f_zijnhaar_bo_kind5, 'haar')</text:span></text:p>
      <text:p text:style-name="P6"><text:span text:style-name="T7"><text:s text:c="6"/>}</text:span></text:p>
      <text:p text:style-name="P6"><text:span text:style-name="T7"><text:s text:c="6"/>if (v1_vo_kind1.vogeslacht = 1) {</text:span></text:p>
      <text:p text:style-name="P6"><text:span text:style-name="T7"><text:s text:c="9"/>assign(f_hijzij_vo_kind1, 'hij')</text:span></text:p>
      <text:p text:style-name="P6"><text:span text:style-name="T7"><text:s text:c="9"/>assign(f_zijnhaar_vo_kind1, 'zijn')</text:span></text:p>
      <text:p text:style-name="P6"><text:span text:style-name="T7"><text:s text:c="6"/>} elseif (v1_vo_kind1.vogeslacht = 2) {</text:span></text:p>
      <text:p text:style-name="P6"><text:span text:style-name="T7"><text:s text:c="9"/>assign(f_hijzij_vo_kind1, 'zij')</text:span></text:p>
      <text:p text:style-name="P6"><text:span text:style-name="T7"><text:s text:c="9"/>assign(f_zijnhaar_vo_kind1, 'haar')</text:span></text:p>
      <text:p text:style-name="P6"><text:span text:style-name="T7"><text:s text:c="6"/>}</text:span></text:p>
      <text:p text:style-name="P6"><text:span text:style-name="T7"><text:s text:c="6"/>if (v1_vo_kind2.vogeslacht = 1) {</text:span></text:p>
      <text:p text:style-name="P6"><text:span text:style-name="T7"><text:s text:c="9"/>assign(f_hijzij_vo_kind2, 'hij')</text:span></text:p>
      <text:p text:style-name="P6"><text:span text:style-name="T7"><text:s text:c="9"/>assign(f_zijnhaar_vo_kind2, 'zijn')</text:span></text:p>
      <text:p text:style-name="P6"><text:span text:style-name="T7"><text:s text:c="6"/>} elseif (v1_vo_kind2.vogeslacht = 2) {</text:span></text:p>
      <text:p text:style-name="P6"><text:span text:style-name="T7"><text:s text:c="9"/>assign(f_hijzij_vo_kind2, 'zij')</text:span></text:p>
      <text:p text:style-name="P6"><text:span text:style-name="T7"><text:s text:c="9"/>assign(f_zijnhaar_vo_kind2, 'haar')</text:span></text:p>
      <text:p text:style-name="P6"><text:span text:style-name="T7"><text:s text:c="6"/>}</text:span></text:p>
      <text:p text:style-name="P6"><text:span text:style-name="T7"><text:s text:c="6"/>if (v1_vo_kind3.vogeslacht = 1) {</text:span></text:p>
      <text:p text:style-name="P6"><text:span text:style-name="T7"><text:s text:c="9"/>assign(f_hijzij_vo_kind3, 'hij')</text:span></text:p>
      <text:p text:style-name="P6"><text:span text:style-name="T7"><text:s text:c="9"/>assign(f_zijnhaar_vo_kind3, 'zijn')</text:span></text:p>
      <text:p text:style-name="P6"><text:span text:style-name="T7"><text:s text:c="6"/>} elseif (v1_vo_kind3.vogeslacht = 2) {</text:span></text:p>
      <text:p text:style-name="P6"><text:span text:style-name="T7"><text:s text:c="9"/>assign(f_hijzij_vo_kind3, 'zij')</text:span></text:p>
      <text:p text:style-name="P6"><text:span text:style-name="T7"><text:s text:c="9"/>assign(f_zijnhaar_vo_kind3, 'haar')</text:span></text:p>
      <text:p text:style-name="P6"><text:span text:style-name="T7"><text:s text:c="6"/>}</text:span></text:p>
      <text:p text:style-name="P6"><text:span text:style-name="T7"><text:s text:c="6"/>if (v1_vo_kind4.vogeslacht = 1) {</text:span></text:p>
      <text:p text:style-name="P6"><text:span text:style-name="T7"><text:s text:c="9"/>assign(f_hijzij_vo_kind4, 'hij')</text:span></text:p>
      <text:p text:style-name="P6"><text:span text:style-name="T7"><text:s text:c="9"/>assign(f_zijnhaar_vo_kind4, 'zijn')</text:span></text:p>
      <text:p text:style-name="P6"><text:span text:style-name="T7"><text:s text:c="6"/>} elseif (v1_vo_kind4.vogeslacht = 2) {</text:span></text:p>
      <text:p text:style-name="P6"><text:span text:style-name="T7"><text:s text:c="9"/>assign(f_hijzij_vo_kind4, 'zij')</text:span></text:p>
      <text:p text:style-name="P6"><text:span text:style-name="T7"><text:s text:c="9"/>assign(f_zijnhaar_vo_kind4, 'haar')</text:span></text:p>
      <text:p text:style-name="P6"><text:span text:style-name="T7"><text:s text:c="6"/>}</text:span></text:p>
      <text:p text:style-name="P6"><text:span text:style-name="T7"><text:s text:c="6"/>if (v1_vo_kind5.vogeslacht = 1) {</text:span></text:p>
      <text:p text:style-name="P6"><text:span text:style-name="T7"><text:s text:c="9"/>assign(f_hijzij_vo_kind5, 'hij')</text:span></text:p>
      <text:p text:style-name="P6"><text:span text:style-name="T7"><text:s text:c="9"/>assign(f_zijnhaar_vo_kind5, 'zijn')</text:span></text:p>
      <text:p text:style-name="P6"><text:span text:style-name="T7"><text:s text:c="6"/>} elseif (v1_vo_kind5.vogeslacht = 2) {</text:span></text:p>
      <text:p text:style-name="P6"><text:span text:style-name="T7"><text:s text:c="9"/>assign(f_hijzij_vo_kind5, 'zij')</text:span></text:p>
      <text:p text:style-name="P6"><text:span text:style-name="T7"><text:s text:c="9"/>assign(f_zijnhaar_vo_kind5, 'haar')</text:span></text:p>
      <text:p text:style-name="P6"><text:span text:style-name="T7"><text:s text:c="6"/></text:span><text:span text:style-name="T4">}</text:span></text:p>
      <text:p text:style-name="P6"><text:span text:style-name="T4"><text:s text:c="3"/>}</text:span></text:p>
      <text:p text:style-name="P6"><text:span text:style-name="T4"><text:s text:c="3"/>if (1 in v0 || 2 in v0 || p_v0__1 = 1 || p_v0__2 = 1) {</text:span></text:p>
      <text:p text:style-name="P6"><text:span text:style-name="T4"><text:s text:c="6"/>if (v0a &gt; 0 || p_v0a &gt; 0) {</text:span></text:p>
      <text:p text:style-name="P6"><text:span text:style-name="T4"><text:s text:c="9"/>v2_bokind1 v2_js_bokind1 (jquery)</text:span></text:p>
      <text:p text:style-name="P6"><text:span text:style-name="T4"><text:s text:c="9"/>if (v2l_bokind1.v2_col1_bokind1 != 0) {</text:span></text:p>
      <text:p text:style-name="P6"><text:span text:style-name="T7"><text:s text:c="12"/>check('Let op: het totaal aantal verdeelde uren is niet 168. Pas uw antwoorden aan om het totaal aantal overgebleven uren op 0 te krijgen.', v2l_bokind1.v2_col1_bokind1)</text:span></text:p>
      <text:p text:style-name="P6"><text:span text:style-name="T7"><text:s text:c="9"/></text:span><text:span text:style-name="T4">}</text:span></text:p>
      <text:p text:style-name="P6"><text:span text:style-name="T4"><text:s text:c="9"/>if (v2l_bokind1.v2_col2_bokind1 != </text:span><text:span text:style-name="T7">0) {</text:span></text:p>
      <text:p text:style-name="P6"><text:span text:style-name="T7"><text:s text:c="12"/>check('Let op: het totaal aantal verdeelde uren is niet 168. Pas uw antwoorden aan om het totaal aantal overgebleven uren op 0 te krijgen.', v2l_bokind1.v2_col2_bokind1)</text:span></text:p>
      <text:p text:style-name="P6"><text:span text:style-name="T7"><text:s text:c="9"/></text:span><text:span text:style-name="T4">}</text:span></text:p>
      <text:p text:style-name="P6"><text:span text:style-name="T4"><text:s text:c="9"/>v3_bokind1 </text:span></text:p>
      <text:p text:style-name="P6"><text:span text:style-name="T4"><text:s text:c="9"/>v4_bokind1 </text:span></text:p>
      <text:p text:style-name="P6"><text:span text:style-name="T4"><text:s text:c="9"/>v5_bokind1 </text:span></text:p>
      <text:p text:style-name="P6"><text:soft-page-break/><text:span text:style-name="T4"><text:s text:c="9"/>v6_bokind1 </text:span></text:p>
      <text:p text:style-name="P6"><text:span text:style-name="T4"><text:s text:c="6"/>}</text:span></text:p>
      <text:p text:style-name="P6"><text:span text:style-name="T4"><text:s text:c="6"/>if (v0a &gt; 1 || p_v0a &gt; 1) {</text:span></text:p>
      <text:p text:style-name="P6"><text:span text:style-name="T4"><text:s text:c="9"/>v2_bokind2 v2_js_bokind2 (jquery)</text:span></text:p>
      <text:p text:style-name="P6"><text:span text:style-name="T4"><text:s text:c="9"/>if (v2l_bokind2.v2_col1_bokind2 != </text:span><text:span text:style-name="T7">0) {</text:span></text:p>
      <text:p text:style-name="P6"><text:span text:style-name="T7"><text:s text:c="12"/>check('Let op: het totaal aantal verdeelde uren is niet 168. Pas uw antwoorden aan om het totaal aantal overgebleven uren op 0 te krijgen.', v2l_bokind2.v2_col1_bokind2)</text:span></text:p>
      <text:p text:style-name="P6"><text:span text:style-name="T7"><text:s text:c="9"/></text:span><text:span text:style-name="T4">}</text:span></text:p>
      <text:p text:style-name="P6"><text:span text:style-name="T4"><text:s text:c="9"/>if (v2l_bokind2.v2_col2_bokind2 != </text:span><text:span text:style-name="T7">0) {</text:span></text:p>
      <text:p text:style-name="P6"><text:span text:style-name="T7"><text:s text:c="12"/>check('Let op: het totaal aantal verdeelde uren is niet 168. Pas uw antwoorden aan om het totaal aantal overgebleven uren op 0 te krijgen.', v2l_bokind2.v2_col2_bokind2)</text:span></text:p>
      <text:p text:style-name="P6"><text:span text:style-name="T7"><text:s text:c="9"/></text:span><text:span text:style-name="T4">}</text:span></text:p>
      <text:p text:style-name="P6"><text:span text:style-name="T4"><text:s text:c="9"/>v3_bokind2 </text:span></text:p>
      <text:p text:style-name="P6"><text:span text:style-name="T4"><text:s text:c="9"/>v4_bokind2 </text:span></text:p>
      <text:p text:style-name="P6"><text:span text:style-name="T4"><text:s text:c="9"/>v5_bokind2 </text:span></text:p>
      <text:p text:style-name="P6"><text:span text:style-name="T4"><text:s text:c="9"/>v6_bokind2 </text:span></text:p>
      <text:p text:style-name="P6"><text:span text:style-name="T4"><text:s text:c="6"/>}</text:span></text:p>
      <text:p text:style-name="P6"><text:span text:style-name="T4"><text:s text:c="6"/>if (v0a &gt; 2 || p_v0a &gt; 2) {</text:span></text:p>
      <text:p text:style-name="P6"><text:span text:style-name="T4"><text:s text:c="9"/>v2_bokind3 v2_js_bokind3 (jquery)</text:span></text:p>
      <text:p text:style-name="P6"><text:span text:style-name="T4"><text:s text:c="9"/>if (v2l_bokind3.v2_col1_bokind3 != </text:span><text:span text:style-name="T7">0) {</text:span></text:p>
      <text:p text:style-name="P6"><text:span text:style-name="T7"><text:s text:c="12"/>check('Let op: het totaal aantal verdeelde uren is niet 168. Pas uw antwoorden aan om het totaal aantal overgebleven uren op 0 te krijgen.', v2l_bokind3.v2_col1_bokind3)</text:span></text:p>
      <text:p text:style-name="P6"><text:span text:style-name="T7"><text:s text:c="9"/></text:span><text:span text:style-name="T4">}</text:span></text:p>
      <text:p text:style-name="P6"><text:span text:style-name="T4"><text:s text:c="9"/>if (v2l_bokind3.v2_col2_bokind3 != </text:span><text:span text:style-name="T7">0) {</text:span></text:p>
      <text:p text:style-name="P6"><text:span text:style-name="T7"><text:s text:c="12"/>check('Let op: het totaal aantal verdeelde uren is niet 168. Pas uw antwoorden aan om het totaal aantal overgebleven uren op 0 te krijgen.', v2l_bokind3.v2_col2_bokind3)</text:span></text:p>
      <text:p text:style-name="P6"><text:span text:style-name="T7"><text:s text:c="9"/></text:span><text:span text:style-name="T4">}</text:span></text:p>
      <text:p text:style-name="P6"><text:span text:style-name="T4"><text:s text:c="9"/>v3_bokind3 </text:span></text:p>
      <text:p text:style-name="P6"><text:span text:style-name="T4"><text:s text:c="9"/>v4_bokind3 </text:span></text:p>
      <text:p text:style-name="P6"><text:span text:style-name="T4"><text:s text:c="9"/>v5_bokind3 </text:span></text:p>
      <text:p text:style-name="P6"><text:span text:style-name="T4"><text:s text:c="9"/>v6_bokind3 </text:span></text:p>
      <text:p text:style-name="P6"><text:span text:style-name="T4"><text:s text:c="6"/>}</text:span></text:p>
      <text:p text:style-name="P6"><text:span text:style-name="T4"><text:s text:c="6"/>if (v0a &gt; 3 || p_v0a &gt; 3) {</text:span></text:p>
      <text:p text:style-name="P6"><text:span text:style-name="T4"><text:s text:c="9"/>v2_bokind4 v2_js_bokind4 (jquery)</text:span></text:p>
      <text:p text:style-name="P6"><text:span text:style-name="T4"><text:s text:c="9"/>if (v2l_bokind4.v2_col1_bokind4 != </text:span><text:span text:style-name="T7">0) {</text:span></text:p>
      <text:p text:style-name="P6"><text:span text:style-name="T7"><text:s text:c="12"/>check('Let op: het totaal aantal verdeelde uren is niet 168. Pas uw antwoorden aan om het totaal aantal overgebleven uren op 0 te krijgen.', v2l_bokind4.v2_col1_bokind4)</text:span></text:p>
      <text:p text:style-name="P6"><text:span text:style-name="T7"><text:s text:c="9"/></text:span><text:span text:style-name="T4">}</text:span></text:p>
      <text:p text:style-name="P6"><text:span text:style-name="T4"><text:s text:c="9"/>if (v2l_bokind4.v2_col2_bokind4 != </text:span><text:span text:style-name="T7">0) {</text:span></text:p>
      <text:p text:style-name="P6"><text:span text:style-name="T7"><text:s text:c="12"/>check('Let op: het totaal aantal verdeelde uren is niet 168. Pas uw antwoorden aan om het totaal aantal overgebleven uren op 0 te krijgen.', v2l_bokind4.v2_col2_bokind4)</text:span></text:p>
      <text:p text:style-name="P6"><text:span text:style-name="T7"><text:s text:c="9"/></text:span><text:span text:style-name="T4">}</text:span></text:p>
      <text:p text:style-name="P6"><text:span text:style-name="T4"><text:s text:c="9"/>v3_bokind4 </text:span></text:p>
      <text:p text:style-name="P6"><text:span text:style-name="T4"><text:s text:c="9"/>v4_bokind4 </text:span></text:p>
      <text:p text:style-name="P6"><text:span text:style-name="T4"><text:s text:c="9"/>v5_bokind4 </text:span></text:p>
      <text:p text:style-name="P6"><text:span text:style-name="T4"><text:s text:c="9"/>v6_bokind4 </text:span></text:p>
      <text:p text:style-name="P6"><text:span text:style-name="T4"><text:s text:c="6"/>}</text:span></text:p>
      <text:p text:style-name="P6"><text:span text:style-name="T4"><text:s text:c="6"/>if (v0a &gt; 4 || p_v0a &gt; 4) {</text:span></text:p>
      <text:p text:style-name="P6"><text:span text:style-name="T4"><text:s text:c="9"/>v2_bokind5 v2_js_bokind5 (jquery)</text:span></text:p>
      <text:p text:style-name="P6"><text:span text:style-name="T4"><text:s text:c="9"/>if (v2l_bokind5.v2_col1_bokind5 != </text:span><text:span text:style-name="T7">0) {</text:span></text:p>
      <text:p text:style-name="P6"><text:span text:style-name="T7"><text:s text:c="12"/>check('Let op: het totaal aantal verdeelde uren is niet 168. Pas uw antwoorden aan om het totaal aantal overgebleven uren op 0 te krijgen.', v2l_bokind5.v2_col1_bokind5)</text:span></text:p>
      <text:p text:style-name="P6"><text:span text:style-name="T7"><text:s text:c="9"/></text:span><text:span text:style-name="T4">}</text:span></text:p>
      <text:p text:style-name="P6"><text:span text:style-name="T4"><text:s text:c="9"/>if (v2l_bokind5.v2_col2_bokind5 != </text:span><text:span text:style-name="T7">0) {</text:span></text:p>
      <text:p text:style-name="P6"><text:soft-page-break/><text:span text:style-name="T7"><text:s text:c="12"/>check('Let op: het totaal aantal verdeelde uren is niet 168. Pas uw antwoorden aan om het totaal aantal overgebleven uren op 0 te krijgen.', v2l_bokind5.v2_col2_bokind5)</text:span></text:p>
      <text:p text:style-name="P6"><text:span text:style-name="T7"><text:s text:c="9"/></text:span><text:span text:style-name="T4">}</text:span></text:p>
      <text:p text:style-name="P6"><text:span text:style-name="T4"><text:s text:c="9"/>v3_bokind5 </text:span></text:p>
      <text:p text:style-name="P6"><text:span text:style-name="T4"><text:s text:c="9"/>v4_bokind5 </text:span></text:p>
      <text:p text:style-name="P6"><text:span text:style-name="T4"><text:s text:c="9"/>v5_bokind5 </text:span></text:p>
      <text:p text:style-name="P6"><text:span text:style-name="T4"><text:s text:c="9"/>v6_bokind5 </text:span></text:p>
      <text:p text:style-name="P6"><text:span text:style-name="T4"><text:s text:c="6"/>}</text:span></text:p>
      <text:p text:style-name="P6"><text:span text:style-name="T4"><text:s text:c="6"/>if (v0b &gt; 0 || p_v0b &gt; 0) {</text:span></text:p>
      <text:p text:style-name="P6"><text:span text:style-name="T4"><text:s text:c="9"/>v2_vokind1 v2_js_vokind1 (jquery)</text:span></text:p>
      <text:p text:style-name="P6"><text:span text:style-name="T4"><text:s text:c="9"/>if (v2l_vokind1.v2_col1_vokind1 != </text:span><text:span text:style-name="T7">0) {</text:span></text:p>
      <text:p text:style-name="P6"><text:span text:style-name="T7"><text:s text:c="12"/>check('Let op: het totaal aantal verdeelde uren is niet 168. Pas uw antwoorden aan om het totaal aantal overgebleven uren op 0 te krijgen.', v2l_vokind1.v2_col1_vokind1)</text:span></text:p>
      <text:p text:style-name="P6"><text:span text:style-name="T7"><text:s text:c="9"/></text:span><text:span text:style-name="T4">}</text:span></text:p>
      <text:p text:style-name="P6"><text:span text:style-name="T4"><text:s text:c="9"/>if (v2l_vokind1.v2_col2_vokind1 != </text:span><text:span text:style-name="T7">0) {</text:span></text:p>
      <text:p text:style-name="P6"><text:span text:style-name="T7"><text:s text:c="12"/>check('Let op: het totaal aantal verdeelde uren is niet 168. Pas uw antwoorden aan om het totaal aantal overgebleven uren op 0 te krijgen.', v2l_vokind1.v2_col2_vokind1)</text:span></text:p>
      <text:p text:style-name="P6"><text:span text:style-name="T7"><text:s text:c="9"/></text:span><text:span text:style-name="T4">}</text:span></text:p>
      <text:p text:style-name="P6"><text:span text:style-name="T4"><text:s text:c="9"/>v3_vokind1 </text:span></text:p>
      <text:p text:style-name="P6"><text:span text:style-name="T4"><text:s text:c="9"/>v4_vokind1 </text:span></text:p>
      <text:p text:style-name="P6"><text:span text:style-name="T4"><text:s text:c="9"/>v5_vokind1 </text:span></text:p>
      <text:p text:style-name="P6"><text:span text:style-name="T4"><text:s text:c="9"/>v6_vokind1 </text:span></text:p>
      <text:p text:style-name="P6"><text:span text:style-name="T4"><text:s text:c="6"/>}</text:span></text:p>
      <text:p text:style-name="P6"><text:span text:style-name="T4"><text:s text:c="6"/>if (v0b &gt; 1 || p_v0b &gt; 1) {</text:span></text:p>
      <text:p text:style-name="P6"><text:span text:style-name="T4"><text:s text:c="9"/>v2_vokind2 v2_js_vokind2 (jquery)</text:span></text:p>
      <text:p text:style-name="P6"><text:span text:style-name="T4"><text:s text:c="9"/>if (v2l_vokind2.v2_col1_vokind2 != </text:span><text:span text:style-name="T7">0) {</text:span></text:p>
      <text:p text:style-name="P6"><text:span text:style-name="T7"><text:s text:c="12"/>check('Let op: het totaal aantal verdeelde uren is niet 168. Pas uw antwoorden aan om het totaal aantal overgebleven uren op 0 te krijgen.', v2l_vokind2.v2_col1_vokind2)</text:span></text:p>
      <text:p text:style-name="P6"><text:span text:style-name="T7"><text:s text:c="9"/></text:span><text:span text:style-name="T4">}</text:span></text:p>
      <text:p text:style-name="P6"><text:span text:style-name="T4"><text:s text:c="9"/>if (v2l_vokind2.v2_col2_vokind2 != </text:span><text:span text:style-name="T7">0) {</text:span></text:p>
      <text:p text:style-name="P6"><text:span text:style-name="T7"><text:s text:c="12"/>check('Let op: het totaal aantal verdeelde uren is niet 168. Pas uw antwoorden aan om het totaal aantal overgebleven uren op 0 te krijgen.', v2l_vokind2.v2_col2_vokind2)</text:span></text:p>
      <text:p text:style-name="P6"><text:span text:style-name="T7"><text:s text:c="9"/></text:span><text:span text:style-name="T4">}</text:span></text:p>
      <text:p text:style-name="P6"><text:span text:style-name="T4"><text:s text:c="9"/>v3_vokind2 </text:span></text:p>
      <text:p text:style-name="P6"><text:span text:style-name="T4"><text:s text:c="9"/>v4_vokind2 </text:span></text:p>
      <text:p text:style-name="P6"><text:span text:style-name="T4"><text:s text:c="9"/>v5_vokind2 </text:span></text:p>
      <text:p text:style-name="P6"><text:span text:style-name="T4"><text:s text:c="9"/>v6_vokind2 </text:span></text:p>
      <text:p text:style-name="P6"><text:span text:style-name="T4"><text:s text:c="6"/>}</text:span></text:p>
      <text:p text:style-name="P6"><text:span text:style-name="T4"><text:s text:c="6"/>if (v0b &gt; 2 || p_v0b &gt; 2) {</text:span></text:p>
      <text:p text:style-name="P6"><text:span text:style-name="T4"><text:s text:c="9"/>v2_vokind3 v2_js_vokind3 (jquery)</text:span></text:p>
      <text:p text:style-name="P6"><text:span text:style-name="T4"><text:s text:c="9"/>if (v2l_vokind3.v2_col1_vokind3 != </text:span><text:span text:style-name="T7">0) {</text:span></text:p>
      <text:p text:style-name="P6"><text:span text:style-name="T7"><text:s text:c="12"/>check('Let op: het totaal aantal verdeelde uren is niet 168. Pas uw antwoorden aan om het totaal aantal overgebleven uren op 0 te krijgen.', v2l_vokind3.v2_col1_vokind3)</text:span></text:p>
      <text:p text:style-name="P6"><text:span text:style-name="T7"><text:s text:c="9"/></text:span><text:span text:style-name="T4">}</text:span></text:p>
      <text:p text:style-name="P6"><text:span text:style-name="T4"><text:s text:c="9"/>if (v2l_vokind3.v2_col2_vokind3 != </text:span><text:span text:style-name="T7">0) {</text:span></text:p>
      <text:p text:style-name="P6"><text:span text:style-name="T7"><text:s text:c="12"/>check('Let op: het totaal aantal verdeelde uren is niet 168. Pas uw antwoorden aan om het totaal aantal overgebleven uren op 0 te krijgen.', v2l_vokind3.v2_col2_vokind3)</text:span></text:p>
      <text:p text:style-name="P6"><text:span text:style-name="T7"><text:s text:c="9"/></text:span><text:span text:style-name="T4">}</text:span></text:p>
      <text:p text:style-name="P6"><text:span text:style-name="T4"><text:s text:c="9"/>v3_vokind3 </text:span></text:p>
      <text:p text:style-name="P6"><text:span text:style-name="T4"><text:s text:c="9"/>v4_vokind3 </text:span></text:p>
      <text:p text:style-name="P6"><text:span text:style-name="T4"><text:s text:c="9"/>v5_vokind3 </text:span></text:p>
      <text:p text:style-name="P6"><text:span text:style-name="T4"><text:s text:c="9"/>v6_vokind3 </text:span></text:p>
      <text:p text:style-name="P6"><text:span text:style-name="T4"><text:s text:c="6"/>}</text:span></text:p>
      <text:p text:style-name="P6"><text:span text:style-name="T4"><text:s text:c="6"/>if (v0b &gt; 3 || p_v0b &gt; 3) {</text:span></text:p>
      <text:p text:style-name="P6"><text:span text:style-name="T4"><text:s text:c="9"/>v2_vokind4 v2_js_vokind4 (jquery)</text:span></text:p>
      <text:p text:style-name="P6"><text:soft-page-break/><text:span text:style-name="T4"><text:s text:c="9"/>if (v2l_vokind4.v2_col1_vokind4 != </text:span><text:span text:style-name="T7">0) {</text:span></text:p>
      <text:p text:style-name="P6"><text:span text:style-name="T7"><text:s text:c="12"/>check('Let op: het totaal aantal verdeelde uren is niet 168. Pas uw antwoorden aan om het totaal aantal overgebleven uren op 0 te krijgen.', v2l_vokind4.v2_col1_vokind4)</text:span></text:p>
      <text:p text:style-name="P6"><text:span text:style-name="T7"><text:s text:c="9"/></text:span><text:span text:style-name="T4">}</text:span></text:p>
      <text:p text:style-name="P6"><text:span text:style-name="T4"><text:s text:c="9"/>if (v2l_vokind4.v2_col2_vokind4 != </text:span><text:span text:style-name="T7">0) {</text:span></text:p>
      <text:p text:style-name="P6"><text:span text:style-name="T7"><text:s text:c="12"/>check('Let op: het totaal aantal verdeelde uren is niet 168. Pas uw antwoorden aan om het totaal aantal overgebleven uren op 0 te krijgen.', v2l_vokind4.v2_col2_vokind4)</text:span></text:p>
      <text:p text:style-name="P6"><text:span text:style-name="T7"><text:s text:c="9"/></text:span><text:span text:style-name="T4">}</text:span></text:p>
      <text:p text:style-name="P6"><text:span text:style-name="T4"><text:s text:c="9"/>v3_vokind4 </text:span></text:p>
      <text:p text:style-name="P6"><text:span text:style-name="T4"><text:s text:c="9"/>v4_vokind4 </text:span></text:p>
      <text:p text:style-name="P6"><text:span text:style-name="T4"><text:s text:c="9"/>v5_vokind4 </text:span></text:p>
      <text:p text:style-name="P6"><text:span text:style-name="T4"><text:s text:c="9"/>v6_vokind4 </text:span></text:p>
      <text:p text:style-name="P6"><text:span text:style-name="T4"><text:s text:c="6"/>}</text:span></text:p>
      <text:p text:style-name="P6"><text:span text:style-name="T4"><text:s text:c="6"/>if (v0b &gt; 4 || p_v0b &gt; 4) {</text:span></text:p>
      <text:p text:style-name="P6"><text:span text:style-name="T4"><text:s text:c="9"/>v2_vokind5 v2_js_vokind5 (jquery)</text:span></text:p>
      <text:p text:style-name="P6"><text:span text:style-name="T4"><text:s text:c="9"/>if (v2l_vokind5.v2_col1_vokind5 != </text:span><text:span text:style-name="T7">0) {</text:span></text:p>
      <text:p text:style-name="P6"><text:span text:style-name="T7"><text:s text:c="12"/>check('Let op: het totaal aantal verdeelde uren is niet 168. Pas uw antwoorden aan om het totaal aantal overgebleven uren op 0 te krijgen.', v2l_vokind5.v2_col1_vokind5)</text:span></text:p>
      <text:p text:style-name="P6"><text:span text:style-name="T7"><text:s text:c="9"/></text:span><text:span text:style-name="T4">}</text:span></text:p>
      <text:p text:style-name="P6"><text:span text:style-name="T4"><text:s text:c="9"/>if (v2l_vokind5.v2_col2_vokind5 != </text:span><text:span text:style-name="T7">0) {</text:span></text:p>
      <text:p text:style-name="P6"><text:span text:style-name="T7"><text:s text:c="12"/>check('Let op: het totaal aantal verdeelde uren is niet 168. Pas uw antwoorden aan om het totaal aantal overgebleven uren op 0 te krijgen.', v2l_vokind5.v2_col2_vokind5)</text:span></text:p>
      <text:p text:style-name="P6"><text:span text:style-name="T7"><text:s text:c="9"/></text:span><text:span text:style-name="T4">}</text:span></text:p>
      <text:p text:style-name="P6"><text:span text:style-name="T4"><text:s text:c="9"/>v3_vokind5 </text:span></text:p>
      <text:p text:style-name="P6"><text:span text:style-name="T4"><text:s text:c="9"/>v4_vokind5 </text:span></text:p>
      <text:p text:style-name="P6"><text:span text:style-name="T4"><text:s text:c="9"/>v5_vokind5 </text:span></text:p>
      <text:p text:style-name="P6"><text:span text:style-name="T4"><text:s text:c="9"/>v6_vokind5 </text:span></text:p>
      <text:p text:style-name="P6"><text:span text:style-name="T4"><text:s text:c="6"/>}</text:span></text:p>
      <text:p text:style-name="P6"><text:span text:style-name="T4"><text:s text:c="3"/>}</text:span></text:p>
      <text:p text:style-name="P6"><text:span text:style-name="T4">}</text:span></text:p>
      <text:p text:style-name="P6"><text:span text:style-name="T4">uitbetaling </text:span></text:p>
      <text:p text:style-name="P6"><text:span text:style-name="T4">eva2h </text:span></text:p>
      <text:p text:style-name="P6"><text:span text:style-name="T4">opm </text:span></text:p>
      <text:p text:style-name="P5"><draw:rect text:anchor-type="as-char" style:rel-width="100%" draw:z-index="100" draw:style-name="gr1" draw:text-style-name="P28" svg:width="0.0012in" svg:height="0.0213in"><text:p/></draw:r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Verdana" fo:font-family="Verdan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Verdana" fo:font-family="Verdana"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Verdana" fo:font-family="Verdana"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Verdana" fo:font-family="Verdana"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Verdana" fo:font-family="Verdana"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Verdana" fo:font-family="Verdana"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Verdana" fo:font-family="Verdana"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Verdana" fo:font-family="Verdana"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Verdana" fo:font-family="Verdana"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Verdana" fo:font-family="Verdana"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quelle Marchand</meta:initial-creator>
    <dc:creator>Miquelle Marchand</dc:creator>
    <meta:editing-cycles>1</meta:editing-cycles>
    <meta:creation-date>2020-05-06T06:20:00</meta:creation-date>
    <dc:date>2020-05-06T06:23:00</dc:date>
    <meta:editing-duration>PT3M</meta:editing-duration>
    <meta:generator>LibreOffice/6.0.7.3$Linux_X86_64 LibreOffice_project/00m0$Build-3</meta:generator>
    <meta:document-statistic meta:table-count="69" meta:image-count="0" meta:object-count="0" meta:page-count="61" meta:paragraph-count="2409" meta:word-count="15661" meta:character-count="106661" meta:non-whitespace-character-count="89457"/>
    <meta:user-defined meta:name="AppVersion">16.0000</meta:user-defined>
    <meta:user-defined meta:name="Company">Tilburg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